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draw:auto-grow-height="true" fo:min-height="2.1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fo:min-height="1.737cm"/>
    </style:style>
    <style:style style:name="pr7" style:family="presentation" style:parent-style-name="Default-subtitle">
      <style:graphic-properties draw:fill-color="#ffffff" draw:textarea-vertical-align="top" fo:min-height="12.2cm"/>
    </style:style>
    <style:style style:name="pr8" style:family="presentation" style:parent-style-name="Default-title">
      <style:graphic-properties draw:textarea-vertical-align="top" fo:min-height="14.773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406cm"/>
    </style:style>
    <style:style style:name="pr11" style:family="presentation" style:parent-style-name="Default-subtitle">
      <style:graphic-properties draw:fill-color="#ffffff" draw:textarea-vertical-align="top" fo:min-height="12.4cm"/>
    </style:style>
    <style:style style:name="pr12" style:family="presentation" style:parent-style-name="Default-title">
      <style:graphic-properties draw:textarea-vertical-align="top" fo:min-height="13.934cm"/>
    </style:style>
    <style:style style:name="pr13" style:family="presentation" style:parent-style-name="Default-title">
      <style:graphic-properties draw:textarea-vertical-align="top" fo:min-height="13.584cm"/>
    </style:style>
    <style:style style:name="pr14" style:family="presentation" style:parent-style-name="Default-subtitle">
      <style:graphic-properties draw:fill-color="#ffffff" draw:textarea-vertical-align="top" fo:min-height="12.618cm"/>
    </style:style>
    <style:style style:name="pr15" style:family="presentation" style:parent-style-name="Default-subtitle">
      <style:graphic-properties draw:fill-color="#ffffff" draw:textarea-vertical-align="top" fo:min-height="13.4cm"/>
    </style:style>
    <style:style style:name="pr16" style:family="presentation" style:parent-style-name="Default-title">
      <style:graphic-properties draw:auto-grow-height="true" fo:min-height="1.6cm"/>
    </style:style>
    <style:style style:name="pr17" style:family="presentation" style:parent-style-name="Default-subtitle">
      <style:graphic-properties draw:fill-color="#ffffff" draw:textarea-vertical-align="top" fo:min-height="12.917cm"/>
    </style:style>
    <style:style style:name="pr18" style:family="presentation" style:parent-style-name="Default-subtitle">
      <style:graphic-properties draw:fill-color="#ffffff" draw:textarea-vertical-align="top" fo:min-height="14.2cm"/>
    </style:style>
    <style:style style:name="pr19" style:family="presentation" style:parent-style-name="Default-title">
      <style:graphic-properties draw:textarea-vertical-align="top" fo:min-height="14.6cm"/>
    </style:style>
    <style:style style:name="pr20" style:family="presentation" style:parent-style-name="Default-title">
      <style:graphic-properties draw:textarea-vertical-align="top" fo:min-height="14.573cm"/>
    </style:style>
    <style:style style:name="pr21" style:family="presentation" style:parent-style-name="Default-title">
      <style:graphic-properties draw:textarea-vertical-align="top" fo:min-height="14.373cm"/>
    </style:style>
    <style:style style:name="pr22" style:family="presentation" style:parent-style-name="Default-subtitle">
      <style:graphic-properties draw:fill-color="#ffffff" draw:textarea-vertical-align="top" fo:min-height="14.517cm"/>
    </style:style>
    <style:style style:name="pr23" style:family="presentation" style:parent-style-name="Default-title">
      <style:graphic-properties fo:min-height="2.629cm"/>
    </style:style>
    <style:style style:name="pr24" style:family="presentation" style:parent-style-name="Default-title">
      <style:graphic-properties fo:min-height="9.999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5.784cm" style:use-optimal-column-width="false"/>
    </style:style>
    <style:style style:name="co3" style:family="table-column">
      <style:table-column-properties style:column-width="7.104cm" style:use-optimal-column-width="false"/>
    </style:style>
    <style:style style:name="co4" style:family="table-column">
      <style:table-column-properties style:column-width="5.894cm" style:use-optimal-column-width="false"/>
    </style:style>
    <style:style style:name="co5" style:family="table-column">
      <style:table-column-properties style:column-width="6.359cm" style:use-optimal-column-width="false"/>
    </style:style>
    <style:style style:name="co6" style:family="table-column">
      <style:table-column-properties style:column-width="9.798cm" style:use-optimal-column-width="false"/>
    </style:style>
    <style:style style:name="co7" style:family="table-column">
      <style:table-column-properties style:column-width="18.39cm" style:use-optimal-column-width="false"/>
    </style:style>
    <style:style style:name="co8" style:family="table-column">
      <style:table-column-properties style:column-width="3.322cm" style:use-optimal-column-width="false"/>
    </style:style>
    <style:style style:name="co9" style:family="table-column">
      <style:table-column-properties style:column-width="21.018cm" style:use-optimal-column-width="false"/>
    </style:style>
    <style:style style:name="co10" style:family="table-column">
      <style:table-column-properties style:column-width="3.687cm" style:use-optimal-column-width="false"/>
    </style:style>
    <style:style style:name="co11" style:family="table-column">
      <style:table-column-properties style:column-width="9.056cm" style:use-optimal-column-width="false"/>
    </style:style>
    <style:style style:name="co12" style:family="table-column">
      <style:table-column-properties style:column-width="9.057cm" style:use-optimal-column-width="false"/>
    </style:style>
    <style:style style:name="co13" style:family="table-column">
      <style:table-column-properties style:column-width="11.578cm" style:use-optimal-column-width="false"/>
    </style:style>
    <style:style style:name="co14" style:family="table-column">
      <style:table-column-properties style:column-width="6.535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1.859cm"/>
    </style:style>
    <style:style style:name="ro4" style:family="table-row">
      <style:table-row-properties style:row-height="1.573cm"/>
    </style:style>
    <style:style style:name="ro5" style:family="table-row">
      <style:table-row-properties style:row-height="1.362cm"/>
    </style:style>
    <style:style style:name="ro6" style:family="table-row">
      <style:table-row-properties style:row-height="1.354cm"/>
    </style:style>
    <style:style style:name="ro7" style:family="table-row">
      <style:table-row-properties style:row-height="2.326cm"/>
    </style:style>
    <style:style style:name="ro8" style:family="table-row">
      <style:table-row-properties style:row-height="2.328cm"/>
    </style:style>
    <style:style style:name="ro9" style:family="table-row">
      <style:table-row-properties style:row-height="1.236cm"/>
    </style:style>
    <style:style style:name="ro10" style:family="table-row">
      <style:table-row-properties style:row-height="3.154cm"/>
    </style:style>
    <style:style style:name="ro11" style:family="table-row">
      <style:table-row-properties style:row-height="5.015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  <style:text-properties fo:font-size="28pt" style:font-size-asian="28pt" style:font-size-complex="2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1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2" style:family="paragraph">
      <style:text-properties style:font-name="Liberation Serif" fo:font-size="36pt" style:font-size-asian="36pt" style:font-size-complex="36pt"/>
    </style:style>
    <style:style style:name="P13" style:family="paragraph">
      <loext:graphic-properties draw:fill-color="#ffffff"/>
      <style:paragraph-properties fo:text-align="start"/>
      <style:text-properties style:font-name="Liberation Seri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7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8" style:family="paragraph">
      <style:paragraph-properties fo:text-align="start"/>
      <style:text-properties style:font-name="Liberation Serif"/>
    </style:style>
    <style:style style:name="P19" style:family="paragraph">
      <style:paragraph-properties fo:text-align="start"/>
      <style:text-properties style:font-name="Liberation Serif" fo:font-size="32pt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32pt" style:font-size-asian="32pt" style:font-size-complex="32pt"/>
    </style:style>
    <style:style style:name="T7" style:family="text">
      <style:text-properties style:font-name="Liberation Serif"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36pt" style:font-size-asian="36pt" style:font-size-complex="3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28pt" style:font-size-asian="28pt" style:font-size-complex="2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Liberation Serif" fo:font-size="20pt" style:font-size-asian="20pt" style:font-size-complex="20pt"/>
    </style:style>
    <style:style style:name="T17" style:family="text">
      <style:text-properties style:font-name="Liberation Serif" fo:font-size="40pt" style:font-size-asian="40pt" style:font-size-complex="40pt"/>
    </style:style>
    <style:style style:name="T1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style:font-name="Liberation Serif" fo:font-size="10pt" style:font-size-asian="10pt" style:font-size-complex="10pt"/>
    </style:style>
    <style:style style:name="T2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Liberation Serif" fo:font-size="16pt" style:font-size-asian="16pt" style:font-size-complex="16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erif" fo:font-size="32pt"/>
    </style:style>
    <style:style style:name="T35" style:family="text">
      <style:text-properties style:font-name="Liberation Serif" fo:font-size="26pt" style:font-size-asian="26pt" style:font-size-complex="26pt"/>
    </style:style>
    <style:style style:name="T36" style:family="text">
      <style:text-properties fo:font-size="60pt" style:font-size-asian="60pt" style:font-size-complex="60pt"/>
    </style:style>
    <style:style style:name="T37" style:family="text">
      <style:text-properties style:font-name="Liberation Serif" fo:font-size="36pt"/>
    </style:style>
    <style:style style:name="T38" style:family="text">
      <style:text-properties fo:color="#cf3834" style:font-name="Liberation Serif" fo:font-size="36pt"/>
    </style:style>
    <style:style style:name="T39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11.476cm" draw:transform="skewX (-4.8802805855701E-017) rotate (0.496371639267187) translate (-0.345cm 9.326cm)" presentation:class="title" presentation:user-transformed="true">
          <draw:text-box>
            <text:p xml:id="id1" text:id="id1"><text:span text:style-name="T1">Derivatives of Inverse functions.</text:span><text:span text:style-name="T1"><text:line-break/></text:span><text:span text:style-name="T1">Part -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2.173cm" svg:x="1.398cm" svg:y="0.627cm" presentation:class="title" presentation:user-transformed="true">
          <draw:text-box>
            <text:p xml:id="id2" text:id="id2"><text:span text:style-name="T2">Derivatives of Inverse functions.</text:span></text:p>
          </draw:text-box>
        </draw:frame>
        <draw:frame presentation:style-name="pr5" draw:text-style-name="P5" draw:layer="layout" svg:width="26.4cm" svg:height="11.317cm" svg:x="0.7cm" svg:y="3.683cm" presentation:class="outline" presentation:user-transformed="true">
          <draw:text-box>
            <text:p xml:id="id3" text:id="id3" text:style-name="P4"><text:span text:style-name="T3"><text:s text:c="4"/></text:span><text:span text:style-name="T4">Important Note :</text:span></text:p>
            <text:p xml:id="id4" text:id="id4" text:style-name="P4"><text:span text:style-name="T3"><text:s text:c="4"/></text:span><text:span text:style-name="T3">We know that if <text:s text:c="15"/>is a one-one and onto</text:span></text:p>
            <text:p xml:id="id5" text:id="id5" text:style-name="P4"><text:span text:style-name="T3"><text:s text:c="4"/></text:span><text:span text:style-name="T3">function then <text:s text:c="19"/>exists. </text:span><text:span text:style-name="T5">Then their derivatives</text:span></text:p>
            <text:p xml:id="id6" text:id="id6" text:style-name="P4"><text:span text:style-name="T5"><text:s text:c="4"/></text:span><text:span text:style-name="T5">are reciprocals of one another.</text:span></text:p>
            <text:p xml:id="id7" text:id="id7" text:style-name="P4"><text:span text:style-name="T5"><text:s text:c="4"/></text:span><text:span text:style-name="T5">i.e. <text:s text:c="15"/>such that <text:s text:c="14"/>then, </text:span></text:p>
            <text:p text:style-name="P4"><text:span text:style-name="T5"><text:s text:c="4"/></text:span></text:p>
          </draw:text-box>
        </draw:frame>
        <draw:g xml:id="id8" draw:id="id8">
          <svg:title>TexMaths</svg:title>
          <svg:desc>28§display§y = f(x)§svg§600§FALSE§</svg:desc>
          <draw:polygon draw:style-name="gr2" draw:text-style-name="P6" draw:layer="layout" svg:width="3.55cm" svg:height="0.886cm" svg:x="9.62cm" svg:y="5.561cm" svg:viewBox="0 0 3551 887" draw:points="1776,887 0,887 0,0 3551,0 3551,887">
            <text:p/>
          </draw:polygon>
          <draw:path draw:style-name="gr3" draw:text-style-name="P7" draw:layer="layout" svg:width="0.456cm" svg:height="0.638cm" svg:x="9.6cm" svg:y="5.8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418cm" svg:y="5.8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453cm" svg:y="5.5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2.087cm" svg:y="5.5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4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12.989cm" svg:y="5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" draw:id="id9">
          <svg:title>TexMaths</svg:title>
          <svg:desc>28§display§x = f^{-1}(y)§svg§600§FALSE§</svg:desc>
          <draw:polygon draw:style-name="gr2" draw:text-style-name="P6" draw:layer="layout" svg:width="4.606cm" svg:height="1.012cm" svg:x="8.321cm" svg:y="7.361cm" svg:viewBox="0 0 4607 1013" draw:points="2302,1013 0,1013 0,0 4607,0 4607,1013">
            <text:p/>
          </draw:polygon>
          <draw:path draw:style-name="gr3" draw:text-style-name="P7" draw:layer="layout" svg:width="0.492cm" svg:height="0.447cm" svg:x="8.301cm" svg:y="7.7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7" draw:layer="layout" svg:width="0.655cm" svg:height="0.232cm" svg:x="9.163cm" svg:y="7.8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198cm" svg:y="7.482cm" svg:viewBox="0 0 493 899" svg:d="M311 300h85c18 0 29 0 29-18 0-11-11-11-26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467cm" svg:height="0.035cm" svg:x="10.807cm" svg:y="7.5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423cm" svg:y="7.312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886cm" svg:y="7.43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56cm" svg:height="0.638cm" svg:x="12.2cm" svg:y="7.74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7" draw:layer="layout" svg:width="0.23cm" svg:height="0.985cm" svg:x="12.746cm" svg:y="7.43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10" draw:id="id10">
          <svg:title>TexMaths</svg:title>
          <svg:desc>28§display§y = f(x)§svg§600§FALSE§</svg:desc>
          <draw:polygon draw:style-name="gr2" draw:text-style-name="P6" draw:layer="layout" svg:width="3.55cm" svg:height="0.886cm" svg:x="3.62cm" svg:y="10.961cm" svg:viewBox="0 0 3551 887" draw:points="1776,887 0,887 0,0 3551,0 3551,887">
            <text:p/>
          </draw:polygon>
          <draw:path draw:style-name="gr3" draw:text-style-name="P7" draw:layer="layout" svg:width="0.456cm" svg:height="0.638cm" svg:x="3.6cm" svg:y="11.2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4.418cm" svg:y="11.2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5.453cm" svg:y="10.9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6.087cm" svg:y="10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6.4cm" svg:y="11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6.989cm" svg:y="10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1" draw:id="id11">
          <svg:title>TexMaths</svg:title>
          <svg:desc>28§display§g = f^{-1}§svg§600§FALSE§</svg:desc>
          <draw:polygon draw:style-name="gr2" draw:text-style-name="P6" draw:layer="layout" svg:width="3.246cm" svg:height="0.97cm" svg:x="12.334cm" svg:y="10.761cm" svg:viewBox="0 0 3247 971" draw:points="1623,971 0,971 0,0 3247,0 3247,971">
            <text:p/>
          </draw:polygon>
          <draw:path draw:style-name="gr3" draw:text-style-name="P7" draw:layer="layout" svg:width="0.454cm" svg:height="0.638cm" svg:x="12.3cm" svg:y="11.14cm" svg:viewBox="0 0 455 639" svg:d="M450 65c2-7 5-11 5-18 0-18-14-27-30-27-11 0-35 7-40 43-18-38-54-63-92-63-114 0-235 139-235 280 0 99 61 157 130 157 58 0 105-47 117-58v2c-21 88-34 128-34 130-2 9-36 108-141 108-20 0-52-2-78-11 29-9 40-34 40-52 0-15-11-33-38-33-23 0-54 18-54 56 0 40 36 60 132 60 123 0 195-76 208-137zM322 310c-6 26-29 51-51 69-20 18-52 36-78 36-50 0-65-52-65-90 0-49 29-166 56-215 26-49 69-88 109-88 65 0 79 79 79 86 0 4 0 9-3 13z">
            <text:p/>
          </draw:path>
          <draw:path draw:style-name="gr3" draw:text-style-name="P7" draw:layer="layout" svg:width="0.655cm" svg:height="0.232cm" svg:x="13.117cm" svg:y="11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9cm" svg:x="14.152cm" svg:y="10.882cm" svg:viewBox="0 0 493 900" svg:d="M311 301h85c18 0 29 0 29-18 0-12-11-12-26-12h-83l20-114c4-20 18-90 25-101 8-20 26-34 47-34 4 0 29 0 47 18-43 3-52 39-52 52 0 25 18 36 36 36 25 0 54-23 54-61 0-45-45-67-85-67-34 0-97 18-126 117-7 20-9 29-33 154h-68c-20 0-29 0-29 18 0 12 7 12 27 12h65l-74 390c-18 96-36 186-85 186-4 0-29 0-49-18 47-2 56-38 56-54 0-22-18-33-38-33-25 0-54 22-54 58 0 45 43 70 85 70 54 0 92-59 110-97 33-63 56-182 56-188z">
            <text:p/>
          </draw:path>
          <draw:path draw:style-name="gr3" draw:text-style-name="P7" draw:layer="layout" svg:width="0.467cm" svg:height="0.035cm" svg:x="14.763cm" svg:y="10.9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5.379cm" svg:y="10.712cm" svg:viewBox="0 0 253 460" svg:d="M157 20c0-20-2-20-20-20-45 43-108 45-137 45v25c16 0 63 0 101-21v355c0 22 0 31-70 31h-27v25c14 0 99-2 124-2 22 0 109 2 125 2v-25h-27c-69 0-69-9-69-31z">
            <text:p/>
          </draw:path>
        </draw:g>
        <draw:g xml:id="id12" draw:id="id12">
          <svg:title>TexMaths</svg:title>
          <svg:desc>28§display§\frac{d}{dy}g(y) = \frac{1}{f'(x)}§svg§600§FALSE§</svg:desc>
          <draw:polygon draw:style-name="gr2" draw:text-style-name="P6" draw:layer="layout" svg:width="6.458cm" svg:height="2.171cm" svg:x="18.849cm" svg:y="10.363cm" svg:viewBox="0 0 6459 2172" draw:points="3230,2172 0,2172 0,0 6459,0 6459,2172">
            <text:p/>
          </draw:polygon>
          <draw:path draw:style-name="gr3" draw:text-style-name="P7" draw:layer="layout" svg:width="0.469cm" svg:height="0.696cm" svg:x="19.098cm" svg:y="10.31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18.8cm" svg:y="11.396cm" svg:viewBox="0 0 1033 43" draw:points="515,43 0,43 0,0 1033,0 1033,43">
            <text:p/>
          </draw:polygon>
          <draw:path draw:style-name="gr3" draw:text-style-name="P7" draw:layer="layout" svg:width="0.469cm" svg:height="0.696cm" svg:x="18.84cm" svg:y="11.65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34cm" svg:y="11.90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454cm" svg:height="0.637cm" svg:x="19.962cm" svg:y="11.228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6 0 4 0 8-2 13z">
            <text:p/>
          </draw:path>
          <draw:path draw:style-name="gr3" draw:text-style-name="P7" draw:layer="layout" svg:width="0.23cm" svg:height="0.984cm" svg:x="20.549cm" svg:y="10.92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56cm" svg:height="0.637cm" svg:x="20.863cm" svg:y="11.22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21.409cm" svg:y="10.92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22.063cm" svg:y="11.3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24.104cm" svg:y="10.34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23.165cm" svg:y="11.396cm" svg:viewBox="0 0 2193 43" draw:points="1097,43 0,43 0,0 2193,0 2193,43">
            <text:p/>
          </draw:polygon>
          <draw:path draw:style-name="gr3" draw:text-style-name="P7" draw:layer="layout" svg:width="0.492cm" svg:height="0.897cm" svg:x="23.217cm" svg:y="11.64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7" draw:layer="layout" svg:width="0.174cm" svg:height="0.357cm" svg:x="23.786cm" svg:y="11.66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24.126cm" svg:y="11.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24.44cm" svg:y="11.90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5.031cm" svg:y="11.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13" draw:id="id13">
          <svg:title>TexMaths</svg:title>
          <svg:desc>28§display§\text {i.e. }\ g'(y) = \frac{1}{f'(x)}\ \Rightarrow \ g'(y).f'(x) = 1§svg§600§FALSE§</svg:desc>
          <draw:polygon draw:style-name="gr2" draw:text-style-name="P6" draw:layer="layout" svg:width="16.169cm" svg:height="2.146cm" svg:x="2.118cm" svg:y="12.564cm" svg:viewBox="0 0 16170 2147" draw:points="8084,2147 0,2147 0,0 16170,0 16170,2147">
            <text:p/>
          </draw:polygon>
          <draw:path draw:style-name="gr3" draw:text-style-name="P7" draw:layer="layout" svg:width="0.212cm" svg:height="0.66cm" svg:x="2.1cm" svg:y="13.17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107cm" svg:height="0.107cm" svg:x="2.427cm" svg:y="13.732cm" svg:viewBox="0 0 108 108" svg:d="M108 54c0-29-25-54-54-54s-54 25-54 54 25 54 54 54 54-25 54-54z">
            <text:p/>
          </draw:path>
          <draw:path draw:style-name="gr3" draw:text-style-name="P7" draw:layer="layout" svg:width="0.382cm" svg:height="0.454cm" svg:x="2.642cm" svg:y="13.39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107cm" svg:height="0.107cm" svg:x="3.137cm" svg:y="13.732cm" svg:viewBox="0 0 108 108" svg:d="M108 54c0-29-25-54-54-54s-54 25-54 54 25 54 54 54 54-25 54-54z">
            <text:p/>
          </draw:path>
          <draw:path draw:style-name="gr3" draw:text-style-name="P7" draw:layer="layout" svg:width="0.454cm" svg:height="0.638cm" svg:x="4.107cm" svg:y="13.40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4.629cm" svg:y="13.0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4.969cm" svg:y="13.0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5.283cm" svg:y="13.4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7" draw:layer="layout" svg:width="0.23cm" svg:height="0.985cm" svg:x="5.829cm" svg:y="13.0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6.483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8.522cm" svg:y="12.515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2.192cm" svg:height="0.042cm" svg:x="7.586cm" svg:y="13.571cm" svg:viewBox="0 0 2193 43" draw:points="1098,43 0,43 0,0 2193,0 2193,43">
            <text:p/>
          </draw:polygon>
          <draw:path draw:style-name="gr3" draw:text-style-name="P7" draw:layer="layout" svg:width="0.492cm" svg:height="0.898cm" svg:x="7.637cm" svg:y="13.81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8.206cm" svg:y="13.842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8.546cm" svg:y="13.775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8.86cm" svg:y="14.0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23cm" svg:height="0.985cm" svg:x="9.451cm" svg:y="13.7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875cm" svg:height="0.544cm" svg:x="10.551cm" svg:y="13.32cm" svg:viewBox="0 0 876 545" svg:d="M663 195c40 36 92 63 123 76-36 16-83 43-123 76h-627c-18 0-36 0-36 21 0 20 18 20 34 20h584c-47 45-98 132-98 145 0 12 11 12 18 12 9 0 15 0 17-9 23-38 50-90 115-148 67-61 134-85 183-101 18-7 18-7 21-9 2 0 2-5 2-7s0-2 0-4l-5-3c0-2-2-2-20-8-134-39-233-130-287-236-11-20-13-20-26-20-7 0-18 0-18 11 0 14 49 99 98 146h-584c-16 0-34 0-34 20 0 18 18 18 36 18z">
            <text:p/>
          </draw:path>
          <draw:path draw:style-name="gr3" draw:text-style-name="P7" draw:layer="layout" svg:width="0.454cm" svg:height="0.638cm" svg:x="12.097cm" svg:y="13.403cm" svg:viewBox="0 0 455 639" svg:d="M450 65c2-7 5-11 5-18 0-18-14-27-29-27-12 0-38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12.619cm" svg:y="13.044cm" svg:viewBox="0 0 175 359" svg:d="M168 61c7-12 7-18 7-23 0-22-18-38-41-38-26 0-35 22-38 34l-92 300c-2 0-4 9-4 9 0 9 22 16 27 16 4 0 7 0 11-12z">
            <text:p/>
          </draw:path>
          <draw:path draw:style-name="gr3" draw:text-style-name="P7" draw:layer="layout" svg:width="0.23cm" svg:height="0.985cm" svg:x="12.959cm" svg:y="13.0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13.275cm" svg:y="13.4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23cm" svg:height="0.985cm" svg:x="13.819cm" svg:y="13.0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107cm" svg:height="0.107cm" svg:x="14.231cm" svg:y="13.732cm" svg:viewBox="0 0 108 108" svg:d="M108 54c0-29-25-54-54-54s-54 25-54 54 25 54 54 54 54-25 54-54z">
            <text:p/>
          </draw:path>
          <draw:path draw:style-name="gr3" draw:text-style-name="P7" draw:layer="layout" svg:width="0.492cm" svg:height="0.898cm" svg:x="14.471cm" svg:y="13.14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1-62 56-181 56-188z">
            <text:p/>
          </draw:path>
          <draw:path draw:style-name="gr3" draw:text-style-name="P7" draw:layer="layout" svg:width="0.174cm" svg:height="0.358cm" svg:x="15.04cm" svg:y="13.0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5.38cm" svg:y="13.0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15.694cm" svg:y="13.4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7" draw:layer="layout" svg:width="0.23cm" svg:height="0.985cm" svg:x="16.283cm" svg:y="13.0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6.93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8.01cm" svg:y="13.181cm" svg:viewBox="0 0 327 659" svg:d="M204 25c0-23 0-25-25-25-60 63-148 63-179 63v31c20 0 78 0 130-27v514c0 35-2 47-92 47h-31v31c33-4 121-4 159-4 40 0 125 0 161 4v-31h-31c-90 0-92-12-92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8" draw:layer="layout" svg:width="25.199cm" svg:height="1.737cm" svg:x="1.398cm" svg:y="0.545cm" presentation:class="title" presentation:user-transformed="true">
          <draw:text-box>
            <text:p xml:id="id14" text:id="id14">Theorem</text:p>
          </draw:text-box>
        </draw:frame>
        <draw:frame presentation:style-name="pr7" draw:text-style-name="P10" draw:layer="layout" svg:width="26.4cm" svg:height="12.2cm" svg:x="0.8cm" svg:y="2.6cm" presentation:class="subtitle" presentation:user-transformed="true">
          <draw:text-box>
            <text:p xml:id="id15" text:id="id15" text:style-name="P4"><text:span text:style-name="T6"><text:tab/></text:span><text:span text:style-name="T6">If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5">is a differentiable function of</text:span><text:span text:style-name="T6"> <text:s/></text:span><text:span text:style-name="T6"><text:tab/></text:span><text:span text:style-name="T6"> on an <text:s/></text:span></text:p>
            <text:p text:style-name="P4"><text:span text:style-name="T7"><text:tab/></text:span><text:span text:style-name="T7"><text:tab/></text:span></text:p>
            <text:p xml:id="id18" text:id="id18" text:style-name="P9"><text:span text:style-name="T8"><text:tab/></text:span><text:span text:style-name="T8">interval <text:s text:c="3"/>and <text:s text:c="3"/></text:span><text:span text:style-name="T5">is one-one, onto and <text:s/></text:span><text:span text:style-name="T6"><text:s text:c="12"/>on <text:s/>, also</text:span></text:p>
            <text:p text:style-name="P9"><text:span text:style-name="T7"><text:tab/></text:span></text:p>
            <text:p xml:id="id23" text:id="id23" text:style-name="P4"><text:span text:style-name="T6"><text:tab/></text:span><text:span text:style-name="T6">if <text:s text:c="13"/>is differentiable on <text:s text:c="7"/>then </text:span></text:p>
            <text:p text:style-name="P4"><text:span text:style-name="T6"><text:tab/></text:span></text:p>
            <text:p xml:id="id26" text:id="id26" text:style-name="P4"><text:span text:style-name="T6"><text:s text:c="37"/></text:span><text:span text:style-name="T5">or <text:s text:c="17"/>where <text:s text:c="2"/></text:span></text:p>
            <text:p text:style-name="P4"><text:span text:style-name="T6"><text:tab/></text:span></text:p>
          </draw:text-box>
        </draw:frame>
        <draw:g xml:id="id16" draw:id="id16">
          <svg:title>TexMaths</svg:title>
          <svg:desc>32§display§y = f(x)§svg§600§FALSE§</svg:desc>
          <draw:polygon draw:style-name="gr2" draw:text-style-name="P6" draw:layer="layout" svg:width="4.058cm" svg:height="1.012cm" svg:x="3.39cm" svg:y="2.708cm" svg:viewBox="0 0 4059 1013" draw:points="2031,1013 0,1013 0,0 4059,0 4059,1013">
            <text:p/>
          </draw:polygon>
          <draw:path draw:style-name="gr3" draw:text-style-name="P7" draw:layer="layout" svg:width="0.521cm" svg:height="0.728cm" svg:x="3.367cm" svg:y="2.997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302cm" svg:y="3.0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5.485cm" svg:y="2.7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7" draw:layer="layout" svg:width="0.263cm" svg:height="1.125cm" svg:x="6.209cm" svg:y="2.6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6.568cm" svg:y="2.99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7.241cm" svg:y="2.6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7" draw:id="id17">
          <svg:title>TexMaths</svg:title>
          <svg:desc>36§display§x§svg§600§FALSE§</svg:desc>
          <draw:polygon draw:style-name="gr2" draw:text-style-name="P6" draw:layer="layout" svg:width="0.541cm" svg:height="0.448cm" svg:x="21.293cm" svg:y="3.115cm" svg:viewBox="0 0 542 449" draw:points="271,449 0,449 0,0 542,0 542,449">
            <text:p/>
          </draw:polygon>
          <draw:path draw:style-name="gr3" draw:text-style-name="P7" draw:layer="layout" svg:width="0.633cm" svg:height="0.575cm" svg:x="21.267cm" svg:y="3.0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19" draw:id="id19">
          <svg:title>TexMaths</svg:title>
          <svg:desc>32§display§I§svg§600§FALSE§</svg:desc>
          <draw:polygon draw:style-name="gr2" draw:text-style-name="P6" draw:layer="layout" svg:width="0.447cm" svg:height="0.657cm" svg:x="5.784cm" svg:y="5.01cm" svg:viewBox="0 0 448 658" draw:points="225,658 0,658 0,0 448,0 448,658">
            <text:p/>
          </draw:polygon>
          <draw:path draw:style-name="gr3" draw:text-style-name="P7" draw:layer="layout" svg:width="0.521cm" svg:height="0.77cm" svg:x="5.766cm" svg:y="4.954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 xml:id="id21" draw:id="id21">
          <svg:title>TexMaths</svg:title>
          <svg:desc>28§display§\frac{dy}{dx} \ne 0 §svg§600§FALSE§</svg:desc>
          <draw:polygon draw:style-name="gr2" draw:text-style-name="P6" draw:layer="layout" svg:width="2.86cm" svg:height="1.936cm" svg:x="19.217cm" svg:y="4.401cm" svg:viewBox="0 0 2861 1937" draw:points="1432,1937 0,1937 0,0 2861,0 2861,1937">
            <text:p/>
          </draw:polygon>
          <draw:path draw:style-name="gr3" draw:text-style-name="P7" draw:layer="layout" svg:width="0.47cm" svg:height="0.696cm" svg:x="19.231cm" svg:y="4.3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73cm" svg:y="4.6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19.168cm" svg:y="5.434cm" svg:viewBox="0 0 1078 43" draw:points="538,43 0,43 0,0 1078,0 1078,43">
            <text:p/>
          </draw:polygon>
          <draw:path draw:style-name="gr3" draw:text-style-name="P7" draw:layer="layout" svg:width="0.47cm" svg:height="0.696cm" svg:x="19.208cm" svg:y="5.6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708cm" svg:y="5.9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0.772cm" svg:y="4.9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0.689cm" svg:y="5.3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1.711cm" svg:y="5.0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 xml:id="id24" draw:id="id24">
          <svg:title>TexMaths</svg:title>
          <svg:desc>32§display§f^{-1}(y)§svg§600§FALSE§</svg:desc>
          <draw:polygon draw:style-name="gr2" draw:text-style-name="P6" draw:layer="layout" svg:width="3.124cm" svg:height="1.156cm" svg:x="3.068cm" svg:y="6.912cm" svg:viewBox="0 0 3125 1157" draw:points="1562,1157 0,1157 0,0 3125,0 3125,1157">
            <text:p/>
          </draw:polygon>
          <draw:path draw:style-name="gr3" draw:text-style-name="P7" draw:layer="layout" svg:width="0.562cm" svg:height="1.026cm" svg:x="3.071cm" svg:y="7.051cm" svg:viewBox="0 0 563 1027" svg:d="M356 343h97c21 0 34 0 34-20 0-13-13-13-31-13h-95l23-131c5-23 21-102 28-115 11-23 31-38 54-38 5 0 33 0 54 20-49 3-59 44-59 59 0 28 21 41 41 41 28 0 61-26 61-69 0-51-51-77-97-77-38 0-110 20-143 133-8 23-11 33-39 177h-77c-23 0-33 0-33 20 0 13 8 13 31 13h74l-84 446c-21 110-41 212-98 212-5 0-33 0-56-20 54-3 64-44 64-62 0-25-20-38-44-38-28 0-61 25-61 66 0 52 49 80 97 80 62 0 105-67 126-110 38-72 64-208 64-215z">
            <text:p/>
          </draw:path>
          <draw:path draw:style-name="gr3" draw:text-style-name="P7" draw:layer="layout" svg:width="0.534cm" svg:height="0.04cm" svg:x="3.77cm" svg:y="7.163cm" svg:viewBox="0 0 535 41" svg:d="M505 41c10 0 30 0 30-21 0-20-18-20-30-20h-474c-13 0-31 0-31 20 0 21 18 21 31 21z">
            <text:p/>
          </draw:path>
          <draw:path draw:style-name="gr3" draw:text-style-name="P7" draw:layer="layout" svg:width="0.288cm" svg:height="0.524cm" svg:x="4.472cm" svg:y="6.856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5.004cm" svg:y="6.99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5.363cm" svg:y="7.345cm" svg:viewBox="0 0 522 730" svg:d="M517 69c5-15 5-18 5-25 0-21-17-31-33-31-13 0-31 5-41 23-2 5-10 41-15 61-8 28-16 59-23 90l-51 205c-3 15-52 94-126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263cm" svg:height="1.126cm" svg:x="5.985cm" svg:y="6.999cm" svg:viewBox="0 0 264 1127" svg:d="M264 563c0-87-13-222-74-350-70-139-167-213-180-213-5 0-10 5-10 10s0 8 20 28c113 111 177 290 177 525 0 192-41 392-182 533-15 15-15 18-15 20 0 8 5 11 10 11 13 0 115-77 182-221 59-122 72-248 72-343z">
            <text:p/>
          </draw:path>
        </draw:g>
        <draw:g xml:id="id20" draw:id="id20">
          <svg:title>TexMaths</svg:title>
          <svg:desc>32§display§y§svg§600§FALSE§</svg:desc>
          <draw:polygon draw:style-name="gr2" draw:text-style-name="P6" draw:layer="layout" svg:width="0.439cm" svg:height="0.616cm" svg:x="8.59cm" svg:y="5.111cm" svg:viewBox="0 0 440 617" draw:points="220,617 0,617 0,0 440,0 440,617">
            <text:p/>
          </draw:polygon>
          <draw:path draw:style-name="gr3" draw:text-style-name="P7" draw:layer="layout" svg:width="0.521cm" svg:height="0.729cm" svg:x="8.567cm" svg:y="5.055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22" draw:id="id22">
          <svg:title>TexMaths</svg:title>
          <svg:desc>32§display§I§svg§600§FALSE§</svg:desc>
          <draw:polygon draw:style-name="gr2" draw:text-style-name="P6" draw:layer="layout" svg:width="0.447cm" svg:height="0.657cm" svg:x="23.985cm" svg:y="5.011cm" svg:viewBox="0 0 448 658" draw:points="225,658 0,658 0,0 448,0 448,658">
            <text:p/>
          </draw:polygon>
          <draw:path draw:style-name="gr3" draw:text-style-name="P7" draw:layer="layout" svg:width="0.521cm" svg:height="0.77cm" svg:x="23.967cm" svg:y="4.955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 xml:id="id25" draw:id="id25">
          <svg:title>TexMaths</svg:title>
          <svg:desc>28§display§f(I)§svg§600§FALSE§</svg:desc>
          <draw:polygon draw:style-name="gr2" draw:text-style-name="P6" draw:layer="layout" svg:width="1.669cm" svg:height="0.886cm" svg:x="15.47cm" svg:y="7.205cm" svg:viewBox="0 0 1670 887" draw:points="834,887 0,887 0,0 1670,0 1670,887">
            <text:p/>
          </draw:polygon>
          <draw:path draw:style-name="gr3" draw:text-style-name="P7" draw:layer="layout" svg:width="0.492cm" svg:height="0.898cm" svg:x="15.472cm" svg:y="7.201cm" svg:viewBox="0 0 493 899" svg:d="M312 300h85c18 0 29 0 29-18 0-11-11-11-27-11h-83l20-114c5-20 18-90 25-101 9-20 27-34 47-34 4 0 29 0 47 18-43 3-52 38-52 52 0 25 18 36 36 36 25 0 54-23 54-61 0-45-45-67-85-67-34 0-96 18-126 117-6 20-9 29-33 154h-67c-21 0-30 0-30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7" draw:layer="layout" svg:width="0.23cm" svg:height="0.985cm" svg:x="16.107cm" svg:y="7.15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56cm" svg:height="0.674cm" svg:x="16.425cm" svg:y="7.22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7" draw:layer="layout" svg:width="0.23cm" svg:height="0.985cm" svg:x="16.958cm" svg:y="7.1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" draw:id="id27">
          <svg:title>TexMaths</svg:title>
          <svg:desc>28§display§\frac{d}{dy} [ f^{-1} (y) ] = \frac{1}{f'(x)}§svg§600§FALSE§</svg:desc>
          <draw:polygon draw:style-name="gr2" draw:text-style-name="P6" draw:layer="layout" svg:width="8.146cm" svg:height="2.171cm" svg:x="2.618cm" svg:y="9.003cm" svg:viewBox="0 0 8147 2172" draw:points="4075,2172 0,2172 0,0 8147,0 8147,2172">
            <text:p/>
          </draw:polygon>
          <draw:path draw:style-name="gr3" draw:text-style-name="P7" draw:layer="layout" svg:width="0.469cm" svg:height="0.696cm" svg:x="2.867cm" svg:y="8.95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2.569cm" svg:y="10.036cm" svg:viewBox="0 0 1033 43" draw:points="515,43 0,43 0,0 1033,0 1033,43">
            <text:p/>
          </draw:polygon>
          <draw:path draw:style-name="gr3" draw:text-style-name="P7" draw:layer="layout" svg:width="0.469cm" svg:height="0.696cm" svg:x="2.609cm" svg:y="10.29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109cm" svg:y="10.54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0.136cm" svg:height="0.984cm" svg:x="3.832cm" svg:y="9.565cm" svg:viewBox="0 0 137 985" draw:points="137,985 137,947 40,947 40,40 137,40 137,0 0,0 0,985">
            <text:p/>
          </draw:polygon>
          <draw:path draw:style-name="gr3" draw:text-style-name="P7" draw:layer="layout" svg:width="0.492cm" svg:height="0.897cm" svg:x="4.043cm" svg:y="9.60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467cm" svg:height="0.035cm" svg:x="4.652cm" svg:y="9.70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268cm" svg:y="9.4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5.732cm" svg:y="9.56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6cm" svg:height="0.637cm" svg:x="6.046cm" svg:y="9.86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6.592cm" svg:y="9.56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6.94cm" svg:y="9.565cm" svg:viewBox="0 0 137 985" draw:points="137,0 0,0 0,40 96,40 96,947 0,947 0,985 137,985">
            <text:p/>
          </draw:polygon>
          <draw:path draw:style-name="gr3" draw:text-style-name="P7" draw:layer="layout" svg:width="0.655cm" svg:height="0.232cm" svg:x="7.52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558cm" svg:y="8.98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8.622cm" svg:y="10.036cm" svg:viewBox="0 0 2193 43" draw:points="1098,43 0,43 0,0 2193,0 2193,43">
            <text:p/>
          </draw:polygon>
          <draw:path draw:style-name="gr3" draw:text-style-name="P7" draw:layer="layout" svg:width="0.492cm" svg:height="0.897cm" svg:x="8.673cm" svg:y="10.28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174cm" svg:height="0.357cm" svg:x="9.242cm" svg:y="10.30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9.583cm" svg:y="10.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9.897cm" svg:y="10.5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0.488cm" svg:y="10.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8" draw:id="id28">
          <svg:title>TexMaths</svg:title>
          <svg:desc>28§display§\frac{dx}{dy} = \frac{1}{ \frac{dy}{dx} }§svg§600§FALSE§</svg:desc>
          <draw:polygon draw:style-name="gr2" draw:text-style-name="P6" draw:layer="layout" svg:width="3.616cm" svg:height="2.406cm" svg:x="13.019cm" svg:y="9.004cm" svg:viewBox="0 0 3617 2407" draw:points="1810,2407 0,2407 0,0 3617,0 3617,2407">
            <text:p/>
          </draw:polygon>
          <draw:path draw:style-name="gr3" draw:text-style-name="P7" draw:layer="layout" svg:width="0.469cm" svg:height="0.695cm" svg:x="13.01cm" svg:y="8.955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3.51cm" svg:y="9.20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1.076cm" svg:height="0.042cm" svg:x="12.97cm" svg:y="10.037cm" svg:viewBox="0 0 1077 43" draw:points="538,43 0,43 0,0 1077,0 1077,43">
            <text:p/>
          </draw:polygon>
          <draw:path draw:style-name="gr3" draw:text-style-name="P7" draw:layer="layout" svg:width="0.469cm" svg:height="0.695cm" svg:x="13.033cm" svg:y="10.29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3.532cm" svg:y="10.54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14.491cm" svg:y="9.9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5.98cm" svg:y="8.9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1.094cm" svg:height="0.042cm" svg:x="15.593cm" svg:y="10.037cm" svg:viewBox="0 0 1095 43" draw:points="547,43 0,43 0,0 1095,0 1095,43">
            <text:p/>
          </draw:polygon>
          <draw:path draw:style-name="gr3" draw:text-style-name="P7" draw:layer="layout" svg:width="0.355cm" svg:height="0.487cm" svg:x="15.763cm" svg:y="10.196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0 74-52 74-17 0-22-16-22-34 0-13 2-20 5-29zM206 394c-4 18-20 34-36 45-6 7-33 29-62 29-27 0-52-18-52-67 0-36 20-112 36-141 31-56 67-65 87-65 49 0 61 51 61 60 0 3 0 7-3 9z">
            <text:p/>
          </draw:path>
          <draw:path draw:style-name="gr3" draw:text-style-name="P7" draw:layer="layout" svg:width="0.355cm" svg:height="0.445cm" svg:x="16.164cm" svg:y="10.37cm" svg:viewBox="0 0 356 446" svg:d="M352 45c4-11 4-11 4-16 0-13-11-22-22-22-9 0-23 4-29 18-3 2-9 24-12 38l-15 58c-3 18-25 103-27 112 0 0-32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olygon draw:style-name="gr3" draw:text-style-name="P7" draw:layer="layout" svg:width="0.857cm" svg:height="0.042cm" svg:x="15.711cm" svg:y="10.847cm" svg:viewBox="0 0 858 43" draw:points="430,43 0,43 0,0 858,0 858,43">
            <text:p/>
          </draw:polygon>
          <draw:path draw:style-name="gr3" draw:text-style-name="P7" draw:layer="layout" svg:width="0.355cm" svg:height="0.487cm" svg:x="15.752cm" svg:y="10.973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4 0-13 2-20 5-29zM206 394c-4 18-20 34-36 45-6 7-33 29-62 29-27 0-52-18-52-67 0-36 20-112 36-141 31-56 67-65 87-65 47 0 61 51 61 60 0 3 0 7-3 9z">
            <text:p/>
          </draw:path>
          <draw:path draw:style-name="gr3" draw:text-style-name="P7" draw:layer="layout" svg:width="0.371cm" svg:height="0.313cm" svg:x="16.153cm" svg:y="11.147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draw:g xml:id="id29" draw:id="id29">
          <svg:title>TexMaths</svg:title>
          <svg:desc>28§display§\frac{dy}{dx} \ne 0 §svg§600§FALSE§</svg:desc>
          <draw:polygon draw:style-name="gr2" draw:text-style-name="P6" draw:layer="layout" svg:width="2.86cm" svg:height="1.936cm" svg:x="20.817cm" svg:y="9.001cm" svg:viewBox="0 0 2861 1937" draw:points="1432,1937 0,1937 0,0 2861,0 2861,1937">
            <text:p/>
          </draw:polygon>
          <draw:path draw:style-name="gr3" draw:text-style-name="P7" draw:layer="layout" svg:width="0.47cm" svg:height="0.696cm" svg:x="20.831cm" svg:y="8.9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1.33cm" svg:y="9.2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0.768cm" svg:y="10.034cm" svg:viewBox="0 0 1078 43" draw:points="538,43 0,43 0,0 1078,0 1078,43">
            <text:p/>
          </draw:polygon>
          <draw:path draw:style-name="gr3" draw:text-style-name="P7" draw:layer="layout" svg:width="0.47cm" svg:height="0.696cm" svg:x="20.808cm" svg:y="10.2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1.308cm" svg:y="10.5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2.372cm" svg:y="9.5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2.289cm" svg:y="9.9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3.311cm" svg:y="9.6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" anim:sub-item="text" smil:attributeName="visibility" smil:to="visible"/>
                  <anim:animate smil:begin="0s" smil:dur="0.5s" smil:fill="hold" smil:decelerate="0.5" smil:targetElement="id14" anim:sub-item="text" smil:attributeName="rotate" smil:values="-90;0" smil:keyTimes="0;1"/>
                  <anim:animate smil:begin="0s" smil:dur="0.5s" smil:fill="hold" smil:decelerate="0.5" smil:targetElement="id14" anim:sub-item="text" smil:attributeName="width" smil:values="width;width*.05" smil:keyTimes="0;1"/>
                  <anim:animate smil:begin="0.5s" smil:dur="0.5s" smil:fill="hold" smil:accelerate="0.5" smil:targetElement="id14" anim:sub-item="text" smil:attributeName="width" smil:values="width*.05;width" smil:keyTimes="0;1"/>
                  <anim:animate smil:dur="1s" smil:fill="hold" smil:targetElement="id14" anim:sub-item="text" smil:attributeName="height" smil:values="height;height" smil:keyTimes="0;1"/>
                  <anim:animate smil:begin="0s" smil:dur="0.5s" smil:fill="hold" smil:decelerate="0.5" smil:targetElement="id14" anim:sub-item="text" smil:attributeName="x" smil:values="x+.4;x" smil:keyTimes="0;1"/>
                  <anim:animate smil:begin="0s" smil:dur="0.5s" smil:fill="hold" smil:decelerate="0.5" smil:targetElement="id14" anim:sub-item="text" smil:attributeName="y" smil:values="y-.2;y+.1" smil:keyTimes="0;1"/>
                  <anim:animate smil:begin="0.5s" smil:dur="0.5s" smil:fill="hold" smil:accelerate="0.5" smil:targetElement="id14" anim:sub-item="text" smil:attributeName="y" smil:values="y+.1;y" smil:keyTimes="0;1"/>
                  <anim:transitionFilter smil:begin="0s" smil:dur="1s" smil:decelerate="0.5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773cm" svg:x="0.8cm" svg:y="0.627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31" draw:id="id31" draw:layer="layout" svg:width="21.858cm" svg:height="13.198cm" svg:x="4.05cm" svg:y="1.6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38" draw:id="id38">
          <svg:title>TexMaths</svg:title>
          <svg:desc>28§display§\sin^{-1} x§svg§600§FALSE§</svg:desc>
          <draw:polygon draw:style-name="gr2" draw:text-style-name="P6" draw:layer="layout" svg:width="2.85cm" svg:height="0.785cm" svg:x="8.306cm" svg:y="4.195cm" svg:viewBox="0 0 2851 786" draw:points="1424,786 0,786 0,0 2851,0 2851,786">
            <text:p/>
          </draw:polygon>
          <draw:path draw:style-name="gr3" draw:text-style-name="P7" draw:layer="layout" svg:width="0.324cm" svg:height="0.454cm" svg:x="8.288cm" svg:y="4.576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212cm" svg:height="0.66cm" svg:x="8.678cm" svg:y="4.3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949cm" svg:y="4.58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4cm" svg:y="4.41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53cm" svg:y="4.14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0.713cm" svg:y="4.58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9 0-54-32-54-65 0-23 7-43 18-88z">
            <text:p/>
          </draw:path>
        </draw:g>
        <draw:g xml:id="id34" draw:id="id34">
          <svg:title>TexMaths</svg:title>
          <svg:desc>24§display§\frac{dy}{dx} = f'(x)§svg§600§FALSE§</svg:desc>
          <draw:polygon draw:style-name="gr2" draw:text-style-name="P6" draw:layer="layout" svg:width="3.858cm" svg:height="1.66cm" svg:x="14.831cm" svg:y="1.888cm" svg:viewBox="0 0 3859 1661" draw:points="1929,1661 0,1661 0,0 3859,0 3859,1661">
            <text:p/>
          </draw:polygon>
          <draw:path draw:style-name="gr3" draw:text-style-name="P7" draw:layer="layout" svg:width="0.402cm" svg:height="0.596cm" svg:x="14.843cm" svg:y="1.84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391cm" svg:height="0.546cm" svg:x="15.271cm" svg:y="2.05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2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7" draw:layer="layout" svg:width="0.922cm" svg:height="0.035cm" svg:x="14.789cm" svg:y="2.773cm" svg:viewBox="0 0 923 36" draw:points="461,36 0,36 0,0 923,0 923,36">
            <text:p/>
          </draw:polygon>
          <draw:path draw:style-name="gr3" draw:text-style-name="P7" draw:layer="layout" svg:width="0.402cm" svg:height="0.596cm" svg:x="14.824cm" svg:y="2.99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252cm" svg:y="3.20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199cm" svg:x="16.092cm" svg:y="2.69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421cm" svg:height="0.769cm" svg:x="16.981cm" svg:y="2.407cm" svg:viewBox="0 0 422 770" svg:d="M267 257h73c15 0 25 0 25-15 0-10-10-10-23-10h-71l17-98c4-17 15-76 21-86 8-17 23-29 40-29 4 0 25 0 41 16-37 1-44 32-44 44 0 21 15 30 30 30 21 0 46-19 46-51 0-39-38-58-73-58-28 0-82 15-107 100-6 17-8 25-29 132h-58c-17 0-24 0-24 16 0 9 5 9 23 9h55l-63 334c-15 83-31 160-73 160-4 0-25 0-42-16 40-2 48-32 48-46 0-19-16-29-33-29-21 0-46 20-46 50 0 39 36 60 73 60 46 0 79-50 94-83 29-53 48-155 48-161z">
            <text:p/>
          </draw:path>
          <draw:path draw:style-name="gr3" draw:text-style-name="P7" draw:layer="layout" svg:width="0.149cm" svg:height="0.306cm" svg:x="17.467cm" svg:y="2.324cm" svg:viewBox="0 0 150 307" svg:d="M144 52c6-10 6-16 6-19 0-20-18-33-35-33-23 0-31 19-32 29l-79 257c-2 0-4 8-4 8 0 7 19 13 23 13s6 0 10-9z">
            <text:p/>
          </draw:path>
          <draw:path draw:style-name="gr3" draw:text-style-name="P7" draw:layer="layout" svg:width="0.197cm" svg:height="0.844cm" svg:x="17.759cm" svg:y="2.3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027cm" svg:y="2.62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197cm" svg:height="0.844cm" svg:x="18.534cm" svg:y="2.3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33" draw:id="id33">
          <svg:title>TexMaths</svg:title>
          <svg:desc>28§display§y = f(x)§svg§600§FALSE§</svg:desc>
          <draw:polygon draw:style-name="gr2" draw:text-style-name="P6" draw:layer="layout" svg:width="3.55cm" svg:height="0.886cm" svg:x="8.208cm" svg:y="2.294cm" svg:viewBox="0 0 3551 887" draw:points="1776,887 0,887 0,0 3551,0 3551,887">
            <text:p/>
          </draw:polygon>
          <draw:path draw:style-name="gr3" draw:text-style-name="P7" draw:layer="layout" svg:width="0.456cm" svg:height="0.638cm" svg:x="8.188cm" svg:y="2.5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9.006cm" svg:y="2.6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041cm" svg:y="2.2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0.675cm" svg:y="2.2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0.988cm" svg:y="2.5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1.577cm" svg:y="2.2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4" draw:id="id44">
          <svg:title>TexMaths</svg:title>
          <svg:desc>28§display§\cos^{-1} x§svg§600§FALSE§</svg:desc>
          <draw:polygon draw:style-name="gr2" draw:text-style-name="P6" draw:layer="layout" svg:width="2.961cm" svg:height="0.777cm" svg:x="8.306cm" svg:y="6.095cm" svg:viewBox="0 0 2962 778" draw:points="1481,778 0,778 0,0 2962,0 2962,778">
            <text:p/>
          </draw:polygon>
          <draw:path draw:style-name="gr3" draw:text-style-name="P7" draw:layer="layout" svg:width="0.375cm" svg:height="0.454cm" svg:x="8.29cm" svg:y="6.47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8.722cm" svg:y="6.4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9.218cm" svg:y="6.47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67cm" svg:height="0.035cm" svg:x="9.648cm" svg:y="6.31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264cm" svg:y="6.046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24cm" svg:y="6.47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</draw:g>
        <draw:g xml:id="id66" draw:id="id66">
          <svg:title>TexMaths</svg:title>
          <svg:desc>28§display§\text {cosec}^{-1} x§svg§600§FALSE§</svg:desc>
          <draw:polygon draw:style-name="gr2" draw:text-style-name="P6" draw:layer="layout" svg:width="3.669cm" svg:height="0.777cm" svg:x="8.21cm" svg:y="13.396cm" svg:viewBox="0 0 3670 778" draw:points="1834,778 0,778 0,0 3670,0 3670,778">
            <text:p/>
          </draw:polygon>
          <draw:path draw:style-name="gr3" draw:text-style-name="P7" draw:layer="layout" svg:width="0.375cm" svg:height="0.454cm" svg:x="8.194cm" svg:y="13.7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38cm" svg:height="0.454cm" svg:x="8.626cm" svg:y="13.771cm" svg:viewBox="0 0 439 455" svg:d="M439 231c0-126-101-231-220-231-123 0-219 108-219 231 0 128 103 224 219 224 119 0 220-98 220-224zM219 431c-42 0-85-23-112-68-24-42-24-103-24-139 0-38 0-92 22-137 27-44 74-65 114-65 43 0 86 21 110 63 27 43 27 101 27 139 0 36 0 90-22 133-21 44-65 74-115 74z">
            <text:p/>
          </draw:path>
          <draw:path draw:style-name="gr3" draw:text-style-name="P7" draw:layer="layout" svg:width="0.324cm" svg:height="0.454cm" svg:x="9.121cm" svg:y="13.771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9.506cm" svg:y="13.771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7" draw:layer="layout" svg:width="0.375cm" svg:height="0.454cm" svg:x="9.947cm" svg:y="13.7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67cm" svg:height="0.035cm" svg:x="10.426cm" svg:y="13.6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042cm" svg:y="13.3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1.436cm" svg:y="13.7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30" draw:id="id30">
          <svg:title>TexMaths</svg:title>
          <svg:desc>28§display§\text { Derivatives of standard inverse functions}§svg§600§FALSE§</svg:desc>
          <draw:polygon draw:style-name="gr2" draw:text-style-name="P6" draw:layer="layout" svg:width="21.516cm" svg:height="0.606cm" svg:x="4.019cm" svg:y="0.695cm" svg:viewBox="0 0 21517 607" draw:points="10760,607 0,607 0,0 21517,0 21517,607">
            <text:p/>
          </draw:polygon>
          <draw:path draw:style-name="gr3" draw:text-style-name="P7" draw:layer="layout" svg:width="0.82cm" svg:height="0.673cm" svg:x="4cm" svg:y="0.668cm" svg:viewBox="0 0 821 674" svg:d="M0 0v31h31c94 0 94 12 94 45v522c0 36 0 45-94 45h-31v31h446c206 0 375-145 375-331 0-188-164-343-375-343zM291 643c-58 0-61-7-61-38v-536c0-31 3-38 61-38h122c75 0 161 21 222 92 53 58 64 144 64 220 0 110-22 168-67 217-25 27-94 83-219 83z">
            <text:p/>
          </draw:path>
          <draw:path draw:style-name="gr3" draw:text-style-name="P7" draw:layer="layout" svg:width="0.473cm" svg:height="0.454cm" svg:x="4.923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5.464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262cm" svg:height="0.66cm" svg:x="5.947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6.268cm" svg:y="0.915cm" svg:viewBox="0 0 599 437" svg:d="M485 96c11-22 34-65 114-65v-31c-28 2-64 2-92 2-30 0-85-2-108-2v31c47 0 61 23 61 43 0 9-2 11-8 22l-125 254-138-276c-6-14-6-16-6-18 0-25 47-25 69-25v-31c-36 0-105 2-133 2-33 0-83 0-119-2v31c78 0 83 5 97 36l178 352c8 13 8 18 24 18 17 0 23-9 25-18z">
            <text:p/>
          </draw:path>
          <draw:path draw:style-name="gr3" draw:text-style-name="P7" draw:layer="layout" svg:width="0.551cm" svg:height="0.454cm" svg:x="6.873cm" svg:y="0.899cm" svg:viewBox="0 0 552 455" svg:d="M355 367c6 41 39 81 97 81 25 0 100-13 100-94v-54h-31v54c0 58-30 65-44 65-39 0-44-45-44-49v-200c0-40 0-78-45-116-47-38-108-54-169-54-100 0-183 47-183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382cm" svg:height="0.617cm" svg:x="7.453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7.94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8.265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8.886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01cm" svg:height="0.454cm" svg:x="9.433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543cm" svg:height="0.454cm" svg:x="10.314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396cm" svg:height="0.696cm" svg:x="10.93cm" svg:y="0.646cm" svg:viewBox="0 0 397 697" svg:d="M175 271v-114c0-88 58-135 113-135 3 0 20 0 39 7-14 5-36 16-36 40 0 23 20 43 53 43 36 0 53-20 53-43 0-35-45-69-109-69-86 0-191 52-191 157v114h-97v29h97v321c0 44-14 44-97 44v32c50-2 105-5 141-5 50 0 106 0 156 5v-32h-25c-92 0-95-11-95-47v-318h142v-29z">
            <text:p/>
          </draw:path>
          <draw:path draw:style-name="gr3" draw:text-style-name="P7" draw:layer="layout" svg:width="0.401cm" svg:height="0.454cm" svg:x="11.707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382cm" svg:height="0.617cm" svg:x="12.17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551cm" svg:height="0.454cm" svg:x="12.674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615cm" svg:height="0.436cm" svg:x="13.27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604cm" svg:height="0.696cm" svg:x="13.95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551cm" svg:height="0.454cm" svg:x="14.635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412cm" svg:height="0.436cm" svg:x="15.228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604cm" svg:height="0.696cm" svg:x="15.714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262cm" svg:height="0.66cm" svg:x="16.795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615cm" svg:height="0.436cm" svg:x="17.13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598cm" svg:height="0.436cm" svg:x="17.758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18.3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18.92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401cm" svg:height="0.454cm" svg:x="19.405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473cm" svg:height="0.454cm" svg:x="19.8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396cm" svg:height="0.696cm" svg:x="20.833cm" svg:y="0.646cm" svg:viewBox="0 0 397 697" svg:d="M175 271v-114c0-88 58-135 113-135 3 0 20 0 39 7-14 5-36 16-36 40 0 23 20 43 53 43 36 0 53-20 53-43 0-35-45-69-109-69-86 0-191 52-191 157v114h-97v29h97v321c0 44-14 44-97 44v32c50-2 108-5 141-5 50 0 106 0 156 5v-32h-25c-92 0-95-11-95-47v-318h142v-29z">
            <text:p/>
          </draw:path>
          <draw:path draw:style-name="gr3" draw:text-style-name="P7" draw:layer="layout" svg:width="0.615cm" svg:height="0.447cm" svg:x="21.202cm" svg:y="0.906cm" svg:viewBox="0 0 616 448" svg:d="M438 358v90l178-11v-31c-86 0-95-7-95-54v-352l-180 11v32c86 0 94 6 94 53v177c0 85-58 153-147 153-102 0-108-45-108-97v-329l-180 11v32c94 0 94 2 94 89v148c0 78 0 168 186 168 69 0 125-27 158-90z">
            <text:p/>
          </draw:path>
          <draw:path draw:style-name="gr3" draw:text-style-name="P7" draw:layer="layout" svg:width="0.615cm" svg:height="0.436cm" svg:x="21.87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65cm" svg:height="0.454cm" svg:x="22.558cm" svg:y="0.899cm" svg:viewBox="0 0 466 455" svg:d="M103 229c0-162 99-204 163-204 11 0 89 0 133 35-52 5-58 34-58 48 0 24 22 44 56 44 33 0 58-18 58-47 0-67-94-105-189-105-152 0-266 108-266 229 0 127 122 226 263 226 164 0 203-119 203-130 0-9-11-9-14-9-11 0-14 4-17 9-36 92-116 105-160 105-64 0-172-42-172-201z">
            <text:p/>
          </draw:path>
          <draw:path draw:style-name="gr3" draw:text-style-name="P7" draw:layer="layout" svg:width="0.382cm" svg:height="0.617cm" svg:x="23.08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23.57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43cm" svg:height="0.454cm" svg:x="23.906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615cm" svg:height="0.436cm" svg:x="24.51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01cm" svg:height="0.454cm" svg:x="25.198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</draw:g>
        <draw:g xml:id="id39" draw:id="id39">
          <svg:title>TexMaths</svg:title>
          <svg:desc>20§display§\frac{1}{\sqrt{1 - x^2}}§svg§600§FALSE§</svg:desc>
          <draw:polygon draw:style-name="gr2" draw:text-style-name="P6" draw:layer="layout" svg:width="2.445cm" svg:height="1.527cm" svg:x="13.926cm" svg:y="3.882cm" svg:viewBox="0 0 2446 1528" draw:points="1223,1528 0,1528 0,0 2446,0 2446,1528">
            <text:p/>
          </draw:polygon>
          <draw:path draw:style-name="gr3" draw:text-style-name="P7" draw:layer="layout" svg:width="0.233cm" svg:height="0.469cm" svg:x="15.035cm" svg:y="3.84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515cm" svg:height="0.029cm" svg:x="13.891cm" svg:y="4.6cm" svg:viewBox="0 0 2516 30" draw:points="1258,30 0,30 0,0 2516,0 2516,30">
            <text:p/>
          </draw:polygon>
          <draw:path draw:style-name="gr3" draw:text-style-name="P7" draw:layer="layout" svg:width="0.55cm" svg:height="0.703cm" svg:x="13.942cm" svg:y="4.741cm" svg:viewBox="0 0 551 704" svg:d="M222 630l-123-273c-5-11-9-11-11-11 0 0-5 0-11 4l-67 51c-10 7-10 10-10 12 0 3 2 8 6 8 5 0 18-10 24-16 5-4 16-11 23-16l139 304c5 11 10 11 16 11 10 0 11-3 18-13l320-662c5-11 5-13 5-15 0-8-7-14-15-14-6 0-11 3-16 14z">
            <text:p/>
          </draw:path>
          <draw:polygon draw:style-name="gr3" draw:text-style-name="P7" draw:layer="layout" svg:width="1.929cm" svg:height="0.029cm" svg:x="14.477cm" svg:y="4.741cm" svg:viewBox="0 0 1930 30" draw:points="965,30 0,30 0,0 1930,0 1930,30">
            <text:p/>
          </draw:polygon>
          <draw:path draw:style-name="gr3" draw:text-style-name="P7" draw:layer="layout" svg:width="0.233cm" svg:height="0.469cm" svg:x="14.539cm" svg:y="4.88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3cm" svg:height="0.029cm" svg:x="15.043cm" svg:y="5.165cm" svg:viewBox="0 0 431 30" svg:d="M407 30c11 0 24 0 24-16 0-14-13-14-24-14h-383c-11 0-24 0-24 14 0 16 13 16 24 16z">
            <text:p/>
          </draw:path>
          <draw:path draw:style-name="gr3" draw:text-style-name="P7" draw:layer="layout" svg:width="0.351cm" svg:height="0.319cm" svg:x="15.708cm" svg:y="5.0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6.121cm" svg:y="4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5" draw:id="id45">
          <svg:title>TexMaths</svg:title>
          <svg:desc>20§display§- \frac{1}{\sqrt{1 - x^2}}§svg§600§FALSE§</svg:desc>
          <draw:polygon draw:style-name="gr2" draw:text-style-name="P6" draw:layer="layout" svg:width="3.074cm" svg:height="1.527cm" svg:x="13.492cm" svg:y="5.783cm" svg:viewBox="0 0 3075 1528" draw:points="1538,1528 0,1528 0,0 3075,0 3075,1528">
            <text:p/>
          </draw:polygon>
          <draw:path draw:style-name="gr3" draw:text-style-name="P7" draw:layer="layout" svg:width="0.429cm" svg:height="0.029cm" svg:x="13.514cm" svg:y="6.50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231cm" svg:y="5.74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514cm" svg:height="0.029cm" svg:x="14.087cm" svg:y="6.501cm" svg:viewBox="0 0 2515 30" draw:points="1258,30 0,30 0,0 2515,0 2515,30">
            <text:p/>
          </draw:polygon>
          <draw:path draw:style-name="gr3" draw:text-style-name="P7" draw:layer="layout" svg:width="0.549cm" svg:height="0.703cm" svg:x="14.138cm" svg:y="6.64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1.929cm" svg:height="0.029cm" svg:x="14.674cm" svg:y="6.642cm" svg:viewBox="0 0 1930 30" draw:points="965,30 0,30 0,0 1930,0 1930,30">
            <text:p/>
          </draw:polygon>
          <draw:path draw:style-name="gr3" draw:text-style-name="P7" draw:layer="layout" svg:width="0.233cm" svg:height="0.469cm" svg:x="14.737cm" svg:y="6.7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5.239cm" svg:y="7.066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15.905cm" svg:y="6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6.318cm" svg:y="6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50" draw:id="id50">
          <svg:title>TexMaths</svg:title>
          <svg:desc>28§display§\tan^{-1} x§svg§600§FALSE§</svg:desc>
          <draw:polygon draw:style-name="gr2" draw:text-style-name="P6" draw:layer="layout" svg:width="3.062cm" svg:height="0.777cm" svg:x="8.322cm" svg:y="7.896cm" svg:viewBox="0 0 3063 778" draw:points="1532,778 0,778 0,0 3063,0 3063,778">
            <text:p/>
          </draw:polygon>
          <draw:path draw:style-name="gr3" draw:text-style-name="P7" draw:layer="layout" svg:width="0.31cm" svg:height="0.618cm" svg:x="8.291cm" svg:y="8.1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8.696cm" svg:y="8.271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70 128-114 128-50 0-90-36-90-85 0-54 43-137 204-142z">
            <text:p/>
          </draw:path>
          <draw:path draw:style-name="gr3" draw:text-style-name="P7" draw:layer="layout" svg:width="0.496cm" svg:height="0.436cm" svg:x="9.18cm" svg:y="8.2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769cm" svg:y="8.1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385cm" svg:y="7.8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942cm" svg:y="8.2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9 0-54-31-54-65 0-22 7-43 18-87z">
            <text:p/>
          </draw:path>
        </draw:g>
        <draw:g xml:id="id55" draw:id="id55">
          <svg:title>TexMaths</svg:title>
          <svg:desc>28§display§\cot^{-1} x§svg§600§FALSE§</svg:desc>
          <draw:polygon draw:style-name="gr2" draw:text-style-name="P6" draw:layer="layout" svg:width="2.952cm" svg:height="0.777cm" svg:x="8.308cm" svg:y="9.796cm" svg:viewBox="0 0 2953 778" draw:points="1478,778 0,778 0,0 2953,0 2953,778">
            <text:p/>
          </draw:polygon>
          <draw:path draw:style-name="gr3" draw:text-style-name="P7" draw:layer="layout" svg:width="0.375cm" svg:height="0.454cm" svg:x="8.292cm" svg:y="10.171cm" svg:viewBox="0 0 376 455" svg:d="M83 229c0-162 80-204 132-204 9 0 72 0 107 36-40 4-47 33-47 47 0 24 18 44 45 44s47-17 47-47c0-67-76-105-152-105-123 0-215 108-215 229 0 128 99 226 213 226 132 0 163-119 163-130 0-9-9-9-11-9-9 0-11 5-13 9-30 92-95 106-130 106-52 0-139-43-139-202z">
            <text:p/>
          </draw:path>
          <draw:path draw:style-name="gr3" draw:text-style-name="P7" draw:layer="layout" svg:width="0.438cm" svg:height="0.454cm" svg:x="8.724cm" svg:y="10.171cm" svg:viewBox="0 0 439 455" svg:d="M439 231c0-126-101-231-220-231-123 0-219 108-219 231 0 128 103 224 219 224 119 0 220-98 220-224zM219 431c-42 0-85-23-112-68-24-42-24-103-24-139 0-38 0-92 22-137 27-44 74-65 114-65 43 0 85 21 110 63 27 43 27 101 27 139 0 36 0 90-22 133-21 44-65 74-115 74z">
            <text:p/>
          </draw:path>
          <draw:path draw:style-name="gr3" draw:text-style-name="P7" draw:layer="layout" svg:width="0.31cm" svg:height="0.618cm" svg:x="9.205cm" svg:y="10.0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67cm" svg:height="0.035cm" svg:x="9.644cm" svg:y="10.0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26cm" svg:y="9.747cm" svg:viewBox="0 0 253 460" svg:d="M157 20c0-20-3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17cm" svg:y="10.175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4 65 65 0 101-69 103-76 11 38 47 76 107 76 101 0 157-127 157-152 0-9-9-9-11-9-9 0-11 2-13 9-32 108-101 130-133 130-38 0-53-31-53-65 0-22 6-43 18-87z">
            <text:p/>
          </draw:path>
        </draw:g>
        <draw:g xml:id="id60" draw:id="id60">
          <svg:title>TexMaths</svg:title>
          <svg:desc>28§display§\sec^{-1} x§svg§600§FALSE§</svg:desc>
          <draw:polygon draw:style-name="gr2" draw:text-style-name="P6" draw:layer="layout" svg:width="2.906cm" svg:height="0.777cm" svg:x="8.31cm" svg:y="11.597cm" svg:viewBox="0 0 2907 778" draw:points="1455,778 0,778 0,0 2907,0 2907,778">
            <text:p/>
          </draw:polygon>
          <draw:path draw:style-name="gr3" draw:text-style-name="P7" draw:layer="layout" svg:width="0.324cm" svg:height="0.454cm" svg:x="8.292cm" svg:y="11.972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8.677cm" svg:y="11.972cm" svg:viewBox="0 0 383 455" svg:d="M83 195c7-148 90-173 123-173 101 0 112 133 112 173zM83 215h276c22 0 24 0 24-20 0-99-54-195-177-195-114 0-206 101-206 226 0 133 103 229 217 229 121 0 166-110 166-130 0-9-9-11-13-11-9 0-11 7-11 13-36 104-126 104-135 104-49 0-90-32-112-68-29-47-29-112-29-148z">
            <text:p/>
          </draw:path>
          <draw:path draw:style-name="gr3" draw:text-style-name="P7" draw:layer="layout" svg:width="0.376cm" svg:height="0.454cm" svg:x="9.119cm" svg:y="11.972cm" svg:viewBox="0 0 377 455" svg:d="M83 229c0-162 81-204 132-204 9 0 72 0 108 36-41 4-47 33-47 47 0 24 18 44 44 44 27 0 48-17 48-47 0-67-77-105-153-105-123 0-215 108-215 229 0 128 99 226 213 226 132 0 164-119 164-130 0-9-9-9-12-9-9 0-11 5-13 9-29 92-94 106-130 106-52 0-139-43-139-202z">
            <text:p/>
          </draw:path>
          <draw:path draw:style-name="gr3" draw:text-style-name="P7" draw:layer="layout" svg:width="0.467cm" svg:height="0.035cm" svg:x="9.599cm" svg:y="11.817cm" svg:viewBox="0 0 468 36" svg:d="M442 36c8 0 26 0 26-18s-15-18-26-18h-415c-11 0-27 0-27 18s16 18 27 18z">
            <text:p/>
          </draw:path>
          <draw:path draw:style-name="gr3" draw:text-style-name="P7" draw:layer="layout" svg:width="0.252cm" svg:height="0.459cm" svg:x="10.215cm" svg:y="11.548cm" svg:viewBox="0 0 253 460" svg:d="M157 20c0-20 0-20-20-20-45 43-108 45-137 45v25c16 0 63 0 101-21v355c0 22 0 31-70 31h-27v25c14 0 99-3 124-3 22 0 110 3 125 3v-25h-27c-69 0-69-9-69-31z">
            <text:p/>
          </draw:path>
          <draw:path draw:style-name="gr3" draw:text-style-name="P7" draw:layer="layout" svg:width="0.492cm" svg:height="0.447cm" svg:x="10.773cm" svg:y="11.976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4 65 65 0 101-69 103-76 11 38 47 76 108 76 101 0 157-127 157-152 0-9-9-9-12-9-8 0-11 2-13 9-31 108-101 130-132 130-38 0-54-31-54-65 0-22 7-43 18-87z">
            <text:p/>
          </draw:path>
        </draw:g>
        <draw:g xml:id="id51" draw:id="id51">
          <svg:title>TexMaths</svg:title>
          <svg:desc>20§display§\frac{1}{1 + x^2}§svg§600§FALSE§</svg:desc>
          <draw:polygon draw:style-name="gr2" draw:text-style-name="P6" draw:layer="layout" svg:width="1.859cm" svg:height="1.415cm" svg:x="14.327cm" svg:y="7.783cm" svg:viewBox="0 0 1860 1416" draw:points="930,1416 0,1416 0,0 1860,0 1860,1416">
            <text:p/>
          </draw:polygon>
          <draw:path draw:style-name="gr3" draw:text-style-name="P7" draw:layer="layout" svg:width="0.233cm" svg:height="0.469cm" svg:x="15.143cm" svg:y="7.7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9cm" svg:height="0.029cm" svg:x="14.292cm" svg:y="8.501cm" svg:viewBox="0 0 1930 30" draw:points="965,30 0,30 0,0 1930,0 1930,30">
            <text:p/>
          </draw:polygon>
          <draw:path draw:style-name="gr3" draw:text-style-name="P7" draw:layer="layout" svg:width="0.233cm" svg:height="0.469cm" svg:x="14.354cm" svg:y="8.7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839cm" svg:y="8.7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523cm" svg:y="8.8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936cm" svg:y="8.6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56" draw:id="id56">
          <svg:title>TexMaths</svg:title>
          <svg:desc>20§display§- \frac{1}{1 + x^2}§svg§600§FALSE§</svg:desc>
          <draw:polygon draw:style-name="gr2" draw:text-style-name="P6" draw:layer="layout" svg:width="2.488cm" svg:height="1.415cm" svg:x="13.792cm" svg:y="9.583cm" svg:viewBox="0 0 2489 1416" draw:points="1244,1416 0,1416 0,0 2489,0 2489,1416">
            <text:p/>
          </draw:polygon>
          <draw:path draw:style-name="gr3" draw:text-style-name="P7" draw:layer="layout" svg:width="0.429cm" svg:height="0.029cm" svg:x="13.814cm" svg:y="10.301cm" svg:viewBox="0 0 430 30" svg:d="M406 30c11 0 24 0 24-16 0-14-13-14-24-14h-382c-11 0-24 0-24 14 0 16 13 16 24 16z">
            <text:p/>
          </draw:path>
          <draw:path draw:style-name="gr3" draw:text-style-name="P7" draw:layer="layout" svg:width="0.233cm" svg:height="0.469cm" svg:x="15.238cm" svg:y="9.5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8cm" svg:height="0.029cm" svg:x="14.387cm" svg:y="10.301cm" svg:viewBox="0 0 1929 30" draw:points="964,30 0,30 0,0 1929,0 1929,30">
            <text:p/>
          </draw:polygon>
          <draw:path draw:style-name="gr3" draw:text-style-name="P7" draw:layer="layout" svg:width="0.233cm" svg:height="0.469cm" svg:x="14.451cm" svg:y="10.5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934cm" svg:y="10.5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619cm" svg:y="10.663cm" svg:viewBox="0 0 352 320" svg:d="M216 99c3-19 19-83 69-83 5 0 21 0 35 8-19 5-34 22-34 38 0 12 8 26 28 26 15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1-91 111-109 0-6-6-6-8-6-6 0-7 1-9 6-22 77-70 93-94 93-28 0-39-22-39-46 0-16 5-31 13-63z">
            <text:p/>
          </draw:path>
          <draw:path draw:style-name="gr3" draw:text-style-name="P7" draw:layer="layout" svg:width="0.218cm" svg:height="0.327cm" svg:x="16.031cm" svg:y="10.4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61" draw:id="id61">
          <svg:title>TexMaths</svg:title>
          <svg:desc>20§display§\frac{1}{ \left| x\sqrt{x^2 - 1} \right| }§svg§600§FALSE§</svg:desc>
          <draw:polygon draw:style-name="gr2" draw:text-style-name="P6" draw:layer="layout" svg:width="3.315cm" svg:height="1.701cm" svg:x="13.626cm" svg:y="11.283cm" svg:viewBox="0 0 3316 1702" draw:points="1658,1702 0,1702 0,0 3316,0 3316,1702">
            <text:p/>
          </draw:polygon>
          <draw:path draw:style-name="gr3" draw:text-style-name="P7" draw:layer="layout" svg:width="0.233cm" svg:height="0.47cm" svg:x="15.17cm" svg:y="11.24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3.385cm" svg:height="0.029cm" svg:x="13.591cm" svg:y="12.002cm" svg:viewBox="0 0 3386 30" draw:points="1693,30 0,30 0,0 3386,0 3386,30">
            <text:p/>
          </draw:polygon>
          <draw:path draw:style-name="gr3" draw:text-style-name="P7" draw:layer="layout" svg:width="0.031cm" svg:height="0.452cm" svg:x="13.69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693cm" svg:y="12.5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845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279cm" svg:y="12.14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1.929cm" svg:height="0.029cm" svg:x="14.814cm" svg:y="12.143cm" svg:viewBox="0 0 1930 30" draw:points="965,30 0,30 0,0 1930,0 1930,30">
            <text:p/>
          </draw:polygon>
          <draw:path draw:style-name="gr3" draw:text-style-name="P7" draw:layer="layout" svg:width="0.351cm" svg:height="0.319cm" svg:x="14.833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246cm" svg:y="12.2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745cm" svg:y="12.5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452cm" svg:y="12.288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84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843cm" svg:y="12.567cm" svg:viewBox="0 0 32 453" svg:d="M0 427c0 12 0 26 16 26s16-14 16-26v-401c0-12 0-26-16-26s-16 14-16 26z">
            <text:p/>
          </draw:path>
        </draw:g>
        <draw:g xml:id="id67" draw:id="id67">
          <svg:title>TexMaths</svg:title>
          <svg:desc>20§display§- \frac{1}{ \left| x\sqrt{x^2 - 1} \right| }§svg§600§FALSE§</svg:desc>
          <draw:polygon draw:style-name="gr2" draw:text-style-name="P6" draw:layer="layout" svg:width="3.944cm" svg:height="1.701cm" svg:x="13.091cm" svg:y="13.183cm" svg:viewBox="0 0 3945 1702" draw:points="1972,1702 0,1702 0,0 3945,0 3945,1702">
            <text:p/>
          </draw:polygon>
          <draw:path draw:style-name="gr3" draw:text-style-name="P7" draw:layer="layout" svg:width="0.429cm" svg:height="0.029cm" svg:x="13.113cm" svg:y="13.90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5.265cm" svg:y="13.148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3.384cm" svg:height="0.029cm" svg:x="13.686cm" svg:y="13.902cm" svg:viewBox="0 0 3385 30" draw:points="1692,30 0,30 0,0 3385,0 3385,30">
            <text:p/>
          </draw:polygon>
          <draw:path draw:style-name="gr3" draw:text-style-name="P7" draw:layer="layout" svg:width="0.031cm" svg:height="0.452cm" svg:x="13.78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788cm" svg:y="14.4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942cm" svg:y="14.3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374cm" svg:y="14.043cm" svg:viewBox="0 0 550 704" svg:d="M222 631l-123-274c-5-11-9-11-11-11 0 0-5 0-11 5l-67 51c-10 6-10 9-10 11 0 3 2 8 6 8 5 0 18-10 24-16 5-3 16-11 23-16l139 304c5 11 10 11 16 11 10 0 11-3 18-12l319-663c5-11 5-13 5-15 0-8-6-14-14-14-7 0-11 3-16 14z">
            <text:p/>
          </draw:path>
          <draw:polygon draw:style-name="gr3" draw:text-style-name="P7" draw:layer="layout" svg:width="1.928cm" svg:height="0.029cm" svg:x="14.908cm" svg:y="14.043cm" svg:viewBox="0 0 1929 30" draw:points="965,30 0,30 0,0 1929,0 1929,30">
            <text:p/>
          </draw:polygon>
          <draw:path draw:style-name="gr3" draw:text-style-name="P7" draw:layer="layout" svg:width="0.351cm" svg:height="0.319cm" svg:x="14.929cm" svg:y="14.347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5.342cm" svg:y="14.1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839cm" svg:y="14.4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546cm" svg:y="14.188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93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938cm" svg:y="14.467cm" svg:viewBox="0 0 32 453" svg:d="M0 427c0 12 0 26 16 26s16-14 16-26v-401c0-12 0-26-16-26s-16 14-16 26z">
            <text:p/>
          </draw:path>
        </draw:g>
        <draw:g xml:id="id35" draw:id="id35">
          <svg:title>TexMaths</svg:title>
          <svg:desc>26§display§\text { Conditions}§svg§600§FALSE§</svg:desc>
          <draw:polygon draw:style-name="gr2" draw:text-style-name="P6" draw:layer="layout" svg:width="4.199cm" svg:height="0.573cm" svg:x="20.8cm" svg:y="1.992cm" svg:viewBox="0 0 4200 574" draw:points="2099,574 0,574 0,0 4200,0 4200,574">
            <text:p/>
          </draw:polygon>
          <draw:path draw:style-name="gr3" draw:text-style-name="P7" draw:layer="layout" svg:width="0.559cm" svg:height="0.665cm" svg:x="20.806cm" svg:y="1.946cm" svg:viewBox="0 0 560 666" svg:d="M0 333c0 189 148 333 318 333 150 0 242-127 242-233 0-8 0-15-13-15-10 0-10 4-10 15-9 131-106 206-206 206-56 0-237-31-237-306 0-273 179-304 235-304 100 0 183 83 199 217 2 12 2 16 15 16 17 0 17-4 17-23v-216c0-17 0-23-11-23-4 0-8 0-14 10l-46 69c-35-33-81-79-171-79-170 0-318 146-318 333z">
            <text:p/>
          </draw:path>
          <draw:path draw:style-name="gr3" draw:text-style-name="P7" draw:layer="layout" svg:width="0.407cm" svg:height="0.421cm" svg:x="21.441cm" svg:y="2.1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1.901cm" svg:y="2.1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3cm" svg:height="0.646cm" svg:x="22.41cm" svg:y="1.956cm" svg:viewBox="0 0 454 647" svg:d="M318 587v60l136-10v-29c-65 0-73-7-73-50v-558l-131 10v30c64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22.918cm" svg:y="1.9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3.157cm" svg:y="2.029cm" svg:viewBox="0 0 287 574" svg:d="M141 198h132v-29h-132v-169h-22c0 75-30 173-119 177v21h79v252c0 114 85 124 119 124 64 0 89-64 89-124v-52h-23v52c0 66-27 102-60 102-63 0-63-84-63-100z">
            <text:p/>
          </draw:path>
          <draw:path draw:style-name="gr3" draw:text-style-name="P7" draw:layer="layout" svg:width="0.197cm" svg:height="0.613cm" svg:x="23.525cm" svg:y="1.9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3.775cm" svg:y="2.1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4.237cm" svg:y="2.1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24.744cm" svg:y="2.181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41" draw:id="id41">
          <svg:title>TexMaths</svg:title>
          <svg:desc>16§display§-1 \le x \le 1§svg§600§FALSE§</svg:desc>
          <draw:polygon draw:style-name="gr2" draw:text-style-name="P6" draw:layer="layout" svg:width="2.72cm" svg:height="0.396cm" svg:x="21.302cm" svg:y="3.975cm" svg:viewBox="0 0 2721 397" draw:points="1360,397 0,397 0,0 2721,0 2721,397">
            <text:p/>
          </draw:polygon>
          <draw:path draw:style-name="gr3" draw:text-style-name="P7" draw:layer="layout" svg:width="0.343cm" svg:height="0.023cm" svg:x="21.32cm" svg:y="4.17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762cm" svg:y="3.947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196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759cm" svg:y="4.072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267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864cm" svg:y="3.947cm" svg:viewBox="0 0 187 376" svg:d="M117 14c0-13 0-14-15-14-34 36-84 36-102 36v18c12 0 45 0 74-16v293c0 21-1 27-52 27h-18v18c19-2 69-2 91-2 23 0 71 0 92 2v-18h-18c-51 0-52-6-52-27z">
            <text:p/>
          </draw:path>
        </draw:g>
        <draw:g xml:id="id52" draw:id="id52">
          <svg:title>TexMaths</svg:title>
          <svg:desc>16§display§x \in R§svg§600§FALSE§</svg:desc>
          <draw:polygon draw:style-name="gr2" draw:text-style-name="P6" draw:layer="layout" svg:width="1.377cm" svg:height="0.351cm" svg:x="22.015cm" svg:y="7.7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7.8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7.8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7.7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62" draw:id="id62">
          <svg:title>TexMaths</svg:title>
          <svg:desc>22§display§\left| x \right|  &gt; 1§svg§600§FALSE§</svg:desc>
          <draw:polygon draw:style-name="gr2" draw:text-style-name="P6" draw:layer="layout" svg:width="2.149cm" svg:height="0.696cm" svg:x="17.507cm" svg:y="11.788cm" svg:viewBox="0 0 2150 697" draw:points="1075,697 0,697 0,0 2150,0 2150,697">
            <text:p/>
          </draw:polygon>
          <draw:path draw:style-name="gr3" draw:text-style-name="P7" draw:layer="layout" svg:width="0.032cm" svg:height="0.773cm" svg:x="17.5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706cm" svg:y="11.98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8.21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619cm" svg:y="11.9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19.439cm" svg:y="11.814cm" svg:viewBox="0 0 257 517" svg:d="M160 19c0-17 0-19-19-19-48 49-116 49-141 49v25c16 0 62 0 102-21v403c0 28-2 37-72 37h-25v24c27-3 95-3 125-3 32 0 99 0 127 3v-24h-25c-70 0-72-9-72-37z">
            <text:p/>
          </draw:path>
        </draw:g>
        <draw:g xml:id="id69" draw:id="id69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3.2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3.3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3.303cm" svg:viewBox="0 0 210 424" svg:d="M131 16c0-15 0-16-16-16-39 40-95 40-115 40v21c13 0 50 0 84-18v330c0 23-2 30-60 30h-20v21c22-3 78-3 103-3s80 0 103 3v-21h-20c-58 0-59-7-59-30z">
            <text:p/>
          </draw:path>
        </draw:g>
        <draw:g xml:id="id40" draw:id="id40">
          <svg:title>TexMaths</svg:title>
          <svg:desc>22§display§\left| x \right|  &lt; 1§svg§600§FALSE§</svg:desc>
          <draw:polygon draw:style-name="gr2" draw:text-style-name="P6" draw:layer="layout" svg:width="2.149cm" svg:height="0.696cm" svg:x="17.207cm" svg:y="4.289cm" svg:viewBox="0 0 2150 697" draw:points="1075,697 0,697 0,0 2150,0 2150,697">
            <text:p/>
          </draw:polygon>
          <draw:path draw:style-name="gr3" draw:text-style-name="P7" draw:layer="layout" svg:width="0.032cm" svg:height="0.773cm" svg:x="17.26cm" svg:y="4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6cm" svg:y="4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6cm" svg:y="4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19cm" svg:y="4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39cm" svg:y="4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46" draw:id="id46">
          <svg:title>TexMaths</svg:title>
          <svg:desc>22§display§\left| x \right|  &lt; 1§svg§600§FALSE§</svg:desc>
          <draw:polygon draw:style-name="gr2" draw:text-style-name="P6" draw:layer="layout" svg:width="2.149cm" svg:height="0.696cm" svg:x="17.208cm" svg:y="6.289cm" svg:viewBox="0 0 2150 697" draw:points="1075,697 0,697 0,0 2150,0 2150,697">
            <text:p/>
          </draw:polygon>
          <draw:path draw:style-name="gr3" draw:text-style-name="P7" draw:layer="layout" svg:width="0.032cm" svg:height="0.773cm" svg:x="17.261cm" svg:y="6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7cm" svg:y="6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7cm" svg:y="6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2cm" svg:y="6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4cm" svg:y="6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42" draw:id="id42">
          <svg:title>TexMaths</svg:title>
          <svg:desc>16§display§- \pi/2 \le y \le \pi/2§svg§600§FALSE§</svg:desc>
          <draw:polygon draw:style-name="gr2" draw:text-style-name="P6" draw:layer="layout" svg:width="3.955cm" svg:height="0.506cm" svg:x="20.904cm" svg:y="4.777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5.019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2.42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983cm" svg:y="4.922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8-15-20-20-20-13 0-32 9-32 37s25 49 60 49c59 0 116-52 132-115z">
            <text:p/>
          </draw:path>
          <draw:path draw:style-name="gr3" draw:text-style-name="P7" draw:layer="layout" svg:width="0.343cm" svg:height="0.435cm" svg:x="23.466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4.028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47" draw:id="id47">
          <svg:title>TexMaths</svg:title>
          <svg:desc>16§display§-1 \le x \le 1§svg§600§FALSE§</svg:desc>
          <draw:polygon draw:style-name="gr2" draw:text-style-name="P6" draw:layer="layout" svg:width="2.72cm" svg:height="0.396cm" svg:x="21.402cm" svg:y="5.876cm" svg:viewBox="0 0 2721 397" draw:points="1360,397 0,397 0,0 2721,0 2721,397">
            <text:p/>
          </draw:polygon>
          <draw:path draw:style-name="gr3" draw:text-style-name="P7" draw:layer="layout" svg:width="0.343cm" svg:height="0.023cm" svg:x="21.42cm" svg:y="6.071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862cm" svg:y="5.848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296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859cm" svg:y="5.97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367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964cm" svg:y="5.848cm" svg:viewBox="0 0 187 376" svg:d="M117 14c0-13 0-14-15-14-34 36-84 36-102 36v18c12 0 45 0 74-16v293c0 21-1 27-52 27h-18v18c19-2 69-2 91-2 23 0 71 0 92 2v-18h-18c-51 0-52-6-52-27z">
            <text:p/>
          </draw:path>
        </draw:g>
        <draw:g xml:id="id48" draw:id="id48">
          <svg:title>TexMaths</svg:title>
          <svg:desc>16§display§0 \le y \le \pi§svg§600§FALSE§</svg:desc>
          <draw:polygon draw:style-name="gr2" draw:text-style-name="P6" draw:layer="layout" svg:width="2.338cm" svg:height="0.434cm" svg:x="21.61cm" svg:y="6.678cm" svg:viewBox="0 0 2339 435" draw:points="1170,435 0,435 0,0 2339,0 2339,435">
            <text:p/>
          </draw:polygon>
          <draw:path draw:style-name="gr3" draw:text-style-name="P7" draw:layer="layout" svg:width="0.237cm" svg:height="0.387cm" svg:x="21.604cm" svg:y="6.6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435cm" svg:x="22.066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2.629cm" svg:y="6.7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435cm" svg:x="23.112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8cm" svg:x="23.673cm" svg:y="6.7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53" draw:id="id53">
          <svg:title>TexMaths</svg:title>
          <svg:desc>16§display§- \pi/2 \le y \le \pi/2§svg§600§FALSE§</svg:desc>
          <draw:polygon draw:style-name="gr2" draw:text-style-name="P6" draw:layer="layout" svg:width="3.955cm" svg:height="0.506cm" svg:x="20.904cm" svg:y="8.478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8.72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8.629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8.45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8.497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2.42cm" svg:y="8.51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983cm" svg:y="8.623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8-15-20-20-20-13 0-32 9-32 37s25 49 60 49c59 0 116-52 132-115z">
            <text:p/>
          </draw:path>
          <draw:path draw:style-name="gr3" draw:text-style-name="P7" draw:layer="layout" svg:width="0.343cm" svg:height="0.435cm" svg:x="23.466cm" svg:y="8.51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4.028cm" svg:y="8.629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8.45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8.497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57" draw:id="id57">
          <svg:title>TexMaths</svg:title>
          <svg:desc>16§display§x \in R§svg§600§FALSE§</svg:desc>
          <draw:polygon draw:style-name="gr2" draw:text-style-name="P6" draw:layer="layout" svg:width="1.377cm" svg:height="0.351cm" svg:x="22.015cm" svg:y="9.6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9.7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9.7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9.6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58" draw:id="id58">
          <svg:title>TexMaths</svg:title>
          <svg:desc>16§display§0 \le y \le \pi§svg§600§FALSE§</svg:desc>
          <draw:polygon draw:style-name="gr2" draw:text-style-name="P6" draw:layer="layout" svg:width="2.338cm" svg:height="0.434cm" svg:x="21.511cm" svg:y="10.378cm" svg:viewBox="0 0 2339 435" draw:points="1170,435 0,435 0,0 2339,0 2339,435">
            <text:p/>
          </draw:polygon>
          <draw:path draw:style-name="gr3" draw:text-style-name="P7" draw:layer="layout" svg:width="0.237cm" svg:height="0.387cm" svg:x="21.505cm" svg:y="10.3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435cm" svg:x="21.967cm" svg:y="10.3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2.53cm" svg:y="10.4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435cm" svg:x="23.013cm" svg:y="10.3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8cm" svg:x="23.574cm" svg:y="10.4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68" draw:id="id68">
          <svg:title>TexMaths</svg:title>
          <svg:desc>20§display§\left| x \right|  &gt; 1§svg§600§FALSE§</svg:desc>
          <draw:polygon draw:style-name="gr2" draw:text-style-name="P6" draw:layer="layout" svg:width="1.954cm" svg:height="0.633cm" svg:x="17.609cm" svg:y="13.584cm" svg:viewBox="0 0 1955 634" draw:points="977,634 0,634 0,0 1955,0 1955,634">
            <text:p/>
          </draw:polygon>
          <draw:path draw:style-name="gr3" draw:text-style-name="P7" draw:layer="layout" svg:width="0.029cm" svg:height="0.703cm" svg:x="17.657cm" svg:y="13.549cm" svg:viewBox="0 0 30 704" svg:d="M30 26c0-13 0-26-16-26-14 0-14 13-14 26v652c0 13 0 26 14 26 16 0 16-13 16-26z">
            <text:p/>
          </draw:path>
          <draw:path draw:style-name="gr3" draw:text-style-name="P7" draw:layer="layout" svg:width="0.351cm" svg:height="0.319cm" svg:x="17.79cm" svg:y="13.7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029cm" svg:height="0.703cm" svg:x="18.254cm" svg:y="13.549cm" svg:viewBox="0 0 30 704" svg:d="M30 26c0-13 0-26-16-26-14 0-14 13-14 26v652c0 13 0 26 14 26 16 0 16-13 16-26z">
            <text:p/>
          </draw:path>
          <draw:path draw:style-name="gr3" draw:text-style-name="P7" draw:layer="layout" svg:width="0.429cm" svg:height="0.409cm" svg:x="18.62cm" svg:y="13.696cm" svg:viewBox="0 0 430 410" svg:d="M418 221c8-5 12-8 12-16s-4-13-12-16l-391-184c-9-5-11-5-13-5-8 0-14 6-14 14 0 7 3 10 13 16l371 175-371 174c-10 5-13 10-13 16 0 8 6 15 14 15 2 0 4 0 13-5z">
            <text:p/>
          </draw:path>
          <draw:path draw:style-name="gr3" draw:text-style-name="P7" draw:layer="layout" svg:width="0.233cm" svg:height="0.469cm" svg:x="19.365cm" svg:y="13.608cm" svg:viewBox="0 0 234 470" svg:d="M146 18c0-16 0-18-18-18-43 45-106 45-128 45v22c14 0 56 0 93-19v366c0 26-2 34-66 34h-22v22c24-3 86-3 113-3 29 0 90 0 116 3v-22h-23c-64 0-65-8-65-34z">
            <text:p/>
          </draw:path>
        </draw:g>
        <draw:g xml:id="id63" draw:id="id63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1.4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1.6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1.5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1.503cm" svg:viewBox="0 0 210 424" svg:d="M131 16c0-15 0-16-16-16-39 40-95 40-115 40v21c13 0 50 0 84-18v330c0 23-2 30-60 30h-20v21c22-3 78-3 103-3s80 0 103 3v-21h-20c-58 0-59-7-59-30z">
            <text:p/>
          </draw:path>
        </draw:g>
        <draw:g xml:id="id64" draw:id="id64">
          <svg:title>TexMaths</svg:title>
          <svg:desc>16§display§0 \le y \le \pi, \ y \ne \pi/2§svg§600§FALSE§</svg:desc>
          <draw:polygon draw:style-name="gr2" draw:text-style-name="P6" draw:layer="layout" svg:width="4.718cm" svg:height="0.506cm" svg:x="20.413cm" svg:y="12.38cm" svg:viewBox="0 0 4719 507" draw:points="2360,507 0,507 0,0 4719,0 4719,507">
            <text:p/>
          </draw:polygon>
          <draw:path draw:style-name="gr3" draw:text-style-name="P7" draw:layer="layout" svg:width="0.237cm" svg:height="0.387cm" svg:x="20.407cm" svg:y="12.399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3" draw:text-style-name="P7" draw:layer="layout" svg:width="0.343cm" svg:height="0.435cm" svg:x="20.869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1.432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343cm" svg:height="0.435cm" svg:x="21.915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2.477cm" svg:y="12.531cm" svg:viewBox="0 0 305 250" svg:d="M134 33h64c-19 83-24 108-24 146 0 8 0 23 5 42 5 26 12 29 21 29 11 0 23-11 23-22 0-3 0-4-4-12-17-41-17-78-17-93 0-31 5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066cm" svg:height="0.168cm" svg:x="22.851cm" svg:y="12.7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3.256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281cm" svg:height="0.524cm" svg:x="23.77cm" svg:y="12.371cm" svg:viewBox="0 0 282 525" svg:d="M278 22c4-8 4-9 4-10 0-4-3-12-12-12-6 0-8 4-11 12l-255 491c-4 8-4 9-4 11 0 4 4 11 12 11 6 0 7-3 12-11z">
            <text:p/>
          </draw:path>
          <draw:path draw:style-name="gr3" draw:text-style-name="P7" draw:layer="layout" svg:width="0.374cm" svg:height="0.132cm" svg:x="23.724cm" svg:y="12.56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304cm" svg:height="0.249cm" svg:x="24.301cm" svg:y="12.531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657cm" svg:y="12.352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936cm" svg:y="12.399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70" draw:id="id70">
          <svg:title>TexMaths</svg:title>
          <svg:desc>16§display§- \pi/2 \le y \le \pi/2, y \ne 0§svg§600§FALSE§</svg:desc>
          <draw:polygon draw:style-name="gr2" draw:text-style-name="P6" draw:layer="layout" svg:width="5.537cm" svg:height="0.506cm" svg:x="20.104cm" svg:y="14.079cm" svg:viewBox="0 0 5538 507" draw:points="2768,507 0,507 0,0 5538,0 5538,507">
            <text:p/>
          </draw:polygon>
          <draw:path draw:style-name="gr3" draw:text-style-name="P7" draw:layer="layout" svg:width="0.343cm" svg:height="0.023cm" svg:x="20.122cm" svg:y="14.321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0.529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0.885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164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1.619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182cm" svg:y="14.224cm" svg:viewBox="0 0 260 365" svg:d="M259 35c1-8 1-9 1-13 0-10-8-16-16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343cm" svg:height="0.435cm" svg:x="22.665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3.227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3.583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3.862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066cm" svg:height="0.168cm" svg:x="24.162cm" svg:y="14.413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4.38cm" svg:y="14.224cm" svg:viewBox="0 0 261 365" svg:d="M259 35c2-8 2-9 2-13 0-10-9-16-17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281cm" svg:height="0.524cm" svg:x="24.894cm" svg:y="14.07cm" svg:viewBox="0 0 282 525" svg:d="M278 22c4-8 4-9 4-10 0-4-3-12-12-12-6 0-8 4-11 12l-254 491c-5 8-5 9-5 11 0 4 4 11 12 11 6 0 7-3 12-11z">
            <text:p/>
          </draw:path>
          <draw:path draw:style-name="gr3" draw:text-style-name="P7" draw:layer="layout" svg:width="0.374cm" svg:height="0.132cm" svg:x="24.847cm" svg:y="14.26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237cm" svg:height="0.387cm" svg:x="25.432cm" svg:y="14.098cm" svg:viewBox="0 0 238 388" svg:d="M238 196c0-46-3-91-23-133-26-54-72-63-96-63-33 0-75 14-99 67-17 39-20 83-20 129 0 42 3 92 26 135 24 45 65 57 93 57 31 0 73-12 99-66 17-38 20-83 20-126zM119 376c-22 0-56-14-67-69-5-33-5-86-5-119 0-36 0-73 4-104 12-66 54-71 68-71 18 0 55 10 67 65 5 32 5 74 5 110 0 42 0 81-7 117-7 53-39 71-65 71z">
            <text:p/>
          </draw:path>
        </draw:g>
        <draw:g xml:id="id37" draw:id="id37">
          <svg:title>TexMaths</svg:title>
          <svg:desc>26§display§\text {01}§svg§600§FALSE§</svg:desc>
          <draw:polygon draw:style-name="gr2" draw:text-style-name="P6" draw:layer="layout" svg:width="0.749cm" svg:height="0.537cm" svg:x="5.199cm" svg:y="4.394cm" svg:viewBox="0 0 750 538" draw:points="374,538 0,538 0,0 750,0 750,538">
            <text:p/>
          </draw:polygon>
          <draw:path draw:style-name="gr3" draw:text-style-name="P7" draw:layer="layout" svg:width="0.385cm" svg:height="0.628cm" svg:x="5.189cm" svg:y="4.348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5.692cm" svg:y="4.348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43" draw:id="id43">
          <svg:title>TexMaths</svg:title>
          <svg:desc>26§display§\text {02}§svg§600§FALSE§</svg:desc>
          <draw:polygon draw:style-name="gr2" draw:text-style-name="P6" draw:layer="layout" svg:width="0.778cm" svg:height="0.537cm" svg:x="5.201cm" svg:y="6.196cm" svg:viewBox="0 0 779 538" draw:points="389,538 0,538 0,0 779,0 779,538">
            <text:p/>
          </draw:polygon>
          <draw:path draw:style-name="gr3" draw:text-style-name="P7" draw:layer="layout" svg:width="0.386cm" svg:height="0.628cm" svg:x="5.191cm" svg:y="6.15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5.66cm" svg:y="6.15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49" draw:id="id49">
          <svg:title>TexMaths</svg:title>
          <svg:desc>26§display§\text {03}§svg§600§FALSE§</svg:desc>
          <draw:polygon draw:style-name="gr2" draw:text-style-name="P6" draw:layer="layout" svg:width="0.783cm" svg:height="0.537cm" svg:x="5.2cm" svg:y="8.097cm" svg:viewBox="0 0 784 538" draw:points="393,538 0,538 0,0 784,0 784,538">
            <text:p/>
          </draw:polygon>
          <draw:path draw:style-name="gr3" draw:text-style-name="P7" draw:layer="layout" svg:width="0.386cm" svg:height="0.628cm" svg:x="5.19cm" svg:y="8.0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cm" svg:y="8.051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54" draw:id="id54">
          <svg:title>TexMaths</svg:title>
          <svg:desc>26§display§\text {04}§svg§600§FALSE§</svg:desc>
          <draw:polygon draw:style-name="gr2" draw:text-style-name="P6" draw:layer="layout" svg:width="0.796cm" svg:height="0.548cm" svg:x="5.201cm" svg:y="9.996cm" svg:viewBox="0 0 797 549" draw:points="399,549 0,549 0,0 797,0 797,549">
            <text:p/>
          </draw:polygon>
          <draw:path draw:style-name="gr3" draw:text-style-name="P7" draw:layer="layout" svg:width="0.386cm" svg:height="0.629cm" svg:x="5.191cm" svg:y="9.96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5.638cm" svg:y="9.95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59" draw:id="id59">
          <svg:title>TexMaths</svg:title>
          <svg:desc>26§display§\text {05}§svg§600§FALSE§</svg:desc>
          <draw:polygon draw:style-name="gr2" draw:text-style-name="P6" draw:layer="layout" svg:width="0.778cm" svg:height="0.537cm" svg:x="5.201cm" svg:y="11.798cm" svg:viewBox="0 0 779 538" draw:points="389,538 0,538 0,0 779,0 779,538">
            <text:p/>
          </draw:polygon>
          <draw:path draw:style-name="gr3" draw:text-style-name="P7" draw:layer="layout" svg:width="0.386cm" svg:height="0.628cm" svg:x="5.191cm" svg:y="11.75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5.66cm" svg:y="11.75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65" draw:id="id65">
          <svg:title>TexMaths</svg:title>
          <svg:desc>26§display§\text {06}§svg§600§FALSE§</svg:desc>
          <draw:polygon draw:style-name="gr2" draw:text-style-name="P6" draw:layer="layout" svg:width="0.783cm" svg:height="0.537cm" svg:x="5.2cm" svg:y="13.699cm" svg:viewBox="0 0 784 538" draw:points="393,538 0,538 0,0 784,0 784,538">
            <text:p/>
          </draw:polygon>
          <draw:path draw:style-name="gr3" draw:text-style-name="P7" draw:layer="layout" svg:width="0.386cm" svg:height="0.628cm" svg:x="5.19cm" svg:y="13.65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cm" svg:y="13.653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32" draw:id="id32">
          <svg:title>TexMaths</svg:title>
          <svg:desc>24§display§\text {Sr. No.}§svg§600§FALSE§</svg:desc>
          <draw:polygon draw:style-name="gr2" draw:text-style-name="P6" draw:layer="layout" svg:width="2.542cm" svg:height="0.529cm" svg:x="4.389cm" svg:y="2.487cm" svg:viewBox="0 0 2543 530" draw:points="1271,530 0,530 0,0 2543,0 2543,530">
            <text:p/>
          </draw:polygon>
          <draw:path draw:style-name="gr3" draw:text-style-name="P7" draw:layer="layout" svg:width="0.375cm" svg:height="0.613cm" svg:x="4.395cm" svg:y="2.445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285cm" svg:height="0.373cm" svg:x="4.838cm" svg:y="2.668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1cm" svg:height="0.091cm" svg:x="5.219cm" svg:y="2.95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5.783cm" svg:y="2.464cm" svg:viewBox="0 0 578 578" svg:d="M169 12c-8-12-10-12-25-12h-144v27h25c11 0 29 0 42 2 19 2 19 2 19 19v441c0 23 0 62-86 62v27c29 0 71-2 100-2 27 0 69 2 98 2v-27c-87 0-87-39-87-62v-439c4 4 4 4 8 9l346 507c7 12 7 12 13 12 14 0 14-6 14-22v-468c0-23 0-61 86-61v-27c-29 0-71 2-100 2-27 0-69-2-98-2v27c87 0 87 38 87 61v363z">
            <text:p/>
          </draw:path>
          <draw:path draw:style-name="gr3" draw:text-style-name="P7" draw:layer="layout" svg:width="0.375cm" svg:height="0.389cm" svg:x="6.411cm" svg:y="2.662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091cm" svg:height="0.091cm" svg:x="6.882cm" svg:y="2.95cm" svg:viewBox="0 0 92 92" svg:d="M92 46c0-25-21-46-46-46s-46 21-46 46 21 46 46 46 46-21 46-46z">
            <text:p/>
          </draw:path>
        </draw:g>
        <draw:g xml:id="id36" draw:id="id36">
          <svg:title>TexMaths</svg:title>
          <svg:desc>24§display§\text {on }x \text { and } f(x)§svg§600§FALSE§</svg:desc>
          <draw:polygon draw:style-name="gr2" draw:text-style-name="P6" draw:layer="layout" svg:width="5.05cm" svg:height="0.76cm" svg:x="20.419cm" svg:y="2.792cm" svg:viewBox="0 0 5051 761" draw:points="2525,761 0,761 0,0 5051,0 5051,761">
            <text:p/>
          </draw:polygon>
          <draw:path draw:style-name="gr3" draw:text-style-name="P7" draw:layer="layout" svg:width="0.375cm" svg:height="0.389cm" svg:x="20.4cm" svg:y="3.00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0.826cm" svg:y="3.009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1.573cm" svg:y="3.009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79 56 57 0 86-59 90-65 10 32 40 65 90 65 89 0 137-109 137-130 0-8-8-8-10-8-8 0-10 2-12 8-26 92-86 111-113 111-32 0-46-27-46-56 0-19 6-36 15-75z">
            <text:p/>
          </draw:path>
          <draw:path draw:style-name="gr3" draw:text-style-name="P7" draw:layer="layout" svg:width="0.381cm" svg:height="0.389cm" svg:x="22.347cm" svg:y="3.005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59 110-98 110-42 0-77-31-77-73 0-46 37-117 175-121z">
            <text:p/>
          </draw:path>
          <draw:path draw:style-name="gr3" draw:text-style-name="P7" draw:layer="layout" svg:width="0.425cm" svg:height="0.373cm" svg:x="22.76cm" svg:y="3.009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3.231cm" svg:y="2.798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21cm" svg:height="0.769cm" svg:x="23.997cm" svg:y="2.788cm" svg:viewBox="0 0 422 770" svg:d="M267 257h73c15 0 25 0 25-15 0-10-10-10-23-10h-71l17-98c4-17 15-76 21-86 8-17 23-29 41-29 3 0 24 0 40 16-37 1-44 32-44 44 0 21 15 30 30 30 22 0 46-19 46-51 0-39-38-58-72-58-29 0-83 15-108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7" draw:layer="layout" svg:width="0.197cm" svg:height="0.844cm" svg:x="24.54cm" svg:y="2.7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421cm" svg:height="0.383cm" svg:x="24.809cm" svg:y="3.009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4 111-113 111-32 0-46-27-46-56 0-19 6-36 15-75z">
            <text:p/>
          </draw:path>
          <draw:path draw:style-name="gr3" draw:text-style-name="P7" draw:layer="layout" svg:width="0.197cm" svg:height="0.844cm" svg:x="25.314cm" svg:y="2.7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0" smil:attributeName="visibility" smil:to="visible"/>
                  <anim:animate smil:begin="0s" smil:dur="0.5s" smil:fill="hold" smil:decelerate="0.5" smil:targetElement="id30" smil:attributeName="rotate" smil:values="-90;0" smil:keyTimes="0;1"/>
                  <anim:animate smil:begin="0s" smil:dur="0.5s" smil:fill="hold" smil:decelerate="0.5" smil:targetElement="id30" smil:attributeName="width" smil:values="width;width*.05" smil:keyTimes="0;1"/>
                  <anim:animate smil:begin="0.5s" smil:dur="0.5s" smil:fill="hold" smil:accelerate="0.5" smil:targetElement="id30" smil:attributeName="width" smil:values="width*.05;width" smil:keyTimes="0;1"/>
                  <anim:animate smil:dur="1s" smil:fill="hold" smil:targetElement="id30" smil:attributeName="height" smil:values="height;height" smil:keyTimes="0;1"/>
                  <anim:animate smil:begin="0s" smil:dur="0.5s" smil:fill="hold" smil:decelerate="0.5" smil:targetElement="id30" smil:attributeName="x" smil:values="x+.4;x" smil:keyTimes="0;1"/>
                  <anim:animate smil:begin="0s" smil:dur="0.5s" smil:fill="hold" smil:decelerate="0.5" smil:targetElement="id30" smil:attributeName="y" smil:values="y-.2;y+.1" smil:keyTimes="0;1"/>
                  <anim:animate smil:begin="0.5s" smil:dur="0.5s" smil:fill="hold" smil:accelerate="0.5" smil:targetElement="id30" smil:attributeName="y" smil:values="y+.1;y" smil:keyTimes="0;1"/>
                  <anim:transitionFilter smil:begin="0s" smil:dur="1s" smil:decelerate="0.5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9" smil:attributeName="visibility" smil:to="visible"/>
                  <anim:animate smil:dur="0.25s" smil:fill="hold" smil:targetElement="id49" smil:attributeName="width" smil:values="width*0.05;width" smil:keyTimes="0;1"/>
                  <anim:animate smil:dur="0.25s" smil:fill="hold" smil:targetElement="id49" smil:attributeName="height" smil:values="height;height" smil:keyTimes="0;1"/>
                  <anim:animate smil:dur="0.25s" smil:fill="hold" smil:targetElement="id49" smil:attributeName="x" smil:values="x-.2;x" smil:keyTimes="0;1"/>
                  <anim:animate smil:dur="0.25s" smil:fill="hold" smil:targetElement="id49" smil:attributeName="y" smil:values="y;y" smil:keyTimes="0;1"/>
                  <anim:transitionFilter smil:dur="0.25s" smil:targetElement="id49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773cm" svg:x="0.8cm" svg:y="0.627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72" draw:id="id72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77" draw:id="id77">
          <svg:title>TexMaths</svg:title>
          <svg:desc>28§display§\sin^{-1}[ f( x ) ]§svg§600§FALSE§</svg:desc>
          <draw:polygon draw:style-name="gr2" draw:text-style-name="P6" draw:layer="layout" svg:width="4.513cm" svg:height="1.02cm" svg:x="7.706cm" svg:y="4.395cm" svg:viewBox="0 0 4514 1021" draw:points="2258,1021 0,1021 0,0 4514,0 4514,1021">
            <text:p/>
          </draw:polygon>
          <draw:path draw:style-name="gr3" draw:text-style-name="P7" draw:layer="layout" svg:width="0.324cm" svg:height="0.454cm" svg:x="7.688cm" svg:y="4.77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78cm" svg:y="4.55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49cm" svg:y="4.78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4cm" svg:y="4.61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554cm" svg:y="4.346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136cm" svg:height="0.985cm" svg:x="10.038cm" svg:y="4.48cm" svg:viewBox="0 0 137 986" draw:points="137,986 137,948 40,948 40,40 137,40 137,0 0,0 0,986">
            <text:p/>
          </draw:polygon>
          <draw:path draw:style-name="gr3" draw:text-style-name="P7" draw:layer="layout" svg:width="0.492cm" svg:height="0.897cm" svg:x="10.246cm" svg:y="4.52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3" draw:text-style-name="P7" draw:layer="layout" svg:width="0.23cm" svg:height="0.985cm" svg:x="10.88cm" svg:y="4.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1.194cm" svg:y="4.7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11.783cm" svg:y="4.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3" draw:text-style-name="P7" draw:layer="layout" svg:width="0.136cm" svg:height="0.985cm" svg:x="12.132cm" svg:y="4.48cm" svg:viewBox="0 0 137 986" draw:points="137,0 0,0 0,40 96,40 96,948 0,948 0,986 137,986">
            <text:p/>
          </draw:polygon>
        </draw:g>
        <draw:g xml:id="id75" draw:id="id75">
          <svg:title>TexMaths</svg:title>
          <svg:desc>22§display§\frac{dy}{dx} = f'[ g(x) ].g'(x)§svg§600§FALSE§</svg:desc>
          <draw:polygon draw:style-name="gr2" draw:text-style-name="P6" draw:layer="layout" svg:width="6.234cm" svg:height="1.522cm" svg:x="15.128cm" svg:y="2.286cm" svg:viewBox="0 0 6235 1523" draw:points="3117,1523 0,1523 0,0 6235,0 6235,1523">
            <text:p/>
          </draw:polygon>
          <draw:path draw:style-name="gr3" draw:text-style-name="P7" draw:layer="layout" svg:width="0.369cm" svg:height="0.546cm" svg:x="15.138cm" svg:y="2.24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58cm" svg:height="0.501cm" svg:x="15.531cm" svg:y="2.44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7" draw:layer="layout" svg:width="0.846cm" svg:height="0.032cm" svg:x="15.089cm" svg:y="3.097cm" svg:viewBox="0 0 847 33" draw:points="422,33 0,33 0,0 847,0 847,33">
            <text:p/>
          </draw:polygon>
          <draw:path draw:style-name="gr3" draw:text-style-name="P7" draw:layer="layout" svg:width="0.369cm" svg:height="0.546cm" svg:x="15.121cm" svg:y="3.3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513cm" svg:y="3.49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6.284cm" svg:y="3.0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705cm" svg:x="17.099cm" svg:y="2.761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6 33 55 67 55 42 0 72-46 86-76 27-49 44-142 44-148z">
            <text:p/>
          </draw:path>
          <draw:path draw:style-name="gr3" draw:text-style-name="P7" draw:layer="layout" svg:width="0.136cm" svg:height="0.281cm" svg:x="17.545cm" svg:y="2.685cm" svg:viewBox="0 0 137 282" svg:d="M132 48c5-9 5-15 5-18 0-18-16-30-31-30-22 0-29 18-30 26l-72 236c-2 0-4 7-4 7 0 7 18 13 21 13 4 0 5 0 9-9z">
            <text:p/>
          </draw:path>
          <draw:polygon draw:style-name="gr3" draw:text-style-name="P7" draw:layer="layout" svg:width="0.106cm" svg:height="0.774cm" svg:x="17.828cm" svg:y="2.728cm" svg:viewBox="0 0 107 775" draw:points="107,775 107,745 32,745 32,32 107,32 107,0 0,0 0,775">
            <text:p/>
          </draw:polygon>
          <draw:path draw:style-name="gr3" draw:text-style-name="P7" draw:layer="layout" svg:width="0.356cm" svg:height="0.501cm" svg:x="17.962cm" svg:y="2.965cm" svg:viewBox="0 0 357 502" svg:d="M354 51c2-5 3-9 3-14 0-14-10-21-23-21-8 0-29 5-31 33-14-30-42-49-72-49-90 0-185 109-185 220 0 78 47 123 102 123 46 0 83-37 91-45v1c-15 69-26 101-26 102-2 7-28 85-111 85-16 0-40-2-62-9 23-7 32-26 32-40 0-13-9-27-30-27-17 0-42 14-42 44 0 32 28 48 104 48 97 0 153-60 164-108zM253 243c-5 21-22 40-40 55-16 14-40 28-62 28-38 0-51-41-51-71 0-38 23-130 44-169 21-38 55-68 87-68 51 0 61 61 61 67 0 3 0 7-2 10z">
            <text:p/>
          </draw:path>
          <draw:path draw:style-name="gr3" draw:text-style-name="P7" draw:layer="layout" svg:width="0.18cm" svg:height="0.774cm" svg:x="18.425cm" svg:y="2.728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86cm" svg:height="0.351cm" svg:x="18.671cm" svg:y="2.9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9.134cm" svg:y="2.72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olygon draw:style-name="gr3" draw:text-style-name="P7" draw:layer="layout" svg:width="0.106cm" svg:height="0.774cm" svg:x="19.409cm" svg:y="2.728cm" svg:viewBox="0 0 107 775" draw:points="107,0 0,0 0,32 76,32 76,745 0,745 0,775 107,775">
            <text:p/>
          </draw:polygon>
          <draw:path draw:style-name="gr3" draw:text-style-name="P7" draw:layer="layout" svg:width="0.083cm" svg:height="0.084cm" svg:x="19.673cm" svg:y="3.226cm" svg:viewBox="0 0 84 85" svg:d="M84 42c0-23-19-42-42-42s-42 19-42 42 19 43 42 43 42-20 42-43z">
            <text:p/>
          </draw:path>
          <draw:path draw:style-name="gr3" draw:text-style-name="P7" draw:layer="layout" svg:width="0.356cm" svg:height="0.501cm" svg:x="19.833cm" svg:y="2.965cm" svg:viewBox="0 0 357 502" svg:d="M354 51c2-5 3-9 3-14 0-14-10-21-23-21-8 0-29 5-31 33-14-30-42-49-72-49-90 0-185 109-185 220 0 78 47 123 102 123 46 0 83-37 91-45v1c-15 69-26 101-26 102-2 7-28 85-111 85-16 0-40-2-62-9 23-7 32-26 32-40 0-13-9-27-30-27-17 0-42 14-42 44 0 32 28 48 104 48 97 0 153-60 164-108zM253 243c-5 21-22 40-40 55-16 14-40 28-62 28-38 0-51-41-51-71 0-38 23-130 44-169 21-38 55-68 87-68 51 0 61 61 61 67 0 3 0 7-2 10z">
            <text:p/>
          </draw:path>
          <draw:path draw:style-name="gr3" draw:text-style-name="P7" draw:layer="layout" svg:width="0.136cm" svg:height="0.281cm" svg:x="20.243cm" svg:y="2.685cm" svg:viewBox="0 0 137 282" svg:d="M132 48c5-9 5-15 5-18 0-18-14-30-31-30-22 0-29 18-30 26l-72 236c-2 0-4 7-4 7 0 7 18 13 21 13 4 0 5 0 9-9z">
            <text:p/>
          </draw:path>
          <draw:path draw:style-name="gr3" draw:text-style-name="P7" draw:layer="layout" svg:width="0.18cm" svg:height="0.774cm" svg:x="20.511cm" svg:y="2.728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86cm" svg:height="0.351cm" svg:x="20.757cm" svg:y="2.9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21.222cm" svg:y="2.72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 xml:id="id74" draw:id="id74">
          <svg:title>TexMaths</svg:title>
          <svg:desc>28§display§y = f[ g(x) ]§svg§600§FALSE§</svg:desc>
          <draw:polygon draw:style-name="gr2" draw:text-style-name="P6" draw:layer="layout" svg:width="4.584cm" svg:height="0.886cm" svg:x="7.609cm" svg:y="2.494cm" svg:viewBox="0 0 4585 887" draw:points="2292,887 0,887 0,0 4585,0 4585,887">
            <text:p/>
          </draw:polygon>
          <draw:path draw:style-name="gr3" draw:text-style-name="P7" draw:layer="layout" svg:width="0.456cm" svg:height="0.638cm" svg:x="7.589cm" svg:y="2.748cm" svg:viewBox="0 0 457 639" svg:d="M453 61c4-14 4-16 4-23 0-18-16-27-29-27-11 0-27 5-36 20-2 5-9 36-13 54-7 25-14 52-20 79l-45 179c-3 13-45 83-110 83-52 0-63-43-63-81 0-45 18-105 52-193 15-40 18-51 18-71 0-45-32-81-81-81-94 0-130 143-130 152s9 9 11 9c11 0 11-2 16-18 27-91 67-121 101-121 6 0 24 0 24 32 0 24-9 49-18 69-38 103-56 162-56 206 0 88 63 119 121 119 39 0 72-18 99-45-11 52-25 99-63 153-27 33-65 62-110 62-13 0-58-4-73-42 15 0 26 0 42-11 9-9 18-23 18-41 0-31-27-35-36-35-22 0-56 15-56 65 0 49 45 85 105 85 104 0 204-90 231-202z">
            <text:p/>
          </draw:path>
          <draw:path draw:style-name="gr3" draw:text-style-name="P7" draw:layer="layout" svg:width="0.656cm" svg:height="0.232cm" svg:x="8.407cm" svg:y="2.821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92cm" svg:height="0.898cm" svg:x="9.442cm" svg:y="2.49cm" svg:viewBox="0 0 493 899" svg:d="M311 300h86c18 0 29 0 29-18 0-11-11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olygon draw:style-name="gr3" draw:text-style-name="P7" draw:layer="layout" svg:width="0.136cm" svg:height="0.985cm" svg:x="10.094cm" svg:y="2.445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10.267cm" svg:y="2.748cm" svg:viewBox="0 0 455 639" svg:d="M450 65c3-7 5-11 5-18 0-18-14-27-29-27-11 0-36 7-41 43-18-38-53-63-91-63-115 0-236 139-236 280 0 99 61 157 130 157 58 0 106-47 117-58v2c-20 87-34 128-34 130-2 9-36 107-141 107-20 0-52-2-78-11 29-9 40-33 40-51 0-16-11-34-38-34-23 0-54 18-54 56 0 40 36 61 132 61 123 0 195-77 209-137zM323 309c-7 27-29 52-52 70-20 18-51 36-78 36-50 0-65-52-65-90 0-49 29-166 56-215s69-88 110-88c65 0 78 79 78 86 0 4 0 9-2 13z">
            <text:p/>
          </draw:path>
          <draw:path draw:style-name="gr3" draw:text-style-name="P7" draw:layer="layout" svg:width="0.23cm" svg:height="0.985cm" svg:x="10.854cm" svg:y="2.4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1.167cm" svg:y="2.74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" draw:text-style-name="P7" draw:layer="layout" svg:width="0.23cm" svg:height="0.985cm" svg:x="11.759cm" svg:y="2.44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olygon draw:style-name="gr3" draw:text-style-name="P7" draw:layer="layout" svg:width="0.136cm" svg:height="0.985cm" svg:x="12.106cm" svg:y="2.445cm" svg:viewBox="0 0 137 986" draw:points="137,0 0,0 0,40 96,40 96,948 0,948 0,986 137,986">
            <text:p/>
          </draw:polygon>
        </draw:g>
        <draw:g xml:id="id81" draw:id="id81">
          <svg:title>TexMaths</svg:title>
          <svg:desc>28§display§\cos^{-1} [ f( x ) ]§svg§600§FALSE§</svg:desc>
          <draw:polygon draw:style-name="gr2" draw:text-style-name="P6" draw:layer="layout" svg:width="4.621cm" svg:height="1.012cm" svg:x="7.707cm" svg:y="6.296cm" svg:viewBox="0 0 4622 1013" draw:points="2311,1013 0,1013 0,0 4622,0 4622,1013">
            <text:p/>
          </draw:polygon>
          <draw:path draw:style-name="gr3" draw:text-style-name="P7" draw:layer="layout" svg:width="0.375cm" svg:height="0.454cm" svg:x="7.691cm" svg:y="6.671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7" draw:layer="layout" svg:width="0.438cm" svg:height="0.454cm" svg:x="8.123cm" svg:y="6.671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8.618cm" svg:y="6.671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467cm" svg:height="0.035cm" svg:x="9.048cm" svg:y="6.5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664cm" svg:y="6.247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148cm" svg:y="6.373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356cm" svg:y="6.417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7" draw:layer="layout" svg:width="0.23cm" svg:height="0.985cm" svg:x="10.99cm" svg:y="6.37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1.303cm" svg:y="6.6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7" draw:layer="layout" svg:width="0.23cm" svg:height="0.985cm" svg:x="11.892cm" svg:y="6.37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241cm" svg:y="6.373cm" svg:viewBox="0 0 137 986" draw:points="137,0 0,0 0,40 96,40 96,948 0,948 0,986 137,986">
            <text:p/>
          </draw:polygon>
        </draw:g>
        <draw:g xml:id="id95" draw:id="id95">
          <svg:title>TexMaths</svg:title>
          <svg:desc>28§display§\text {cosec}^{-1} [ f( x ) ]§svg§600§FALSE§</svg:desc>
          <draw:polygon draw:style-name="gr2" draw:text-style-name="P6" draw:layer="layout" svg:width="5.495cm" svg:height="1.012cm" svg:x="7.311cm" svg:y="13.697cm" svg:viewBox="0 0 5496 1013" draw:points="2748,1013 0,1013 0,0 5496,0 5496,1013">
            <text:p/>
          </draw:polygon>
          <draw:path draw:style-name="gr3" draw:text-style-name="P7" draw:layer="layout" svg:width="0.375cm" svg:height="0.454cm" svg:x="7.295cm" svg:y="14.072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7.727cm" svg:y="14.072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8.222cm" svg:y="14.072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8.607cm" svg:y="14.07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9.049cm" svg:y="14.072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67cm" svg:height="0.035cm" svg:x="9.528cm" svg:y="13.91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144cm" svg:y="13.648cm" svg:viewBox="0 0 253 460" svg:d="M157 20c0-20-2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625cm" svg:y="13.774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836cm" svg:y="13.818cm" svg:viewBox="0 0 493 899" svg:d="M311 300h85c18 0 30 0 30-18 0-11-12-11-27-11h-83l22-114c2-20 16-90 23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1.467cm" svg:y="13.77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1.781cm" svg:y="14.076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7" draw:layer="layout" svg:width="0.23cm" svg:height="0.985cm" svg:x="12.372cm" svg:y="13.77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719cm" svg:y="13.774cm" svg:viewBox="0 0 137 986" draw:points="137,0 0,0 0,40 96,40 96,948 0,948 0,986 137,986">
            <text:p/>
          </draw:polygon>
        </draw:g>
        <draw:g xml:id="id71" draw:id="id71">
          <svg:title>TexMaths</svg:title>
          <svg:desc>28§display§\text { Derivatives of standard inverse composite functions}§svg§600§FALSE§</svg:desc>
          <draw:polygon draw:style-name="gr2" draw:text-style-name="P6" draw:layer="layout" svg:width="22.004cm" svg:height="0.788cm" svg:x="2.116cm" svg:y="0.695cm" svg:viewBox="0 0 22005 789" draw:points="11002,789 0,789 0,0 22005,0 22005,789">
            <text:p/>
          </draw:polygon>
          <draw:path draw:style-name="gr3" draw:text-style-name="P7" draw:layer="layout" svg:width="0.662cm" svg:height="0.674cm" svg:x="2.1cm" svg:y="0.668cm" svg:viewBox="0 0 663 675" svg:d="M0 0v31h25c76 0 76 12 76 45v523c0 36 0 45-76 45h-25v31h361c165 0 302-146 302-332 0-188-132-343-302-343zM235 644c-47 0-49-7-49-39v-535c0-32 2-39 49-39h99c60 0 130 21 179 92 42 59 51 144 51 220 0 110-17 168-53 218-20 27-76 83-177 83z">
            <text:p/>
          </draw:path>
          <draw:path draw:style-name="gr3" draw:text-style-name="P7" draw:layer="layout" svg:width="0.382cm" svg:height="0.454cm" svg:x="2.846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33cm" svg:height="0.436cm" svg:x="3.283cm" svg:y="0.9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1cm" svg:x="3.672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83cm" svg:height="0.436cm" svg:x="3.932cm" svg:y="0.915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7" draw:layer="layout" svg:width="0.445cm" svg:height="0.454cm" svg:x="4.421cm" svg:y="0.89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4.889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212cm" svg:height="0.661cm" svg:x="5.285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83cm" svg:height="0.436cm" svg:x="5.545cm" svg:y="0.91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7" draw:layer="layout" svg:width="0.382cm" svg:height="0.454cm" svg:x="6.047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24cm" svg:height="0.454cm" svg:x="6.488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7.2cm" svg:y="0.89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319cm" svg:height="0.696cm" svg:x="7.698cm" svg:y="0.64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7" draw:layer="layout" svg:width="0.324cm" svg:height="0.454cm" svg:x="8.325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8cm" svg:height="0.618cm" svg:x="8.701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45cm" svg:height="0.454cm" svg:x="9.106cm" svg:y="0.899cm" svg:viewBox="0 0 446 455" svg:d="M287 368c4 40 31 80 78 80 20 0 81-13 81-94v-54h-25v54c0 59-25 65-36 65-31 0-36-45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9.588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10.137cm" svg:y="0.65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7" draw:layer="layout" svg:width="0.445cm" svg:height="0.454cm" svg:x="10.69cm" svg:y="0.899cm" svg:viewBox="0 0 446 455" svg:d="M287 368c4 40 31 80 78 80 20 0 81-13 81-94v-54h-25v54c0 59-25 65-36 65-31 0-36-45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6cm" svg:x="11.169cm" svg:y="0.9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87cm" svg:height="0.696cm" svg:x="11.561cm" svg:y="0.65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7" draw:layer="layout" svg:width="0.212cm" svg:height="0.661cm" svg:x="12.435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706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3cm" svg:height="0.436cm" svg:x="13.212cm" svg:y="0.91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7" draw:layer="layout" svg:width="0.382cm" svg:height="0.454cm" svg:x="13.714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33cm" svg:height="0.436cm" svg:x="14.151cm" svg:y="0.9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14.543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4.926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75cm" svg:height="0.454cm" svg:x="15.696cm" svg:y="0.899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6.129cm" svg:y="0.89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77cm" svg:height="0.436cm" svg:x="16.624cm" svg:y="0.90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7" draw:layer="layout" svg:width="0.487cm" svg:height="0.627cm" svg:x="17.439cm" svg:y="0.906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7" draw:layer="layout" svg:width="0.438cm" svg:height="0.454cm" svg:x="18.015cm" svg:y="0.89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324cm" svg:height="0.454cm" svg:x="18.51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8.899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308cm" svg:height="0.618cm" svg:x="19.159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382cm" svg:height="0.454cm" svg:x="19.549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19cm" svg:height="0.696cm" svg:x="20.319cm" svg:y="0.646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96cm" svg:height="0.447cm" svg:x="20.62cm" svg:y="0.906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7" draw:layer="layout" svg:width="0.496cm" svg:height="0.436cm" svg:x="21.166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21.715cm" svg:y="0.899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308cm" svg:height="0.618cm" svg:x="22.138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212cm" svg:height="0.661cm" svg:x="22.535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38cm" svg:height="0.454cm" svg:x="22.803cm" svg:y="0.89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496cm" svg:height="0.436cm" svg:x="23.298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24cm" svg:height="0.454cm" svg:x="23.847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</draw:g>
        <draw:g xml:id="id78" draw:id="id78">
          <svg:title>TexMaths</svg:title>
          <svg:desc>16§display§\frac{f'(x)}{ \sqrt{1 - [ f(x) ]^2} }§svg§600§FALSE§</svg:desc>
          <draw:polygon draw:style-name="gr2" draw:text-style-name="P6" draw:layer="layout" svg:width="3.133cm" svg:height="1.385cm" svg:x="14.821cm" svg:y="4.277cm" svg:viewBox="0 0 3134 1386" draw:points="1567,1386 0,1386 0,0 3134,0 3134,1386">
            <text:p/>
          </draw:polygon>
          <draw:path draw:style-name="gr3" draw:text-style-name="P7" draw:layer="layout" svg:width="0.281cm" svg:height="0.513cm" svg:x="15.791cm" svg:y="4.277cm" svg:viewBox="0 0 282 514" svg:d="M178 172h48c11 0 17 0 17-11 0-6-6-6-15-6h-48l12-65c2-12 10-52 14-58 5-12 15-19 27-19 2 0 17 0 27 10-25 1-30 22-30 30 0 14 11 20 21 20 14 0 31-13 31-35 0-25-26-38-49-38-19 0-55 10-72 67-4 11-5 16-19 88h-38c-12 0-17 0-17 10 0 7 4 7 15 7h37l-42 222c-10 56-20 107-48 107-3 0-17 0-29-11 27-1 32-21 32-30 0-13-10-19-21-19-14 0-31 12-31 33 0 25 24 40 49 40 30 0 52-34 62-56 20-35 32-103 32-107z">
            <text:p/>
          </draw:path>
          <draw:path draw:style-name="gr3" draw:text-style-name="P7" draw:layer="layout" svg:width="0.099cm" svg:height="0.204cm" svg:x="16.116cm" svg:y="4.249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311cm" svg:y="4.252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6.49cm" svg:y="4.424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5 26-31 0-15-12-20-21-20-17 0-31 15-31 33 0 26 28 37 52 37 39 0 59-40 61-43 6 21 26 43 60 43 59 0 91-73 91-87 0-5-6-5-7-5-5 0-6 1-7 5-18 62-58 74-76 74-22 0-31-18-31-37 0-13 4-24 11-50z">
            <text:p/>
          </draw:path>
          <draw:path draw:style-name="gr3" draw:text-style-name="P7" draw:layer="layout" svg:width="0.131cm" svg:height="0.562cm" svg:x="16.828cm" svg:y="4.252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3.189cm" svg:height="0.023cm" svg:x="14.793cm" svg:y="4.902cm" svg:viewBox="0 0 3190 24" draw:points="1596,24 0,24 0,0 3190,0 3190,24">
            <text:p/>
          </draw:polygon>
          <draw:path draw:style-name="gr3" draw:text-style-name="P7" draw:layer="layout" svg:width="0.512cm" svg:height="0.675cm" svg:x="14.854cm" svg:y="5.015cm" svg:viewBox="0 0 513 676" svg:d="M177 676c17 0 17 0 24-11l308-643c4-8 4-9 4-10 0-7-5-12-11-12-8 0-11 5-13 12l-291 605-120-279-78 60 9 9 40-30z">
            <text:p/>
          </draw:path>
          <draw:polygon draw:style-name="gr3" draw:text-style-name="P7" draw:layer="layout" svg:width="2.627cm" svg:height="0.023cm" svg:x="15.355cm" svg:y="5.015cm" svg:viewBox="0 0 2628 24" draw:points="1314,24 0,24 0,0 2628,0 2628,24">
            <text:p/>
          </draw:polygon>
          <draw:path draw:style-name="gr3" draw:text-style-name="P7" draw:layer="layout" svg:width="0.186cm" svg:height="0.376cm" svg:x="15.405cm" svg:y="5.143cm" svg:viewBox="0 0 187 377" svg:d="M116 14c0-13 0-14-12-14-36 36-86 36-104 36v18c12 0 45 0 74-16v294c0 20-1 27-52 27h-18v18c19-3 69-3 91-3 23 0 71 0 92 3v-18h-18c-51 0-53-7-53-27z">
            <text:p/>
          </draw:path>
          <draw:path draw:style-name="gr3" draw:text-style-name="P7" draw:layer="layout" svg:width="0.343cm" svg:height="0.023cm" svg:x="15.808cm" svg:y="5.366cm" svg:viewBox="0 0 344 24" svg:d="M325 24c9 0 19 0 19-12s-10-12-19-12h-306c-9 0-19 0-19 12s10 12 19 12z">
            <text:p/>
          </draw:path>
          <draw:polygon draw:style-name="gr3" draw:text-style-name="P7" draw:layer="layout" svg:width="0.077cm" svg:height="0.562cm" svg:x="16.39cm" svg:y="5.096cm" svg:viewBox="0 0 78 563" draw:points="78,563 78,542 23,542 23,23 78,23 78,0 0,0 0,563">
            <text:p/>
          </draw:polygon>
          <draw:path draw:style-name="gr3" draw:text-style-name="P7" draw:layer="layout" svg:width="0.281cm" svg:height="0.513cm" svg:x="16.509cm" svg:y="5.121cm" svg:viewBox="0 0 282 514" svg:d="M178 172h48c11 0 17 0 17-11 0-6-6-6-15-6h-48l12-65c2-12 10-52 14-58 5-12 15-19 27-19 2 0 17 0 27 10-25 1-30 22-30 30 0 14 11 20 21 20 14 0 31-13 31-35 0-25-26-38-49-38-19 0-55 10-72 67-4 11-5 16-19 88h-38c-12 0-17 0-17 10 0 7 4 7 15 7h37l-42 222c-10 56-20 107-48 107-3 0-17 0-29-11 27-1 32-21 32-30 0-13-10-19-21-19-14 0-31 12-31 33 0 25 24 40 49 40 30 0 52-34 62-56 18-35 32-103 32-107z">
            <text:p/>
          </draw:path>
          <draw:path draw:style-name="gr3" draw:text-style-name="P7" draw:layer="layout" svg:width="0.131cm" svg:height="0.562cm" svg:x="16.871cm" svg:y="5.096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7.05cm" svg:y="5.27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5 26-31 0-15-12-20-21-20-17 0-31 15-31 33 0 26 28 37 52 37 39 0 59-40 61-43 6 21 26 43 60 43 59 0 91-73 91-87 0-5-6-5-7-5-5 0-6 1-7 5-18 62-58 74-76 74-22 0-31-18-31-37 0-13 4-24 11-50z">
            <text:p/>
          </draw:path>
          <draw:path draw:style-name="gr3" draw:text-style-name="P7" draw:layer="layout" svg:width="0.131cm" svg:height="0.562cm" svg:x="17.387cm" svg:y="5.096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0.077cm" svg:height="0.562cm" svg:x="17.586cm" svg:y="5.096cm" svg:viewBox="0 0 78 563" draw:points="78,0 0,0 0,23 55,23 55,542 0,542 0,563 78,563">
            <text:p/>
          </draw:polygon>
          <draw:path draw:style-name="gr3" draw:text-style-name="P7" draw:layer="layout" svg:width="0.174cm" svg:height="0.262cm" svg:x="17.755cm" svg:y="5.094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</draw:g>
        <draw:g xml:id="id82" draw:id="id82">
          <svg:title>TexMaths</svg:title>
          <svg:desc>16§display§- \frac{f'(x)}{\sqrt{1 - [ f(x) ]^2}}§svg§600§FALSE§</svg:desc>
          <draw:polygon draw:style-name="gr2" draw:text-style-name="P6" draw:layer="layout" svg:width="3.64cm" svg:height="1.385cm" svg:x="14.193cm" svg:y="6.176cm" svg:viewBox="0 0 3641 1386" draw:points="1820,1386 0,1386 0,0 3641,0 3641,1386">
            <text:p/>
          </draw:polygon>
          <draw:path draw:style-name="gr3" draw:text-style-name="P7" draw:layer="layout" svg:width="0.343cm" svg:height="0.023cm" svg:x="14.211cm" svg:y="6.801cm" svg:viewBox="0 0 344 24" svg:d="M325 24c9 0 19 0 19-12s-10-12-19-12h-306c-9 0-19 0-19 12s10 12 19 12z">
            <text:p/>
          </draw:path>
          <draw:path draw:style-name="gr3" draw:text-style-name="P7" draw:layer="layout" svg:width="0.281cm" svg:height="0.513cm" svg:x="15.669cm" svg:y="6.176cm" svg:viewBox="0 0 282 514" svg:d="M178 172h49c10 0 16 0 16-11 0-6-6-6-15-6h-47l12-65c2-12 9-52 13-58 5-12 15-19 27-19 3 0 17 0 27 10-24 1-30 22-30 30 0 14 11 20 21 20 14 0 31-13 31-35 0-25-26-38-49-38-19 0-55 10-72 67-4 11-5 16-19 88h-38c-12 0-17 0-17 10 0 7 4 7 15 7h38l-43 222c-10 56-20 107-48 107-3 0-17 0-29-11 27-1 32-21 32-30 0-13-10-19-21-19-14 0-31 12-31 33 0 25 24 40 49 40 30 0 52-34 62-56 20-35 32-103 32-107z">
            <text:p/>
          </draw:path>
          <draw:path draw:style-name="gr3" draw:text-style-name="P7" draw:layer="layout" svg:width="0.099cm" svg:height="0.204cm" svg:x="15.993cm" svg:y="6.148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188cm" svg:y="6.151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6.368cm" svg:y="6.32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20 62-58 74-76 74-22 0-31-18-31-37 0-13 4-24 11-50z">
            <text:p/>
          </draw:path>
          <draw:path draw:style-name="gr3" draw:text-style-name="P7" draw:layer="layout" svg:width="0.131cm" svg:height="0.562cm" svg:x="16.705cm" svg:y="6.151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3.19cm" svg:height="0.023cm" svg:x="14.669cm" svg:y="6.801cm" svg:viewBox="0 0 3191 24" draw:points="1596,24 0,24 0,0 3191,0 3191,24">
            <text:p/>
          </draw:polygon>
          <draw:path draw:style-name="gr3" draw:text-style-name="P7" draw:layer="layout" svg:width="0.512cm" svg:height="0.675cm" svg:x="14.732cm" svg:y="6.914cm" svg:viewBox="0 0 513 676" svg:d="M177 676c18 0 18 0 24-11l309-643c3-8 3-9 3-10 0-7-5-12-11-12-8 0-10 5-13 12l-291 605-120-279-78 60 9 9 40-30z">
            <text:p/>
          </draw:path>
          <draw:polygon draw:style-name="gr3" draw:text-style-name="P7" draw:layer="layout" svg:width="2.628cm" svg:height="0.023cm" svg:x="15.233cm" svg:y="6.914cm" svg:viewBox="0 0 2629 24" draw:points="1315,24 0,24 0,0 2629,0 2629,24">
            <text:p/>
          </draw:polygon>
          <draw:path draw:style-name="gr3" draw:text-style-name="P7" draw:layer="layout" svg:width="0.186cm" svg:height="0.376cm" svg:x="15.282cm" svg:y="7.042cm" svg:viewBox="0 0 187 377" svg:d="M116 14c0-13 0-14-12-14-36 36-86 36-104 36v18c12 0 45 0 74-16v294c0 20-1 27-52 27h-18v18c19-3 69-3 91-3 23 0 71 0 92 3v-18h-18c-51 0-53-7-53-27z">
            <text:p/>
          </draw:path>
          <draw:path draw:style-name="gr3" draw:text-style-name="P7" draw:layer="layout" svg:width="0.343cm" svg:height="0.023cm" svg:x="15.684cm" svg:y="7.265cm" svg:viewBox="0 0 344 24" svg:d="M325 24c9 0 19 0 19-12s-10-12-19-12h-306c-9 0-19 0-19 12s10 12 19 12z">
            <text:p/>
          </draw:path>
          <draw:polygon draw:style-name="gr3" draw:text-style-name="P7" draw:layer="layout" svg:width="0.077cm" svg:height="0.562cm" svg:x="16.267cm" svg:y="6.995cm" svg:viewBox="0 0 78 563" draw:points="78,563 78,542 23,542 23,23 78,23 78,0 0,0 0,563">
            <text:p/>
          </draw:polygon>
          <draw:path draw:style-name="gr3" draw:text-style-name="P7" draw:layer="layout" svg:width="0.281cm" svg:height="0.513cm" svg:x="16.387cm" svg:y="7.02cm" svg:viewBox="0 0 282 514" svg:d="M178 172h49c10 0 16 0 16-11 0-6-6-6-15-6h-47l12-65c2-12 9-52 13-58 5-12 15-19 27-19 3 0 17 0 27 10-24 1-30 22-30 30 0 14 11 20 21 20 14 0 31-13 31-35 0-25-26-38-49-38-19 0-55 10-72 67-4 11-5 16-19 88h-38c-12 0-17 0-17 10 0 7 4 7 15 7h38l-43 222c-10 56-20 107-48 107-3 0-17 0-29-11 27-1 32-21 32-30 0-13-10-19-21-19-14 0-31 12-31 33 0 25 24 40 49 40 30 0 52-34 62-56 20-35 32-103 32-107z">
            <text:p/>
          </draw:path>
          <draw:path draw:style-name="gr3" draw:text-style-name="P7" draw:layer="layout" svg:width="0.131cm" svg:height="0.562cm" svg:x="16.748cm" svg:y="6.995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6.927cm" svg:y="7.169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20 62-58 74-76 74-22 0-31-18-31-37 0-13 4-24 11-50z">
            <text:p/>
          </draw:path>
          <draw:path draw:style-name="gr3" draw:text-style-name="P7" draw:layer="layout" svg:width="0.131cm" svg:height="0.562cm" svg:x="17.265cm" svg:y="6.995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0.077cm" svg:height="0.562cm" svg:x="17.464cm" svg:y="6.995cm" svg:viewBox="0 0 78 563" draw:points="78,0 0,0 0,23 55,23 55,542 0,542 0,563 78,563">
            <text:p/>
          </draw:polygon>
          <draw:path draw:style-name="gr3" draw:text-style-name="P7" draw:layer="layout" svg:width="0.174cm" svg:height="0.262cm" svg:x="17.633cm" svg:y="6.993cm" svg:viewBox="0 0 175 263" svg:d="M175 191h-14c-1 9-5 32-10 36-2 2-33 2-38 2h-73c41-37 55-47 79-66 30-23 56-48 56-86 0-48-42-77-93-77-49 0-82 35-82 70 0 21 17 23 20 23 11 0 22-7 22-21 0-7-2-21-23-21 12-28 39-37 58-37 39 0 60 31 60 63 0 34-24 61-37 77l-96 93c-4 4-4 5-4 16h164z">
            <text:p/>
          </draw:path>
        </draw:g>
        <draw:g xml:id="id85" draw:id="id85">
          <svg:title>TexMaths</svg:title>
          <svg:desc>28§display§\tan^{-1} [ f( x ) ]§svg§600§FALSE§</svg:desc>
          <draw:polygon draw:style-name="gr2" draw:text-style-name="P6" draw:layer="layout" svg:width="4.726cm" svg:height="1.012cm" svg:x="7.722cm" svg:y="8.197cm" svg:viewBox="0 0 4727 1013" draw:points="2364,1013 0,1013 0,0 4727,0 4727,1013">
            <text:p/>
          </draw:polygon>
          <draw:path draw:style-name="gr3" draw:text-style-name="P7" draw:layer="layout" svg:width="0.31cm" svg:height="0.618cm" svg:x="7.691cm" svg:y="8.406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8.097cm" svg:y="8.572cm" svg:viewBox="0 0 446 455" svg:d="M287 368c4 40 31 80 78 80 20 0 81-13 81-94v-54h-25v54c0 59-24 65-36 65-31 0-35-45-35-49v-200c0-40 0-78-36-116-38-38-88-54-137-54-81 0-148 47-148 112 0 29 20 47 45 47 27 0 45-20 45-47 0-11-5-45-50-45 27-33 74-45 108-45 47 0 103 39 103 126v38c-49 2-119 5-181 34-74 33-99 85-99 130 0 80 96 105 159 105 65 0 110-40 128-87zM280 206v99c0 94-69 128-114 128-49 0-90-36-90-85 0-54 43-137 204-142z">
            <text:p/>
          </draw:path>
          <draw:path draw:style-name="gr3" draw:text-style-name="P7" draw:layer="layout" svg:width="0.496cm" svg:height="0.436cm" svg:x="8.58cm" svg:y="8.57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17cm" svg:y="8.41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9.786cm" svg:y="8.148cm" svg:viewBox="0 0 253 460" svg:d="M157 20c0-20-2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268cm" svg:y="8.274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478cm" svg:y="8.318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7" draw:layer="layout" svg:width="0.23cm" svg:height="0.985cm" svg:x="11.11cm" svg:y="8.27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1.424cm" svg:y="8.57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  <draw:path draw:style-name="gr3" draw:text-style-name="P7" draw:layer="layout" svg:width="0.23cm" svg:height="0.985cm" svg:x="12.015cm" svg:y="8.274cm" svg:viewBox="0 0 231 986" svg:d="M231 493c0-76-11-195-65-307-61-121-146-186-157-186-5 0-9 4-9 9 0 4 0 7 18 25 99 96 155 253 155 459 0 168-36 343-160 467-13 13-13 15-13 17 0 7 4 9 9 9 11 0 101-67 159-192 52-108 63-218 63-301z">
            <text:p/>
          </draw:path>
          <draw:polygon draw:style-name="gr3" draw:text-style-name="P7" draw:layer="layout" svg:width="0.136cm" svg:height="0.985cm" svg:x="12.362cm" svg:y="8.274cm" svg:viewBox="0 0 137 986" draw:points="137,0 0,0 0,40 96,40 96,948 0,948 0,986 137,986">
            <text:p/>
          </draw:polygon>
        </draw:g>
        <draw:g xml:id="id88" draw:id="id88">
          <svg:title>TexMaths</svg:title>
          <svg:desc>28§display§\cot^{-1} [ f( x ) ]§svg§600§FALSE§</svg:desc>
          <draw:polygon draw:style-name="gr2" draw:text-style-name="P6" draw:layer="layout" svg:width="4.616cm" svg:height="1.012cm" svg:x="7.808cm" svg:y="9.996cm" svg:viewBox="0 0 4617 1013" draw:points="2310,1013 0,1013 0,0 4617,0 4617,1013">
            <text:p/>
          </draw:polygon>
          <draw:path draw:style-name="gr3" draw:text-style-name="P7" draw:layer="layout" svg:width="0.375cm" svg:height="0.454cm" svg:x="7.792cm" svg:y="10.371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8.224cm" svg:y="10.371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8cm" svg:x="8.706cm" svg:y="10.205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67cm" svg:height="0.035cm" svg:x="9.145cm" svg:y="10.21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9.761cm" svg:y="9.947cm" svg:viewBox="0 0 253 460" svg:d="M157 20c0-20-2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243cm" svg:y="10.073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453cm" svg:y="10.117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1.085cm" svg:y="10.07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1.399cm" svg:y="10.37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23cm" svg:height="0.985cm" svg:x="11.99cm" svg:y="10.07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olygon draw:style-name="gr3" draw:text-style-name="P7" draw:layer="layout" svg:width="0.136cm" svg:height="0.985cm" svg:x="12.337cm" svg:y="10.073cm" svg:viewBox="0 0 137 986" draw:points="137,0 0,0 0,40 96,40 96,948 0,948 0,986 137,986">
            <text:p/>
          </draw:polygon>
        </draw:g>
        <draw:g xml:id="id91" draw:id="id91">
          <svg:title>TexMaths</svg:title>
          <svg:desc>28§display§\sec^{-1} [ f( x ) ]§svg§600§FALSE§</svg:desc>
          <draw:polygon draw:style-name="gr2" draw:text-style-name="P6" draw:layer="layout" svg:width="4.566cm" svg:height="1.012cm" svg:x="7.81cm" svg:y="11.897cm" svg:viewBox="0 0 4567 1013" draw:points="2285,1013 0,1013 0,0 4567,0 4567,1013">
            <text:p/>
          </draw:polygon>
          <draw:path draw:style-name="gr3" draw:text-style-name="P7" draw:layer="layout" svg:width="0.324cm" svg:height="0.454cm" svg:x="7.792cm" svg:y="12.272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8.177cm" svg:y="12.27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8.618cm" svg:y="12.272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67cm" svg:height="0.035cm" svg:x="9.098cm" svg:y="12.11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714cm" svg:y="11.848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195cm" svg:y="11.974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406cm" svg:y="12.01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1.037cm" svg:y="11.97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1.351cm" svg:y="12.27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23cm" svg:height="0.985cm" svg:x="11.942cm" svg:y="11.97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289cm" svg:y="11.974cm" svg:viewBox="0 0 137 986" draw:points="137,0 0,0 0,40 96,40 96,948 0,948 0,986 137,986">
            <text:p/>
          </draw:polygon>
        </draw:g>
        <draw:g xml:id="id86" draw:id="id86">
          <svg:title>TexMaths</svg:title>
          <svg:desc>16§display§\frac{f'(x) }{1 + [ f(x) ]^2}§svg§600§FALSE§</svg:desc>
          <draw:polygon draw:style-name="gr2" draw:text-style-name="P6" draw:layer="layout" svg:width="2.572cm" svg:height="1.275cm" svg:x="14.921cm" svg:y="8.077cm" svg:viewBox="0 0 2573 1276" draw:points="1286,1276 0,1276 0,0 2573,0 2573,1276">
            <text:p/>
          </draw:polygon>
          <draw:path draw:style-name="gr3" draw:text-style-name="P7" draw:layer="layout" svg:width="0.281cm" svg:height="0.512cm" svg:x="15.611cm" svg:y="8.077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3" draw:text-style-name="P7" draw:layer="layout" svg:width="0.099cm" svg:height="0.204cm" svg:x="15.935cm" svg:y="8.049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129cm" svg:y="8.05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309cm" svg:y="8.22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131cm" svg:height="0.562cm" svg:x="16.647cm" svg:y="8.052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2.628cm" svg:height="0.023cm" svg:x="14.893cm" svg:y="8.702cm" svg:viewBox="0 0 2629 24" draw:points="1315,24 0,24 0,0 2629,0 2629,24">
            <text:p/>
          </draw:polygon>
          <draw:path draw:style-name="gr3" draw:text-style-name="P7" draw:layer="layout" svg:width="0.186cm" svg:height="0.375cm" svg:x="14.943cm" svg:y="8.864cm" svg:viewBox="0 0 187 376" svg:d="M116 14c0-13 0-14-12-14-36 36-86 36-104 36v18c12 0 45 0 74-16v293c0 21-1 27-52 27h-18v18c19-2 69-2 91-2 23 0 71 0 92 2v-18h-18c-51 0-53-6-53-27z">
            <text:p/>
          </draw:path>
          <draw:path draw:style-name="gr3" draw:text-style-name="P7" draw:layer="layout" svg:width="0.374cm" svg:height="0.375cm" svg:x="15.331cm" svg:y="8.912cm" svg:viewBox="0 0 375 376" svg:d="M200 200h157c8 0 18 0 18-12 0-11-10-11-18-11h-157v-158c0-9 0-19-12-19-11 0-11 10-11 19v158h-158c-9 0-19 0-19 11 0 12 10 12 19 12h158v157c0 8 0 19 11 19 12 0 12-11 12-19z">
            <text:p/>
          </draw:path>
          <draw:polygon draw:style-name="gr3" draw:text-style-name="P7" draw:layer="layout" svg:width="0.077cm" svg:height="0.562cm" svg:x="15.927cm" svg:y="8.817cm" svg:viewBox="0 0 78 563" draw:points="78,563 78,541 23,541 23,23 78,23 78,0 0,0 0,563">
            <text:p/>
          </draw:polygon>
          <draw:path draw:style-name="gr3" draw:text-style-name="P7" draw:layer="layout" svg:width="0.281cm" svg:height="0.512cm" svg:x="16.048cm" svg:y="8.84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3" draw:text-style-name="P7" draw:layer="layout" svg:width="0.131cm" svg:height="0.562cm" svg:x="16.41cm" svg:y="8.81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589cm" svg:y="8.99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3" draw:text-style-name="P7" draw:layer="layout" svg:width="0.131cm" svg:height="0.562cm" svg:x="16.926cm" svg:y="8.817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0.077cm" svg:height="0.562cm" svg:x="17.124cm" svg:y="8.817cm" svg:viewBox="0 0 78 563" draw:points="78,0 0,0 0,23 55,23 55,541 0,541 0,563 78,563">
            <text:p/>
          </draw:polygon>
          <draw:path draw:style-name="gr3" draw:text-style-name="P7" draw:layer="layout" svg:width="0.174cm" svg:height="0.261cm" svg:x="17.293cm" svg:y="8.816cm" svg:viewBox="0 0 175 262" svg:d="M175 191h-14c-1 9-5 32-10 36-3 2-33 2-38 2h-73c41-37 55-47 79-66 29-24 56-48 56-86 0-48-42-77-93-77-49 0-82 35-82 70 0 21 17 23 20 23 11 0 22-7 22-21 0-7-2-21-23-21 12-28 39-37 58-37 39 0 60 31 60 63 0 34-24 61-37 77l-96 93c-4 4-4 5-4 15h164z">
            <text:p/>
          </draw:path>
        </draw:g>
        <draw:g xml:id="id89" draw:id="id89">
          <svg:title>TexMaths</svg:title>
          <svg:desc>16§display§- \frac{f'(x) }{1 + [ f(x) ]^2}§svg§600§FALSE§</svg:desc>
          <draw:polygon draw:style-name="gr2" draw:text-style-name="P6" draw:layer="layout" svg:width="3.077cm" svg:height="1.275cm" svg:x="14.492cm" svg:y="9.977cm" svg:viewBox="0 0 3078 1276" draw:points="1539,1276 0,1276 0,0 3078,0 3078,1276">
            <text:p/>
          </draw:polygon>
          <draw:path draw:style-name="gr3" draw:text-style-name="P7" draw:layer="layout" svg:width="0.343cm" svg:height="0.023cm" svg:x="14.51cm" svg:y="10.602cm" svg:viewBox="0 0 344 24" svg:d="M325 24c9 0 19 0 19-12s-10-12-19-12h-306c-9 0-19 0-19 12s10 12 19 12z">
            <text:p/>
          </draw:path>
          <draw:path draw:style-name="gr3" draw:text-style-name="P7" draw:layer="layout" svg:width="0.281cm" svg:height="0.512cm" svg:x="15.687cm" svg:y="9.977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3" draw:text-style-name="P7" draw:layer="layout" svg:width="0.099cm" svg:height="0.204cm" svg:x="16.012cm" svg:y="9.949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206cm" svg:y="9.95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386cm" svg:y="10.12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3" draw:text-style-name="P7" draw:layer="layout" svg:width="0.131cm" svg:height="0.562cm" svg:x="16.722cm" svg:y="9.952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2.629cm" svg:height="0.023cm" svg:x="14.968cm" svg:y="10.602cm" svg:viewBox="0 0 2630 24" draw:points="1315,24 0,24 0,0 2630,0 2630,24">
            <text:p/>
          </draw:polygon>
          <draw:path draw:style-name="gr3" draw:text-style-name="P7" draw:layer="layout" svg:width="0.186cm" svg:height="0.375cm" svg:x="15.019cm" svg:y="10.764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74cm" svg:height="0.375cm" svg:x="15.406cm" svg:y="10.812cm" svg:viewBox="0 0 375 376" svg:d="M200 200h157c8 0 18 0 18-12 0-11-10-11-18-11h-157v-158c0-9 0-19-12-19-11 0-11 10-11 19v158h-158c-9 0-19 0-19 11 0 12 10 12 19 12h158v157c0 8 0 19 11 19 12 0 12-11 12-19z">
            <text:p/>
          </draw:path>
          <draw:polygon draw:style-name="gr3" draw:text-style-name="P7" draw:layer="layout" svg:width="0.077cm" svg:height="0.562cm" svg:x="16.004cm" svg:y="10.717cm" svg:viewBox="0 0 78 563" draw:points="78,563 78,541 23,541 23,23 78,23 78,0 0,0 0,563">
            <text:p/>
          </draw:polygon>
          <draw:path draw:style-name="gr3" draw:text-style-name="P7" draw:layer="layout" svg:width="0.281cm" svg:height="0.512cm" svg:x="16.123cm" svg:y="10.742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3" draw:text-style-name="P7" draw:layer="layout" svg:width="0.131cm" svg:height="0.562cm" svg:x="16.485cm" svg:y="10.71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665cm" svg:y="10.891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3" draw:text-style-name="P7" draw:layer="layout" svg:width="0.131cm" svg:height="0.562cm" svg:x="17.001cm" svg:y="10.717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0.077cm" svg:height="0.562cm" svg:x="17.201cm" svg:y="10.717cm" svg:viewBox="0 0 78 563" draw:points="78,0 0,0 0,23 55,23 55,541 0,541 0,563 78,563">
            <text:p/>
          </draw:polygon>
          <draw:path draw:style-name="gr3" draw:text-style-name="P7" draw:layer="layout" svg:width="0.174cm" svg:height="0.261cm" svg:x="17.37cm" svg:y="10.716cm" svg:viewBox="0 0 175 262" svg:d="M175 191h-14c-1 9-5 32-10 36-2 2-33 2-38 2h-73c41-37 55-47 79-66 30-24 56-48 56-86 0-48-42-77-93-77-49 0-82 35-82 70 0 21 17 23 20 23 11 0 22-7 22-21 0-7-2-21-23-21 12-28 39-37 58-37 40 0 60 31 60 63 0 34-24 61-37 77l-96 93c-4 4-4 5-4 15h164z">
            <text:p/>
          </draw:path>
        </draw:g>
        <draw:g xml:id="id92" draw:id="id92">
          <svg:title>TexMaths</svg:title>
          <svg:desc>15§display§\frac{ f'(x) }{ \left| f(x) \sqrt{ [ f(x) ]^2 - 1} \right| }§svg§600§FALSE§</svg:desc>
          <draw:polygon draw:style-name="gr2" draw:text-style-name="P6" draw:layer="layout" svg:width="4.316cm" svg:height="1.604cm" svg:x="14.318cm" svg:y="11.674cm" svg:viewBox="0 0 4317 1605" draw:points="2159,1605 0,1605 0,0 4317,0 4317,1605">
            <text:p/>
          </draw:polygon>
          <draw:path draw:style-name="gr3" draw:text-style-name="P7" draw:layer="layout" svg:width="0.263cm" svg:height="0.48cm" svg:x="15.917cm" svg:y="11.67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7-34 30-97 30-101z">
            <text:p/>
          </draw:path>
          <draw:path draw:style-name="gr3" draw:text-style-name="P7" draw:layer="layout" svg:width="0.093cm" svg:height="0.191cm" svg:x="16.222cm" svg:y="11.648cm" svg:viewBox="0 0 94 192" svg:d="M90 32c4-6 4-9 4-12 0-12-11-20-22-20-14 0-19 12-20 18l-50 161c-1 0-2 5-2 5 0 4 12 8 14 8 3 0 4 0 6-6z">
            <text:p/>
          </draw:path>
          <draw:path draw:style-name="gr3" draw:text-style-name="P7" draw:layer="layout" svg:width="0.123cm" svg:height="0.527cm" svg:x="16.404cm" svg:y="11.6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572cm" svg:y="11.8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50 35 35 0 54-37 56-41 6 21 25 41 57 41 54 0 84-68 84-82 0-4-5-4-6-4-5 0-6 1-7 4-17 58-54 70-71 70-20 0-29-17-29-35 0-12 4-23 10-47z">
            <text:p/>
          </draw:path>
          <draw:path draw:style-name="gr3" draw:text-style-name="P7" draw:layer="layout" svg:width="0.123cm" svg:height="0.527cm" svg:x="16.889cm" svg:y="11.65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4.369cm" svg:height="0.022cm" svg:x="14.292cm" svg:y="12.26cm" svg:viewBox="0 0 4370 23" draw:points="2186,23 0,23 0,0 4370,0 4370,23">
            <text:p/>
          </draw:polygon>
          <draw:path draw:style-name="gr3" draw:text-style-name="P7" draw:layer="layout" svg:width="0.023cm" svg:height="0.339cm" svg:x="14.369cm" svg:y="12.3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369cm" svg:y="12.6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369cm" svg:y="12.966cm" svg:viewBox="0 0 24 340" svg:d="M0 321c0 8 0 19 12 19s12-11 12-19v-302c0-8 0-19-12-19s-12 11-12 19z">
            <text:p/>
          </draw:path>
          <draw:path draw:style-name="gr3" draw:text-style-name="P7" draw:layer="layout" svg:width="0.263cm" svg:height="0.48cm" svg:x="14.496cm" svg:y="12.58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4.834cm" svg:y="12.5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5.003cm" svg:y="12.718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123cm" svg:height="0.527cm" svg:x="15.319cm" svg:y="12.556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3" draw:text-style-name="P7" draw:layer="layout" svg:width="0.48cm" svg:height="0.633cm" svg:x="15.552cm" svg:y="12.479cm" svg:viewBox="0 0 481 634" svg:d="M166 634c16 0 16 0 22-11l290-603c3-7 3-8 3-9 0-6-5-11-11-11-7 0-8 5-12 11l-272 568-113-262-73 56 8 9 38-29z">
            <text:p/>
          </draw:path>
          <draw:polygon draw:style-name="gr3" draw:text-style-name="P7" draw:layer="layout" svg:width="2.464cm" svg:height="0.022cm" svg:x="16.022cm" svg:y="12.479cm" svg:viewBox="0 0 2465 23" draw:points="1233,23 0,23 0,0 2465,0 2465,23">
            <text:p/>
          </draw:polygon>
          <draw:polygon draw:style-name="gr3" draw:text-style-name="P7" draw:layer="layout" svg:width="0.072cm" svg:height="0.527cm" svg:x="16.084cm" svg:y="12.556cm" svg:viewBox="0 0 73 528" draw:points="73,528 73,508 22,508 22,22 73,22 73,0 0,0 0,528">
            <text:p/>
          </draw:polygon>
          <draw:path draw:style-name="gr3" draw:text-style-name="P7" draw:layer="layout" svg:width="0.263cm" svg:height="0.48cm" svg:x="16.196cm" svg:y="12.58cm" svg:viewBox="0 0 264 481" svg:d="M167 161h45c10 0 16 0 16-10 0-6-6-6-14-6h-45l12-61c1-11 9-48 12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6.535cm" svg:y="12.5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703cm" svg:y="12.718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123cm" svg:height="0.527cm" svg:x="17.019cm" svg:y="12.556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0.072cm" svg:height="0.527cm" svg:x="17.206cm" svg:y="12.556cm" svg:viewBox="0 0 73 528" draw:points="73,0 0,0 0,22 52,22 52,508 0,508 0,528 73,528">
            <text:p/>
          </draw:polygon>
          <draw:path draw:style-name="gr3" draw:text-style-name="P7" draw:layer="layout" svg:width="0.163cm" svg:height="0.245cm" svg:x="17.365cm" svg:y="12.553cm" svg:viewBox="0 0 164 246" svg:d="M164 179h-13c-1 8-5 30-9 34-3 2-32 2-36 2h-69c39-35 52-45 75-63 27-21 52-44 52-80 0-44-39-72-87-72-46 0-77 32-77 66 0 19 16 22 19 22 10 0 21-8 21-21 0-6-3-19-22-19 11-26 36-35 54-35 37 0 56 29 56 59 0 32-22 58-34 72l-90 88c-4 3-4 5-4 14h154z">
            <text:p/>
          </draw:path>
          <draw:path draw:style-name="gr3" draw:text-style-name="P7" draw:layer="layout" svg:width="0.322cm" svg:height="0.022cm" svg:x="17.738cm" svg:y="12.809cm" svg:viewBox="0 0 323 23" svg:d="M305 23c8 0 18 0 18-12 0-11-10-11-18-11h-287c-8 0-18 0-18 11 0 12 10 12 18 12z">
            <text:p/>
          </draw:path>
          <draw:path draw:style-name="gr3" draw:text-style-name="P7" draw:layer="layout" svg:width="0.174cm" svg:height="0.352cm" svg:x="18.268cm" svg:y="12.6cm" svg:viewBox="0 0 175 353" svg:d="M109 13c0-12 0-13-13-13-32 34-79 34-96 34v16c11 0 42 0 70-14v275c0 19-2 25-50 25h-16v17c18-2 64-2 85-2s67 0 86 2v-17h-17c-48 0-49-6-49-25z">
            <text:p/>
          </draw:path>
          <draw:path draw:style-name="gr3" draw:text-style-name="P7" draw:layer="layout" svg:width="0.023cm" svg:height="0.339cm" svg:x="18.562cm" svg:y="12.3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562cm" svg:y="12.6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562cm" svg:y="12.966cm" svg:viewBox="0 0 24 340" svg:d="M0 321c0 8 0 19 12 19s12-11 12-19v-302c0-8 0-19-12-19s-12 11-12 19z">
            <text:p/>
          </draw:path>
        </draw:g>
        <draw:g xml:id="id96" draw:id="id96">
          <svg:title>TexMaths</svg:title>
          <svg:desc>15§display§- \frac{ f'(x) }{ \left| f(x) \sqrt{ [ f(x) ]^2 - 1} \right| }§svg§600§FALSE§</svg:desc>
          <draw:polygon draw:style-name="gr2" draw:text-style-name="P6" draw:layer="layout" svg:width="4.789cm" svg:height="1.604cm" svg:x="13.893cm" svg:y="13.574cm" svg:viewBox="0 0 4790 1605" draw:points="2395,1605 0,1605 0,0 4790,0 4790,1605">
            <text:p/>
          </draw:polygon>
          <draw:path draw:style-name="gr3" draw:text-style-name="P7" draw:layer="layout" svg:width="0.322cm" svg:height="0.022cm" svg:x="13.91cm" svg:y="14.16cm" svg:viewBox="0 0 323 23" svg:d="M305 23c8 0 18 0 18-12 0-11-10-11-18-11h-287c-8 0-18 0-18 11 0 12 10 12 18 12z">
            <text:p/>
          </draw:path>
          <draw:path draw:style-name="gr3" draw:text-style-name="P7" draw:layer="layout" svg:width="0.263cm" svg:height="0.48cm" svg:x="15.965cm" svg:y="13.57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7 99-1 0-14 0-25-9 25-1 30-21 30-29 0-12-9-18-20-18-13 0-29 12-29 31 0 24 23 37 44 37 30 0 51-31 60-51 17-34 30-97 30-101z">
            <text:p/>
          </draw:path>
          <draw:path draw:style-name="gr3" draw:text-style-name="P7" draw:layer="layout" svg:width="0.093cm" svg:height="0.191cm" svg:x="16.269cm" svg:y="13.548cm" svg:viewBox="0 0 94 192" svg:d="M90 32c4-6 4-9 4-12 0-12-11-20-22-20-14 0-19 12-20 18l-50 161c-1 0-2 5-2 5 0 4 12 8 14 8 3 0 4 0 6-6z">
            <text:p/>
          </draw:path>
          <draw:path draw:style-name="gr3" draw:text-style-name="P7" draw:layer="layout" svg:width="0.123cm" svg:height="0.527cm" svg:x="16.451cm" svg:y="13.5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62cm" svg:y="13.7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123cm" svg:height="0.527cm" svg:x="16.936cm" svg:y="13.55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4.368cm" svg:height="0.022cm" svg:x="14.339cm" svg:y="14.16cm" svg:viewBox="0 0 4369 23" draw:points="2185,23 0,23 0,0 4369,0 4369,23">
            <text:p/>
          </draw:polygon>
          <draw:path draw:style-name="gr3" draw:text-style-name="P7" draw:layer="layout" svg:width="0.023cm" svg:height="0.339cm" svg:x="14.416cm" svg:y="14.2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416cm" svg:y="14.5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416cm" svg:y="14.866cm" svg:viewBox="0 0 24 340" svg:d="M0 321c0 8 0 19 12 19s12-11 12-19v-302c0-8 0-19-12-19s-12 11-12 19z">
            <text:p/>
          </draw:path>
          <draw:path draw:style-name="gr3" draw:text-style-name="P7" draw:layer="layout" svg:width="0.263cm" svg:height="0.48cm" svg:x="14.543cm" svg:y="14.48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4.883cm" svg:y="14.4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5.051cm" svg:y="14.618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123cm" svg:height="0.527cm" svg:x="15.366cm" svg:y="14.456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3" draw:text-style-name="P7" draw:layer="layout" svg:width="0.48cm" svg:height="0.633cm" svg:x="15.599cm" svg:y="14.379cm" svg:viewBox="0 0 481 634" svg:d="M166 634c16 0 16 0 22-11l290-603c3-7 3-8 3-9 0-6-5-11-11-11-7 0-9 5-12 11l-272 568-113-262-73 56 8 9 38-29z">
            <text:p/>
          </draw:path>
          <draw:polygon draw:style-name="gr3" draw:text-style-name="P7" draw:layer="layout" svg:width="2.463cm" svg:height="0.022cm" svg:x="16.068cm" svg:y="14.379cm" svg:viewBox="0 0 2464 23" draw:points="1232,23 0,23 0,0 2464,0 2464,23">
            <text:p/>
          </draw:polygon>
          <draw:polygon draw:style-name="gr3" draw:text-style-name="P7" draw:layer="layout" svg:width="0.072cm" svg:height="0.527cm" svg:x="16.131cm" svg:y="14.456cm" svg:viewBox="0 0 73 528" draw:points="73,528 73,508 22,508 22,22 73,22 73,0 0,0 0,528">
            <text:p/>
          </draw:polygon>
          <draw:path draw:style-name="gr3" draw:text-style-name="P7" draw:layer="layout" svg:width="0.263cm" svg:height="0.48cm" svg:x="16.244cm" svg:y="14.48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6.582cm" svg:y="14.4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75cm" svg:y="14.618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50 35 35 0 54-37 56-41 6 21 25 41 57 41 54 0 84-68 84-82 0-4-5-4-6-4-5 0-6 1-7 4-17 58-53 70-71 70-20 0-29-17-29-35 0-12 4-23 10-47z">
            <text:p/>
          </draw:path>
          <draw:path draw:style-name="gr3" draw:text-style-name="P7" draw:layer="layout" svg:width="0.123cm" svg:height="0.527cm" svg:x="17.067cm" svg:y="14.456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0.072cm" svg:height="0.527cm" svg:x="17.253cm" svg:y="14.456cm" svg:viewBox="0 0 73 528" draw:points="73,0 0,0 0,22 52,22 52,508 0,508 0,528 73,528">
            <text:p/>
          </draw:polygon>
          <draw:path draw:style-name="gr3" draw:text-style-name="P7" draw:layer="layout" svg:width="0.163cm" svg:height="0.245cm" svg:x="17.411cm" svg:y="14.453cm" svg:viewBox="0 0 164 246" svg:d="M164 179h-13c-1 8-5 30-9 34-3 2-32 2-36 2h-69c39-35 52-45 75-63 27-21 52-44 52-80 0-44-39-72-87-72-46 0-77 32-77 66 0 19 16 22 19 22 10 0 21-8 21-21 0-6-3-19-22-19 11-26 36-35 54-35 37 0 56 29 56 59 0 32-22 58-34 72l-90 88c-4 3-4 5-4 14h154z">
            <text:p/>
          </draw:path>
          <draw:path draw:style-name="gr3" draw:text-style-name="P7" draw:layer="layout" svg:width="0.322cm" svg:height="0.022cm" svg:x="17.785cm" svg:y="14.709cm" svg:viewBox="0 0 323 23" svg:d="M305 23c8 0 18 0 18-12 0-11-10-11-18-11h-287c-8 0-18 0-18 11 0 12 10 12 18 12z">
            <text:p/>
          </draw:path>
          <draw:path draw:style-name="gr3" draw:text-style-name="P7" draw:layer="layout" svg:width="0.174cm" svg:height="0.352cm" svg:x="18.316cm" svg:y="14.5cm" svg:viewBox="0 0 175 353" svg:d="M109 13c0-12 0-13-13-13-32 34-79 34-96 34v16c11 0 42 0 70-14v275c0 19-2 25-50 25h-16v17c18-2 64-2 85-2s67 0 86 2v-17h-17c-48 0-49-6-49-25z">
            <text:p/>
          </draw:path>
          <draw:path draw:style-name="gr3" draw:text-style-name="P7" draw:layer="layout" svg:width="0.023cm" svg:height="0.339cm" svg:x="18.608cm" svg:y="14.2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608cm" svg:y="14.5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608cm" svg:y="14.866cm" svg:viewBox="0 0 24 340" svg:d="M0 321c0 8 0 19 12 19s12-11 12-19v-302c0-8 0-19-12-19s-12 11-12 19z">
            <text:p/>
          </draw:path>
        </draw:g>
        <draw:g xml:id="id93" draw:id="id93">
          <svg:title>TexMaths</svg:title>
          <svg:desc>22§display§\left| f(x) \right|  &gt; 1§svg§600§FALSE§</svg:desc>
          <draw:polygon draw:style-name="gr2" draw:text-style-name="P6" draw:layer="layout" svg:width="3.212cm" svg:height="0.696cm" svg:x="19.607cm" svg:y="12.088cm" svg:viewBox="0 0 3213 697" draw:points="1607,697 0,697 0,0 3213,0 3213,697">
            <text:p/>
          </draw:polygon>
          <draw:path draw:style-name="gr3" draw:text-style-name="P7" draw:layer="layout" svg:width="0.032cm" svg:height="0.773cm" svg:x="19.66cm" svg:y="12.0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3cm" svg:y="12.084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1cm" svg:y="12.0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8cm" svg:y="12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1cm" svg:y="12.0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79cm" svg:y="12.0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2cm" svg:y="12.2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22.602cm" svg:y="12.114cm" svg:viewBox="0 0 257 517" svg:d="M160 19c0-17 0-19-19-19-48 49-116 49-141 49v25c16 0 62 0 102-21v403c0 28-2 37-72 37h-25v24c27-3 95-3 125-3 32 0 99 0 127 3v-24h-25c-70 0-72-9-72-37z">
            <text:p/>
          </draw:path>
        </draw:g>
        <draw:g xml:id="id79" draw:id="id79">
          <svg:title>TexMaths</svg:title>
          <svg:desc>22§display§\left| f(x) \right|  &lt; 1§svg§600§FALSE§</svg:desc>
          <draw:polygon draw:style-name="gr2" draw:text-style-name="P6" draw:layer="layout" svg:width="3.212cm" svg:height="0.696cm" svg:x="19.607cm" svg:y="4.589cm" svg:viewBox="0 0 3213 697" draw:points="1607,697 0,697 0,0 3213,0 3213,697">
            <text:p/>
          </draw:polygon>
          <draw:path draw:style-name="gr3" draw:text-style-name="P7" draw:layer="layout" svg:width="0.032cm" svg:height="0.773cm" svg:x="19.66cm" svg:y="4.5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3cm" svg:y="4.585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1cm" svg:y="4.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8cm" svg:y="4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1cm" svg:y="4.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79cm" svg:y="4.5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2cm" svg:y="4.7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22.602cm" svg:y="4.615cm" svg:viewBox="0 0 257 517" svg:d="M160 19c0-17 0-19-19-19-48 49-116 49-141 49v25c16 0 62 0 102-21v403c0 28-2 37-72 37h-25v24c27-3 95-3 125-3 32 0 99 0 127 3v-24h-25c-70 0-72-9-72-37z">
            <text:p/>
          </draw:path>
        </draw:g>
        <draw:g xml:id="id83" draw:id="id83">
          <svg:title>TexMaths</svg:title>
          <svg:desc>22§display§\left| f(x) \right|  &lt; 1§svg§600§FALSE§</svg:desc>
          <draw:polygon draw:style-name="gr2" draw:text-style-name="P6" draw:layer="layout" svg:width="3.212cm" svg:height="0.696cm" svg:x="19.608cm" svg:y="6.589cm" svg:viewBox="0 0 3213 697" draw:points="1607,697 0,697 0,0 3213,0 3213,697">
            <text:p/>
          </draw:polygon>
          <draw:path draw:style-name="gr3" draw:text-style-name="P7" draw:layer="layout" svg:width="0.032cm" svg:height="0.773cm" svg:x="19.661cm" svg:y="6.5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4cm" svg:y="6.585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2cm" svg:y="6.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9cm" svg:y="6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2cm" svg:y="6.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8cm" svg:y="6.5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3cm" svg:y="6.7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22.603cm" svg:y="6.615cm" svg:viewBox="0 0 257 517" svg:d="M160 19c0-17 0-19-19-19-48 49-116 49-141 49v25c16 0 62 0 102-21v403c0 28-2 37-72 37h-25v24c27-3 95-3 125-3 32 0 99 0 127 3v-24h-25c-70 0-72-9-72-37z">
            <text:p/>
          </draw:path>
        </draw:g>
        <draw:g xml:id="id97" draw:id="id97">
          <svg:title>TexMaths</svg:title>
          <svg:desc>22§display§\left| f(x) \right|  &gt; 1§svg§600§FALSE§</svg:desc>
          <draw:polygon draw:style-name="gr2" draw:text-style-name="P6" draw:layer="layout" svg:width="3.212cm" svg:height="0.696cm" svg:x="19.608cm" svg:y="13.888cm" svg:viewBox="0 0 3213 697" draw:points="1607,697 0,697 0,0 3213,0 3213,697">
            <text:p/>
          </draw:polygon>
          <draw:path draw:style-name="gr3" draw:text-style-name="P7" draw:layer="layout" svg:width="0.032cm" svg:height="0.773cm" svg:x="19.661cm" svg:y="13.8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4cm" svg:y="13.884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2cm" svg:y="13.8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9cm" svg:y="14.0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2cm" svg:y="13.8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8cm" svg:y="13.8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3cm" svg:y="14.0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22.603cm" svg:y="13.914cm" svg:viewBox="0 0 257 517" svg:d="M160 19c0-17 0-19-19-19-48 49-116 49-141 49v25c16 0 62 0 102-21v403c0 28-2 37-72 37h-25v24c27-3 95-3 125-3 32 0 99 0 127 3v-24h-25c-70 0-72-9-72-37z">
            <text:p/>
          </draw:path>
        </draw:g>
        <draw:g xml:id="id73" draw:id="id73">
          <svg:title>TexMaths</svg:title>
          <svg:desc>24§display§\text {Sr. No.}§svg§600§FALSE§</svg:desc>
          <draw:polygon draw:style-name="gr2" draw:text-style-name="P6" draw:layer="layout" svg:width="2.542cm" svg:height="0.529cm" svg:x="4.289cm" svg:y="2.787cm" svg:viewBox="0 0 2543 530" draw:points="1271,530 0,530 0,0 2543,0 2543,530">
            <text:p/>
          </draw:polygon>
          <draw:path draw:style-name="gr3" draw:text-style-name="P7" draw:layer="layout" svg:width="0.375cm" svg:height="0.613cm" svg:x="4.295cm" svg:y="2.745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285cm" svg:height="0.373cm" svg:x="4.738cm" svg:y="2.968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1cm" svg:height="0.091cm" svg:x="5.119cm" svg:y="3.25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5.683cm" svg:y="2.764cm" svg:viewBox="0 0 578 578" svg:d="M169 12c-8-12-10-12-25-12h-144v27h25c11 0 29 0 42 2 19 2 19 2 19 19v441c0 23 0 62-86 62v27c29 0 71-2 100-2 27 0 69 2 98 2v-27c-87 0-87-39-87-62v-439c4 4 4 4 8 9l346 507c7 12 7 12 13 12 14 0 14-6 14-22v-468c0-23 0-61 86-61v-27c-29 0-71 2-100 2-27 0-69-2-98-2v27c87 0 87 38 87 61v363z">
            <text:p/>
          </draw:path>
          <draw:path draw:style-name="gr3" draw:text-style-name="P7" draw:layer="layout" svg:width="0.375cm" svg:height="0.389cm" svg:x="6.311cm" svg:y="2.962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091cm" svg:height="0.091cm" svg:x="6.782cm" svg:y="3.25cm" svg:viewBox="0 0 92 92" svg:d="M92 46c0-25-21-46-46-46s-46 21-46 46 21 46 46 46 46-21 46-46z">
            <text:p/>
          </draw:path>
        </draw:g>
        <draw:g xml:id="id76" draw:id="id76">
          <svg:title>TexMaths</svg:title>
          <svg:desc>26§display§\text {07}§svg§600§FALSE§</svg:desc>
          <draw:polygon draw:style-name="gr2" draw:text-style-name="P6" draw:layer="layout" svg:width="0.811cm" svg:height="0.548cm" svg:x="5.2cm" svg:y="4.695cm" svg:viewBox="0 0 812 549" draw:points="406,549 0,549 0,0 812,0 812,549">
            <text:p/>
          </draw:polygon>
          <draw:path draw:style-name="gr3" draw:text-style-name="P7" draw:layer="layout" svg:width="0.386cm" svg:height="0.629cm" svg:x="5.19cm" svg:y="4.657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5.663cm" svg:y="4.649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80" draw:id="id80">
          <svg:title>TexMaths</svg:title>
          <svg:desc>26§display§\text {08}§svg§600§FALSE§</svg:desc>
          <draw:polygon draw:style-name="gr2" draw:text-style-name="P6" draw:layer="layout" svg:width="0.783cm" svg:height="0.537cm" svg:x="5.202cm" svg:y="6.497cm" svg:viewBox="0 0 784 538" draw:points="393,538 0,538 0,0 784,0 784,538">
            <text:p/>
          </draw:polygon>
          <draw:path draw:style-name="gr3" draw:text-style-name="P7" draw:layer="layout" svg:width="0.386cm" svg:height="0.628cm" svg:x="5.192cm" svg:y="6.4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2cm" svg:y="6.451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84" draw:id="id84">
          <svg:title>TexMaths</svg:title>
          <svg:desc>26§display§\text {09}§svg§600§FALSE§</svg:desc>
          <draw:polygon draw:style-name="gr2" draw:text-style-name="P6" draw:layer="layout" svg:width="0.783cm" svg:height="0.537cm" svg:x="5.201cm" svg:y="8.398cm" svg:viewBox="0 0 784 538" draw:points="393,538 0,538 0,0 784,0 784,538">
            <text:p/>
          </draw:polygon>
          <draw:path draw:style-name="gr3" draw:text-style-name="P7" draw:layer="layout" svg:width="0.386cm" svg:height="0.628cm" svg:x="5.191cm" svg:y="8.35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8.352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87" draw:id="id87">
          <svg:title>TexMaths</svg:title>
          <svg:desc>26§display§\text {10}§svg§600§FALSE§</svg:desc>
          <draw:polygon draw:style-name="gr2" draw:text-style-name="P6" draw:layer="layout" svg:width="0.788cm" svg:height="0.537cm" svg:x="5.193cm" svg:y="10.297cm" svg:viewBox="0 0 789 538" draw:points="394,538 0,538 0,0 789,0 789,538">
            <text:p/>
          </draw:polygon>
          <draw:path draw:style-name="gr3" draw:text-style-name="P7" draw:layer="layout" svg:width="0.303cm" svg:height="0.609cm" svg:x="5.228cm" svg:y="10.251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5.641cm" svg:y="10.25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90" draw:id="id90">
          <svg:title>TexMaths</svg:title>
          <svg:desc>26§display§\text {11}§svg§600§FALSE§</svg:desc>
          <draw:polygon draw:style-name="gr2" draw:text-style-name="P6" draw:layer="layout" svg:width="0.749cm" svg:height="0.516cm" svg:x="5.192cm" svg:y="12.099cm" svg:viewBox="0 0 750 517" draw:points="374,517 0,517 0,0 750,0 750,517">
            <text:p/>
          </draw:polygon>
          <draw:path draw:style-name="gr3" draw:text-style-name="P7" draw:layer="layout" svg:width="0.302cm" svg:height="0.61cm" svg:x="5.227cm" svg:y="12.053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5.685cm" svg:y="12.053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94" draw:id="id94">
          <svg:title>TexMaths</svg:title>
          <svg:desc>26§display§\text {12}§svg§600§FALSE§</svg:desc>
          <draw:polygon draw:style-name="gr2" draw:text-style-name="P6" draw:layer="layout" svg:width="0.777cm" svg:height="0.516cm" svg:x="5.191cm" svg:y="14cm" svg:viewBox="0 0 778 517" draw:points="389,517 0,517 0,0 778,0 778,517">
            <text:p/>
          </draw:polygon>
          <draw:path draw:style-name="gr3" draw:text-style-name="P7" draw:layer="layout" svg:width="0.303cm" svg:height="0.61cm" svg:x="5.226cm" svg:y="13.954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5.649cm" svg:y="13.954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71" smil:attributeName="visibility" smil:to="visible"/>
                  <anim:animate smil:begin="0s" smil:dur="0.5s" smil:fill="hold" smil:decelerate="0.5" smil:targetElement="id71" smil:attributeName="rotate" smil:values="-90;0" smil:keyTimes="0;1"/>
                  <anim:animate smil:begin="0s" smil:dur="0.5s" smil:fill="hold" smil:decelerate="0.5" smil:targetElement="id71" smil:attributeName="width" smil:values="width;width*.05" smil:keyTimes="0;1"/>
                  <anim:animate smil:begin="0.5s" smil:dur="0.5s" smil:fill="hold" smil:accelerate="0.5" smil:targetElement="id71" smil:attributeName="width" smil:values="width*.05;width" smil:keyTimes="0;1"/>
                  <anim:animate smil:dur="1s" smil:fill="hold" smil:targetElement="id71" smil:attributeName="height" smil:values="height;height" smil:keyTimes="0;1"/>
                  <anim:animate smil:begin="0s" smil:dur="0.5s" smil:fill="hold" smil:decelerate="0.5" smil:targetElement="id71" smil:attributeName="x" smil:values="x+.4;x" smil:keyTimes="0;1"/>
                  <anim:animate smil:begin="0s" smil:dur="0.5s" smil:fill="hold" smil:decelerate="0.5" smil:targetElement="id71" smil:attributeName="y" smil:values="y-.2;y+.1" smil:keyTimes="0;1"/>
                  <anim:animate smil:begin="0.5s" smil:dur="0.5s" smil:fill="hold" smil:accelerate="0.5" smil:targetElement="id71" smil:attributeName="y" smil:values="y+.1;y" smil:keyTimes="0;1"/>
                  <anim:transitionFilter smil:begin="0s" smil:dur="1s" smil:decelerate="0.5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98" text:id="id98"><text:span text:style-name="T10">Important formulae and Substitutions</text:span></text:p>
          </draw:text-box>
        </draw:frame>
        <draw:frame presentation:style-name="pr11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2" draw:text-style-name="P11" draw:layer="layout" svg:width="26.4cm" svg:height="13.93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99" draw:id="id99" draw:layer="layout" svg:width="21.466cm" svg:height="12.732cm" svg:x="4cm" svg:y="1.982cm">
          <table:table table:template-name="default" table:use-first-row-styles="true" table:use-banding-rows-styles="true">
            <table:table-column table:style-name="co1"/>
            <table:table-column table:style-name="co7"/>
            <table:table-row table:style-name="ro4">
              <table:table-cell table:style-name="ce1">
                <text:p text:style-name="P14"><text:span text:style-name="T14">Sr.No</text:span></text:p>
              </table:table-cell>
              <table:table-cell table:style-name="ce4">
                <text:p text:style-name="P14"><text:span text:style-name="T15">Formulae</text:span></text:p>
              </table:table-cell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</table:table>
          <draw:image xlink:href="Pictures/TablePreview3.svm" xlink:type="simple" xlink:show="embed" xlink:actuate="onLoad"/>
        </draw:frame>
        <draw:g xml:id="id101" draw:id="id101">
          <svg:title>TexMaths</svg:title>
          <svg:desc>26§display§\sin^{-1} ( \sin \theta ) = \theta \text { and } \sin ( \sin^{-1} \theta ) = \theta§svg§600§FALSE§</svg:desc>
          <draw:polygon draw:style-name="gr2" draw:text-style-name="P6" draw:layer="layout" svg:width="14.533cm" svg:height="0.947cm" svg:x="7.316cm" svg:y="4.095cm" svg:viewBox="0 0 14534 948" draw:points="7267,948 0,948 0,0 14534,0 14534,948">
            <text:p/>
          </draw:polygon>
          <draw:path draw:style-name="gr3" draw:text-style-name="P7" draw:layer="layout" svg:width="0.301cm" svg:height="0.421cm" svg:x="7.299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7.661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913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462cm" svg:y="4.29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031cm" svg:y="4.04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7" draw:layer="layout" svg:width="0.213cm" svg:height="0.914cm" svg:x="9.464cm" svg:y="4.1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01cm" svg:height="0.421cm" svg:x="9.757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10.119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371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11.041cm" svg:y="4.213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1.509cm" svg:y="4.1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12.116cm" svg:y="4.5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068cm" svg:y="4.21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413cm" svg:height="0.421cm" svg:x="13.827cm" svg:y="4.448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6 189-131z">
            <text:p/>
          </draw:path>
          <draw:path draw:style-name="gr3" draw:text-style-name="P7" draw:layer="layout" svg:width="0.461cm" svg:height="0.405cm" svg:x="14.275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14.784cm" svg:y="4.224cm" svg:viewBox="0 0 453 647" svg:d="M318 587v60l135-11v-29c-64 0-72-6-72-50v-557l-131 10v30c62 0 70 6 70 49v198c-27-31-66-56-116-56-108 0-204 89-204 208 0 116 89 208 196 208 58 0 99-31 122-60zM318 341v187c0 17 0 19-10 34-27 43-69 64-108 64-42 0-75-23-98-58-23-38-25-90-25-127 0-35 2-89 27-131 21-29 54-58 104-58 33 0 71 12 100 54 10 16 10 18 10 35z">
            <text:p/>
          </draw:path>
          <draw:path draw:style-name="gr3" draw:text-style-name="P7" draw:layer="layout" svg:width="0.301cm" svg:height="0.421cm" svg:x="15.747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16.109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6.361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16.931cm" svg:y="4.1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01cm" svg:height="0.421cm" svg:x="17.226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17.586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839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8.386cm" svg:y="4.29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8.958cm" svg:y="4.04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7" draw:layer="layout" svg:width="0.378cm" svg:height="0.656cm" svg:x="19.489cm" svg:y="4.213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9.957cm" svg:y="4.1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20.564cm" svg:y="4.5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516cm" svg:y="4.21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103" draw:id="id103">
          <svg:title>TexMaths</svg:title>
          <svg:desc>26§display§\cos^{-1} ( \cos \theta ) = \theta \text{ and } \cos ( \cos^{-1} \theta ) = \theta§svg§600§FALSE§</svg:desc>
          <draw:polygon draw:style-name="gr2" draw:text-style-name="P6" draw:layer="layout" svg:width="14.943cm" svg:height="0.939cm" svg:x="7.314cm" svg:y="5.896cm" svg:viewBox="0 0 14944 940" draw:points="7472,940 0,940 0,0 14944,0 14944,940">
            <text:p/>
          </draw:polygon>
          <draw:path draw:style-name="gr3" draw:text-style-name="P7" draw:layer="layout" svg:width="0.348cm" svg:height="0.421cm" svg:x="7.299cm" svg:y="6.243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7cm" svg:y="6.243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16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34cm" svg:height="0.032cm" svg:x="8.56cm" svg:y="6.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132cm" svg:y="5.85cm" svg:viewBox="0 0 235 427" svg:d="M146 19c0-19 0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9.562cm" svg:y="5.96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9.86cm" svg:y="6.243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0.259cm" svg:y="6.243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0.721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78cm" svg:height="0.656cm" svg:x="11.243cm" svg:y="6.008cm" svg:viewBox="0 0 379 657" svg:d="M379 187c0-60-15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711cm" svg:y="5.96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318cm" svg:y="6.3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271cm" svg:y="6.008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4.03cm" svg:y="6.243cm" svg:viewBox="0 0 414 422" svg:d="M266 341c4 38 29 75 73 75 19 0 75-12 75-87v-50h-23v50c0 54-23 60-33 60-29 0-33-42-33-46v-185c0-37 0-73-34-108-35-35-81-50-125-50-77 0-139 44-139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478cm" svg:y="6.24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4.987cm" svg:y="6.019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348cm" svg:height="0.421cm" svg:x="15.95cm" svg:y="6.243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6.352cm" svg:y="6.243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16.814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13cm" svg:height="0.914cm" svg:x="17.234cm" svg:y="5.96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7.531cm" svg:y="6.243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7.931cm" svg:y="6.243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8.392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34cm" svg:height="0.032cm" svg:x="18.792cm" svg:y="6.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364cm" svg:y="5.85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378cm" svg:height="0.656cm" svg:x="19.894cm" svg:y="6.008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362cm" svg:y="5.96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0.972cm" svg:y="6.3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922cm" svg:y="6.008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5" draw:id="id105">
          <svg:title>TexMaths</svg:title>
          <svg:desc>26§display§\tan^{-1} ( \tan \theta ) = \theta  \text{ and } \tan ( \tan^{-1} \theta ) = \theta§svg§600§FALSE§</svg:desc>
          <draw:polygon draw:style-name="gr2" draw:text-style-name="P6" draw:layer="layout" svg:width="15.326cm" svg:height="0.939cm" svg:x="7.331cm" svg:y="7.797cm" svg:viewBox="0 0 15327 940" draw:points="7665,940 0,940 0,0 15327,0 15327,940">
            <text:p/>
          </draw:polygon>
          <draw:path draw:style-name="gr3" draw:text-style-name="P7" draw:layer="layout" svg:width="0.288cm" svg:height="0.573cm" svg:x="7.302cm" svg:y="7.99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7.678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8.128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8.675cm" svg:y="8.00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247cm" svg:y="7.751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9.677cm" svg:y="7.86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286cm" svg:height="0.573cm" svg:x="9.958cm" svg:y="7.9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0.335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0.784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78cm" svg:height="0.656cm" svg:x="11.451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919cm" svg:y="7.86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529cm" svg:y="8.2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479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4.239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688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5.197cm" svg:y="7.92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286cm" svg:height="0.573cm" svg:x="16.148cm" svg:y="7.9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6.524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6.972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13cm" svg:height="0.914cm" svg:x="17.539cm" svg:y="7.86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286cm" svg:height="0.573cm" svg:x="17.822cm" svg:y="7.9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8.199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8.646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19.195cm" svg:y="8.00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765cm" svg:y="7.751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378cm" svg:height="0.656cm" svg:x="20.298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765cm" svg:y="7.86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1.373cm" svg:y="8.2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2.325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7" draw:id="id107">
          <svg:title>TexMaths</svg:title>
          <svg:desc>26§display§\cot^{-1} ( \cot \theta ) = \theta  \text{ and }  \cot ( \cot^{-1} \theta ) = \theta§svg§600§FALSE§</svg:desc>
          <draw:polygon draw:style-name="gr2" draw:text-style-name="P6" draw:layer="layout" svg:width="14.922cm" svg:height="0.939cm" svg:x="7.316cm" svg:y="9.598cm" svg:viewBox="0 0 14923 940" draw:points="7461,940 0,940 0,0 14923,0 14923,940">
            <text:p/>
          </draw:polygon>
          <draw:path draw:style-name="gr3" draw:text-style-name="P7" draw:layer="layout" svg:width="0.348cm" svg:height="0.421cm" svg:x="7.301cm" svg:y="9.945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702cm" svg:y="9.9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8.15cm" svg:y="9.79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34cm" svg:height="0.032cm" svg:x="8.557cm" svg:y="9.80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129cm" svg:y="9.552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213cm" svg:height="0.914cm" svg:x="9.56cm" svg:y="9.6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9.855cm" svg:y="9.945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0.257cm" svg:y="9.94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286cm" svg:height="0.573cm" svg:x="10.706cm" svg:y="9.79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378cm" svg:height="0.656cm" svg:x="11.235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703cm" svg:y="9.6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31cm" svg:y="10.01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263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4.022cm" svg:y="9.94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469cm" svg:y="9.94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4.979cm" svg:y="9.721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348cm" svg:height="0.421cm" svg:x="15.944cm" svg:y="9.945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6.343cm" svg:y="9.94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286cm" svg:height="0.573cm" svg:x="16.793cm" svg:y="9.79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213cm" svg:height="0.914cm" svg:x="17.221cm" svg:y="9.6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7.516cm" svg:y="9.945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7.918cm" svg:y="9.94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286cm" svg:height="0.573cm" svg:x="18.367cm" svg:y="9.79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34cm" svg:height="0.032cm" svg:x="18.773cm" svg:y="9.80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345cm" svg:y="9.552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378cm" svg:height="0.656cm" svg:x="19.875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343cm" svg:y="9.6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0.953cm" svg:y="10.01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903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9" draw:id="id109">
          <svg:title>TexMaths</svg:title>
          <svg:desc>26§display§\sec^{-1} ( \sec \theta ) = \theta  \text{ and }  \sec ( \sec^{-1} \theta ) = \theta§svg§600§FALSE§</svg:desc>
          <draw:polygon draw:style-name="gr2" draw:text-style-name="P6" draw:layer="layout" svg:width="14.739cm" svg:height="0.939cm" svg:x="7.318cm" svg:y="11.499cm" svg:viewBox="0 0 14740 940" draw:points="7370,940 0,940 0,0 14740,0 14740,940">
            <text:p/>
          </draw:polygon>
          <draw:path draw:style-name="gr3" draw:text-style-name="P7" draw:layer="layout" svg:width="0.301cm" svg:height="0.421cm" svg:x="7.301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7.659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069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8.514cm" svg:y="11.7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086cm" svg:y="11.453cm" svg:viewBox="0 0 235 427" svg:d="M146 19c0-19 0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213cm" svg:height="0.914cm" svg:x="9.516cm" svg:y="11.5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01cm" svg:height="0.421cm" svg:x="9.812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0.167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0.579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378cm" svg:height="0.656cm" svg:x="11.145cm" svg:y="11.611cm" svg:viewBox="0 0 379 657" svg:d="M379 187c0-60-15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613cm" svg:y="11.5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22cm" svg:y="11.9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173cm" svg:y="11.6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3.932cm" svg:y="11.846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38cm" svg:y="11.85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4.889cm" svg:y="11.622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301cm" svg:height="0.421cm" svg:x="15.852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6.208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6.62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13cm" svg:height="0.914cm" svg:x="17.086cm" svg:y="11.5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01cm" svg:height="0.421cm" svg:x="17.381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7.737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8.149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18.592cm" svg:y="11.7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164cm" svg:y="11.453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378cm" svg:height="0.656cm" svg:x="19.696cm" svg:y="11.6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164cm" svg:y="11.5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0.772cm" svg:y="11.9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724cm" svg:y="11.6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11" draw:id="id111">
          <svg:title>TexMaths</svg:title>
          <svg:desc>26§display§\text {cosec}^{-1} ( \text {cosec } \theta ) = \theta  \text{ and }  \text {cosec} ( \text {cosec}^{-1} \theta ) = \theta§svg§600§FALSE§</svg:desc>
          <draw:polygon draw:style-name="gr2" draw:text-style-name="P6" draw:layer="layout" svg:width="18.038cm" svg:height="0.939cm" svg:x="7.217cm" svg:y="13.299cm" svg:viewBox="0 0 18039 940" draw:points="9019,940 0,940 0,0 18039,0 18039,940">
            <text:p/>
          </draw:polygon>
          <draw:path draw:style-name="gr3" draw:text-style-name="P7" draw:layer="layout" svg:width="0.348cm" svg:height="0.421cm" svg:x="7.202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603cm" svg:y="13.64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063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421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831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9.276cm" svg:y="13.5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848cm" svg:y="13.253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10.278cm" svg:y="13.3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0.574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0.975cm" svg:y="13.646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1.437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1.793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2.205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378cm" svg:height="0.656cm" svg:x="12.922cm" svg:y="13.4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3.39cm" svg:y="13.3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3.998cm" svg:y="13.7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4.95cm" svg:y="13.4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5.71cm" svg:y="13.6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6.157cm" svg:y="13.65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6.666cm" svg:y="13.422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0-89 27-131 21-29 54-58 104-58 33 0 71 12 100 54 10 16 10 19 10 35z">
            <text:p/>
          </draw:path>
          <draw:path draw:style-name="gr3" draw:text-style-name="P7" draw:layer="layout" svg:width="0.348cm" svg:height="0.421cm" svg:x="17.48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7.879cm" svg:y="13.646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8.341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8.697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9.109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13cm" svg:height="0.914cm" svg:x="19.574cm" svg:y="13.3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9.87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20.271cm" svg:y="13.646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0.733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1.089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21.501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21.944cm" svg:y="13.5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22.516cm" svg:y="13.253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378cm" svg:height="0.656cm" svg:x="22.894cm" svg:y="13.411cm" svg:viewBox="0 0 379 657" svg:d="M379 187c0-60-15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3.362cm" svg:y="13.3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3.97cm" svg:y="13.7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4.922cm" svg:y="13.4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0" draw:id="id100">
          <svg:title>TexMaths</svg:title>
          <svg:desc>26§display§\text {01}§svg§600§FALSE§</svg:desc>
          <draw:polygon draw:style-name="gr2" draw:text-style-name="P6" draw:layer="layout" svg:width="0.749cm" svg:height="0.537cm" svg:x="5.2cm" svg:y="4.294cm" svg:viewBox="0 0 750 538" draw:points="374,538 0,538 0,0 750,0 750,538">
            <text:p/>
          </draw:polygon>
          <draw:path draw:style-name="gr3" draw:text-style-name="P7" draw:layer="layout" svg:width="0.385cm" svg:height="0.628cm" svg:x="5.19cm" svg:y="4.248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5.693cm" svg:y="4.248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102" draw:id="id102">
          <svg:title>TexMaths</svg:title>
          <svg:desc>26§display§\text {02}§svg§600§FALSE§</svg:desc>
          <draw:polygon draw:style-name="gr2" draw:text-style-name="P6" draw:layer="layout" svg:width="0.778cm" svg:height="0.537cm" svg:x="5.202cm" svg:y="6.196cm" svg:viewBox="0 0 779 538" draw:points="389,538 0,538 0,0 779,0 779,538">
            <text:p/>
          </draw:polygon>
          <draw:path draw:style-name="gr3" draw:text-style-name="P7" draw:layer="layout" svg:width="0.386cm" svg:height="0.628cm" svg:x="5.192cm" svg:y="6.15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5.661cm" svg:y="6.15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04" draw:id="id104">
          <svg:title>TexMaths</svg:title>
          <svg:desc>26§display§\text {03}§svg§600§FALSE§</svg:desc>
          <draw:polygon draw:style-name="gr2" draw:text-style-name="P6" draw:layer="layout" svg:width="0.783cm" svg:height="0.537cm" svg:x="5.201cm" svg:y="8.097cm" svg:viewBox="0 0 784 538" draw:points="393,538 0,538 0,0 784,0 784,538">
            <text:p/>
          </draw:polygon>
          <draw:path draw:style-name="gr3" draw:text-style-name="P7" draw:layer="layout" svg:width="0.386cm" svg:height="0.628cm" svg:x="5.191cm" svg:y="8.0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8.051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106" draw:id="id106">
          <svg:title>TexMaths</svg:title>
          <svg:desc>26§display§\text {04}§svg§600§FALSE§</svg:desc>
          <draw:polygon draw:style-name="gr2" draw:text-style-name="P6" draw:layer="layout" svg:width="0.796cm" svg:height="0.548cm" svg:x="5.202cm" svg:y="9.996cm" svg:viewBox="0 0 797 549" draw:points="399,549 0,549 0,0 797,0 797,549">
            <text:p/>
          </draw:polygon>
          <draw:path draw:style-name="gr3" draw:text-style-name="P7" draw:layer="layout" svg:width="0.386cm" svg:height="0.629cm" svg:x="5.192cm" svg:y="9.96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5.639cm" svg:y="9.95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08" draw:id="id108">
          <svg:title>TexMaths</svg:title>
          <svg:desc>26§display§\text {05}§svg§600§FALSE§</svg:desc>
          <draw:polygon draw:style-name="gr2" draw:text-style-name="P6" draw:layer="layout" svg:width="0.778cm" svg:height="0.537cm" svg:x="5.202cm" svg:y="11.798cm" svg:viewBox="0 0 779 538" draw:points="389,538 0,538 0,0 779,0 779,538">
            <text:p/>
          </draw:polygon>
          <draw:path draw:style-name="gr3" draw:text-style-name="P7" draw:layer="layout" svg:width="0.386cm" svg:height="0.628cm" svg:x="5.192cm" svg:y="11.75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5.661cm" svg:y="11.75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110" draw:id="id110">
          <svg:title>TexMaths</svg:title>
          <svg:desc>26§display§\text {06}§svg§600§FALSE§</svg:desc>
          <draw:polygon draw:style-name="gr2" draw:text-style-name="P6" draw:layer="layout" svg:width="0.783cm" svg:height="0.537cm" svg:x="5.201cm" svg:y="13.699cm" svg:viewBox="0 0 784 538" draw:points="393,538 0,538 0,0 784,0 784,538">
            <text:p/>
          </draw:polygon>
          <draw:path draw:style-name="gr3" draw:text-style-name="P7" draw:layer="layout" svg:width="0.386cm" svg:height="0.628cm" svg:x="5.191cm" svg:y="13.65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13.653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8" anim:sub-item="text" smil:attributeName="visibility" smil:to="visible"/>
                  <anim:animate smil:begin="0s" smil:dur="0.5s" smil:fill="hold" smil:decelerate="0.5" smil:targetElement="id98" anim:sub-item="text" smil:attributeName="rotate" smil:values="-90;0" smil:keyTimes="0;1"/>
                  <anim:animate smil:begin="0s" smil:dur="0.5s" smil:fill="hold" smil:decelerate="0.5" smil:targetElement="id98" anim:sub-item="text" smil:attributeName="width" smil:values="width;width*.05" smil:keyTimes="0;1"/>
                  <anim:animate smil:begin="0.5s" smil:dur="0.5s" smil:fill="hold" smil:accelerate="0.5" smil:targetElement="id98" anim:sub-item="text" smil:attributeName="width" smil:values="width*.05;width" smil:keyTimes="0;1"/>
                  <anim:animate smil:dur="1s" smil:fill="hold" smil:targetElement="id98" anim:sub-item="text" smil:attributeName="height" smil:values="height;height" smil:keyTimes="0;1"/>
                  <anim:animate smil:begin="0s" smil:dur="0.5s" smil:fill="hold" smil:decelerate="0.5" smil:targetElement="id98" anim:sub-item="text" smil:attributeName="x" smil:values="x+.4;x" smil:keyTimes="0;1"/>
                  <anim:animate smil:begin="0s" smil:dur="0.5s" smil:fill="hold" smil:decelerate="0.5" smil:targetElement="id98" anim:sub-item="text" smil:attributeName="y" smil:values="y-.2;y+.1" smil:keyTimes="0;1"/>
                  <anim:animate smil:begin="0.5s" smil:dur="0.5s" smil:fill="hold" smil:accelerate="0.5" smil:targetElement="id98" anim:sub-item="text" smil:attributeName="y" smil:values="y+.1;y" smil:keyTimes="0;1"/>
                  <anim:transitionFilter smil:begin="0s" smil:dur="1s" smil:decelerate="0.5" smil:targetElement="id9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12" text:id="id112"><text:span text:style-name="T10">Important formulae and Substitutions</text:span></text:p>
          </draw:text-box>
        </draw:frame>
        <draw:frame presentation:style-name="pr11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2" draw:text-style-name="P11" draw:layer="layout" svg:width="26.4cm" svg:height="13.93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13" draw:id="id113" draw:layer="layout" svg:width="21.466cm" svg:height="12.732cm" svg:x="4cm" svg:y="1.982cm">
          <table:table table:template-name="default" table:use-first-row-styles="true" table:use-banding-rows-styles="true">
            <table:table-column table:style-name="co1"/>
            <table:table-column table:style-name="co7"/>
            <table:table-row table:style-name="ro4">
              <table:table-cell table:style-name="ce1">
                <text:p text:style-name="P14"><text:span text:style-name="T14">Sr.No</text:span></text:p>
              </table:table-cell>
              <table:table-cell table:style-name="ce4">
                <text:p text:style-name="P14"><text:span text:style-name="T15">Formulae</text:span></text:p>
              </table:table-cell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</table:table>
          <draw:image xlink:href="Pictures/TablePreview4.svm" xlink:type="simple" xlink:show="embed" xlink:actuate="onLoad"/>
        </draw:frame>
        <draw:g xml:id="id115" draw:id="id115">
          <svg:title>TexMaths</svg:title>
          <svg:desc>22§display§\sin^{-1}(\cos \theta) = \sin^{-1}\left[ \sin \left( \frac{\pi}{2} - \theta \right) \right] = \frac{\pi}{2} - \theta§svg§600§FALSE§</svg:desc>
          <draw:polygon draw:style-name="gr2" draw:text-style-name="P6" draw:layer="layout" svg:width="14.488cm" svg:height="1.341cm" svg:x="8.211cm" svg:y="3.891cm" svg:viewBox="0 0 14489 1342" draw:points="7245,1342 0,1342 0,0 14489,0 14489,1342">
            <text:p/>
          </draw:polygon>
          <draw:path draw:style-name="gr3" draw:text-style-name="P7" draw:layer="layout" svg:width="0.254cm" svg:height="0.356cm" svg:x="8.197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503cm" svg:y="4.2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716cm" svg:y="4.3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9.181cm" svg:y="4.267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663cm" svg:y="4.05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029cm" svg:y="4.16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10.279cm" svg:y="4.39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617cm" svg:y="4.394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008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1.449cm" svg:y="4.1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1.845cm" svg:y="4.1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359cm" svg:y="4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3.158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463cm" svg:y="4.2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677cm" svg:y="4.3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4.14cm" svg:y="4.267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4.624cm" svg:y="4.05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215cm" svg:y="3.852cm" svg:viewBox="0 0 178 1391" draw:points="0,1391 178,1391 178,1356 37,1356 37,37 178,37 178,0 0,0">
            <text:p/>
          </draw:polygon>
          <draw:path draw:style-name="gr3" draw:text-style-name="P7" draw:layer="layout" svg:width="0.254cm" svg:height="0.356cm" svg:x="15.432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736cm" svg:y="4.2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949cm" svg:y="4.3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6.623cm" svg:y="3.85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06cm" svg:y="3.885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039cm" svg:y="4.533cm" svg:viewBox="0 0 470 33" draw:points="236,33 0,33 0,0 470,0 470,33">
            <text:p/>
          </draw:polygon>
          <draw:path draw:style-name="gr3" draw:text-style-name="P7" draw:layer="layout" svg:width="0.309cm" svg:height="0.516cm" svg:x="17.118cm" svg:y="4.7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7.836cm" svg:y="4.5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8.577cm" svg:y="4.197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8.957cm" svg:y="3.85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404cm" svg:y="3.852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015cm" svg:y="4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0.9cm" svg:y="3.885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0.879cm" svg:y="4.533cm" svg:viewBox="0 0 470 33" draw:points="236,33 0,33 0,0 470,0 470,33">
            <text:p/>
          </draw:polygon>
          <draw:path draw:style-name="gr3" draw:text-style-name="P7" draw:layer="layout" svg:width="0.309cm" svg:height="0.516cm" svg:x="20.96cm" svg:y="4.7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1.676cm" svg:y="4.5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419cm" svg:y="4.1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21" draw:id="id121">
          <svg:title>TexMaths</svg:title>
          <svg:desc>22§display§\cot^{-1}(\tan \theta) = \cot^{-1}\left[ \cot \left( \frac{\pi}{2} - \theta \right) \right] = \frac{\pi}{2} - \theta§svg§600§FALSE§</svg:desc>
          <draw:polygon draw:style-name="gr2" draw:text-style-name="P6" draw:layer="layout" svg:width="14.818cm" svg:height="1.341cm" svg:x="8.212cm" svg:y="9.492cm" svg:viewBox="0 0 14819 1342" draw:points="7408,1342 0,1342 0,0 14819,0 14819,1342">
            <text:p/>
          </draw:polygon>
          <draw:path draw:style-name="gr3" draw:text-style-name="P7" draw:layer="layout" svg:width="0.295cm" svg:height="0.356cm" svg:x="8.2cm" svg:y="9.9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54cm" svg:y="9.995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4cm" svg:x="8.918cm" svg:y="9.866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67cm" svg:height="0.027cm" svg:x="9.263cm" svg:y="9.87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747cm" svg:y="9.6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112cm" svg:y="9.7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42cm" svg:height="0.484cm" svg:x="10.351cm" svg:y="9.866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0.669cm" svg:y="9.99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048cm" svg:y="10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19cm" svg:height="0.555cm" svg:x="11.615cm" svg:y="9.7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011cm" svg:y="9.7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525cm" svg:y="10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3.324cm" svg:y="9.9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3.664cm" svg:y="9.995cm" svg:viewBox="0 0 345 357" svg:d="M345 181c0-98-79-181-173-181-96 0-172 84-172 181 0 100 81 176 172 176 94 0 173-77 173-176zM172 338c-33 0-66-18-88-53-19-34-19-81-19-109 0-30 0-72 18-107 21-36 58-51 89-51 34 0 67 15 89 49 19 33 19 79 19 109 0 28 0 70-18 104-16 35-51 58-90 58z">
            <text:p/>
          </draw:path>
          <draw:path draw:style-name="gr3" draw:text-style-name="P7" draw:layer="layout" svg:width="0.242cm" svg:height="0.484cm" svg:x="14.042cm" svg:y="9.866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67cm" svg:height="0.027cm" svg:x="14.387cm" svg:y="9.87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871cm" svg:y="9.66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462cm" svg:y="9.453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5.679cm" svg:y="9.995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6.019cm" svg:y="9.995cm" svg:viewBox="0 0 345 357" svg:d="M345 181c0-98-79-181-173-181-96 0-172 84-172 181 0 100 81 176 172 176 94 0 173-77 173-176zM172 338c-33 0-66-18-88-53-19-34-19-81-19-109 0-30 0-72 18-107 21-36 58-51 89-51 34 0 67 15 89 49 19 33 19 79 19 109 0 28 0 70-18 104-16 35-51 58-90 58z">
            <text:p/>
          </draw:path>
          <draw:path draw:style-name="gr3" draw:text-style-name="P7" draw:layer="layout" svg:width="0.242cm" svg:height="0.484cm" svg:x="16.399cm" svg:y="9.866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295cm" svg:height="1.39cm" svg:x="16.951cm" svg:y="9.453cm" svg:viewBox="0 0 296 1391" svg:d="M261 1384c1 0 8 7 8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388cm" svg:y="9.4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367cm" svg:y="10.134cm" svg:viewBox="0 0 470 33" draw:points="236,33 0,33 0,0 470,0 470,33">
            <text:p/>
          </draw:polygon>
          <draw:path draw:style-name="gr3" draw:text-style-name="P7" draw:layer="layout" svg:width="0.309cm" svg:height="0.516cm" svg:x="17.448cm" svg:y="10.3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164cm" svg:y="10.1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8.907cm" svg:y="9.7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285cm" svg:y="9.453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734cm" svg:y="9.453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343cm" svg:y="10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23cm" svg:y="9.4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209cm" svg:y="10.134cm" svg:viewBox="0 0 470 33" draw:points="236,33 0,33 0,0 470,0 470,33">
            <text:p/>
          </draw:polygon>
          <draw:path draw:style-name="gr3" draw:text-style-name="P7" draw:layer="layout" svg:width="0.309cm" svg:height="0.516cm" svg:x="21.288cm" svg:y="10.3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2.007cm" svg:y="10.1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748cm" svg:y="9.7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17" draw:id="id117">
          <svg:title>TexMaths</svg:title>
          <svg:desc>22§display§\cos^{-1}(\sin \theta) = \cos^{-1}\left[ \cos \left( \frac{\pi}{2} - \theta \right) \right] = \frac{\pi}{2} - \theta§svg§600§FALSE§</svg:desc>
          <draw:polygon draw:style-name="gr2" draw:text-style-name="P6" draw:layer="layout" svg:width="14.661cm" svg:height="1.341cm" svg:x="8.212cm" svg:y="5.791cm" svg:viewBox="0 0 14662 1342" draw:points="7330,1342 0,1342 0,0 14662,0 14662,1342">
            <text:p/>
          </draw:polygon>
          <draw:path draw:style-name="gr3" draw:text-style-name="P7" draw:layer="layout" svg:width="0.295cm" svg:height="0.356cm" svg:x="8.2cm" svg:y="6.29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54cm" svg:y="6.29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929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9.266cm" svg:y="6.172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75cm" svg:y="5.96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115cm" svg:y="6.06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54cm" svg:height="0.356cm" svg:x="10.365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671cm" svg:y="6.1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884cm" svg:y="6.2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19cm" svg:height="0.555cm" svg:x="11.451cm" svg:y="6.0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1.847cm" svg:y="6.0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36cm" svg:y="6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3.159cm" svg:y="6.29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3.499cm" svg:y="6.294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89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14.228cm" svg:y="6.172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4.712cm" svg:y="5.96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303cm" svg:y="5.752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5.519cm" svg:y="6.29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5.857cm" svg:y="6.294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248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95cm" svg:height="1.39cm" svg:x="16.795cm" svg:y="5.75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232cm" svg:y="5.785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211cm" svg:y="6.433cm" svg:viewBox="0 0 470 33" draw:points="236,33 0,33 0,0 470,0 470,33">
            <text:p/>
          </draw:polygon>
          <draw:path draw:style-name="gr3" draw:text-style-name="P7" draw:layer="layout" svg:width="0.309cm" svg:height="0.516cm" svg:x="17.292cm" svg:y="6.6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008cm" svg:y="6.4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8.751cm" svg:y="6.097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131cm" svg:y="5.75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578cm" svg:y="5.752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187cm" svg:y="6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074cm" svg:y="5.785cm" svg:viewBox="0 0 419 343" svg:d="M185 46h88c-27 114-34 147-34 200 0 11 0 32 7 58 7 35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053cm" svg:y="6.433cm" svg:viewBox="0 0 470 33" draw:points="236,33 0,33 0,0 470,0 470,33">
            <text:p/>
          </draw:polygon>
          <draw:path draw:style-name="gr3" draw:text-style-name="P7" draw:layer="layout" svg:width="0.309cm" svg:height="0.516cm" svg:x="21.132cm" svg:y="6.6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1.85cm" svg:y="6.4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591cm" svg:y="6.0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19" draw:id="id119">
          <svg:title>TexMaths</svg:title>
          <svg:desc>22§display§\tan^{-1}(\cot \theta) = \tan^{-1}\left[ \tan \left( \frac{\pi}{2} - \theta \right) \right] = \frac{\pi}{2} - \theta§svg§600§FALSE§</svg:desc>
          <draw:polygon draw:style-name="gr2" draw:text-style-name="P6" draw:layer="layout" svg:width="14.988cm" svg:height="1.341cm" svg:x="8.226cm" svg:y="7.594cm" svg:viewBox="0 0 14989 1342" draw:points="7494,1342 0,1342 0,0 14989,0 14989,1342">
            <text:p/>
          </draw:polygon>
          <draw:path draw:style-name="gr3" draw:text-style-name="P7" draw:layer="layout" svg:width="0.244cm" svg:height="0.484cm" svg:x="8.201cm" svg:y="7.968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8.52cm" svg:y="8.0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8.9cm" svg:y="8.1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9.363cm" svg:y="7.9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847cm" svg:y="7.7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211cm" svg:y="7.865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10.461cm" svg:y="8.097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801cm" svg:y="8.09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11.179cm" svg:y="7.968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19cm" svg:height="0.555cm" svg:x="11.628cm" svg:y="7.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024cm" svg:y="7.86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538cm" svg:y="8.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4cm" svg:x="13.325cm" svg:y="7.968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3.643cm" svg:y="8.097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3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4.023cm" svg:y="8.1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4.486cm" svg:y="7.9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97cm" svg:y="7.76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562cm" svg:y="7.555cm" svg:viewBox="0 0 178 1391" draw:points="0,1391 178,1391 178,1356 37,1356 37,37 178,37 178,0 0,0">
            <text:p/>
          </draw:polygon>
          <draw:path draw:style-name="gr3" draw:text-style-name="P7" draw:layer="layout" svg:width="0.244cm" svg:height="0.484cm" svg:x="15.766cm" svg:y="7.968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16.084cm" svg:y="8.0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6.464cm" svg:y="8.1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7.137cm" svg:y="7.555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573cm" svg:y="7.588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552cm" svg:y="8.236cm" svg:viewBox="0 0 470 33" draw:points="236,33 0,33 0,0 470,0 470,33">
            <text:p/>
          </draw:polygon>
          <draw:path draw:style-name="gr3" draw:text-style-name="P7" draw:layer="layout" svg:width="0.309cm" svg:height="0.516cm" svg:x="17.631cm" svg:y="8.4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349cm" svg:y="8.236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09cm" svg:y="7.9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471cm" svg:y="7.555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919cm" svg:y="7.555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528cm" svg:y="8.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414cm" svg:y="7.588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394cm" svg:y="8.236cm" svg:viewBox="0 0 470 33" draw:points="236,33 0,33 0,0 470,0 470,33">
            <text:p/>
          </draw:polygon>
          <draw:path draw:style-name="gr3" draw:text-style-name="P7" draw:layer="layout" svg:width="0.309cm" svg:height="0.516cm" svg:x="21.474cm" svg:y="8.4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2.192cm" svg:y="8.236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933cm" svg:y="7.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23" draw:id="id123">
          <svg:title>TexMaths</svg:title>
          <svg:desc>22§display§\sec^{-1}(\text{cosec } \theta) = \sec^{-1}\left[ \sec \left( \frac{\pi}{2} - \theta \right) \right] = \frac{\pi}{2} - \theta§svg§600§FALSE§</svg:desc>
          <draw:polygon draw:style-name="gr2" draw:text-style-name="P6" draw:layer="layout" svg:width="15.434cm" svg:height="1.341cm" svg:x="8.214cm" svg:y="11.293cm" svg:viewBox="0 0 15435 1342" draw:points="7718,1342 0,1342 0,0 15435,0 15435,1342">
            <text:p/>
          </draw:polygon>
          <draw:path draw:style-name="gr3" draw:text-style-name="P7" draw:layer="layout" svg:width="0.254cm" svg:height="0.356cm" svg:x="8.2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503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8.849cm" svg:y="11.796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9.226cm" svg:y="11.6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71cm" svg:y="11.46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074cm" svg:y="11.564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10.324cm" svg:y="11.796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664cm" svg:y="11.796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055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356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704cm" svg:y="11.796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19cm" svg:height="0.555cm" svg:x="12.311cm" svg:y="11.59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707cm" svg:y="11.5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3.221cm" svg:y="11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4.02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4.321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4.67cm" svg:y="11.796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15.046cm" svg:y="11.6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529cm" svg:y="11.46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6.12cm" svg:y="11.254cm" svg:viewBox="0 0 178 1391" draw:points="0,1391 178,1391 178,1356 37,1356 37,37 178,37 178,0 0,0">
            <text:p/>
          </draw:polygon>
          <draw:path draw:style-name="gr3" draw:text-style-name="P7" draw:layer="layout" svg:width="0.254cm" svg:height="0.356cm" svg:x="16.336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6.637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6.986cm" svg:y="11.796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295cm" svg:height="1.39cm" svg:x="17.572cm" svg:y="11.254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8.008cm" svg:y="11.287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987cm" svg:y="11.935cm" svg:viewBox="0 0 470 33" draw:points="236,33 0,33 0,0 470,0 470,33">
            <text:p/>
          </draw:polygon>
          <draw:path draw:style-name="gr3" draw:text-style-name="P7" draw:layer="layout" svg:width="0.309cm" svg:height="0.516cm" svg:x="18.067cm" svg:y="12.15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785cm" svg:y="11.935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526cm" svg:y="11.599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906cm" svg:y="11.254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20.353cm" svg:y="11.254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964cm" svg:y="11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849cm" svg:y="11.287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828cm" svg:y="11.935cm" svg:viewBox="0 0 470 33" draw:points="236,33 0,33 0,0 470,0 470,33">
            <text:p/>
          </draw:polygon>
          <draw:path draw:style-name="gr3" draw:text-style-name="P7" draw:layer="layout" svg:width="0.309cm" svg:height="0.516cm" svg:x="21.909cm" svg:y="12.15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2.625cm" svg:y="11.935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3.368cm" svg:y="11.59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25" draw:id="id125">
          <svg:title>TexMaths</svg:title>
          <svg:desc>22§display§\text {cosec}^{-1}(\sec \theta) = \text {cosec}^{-1}\left[ \text {cosec} \left( \frac{\pi}{2} - \theta \right) \right] = \frac{\pi}{2} - \theta§svg§600§FALSE§</svg:desc>
          <draw:polygon draw:style-name="gr2" draw:text-style-name="P6" draw:layer="layout" svg:width="16.767cm" svg:height="1.341cm" svg:x="8.213cm" svg:y="13.195cm" svg:viewBox="0 0 16768 1342" draw:points="8383,1342 0,1342 0,0 16768,0 16768,1342">
            <text:p/>
          </draw:polygon>
          <draw:path draw:style-name="gr3" draw:text-style-name="P7" draw:layer="layout" svg:width="0.295cm" svg:height="0.356cm" svg:x="8.201cm" svg:y="13.698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541cm" svg:y="13.698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93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32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9.579cm" svg:y="13.698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9.956cm" svg:y="13.5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44cm" svg:y="13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804cm" svg:y="13.466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54cm" svg:height="0.356cm" svg:x="11.054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355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703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19cm" svg:height="0.555cm" svg:x="12.182cm" svg:y="13.501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578cm" svg:y="13.4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3.092cm" svg:y="13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3.891cm" svg:y="13.698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4.231cm" svg:y="13.698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622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4.923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5.271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15.646cm" svg:y="13.5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13cm" svg:y="13.36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6.721cm" svg:y="13.156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6.938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7.277cm" svg:y="13.698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668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969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8.318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295cm" svg:height="1.39cm" svg:x="18.902cm" svg:y="13.156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9.338cm" svg:y="13.189cm" svg:viewBox="0 0 419 343" svg:d="M185 46h88c-27 114-34 147-34 200 0 11 0 32 7 58 7 35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9.317cm" svg:y="13.837cm" svg:viewBox="0 0 470 33" draw:points="236,33 0,33 0,0 470,0 470,33">
            <text:p/>
          </draw:polygon>
          <draw:path draw:style-name="gr3" draw:text-style-name="P7" draw:layer="layout" svg:width="0.309cm" svg:height="0.516cm" svg:x="19.398cm" svg:y="14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0.115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0.857cm" svg:y="13.501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21.237cm" svg:y="13.156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21.685cm" svg:y="13.156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2.293cm" svg:y="13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3.181cm" svg:y="13.189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3.159cm" svg:y="13.837cm" svg:viewBox="0 0 470 33" draw:points="236,33 0,33 0,0 470,0 470,33">
            <text:p/>
          </draw:polygon>
          <draw:path draw:style-name="gr3" draw:text-style-name="P7" draw:layer="layout" svg:width="0.309cm" svg:height="0.516cm" svg:x="23.239cm" svg:y="14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7" draw:layer="layout" svg:width="0.472cm" svg:height="0.032cm" svg:x="23.957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4.698cm" svg:y="13.501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14" draw:id="id114">
          <svg:title>TexMaths</svg:title>
          <svg:desc>26§display§\text {07}§svg§600§FALSE§</svg:desc>
          <draw:polygon draw:style-name="gr2" draw:text-style-name="P6" draw:layer="layout" svg:width="0.811cm" svg:height="0.548cm" svg:x="5.2cm" svg:y="4.394cm" svg:viewBox="0 0 812 549" draw:points="406,549 0,549 0,0 812,0 812,549">
            <text:p/>
          </draw:polygon>
          <draw:path draw:style-name="gr3" draw:text-style-name="P7" draw:layer="layout" svg:width="0.386cm" svg:height="0.629cm" svg:x="5.19cm" svg:y="4.356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5.663cm" svg:y="4.348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116" draw:id="id116">
          <svg:title>TexMaths</svg:title>
          <svg:desc>26§display§\text {08}§svg§600§FALSE§</svg:desc>
          <draw:polygon draw:style-name="gr2" draw:text-style-name="P6" draw:layer="layout" svg:width="0.783cm" svg:height="0.537cm" svg:x="5.202cm" svg:y="6.197cm" svg:viewBox="0 0 784 538" draw:points="393,538 0,538 0,0 784,0 784,538">
            <text:p/>
          </draw:polygon>
          <draw:path draw:style-name="gr3" draw:text-style-name="P7" draw:layer="layout" svg:width="0.386cm" svg:height="0.628cm" svg:x="5.192cm" svg:y="6.1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2cm" svg:y="6.151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118" draw:id="id118">
          <svg:title>TexMaths</svg:title>
          <svg:desc>26§display§\text {09}§svg§600§FALSE§</svg:desc>
          <draw:polygon draw:style-name="gr2" draw:text-style-name="P6" draw:layer="layout" svg:width="0.783cm" svg:height="0.537cm" svg:x="5.201cm" svg:y="8.098cm" svg:viewBox="0 0 784 538" draw:points="393,538 0,538 0,0 784,0 784,538">
            <text:p/>
          </draw:polygon>
          <draw:path draw:style-name="gr3" draw:text-style-name="P7" draw:layer="layout" svg:width="0.386cm" svg:height="0.628cm" svg:x="5.191cm" svg:y="8.05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8.052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120" draw:id="id120">
          <svg:title>TexMaths</svg:title>
          <svg:desc>26§display§\text {10}§svg§600§FALSE§</svg:desc>
          <draw:polygon draw:style-name="gr2" draw:text-style-name="P6" draw:layer="layout" svg:width="0.788cm" svg:height="0.537cm" svg:x="5.193cm" svg:y="9.997cm" svg:viewBox="0 0 789 538" draw:points="394,538 0,538 0,0 789,0 789,538">
            <text:p/>
          </draw:polygon>
          <draw:path draw:style-name="gr3" draw:text-style-name="P7" draw:layer="layout" svg:width="0.303cm" svg:height="0.609cm" svg:x="5.228cm" svg:y="9.951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5.641cm" svg:y="9.95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122" draw:id="id122">
          <svg:title>TexMaths</svg:title>
          <svg:desc>26§display§\text {11}§svg§600§FALSE§</svg:desc>
          <draw:polygon draw:style-name="gr2" draw:text-style-name="P6" draw:layer="layout" svg:width="0.749cm" svg:height="0.516cm" svg:x="5.192cm" svg:y="11.799cm" svg:viewBox="0 0 750 517" draw:points="374,517 0,517 0,0 750,0 750,517">
            <text:p/>
          </draw:polygon>
          <draw:path draw:style-name="gr3" draw:text-style-name="P7" draw:layer="layout" svg:width="0.302cm" svg:height="0.61cm" svg:x="5.227cm" svg:y="11.753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5.685cm" svg:y="11.753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124" draw:id="id124">
          <svg:title>TexMaths</svg:title>
          <svg:desc>26§display§\text {12}§svg§600§FALSE§</svg:desc>
          <draw:polygon draw:style-name="gr2" draw:text-style-name="P6" draw:layer="layout" svg:width="0.777cm" svg:height="0.516cm" svg:x="5.191cm" svg:y="13.7cm" svg:viewBox="0 0 778 517" draw:points="389,517 0,517 0,0 778,0 778,517">
            <text:p/>
          </draw:polygon>
          <draw:path draw:style-name="gr3" draw:text-style-name="P7" draw:layer="layout" svg:width="0.303cm" svg:height="0.61cm" svg:x="5.226cm" svg:y="13.654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5.649cm" svg:y="13.654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2" anim:sub-item="text" smil:attributeName="visibility" smil:to="visible"/>
                  <anim:animate smil:begin="0s" smil:dur="0.5s" smil:fill="hold" smil:decelerate="0.5" smil:targetElement="id112" anim:sub-item="text" smil:attributeName="rotate" smil:values="-90;0" smil:keyTimes="0;1"/>
                  <anim:animate smil:begin="0s" smil:dur="0.5s" smil:fill="hold" smil:decelerate="0.5" smil:targetElement="id112" anim:sub-item="text" smil:attributeName="width" smil:values="width;width*.05" smil:keyTimes="0;1"/>
                  <anim:animate smil:begin="0.5s" smil:dur="0.5s" smil:fill="hold" smil:accelerate="0.5" smil:targetElement="id112" anim:sub-item="text" smil:attributeName="width" smil:values="width*.05;width" smil:keyTimes="0;1"/>
                  <anim:animate smil:dur="1s" smil:fill="hold" smil:targetElement="id112" anim:sub-item="text" smil:attributeName="height" smil:values="height;height" smil:keyTimes="0;1"/>
                  <anim:animate smil:begin="0s" smil:dur="0.5s" smil:fill="hold" smil:decelerate="0.5" smil:targetElement="id112" anim:sub-item="text" smil:attributeName="x" smil:values="x+.4;x" smil:keyTimes="0;1"/>
                  <anim:animate smil:begin="0s" smil:dur="0.5s" smil:fill="hold" smil:decelerate="0.5" smil:targetElement="id112" anim:sub-item="text" smil:attributeName="y" smil:values="y-.2;y+.1" smil:keyTimes="0;1"/>
                  <anim:animate smil:begin="0.5s" smil:dur="0.5s" smil:fill="hold" smil:accelerate="0.5" smil:targetElement="id112" anim:sub-item="text" smil:attributeName="y" smil:values="y+.1;y" smil:keyTimes="0;1"/>
                  <anim:transitionFilter smil:begin="0s" smil:dur="1s" smil:decelerate="0.5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26" text:id="id126"><text:span text:style-name="T10">Important formulae and Substitutions</text:span></text:p>
          </draw:text-box>
        </draw:frame>
        <draw:frame presentation:style-name="pr11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3" draw:text-style-name="P11" draw:layer="layout" svg:width="26.4cm" svg:height="13.58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27" draw:id="id127" draw:layer="layout" svg:width="24.339cm" svg:height="12.732cm" svg:x="2.173cm" svg:y="1.9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4">
              <table:table-cell table:style-name="ce1">
                <text:p text:style-name="P14"><text:span text:style-name="T14">Sr.No</text:span></text:p>
              </table:table-cell>
              <table:table-cell table:style-name="ce4">
                <text:p text:style-name="P14"><text:span text:style-name="T15">Formulae</text:span></text:p>
              </table:table-cell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</table:table>
          <draw:image xlink:href="Pictures/TablePreview5.svm" xlink:type="simple" xlink:show="embed" xlink:actuate="onLoad"/>
        </draw:frame>
        <draw:g xml:id="id131" draw:id="id131">
          <svg:title>TexMaths</svg:title>
          <svg:desc>18§display§\sin^{-1}( \theta ) = \text {cosec}^{-1}\left( \frac{1}{\theta} \right)§svg§600§FALSE§</svg:desc>
          <draw:polygon draw:style-name="gr2" draw:text-style-name="P6" draw:layer="layout" svg:width="6.504cm" svg:height="1.455cm" svg:x="7.109cm" svg:y="3.886cm" svg:viewBox="0 0 6505 1456" draw:points="3253,1456 0,1456 0,0 6505,0 6505,1456">
            <text:p/>
          </draw:polygon>
          <draw:path draw:style-name="gr3" draw:text-style-name="P7" draw:layer="layout" svg:width="0.208cm" svg:height="0.291cm" svg:x="7.097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7.348cm" svg:y="4.34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7.522cm" svg:y="4.49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7.902cm" svg:y="4.384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297cm" svg:y="4.211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596cm" svg:y="4.297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805cm" svg:y="4.325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129cm" svg:y="4.297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551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205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483cm" svg:y="4.488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0.801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1.047cm" svg:y="4.488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1.332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1.64cm" svg:y="4.388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2.036cm" svg:y="4.215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509cm" svg:y="3.854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975cm" svg:y="3.922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919cm" svg:y="4.6cm" svg:viewBox="0 0 318 27" draw:points="158,27 0,27 0,0 318,0 318,27">
            <text:p/>
          </draw:polygon>
          <draw:path draw:style-name="gr3" draw:text-style-name="P7" draw:layer="layout" svg:width="0.261cm" svg:height="0.454cm" svg:x="12.947cm" svg:y="4.76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3.333cm" svg:y="3.85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line draw:style-name="gr4" draw:text-style-name="P15" xml:id="id128" draw:id="id128" draw:layer="layout" svg:x1="14cm" svg:y1="3.5cm" svg:x2="14.1cm" svg:y2="14.814cm">
          <text:p/>
        </draw:line>
        <draw:g xml:id="id132" draw:id="id132">
          <svg:title>TexMaths</svg:title>
          <svg:desc>18§display§\text {cosec}^{-1}(\theta) = \sin^{-1}\left( \frac{1}{\theta} \right)§svg§600§FALSE§</svg:desc>
          <draw:polygon draw:style-name="gr2" draw:text-style-name="P6" draw:layer="layout" svg:width="6.504cm" svg:height="1.455cm" svg:x="16.208cm" svg:y="3.889cm" svg:viewBox="0 0 6505 1456" draw:points="3253,1456 0,1456 0,0 6505,0 6505,1456">
            <text:p/>
          </draw:polygon>
          <draw:path draw:style-name="gr3" draw:text-style-name="P7" draw:layer="layout" svg:width="0.241cm" svg:height="0.291cm" svg:x="16.198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6.476cm" svg:y="4.4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6.794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7.042cm" svg:y="4.49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241cm" svg:height="0.291cm" svg:x="17.326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7.634cm" svg:y="4.3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8.03cm" svg:y="4.2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8.328cm" svg:y="4.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8.538cm" svg:y="4.3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862cm" svg:y="4.3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83cm" svg:y="4.5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19.937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186cm" svg:y="4.351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362cm" svg:y="4.4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0.74cm" svg:y="4.387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1.136cm" svg:y="4.214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2cm" svg:height="1.518cm" svg:x="21.609cm" svg:y="3.857cm" svg:viewBox="0 0 313 1519" svg:d="M313 1513c0-3-2-4-3-6-23-24-67-66-108-135-103-163-149-368-149-612 0-171 23-390 127-579 50-90 102-142 131-169 2-2 2-3 2-6 0-6-5-6-13-6-9 0-11 0-21 10-213 193-279 482-279 749 0 249 58 499 219 689 13 15 36 41 63 64 7 7 9 7 18 7 8 0 13 0 13-6z">
            <text:p/>
          </draw:path>
          <draw:path draw:style-name="gr3" draw:text-style-name="P7" draw:layer="layout" svg:width="0.209cm" svg:height="0.422cm" svg:x="22.075cm" svg:y="3.9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2.019cm" svg:y="4.603cm" svg:viewBox="0 0 318 27" draw:points="158,27 0,27 0,0 318,0 318,27">
            <text:p/>
          </draw:polygon>
          <draw:path draw:style-name="gr3" draw:text-style-name="P7" draw:layer="layout" svg:width="0.261cm" svg:height="0.454cm" svg:x="22.047cm" svg:y="4.7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2cm" svg:height="1.518cm" svg:x="22.432cm" svg:y="3.857cm" svg:viewBox="0 0 313 1519" svg:d="M313 760c0-249-58-499-219-689-13-15-36-41-62-64-9-7-10-7-19-7-7 0-13 0-13 6 0 3 3 6 4 7 22 23 65 65 107 134 102 163 150 368 150 612 0 171-23 390-129 579-50 90-103 142-129 169-2 2-3 3-3 6 0 6 6 6 13 6 9 0 10 0 20-10 213-193 280-482 280-749z">
            <text:p/>
          </draw:path>
        </draw:g>
        <draw:g xml:id="id134" draw:id="id134">
          <svg:title>TexMaths</svg:title>
          <svg:desc>18§display§\cos^{-1}( \theta ) = \sec^{-1}\left( \frac{1}{\theta} \right)§svg§600§FALSE§</svg:desc>
          <draw:polygon draw:style-name="gr2" draw:text-style-name="P6" draw:layer="layout" svg:width="5.976cm" svg:height="1.455cm" svg:x="7.108cm" svg:y="5.788cm" svg:viewBox="0 0 5977 1456" draw:points="2989,1456 0,1456 0,0 5977,0 5977,1456">
            <text:p/>
          </draw:polygon>
          <draw:path draw:style-name="gr3" draw:text-style-name="P7" draw:layer="layout" svg:width="0.241cm" svg:height="0.291cm" svg:x="7.098cm" svg:y="6.39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7.376cm" svg:y="6.3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7.694cm" svg:y="6.39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3cm" svg:height="0.022cm" svg:x="7.971cm" svg:y="6.2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367cm" svg:y="6.117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665cm" svg:y="6.199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875cm" svg:y="6.227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199cm" svg:y="6.199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621cm" svg:y="6.4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10.273cm" svg:y="6.39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0.519cm" svg:y="6.39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0.804cm" svg:y="6.39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1.113cm" svg:y="6.2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1.509cm" svg:y="6.11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1.981cm" svg:y="5.756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447cm" svg:y="5.824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391cm" svg:y="6.502cm" svg:viewBox="0 0 318 27" draw:points="158,27 0,27 0,0 318,0 318,27">
            <text:p/>
          </draw:polygon>
          <draw:path draw:style-name="gr3" draw:text-style-name="P7" draw:layer="layout" svg:width="0.261cm" svg:height="0.454cm" svg:x="12.419cm" svg:y="6.662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2.805cm" svg:y="5.756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</draw:g>
        <draw:g xml:id="id135" draw:id="id135">
          <svg:title>TexMaths</svg:title>
          <svg:desc>18§display§\sec^{-1}(\theta) = \cos^{-1}\left( \frac{1}{\theta} \right)§svg§600§FALSE§</svg:desc>
          <draw:polygon draw:style-name="gr2" draw:text-style-name="P6" draw:layer="layout" svg:width="5.977cm" svg:height="1.455cm" svg:x="16.21cm" svg:y="5.689cm" svg:viewBox="0 0 5978 1456" draw:points="2990,1456 0,1456 0,0 5978,0 5978,1456">
            <text:p/>
          </draw:polygon>
          <draw:path draw:style-name="gr3" draw:text-style-name="P7" draw:layer="layout" svg:width="0.208cm" svg:height="0.291cm" svg:x="16.198cm" svg:y="6.2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6.446cm" svg:y="6.29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6.729cm" svg:y="6.2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7.038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434cm" svg:y="6.018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7.732cm" svg:y="6.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7.942cm" svg:y="6.1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266cm" svg:y="6.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686cm" svg:y="6.3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9.34cm" svg:y="6.2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9.618cm" svg:y="6.29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08cm" svg:height="0.291cm" svg:x="19.938cm" svg:y="6.2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3cm" svg:height="0.022cm" svg:x="20.214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61cm" svg:y="6.0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1.083cm" svg:y="5.657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21.549cm" svg:y="5.7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493cm" svg:y="6.403cm" svg:viewBox="0 0 318 27" draw:points="158,27 0,27 0,0 318,0 318,27">
            <text:p/>
          </draw:polygon>
          <draw:path draw:style-name="gr3" draw:text-style-name="P7" draw:layer="layout" svg:width="0.261cm" svg:height="0.454cm" svg:x="21.521cm" svg:y="6.563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21.907cm" svg:y="5.657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</draw:g>
        <draw:g xml:id="id137" draw:id="id137">
          <svg:title>TexMaths</svg:title>
          <svg:desc>18§display§\tan^{-1}( \theta ) = \cot^{-1}\left( \frac{1}{\theta} \right)§svg§600§FALSE§</svg:desc>
          <draw:polygon draw:style-name="gr2" draw:text-style-name="P6" draw:layer="layout" svg:width="6.076cm" svg:height="1.455cm" svg:x="7.118cm" svg:y="7.589cm" svg:viewBox="0 0 6077 1456" draw:points="3039,1456 0,1456 0,0 6077,0 6077,1456">
            <text:p/>
          </draw:polygon>
          <draw:path draw:style-name="gr3" draw:text-style-name="P7" draw:layer="layout" svg:width="0.199cm" svg:height="0.396cm" svg:x="7.098cm" svg:y="8.0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7.359cm" svg:y="8.1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7.67cm" svg:y="8.1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8.048cm" svg:y="8.0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444cm" svg:y="7.9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743cm" svg:y="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953cm" svg:y="8.0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277cm" svg:y="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697cm" svg:y="8.2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351cm" svg:y="8.1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629cm" svg:y="8.1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8cm" svg:height="0.396cm" svg:x="10.939cm" svg:y="8.0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3cm" svg:height="0.022cm" svg:x="11.221cm" svg:y="8.0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1.617cm" svg:y="7.9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089cm" svg:y="7.557cm" svg:viewBox="0 0 312 1519" svg:d="M312 1513c0-3-1-4-2-6-23-24-67-66-108-135-103-163-149-368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556cm" svg:y="7.6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5cm" svg:y="8.303cm" svg:viewBox="0 0 318 27" draw:points="158,27 0,27 0,0 318,0 318,27">
            <text:p/>
          </draw:polygon>
          <draw:path draw:style-name="gr3" draw:text-style-name="P7" draw:layer="layout" svg:width="0.261cm" svg:height="0.454cm" svg:x="12.527cm" svg:y="8.4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2.915cm" svg:y="7.557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38" draw:id="id138">
          <svg:title>TexMaths</svg:title>
          <svg:desc>18§display§\cot^{-1} (\theta) = \tan^{-1}\left( \frac{1}{\theta} \right)§svg§600§FALSE§</svg:desc>
          <draw:polygon draw:style-name="gr2" draw:text-style-name="P6" draw:layer="layout" svg:width="6.075cm" svg:height="1.455cm" svg:x="16.208cm" svg:y="7.59cm" svg:viewBox="0 0 6076 1456" draw:points="3038,1456 0,1456 0,0 6076,0 6076,1456">
            <text:p/>
          </draw:polygon>
          <draw:path draw:style-name="gr3" draw:text-style-name="P7" draw:layer="layout" svg:width="0.241cm" svg:height="0.291cm" svg:x="16.198cm" svg:y="8.192cm" svg:viewBox="0 0 242 292" svg:d="M53 147c0-104 52-131 85-131 6 0 46 0 69 23-26 3-30 21-30 30 0 16 12 29 29 29s30-12 30-30c0-44-49-68-98-68-79 0-138 69-138 147 0 82 63 145 137 145 85 0 105-76 105-83 0-6-6-6-7-6-6 0-8 3-9 6-19 59-60 67-83 67-34 0-90-27-90-129z">
            <text:p/>
          </draw:path>
          <draw:path draw:style-name="gr3" draw:text-style-name="P7" draw:layer="layout" svg:width="0.281cm" svg:height="0.291cm" svg:x="16.476cm" svg:y="8.19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9cm" svg:height="0.396cm" svg:x="16.785cm" svg:y="8.086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3cm" svg:height="0.022cm" svg:x="17.068cm" svg:y="8.0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464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7.762cm" svg:y="8.00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7.972cm" svg:y="8.029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296cm" svg:y="8.00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716cm" svg:y="8.24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8cm" svg:height="0.396cm" svg:x="19.361cm" svg:y="8.086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622cm" svg:y="8.192cm" svg:viewBox="0 0 287 292" svg:d="M184 236c3 26 20 52 51 52 13 0 52-9 52-61v-34h-16v34c0 38-16 42-23 42-21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932cm" svg:y="8.196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0.31cm" svg:y="8.0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70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1.179cm" svg:y="7.558cm" svg:viewBox="0 0 312 1519" svg:d="M312 1513c0-3-1-4-2-6-23-24-67-66-108-135-103-163-149-368-149-612 0-171 22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209cm" svg:height="0.422cm" svg:x="21.645cm" svg:y="7.626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589cm" svg:y="8.304cm" svg:viewBox="0 0 318 27" draw:points="158,27 0,27 0,0 318,0 318,27">
            <text:p/>
          </draw:polygon>
          <draw:path draw:style-name="gr3" draw:text-style-name="P7" draw:layer="layout" svg:width="0.261cm" svg:height="0.454cm" svg:x="21.616cm" svg:y="8.464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22.004cm" svg:y="7.558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40" draw:id="id140">
          <svg:title>TexMaths</svg:title>
          <svg:desc>22§display§\sin^{-1}\theta + \cos^{-1}\theta = \frac{\pi}{2}§svg§600§FALSE§</svg:desc>
          <draw:polygon draw:style-name="gr2" draw:text-style-name="P6" draw:layer="layout" svg:width="7.131cm" svg:height="1.31cm" svg:x="6.215cm" svg:y="9.496cm" svg:viewBox="0 0 7132 1311" draw:points="3565,1311 0,1311 0,0 7132,0 7132,1311">
            <text:p/>
          </draw:polygon>
          <draw:path draw:style-name="gr3" draw:text-style-name="P7" draw:layer="layout" svg:width="0.254cm" svg:height="0.356cm" svg:x="6.201cm" svg:y="9.967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7" draw:layer="layout" svg:width="0.166cm" svg:height="0.518cm" svg:x="6.507cm" svg:y="9.7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72cm" svg:y="9.97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185cm" svg:y="9.83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667cm" svg:y="9.6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8.117cm" svg:y="9.76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684cm" svg:y="9.8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441cm" svg:y="9.96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779cm" svg:y="9.9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69cm" svg:y="9.967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7" draw:layer="layout" svg:width="0.367cm" svg:height="0.027cm" svg:x="10.507cm" svg:y="9.84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991cm" svg:y="9.63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11.44cm" svg:y="9.76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2.05cm" svg:y="10.0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2.937cm" svg:y="9.45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2.916cm" svg:y="10.104cm" svg:viewBox="0 0 470 33" draw:points="236,33 0,33 0,0 470,0 470,33">
            <text:p/>
          </draw:polygon>
          <draw:path draw:style-name="gr3" draw:text-style-name="P7" draw:layer="layout" svg:width="0.309cm" svg:height="0.516cm" svg:x="12.995cm" svg:y="10.328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</draw:g>
        <draw:g xml:id="id142" draw:id="id142">
          <svg:title>TexMaths</svg:title>
          <svg:desc>22§display§\tan^{-1}\theta + \cot^{-1}\theta = \frac{\pi}{2}§svg§600§FALSE§</svg:desc>
          <draw:polygon draw:style-name="gr2" draw:text-style-name="P6" draw:layer="layout" svg:width="7.296cm" svg:height="1.31cm" svg:x="6.025cm" svg:y="11.295cm" svg:viewBox="0 0 7297 1311" draw:points="3649,1311 0,1311 0,0 7297,0 7297,1311">
            <text:p/>
          </draw:polygon>
          <draw:path draw:style-name="gr3" draw:text-style-name="P7" draw:layer="layout" svg:width="0.244cm" svg:height="0.485cm" svg:x="6cm" svg:y="11.63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319cm" svg:y="11.76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6.699cm" svg:y="11.7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162cm" svg:y="11.6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646cm" svg:y="11.4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8.095cm" svg:y="11.5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661cm" svg:y="11.6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418cm" svg:y="11.7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756cm" svg:y="11.7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0.136cm" svg:y="11.63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67cm" svg:height="0.027cm" svg:x="10.481cm" svg:y="11.6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965cm" svg:y="11.4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11.414cm" svg:y="11.5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2.025cm" svg:y="11.8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2.91cm" svg:y="11.25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2.889cm" svg:y="11.903cm" svg:viewBox="0 0 470 33" draw:points="236,33 0,33 0,0 470,0 470,33">
            <text:p/>
          </draw:polygon>
          <draw:path draw:style-name="gr3" draw:text-style-name="P7" draw:layer="layout" svg:width="0.309cm" svg:height="0.516cm" svg:x="12.97cm" svg:y="12.1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144" draw:id="id144">
          <svg:title>TexMaths</svg:title>
          <svg:desc>22§display§\sec^{-1} \theta + \text {cosec}^{-1}\theta = \frac{\pi}{2}§svg§600§FALSE§</svg:desc>
          <draw:polygon draw:style-name="gr2" draw:text-style-name="P6" draw:layer="layout" svg:width="7.732cm" svg:height="1.31cm" svg:x="6.014cm" svg:y="13.195cm" svg:viewBox="0 0 7733 1311" draw:points="3867,1311 0,1311 0,0 7733,0 7733,1311">
            <text:p/>
          </draw:polygon>
          <draw:path draw:style-name="gr3" draw:text-style-name="P7" draw:layer="layout" svg:width="0.254cm" svg:height="0.356cm" svg:x="6cm" svg:y="13.6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6.303cm" svg:y="13.6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649cm" svg:y="13.6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67cm" svg:height="0.027cm" svg:x="7.026cm" svg:y="13.5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1cm" svg:y="13.33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7.959cm" svg:y="13.4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526cm" svg:y="13.5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282cm" svg:y="13.66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22cm" svg:y="13.6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011cm" svg:y="13.6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314cm" svg:y="13.6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66cm" svg:y="13.66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67cm" svg:height="0.027cm" svg:x="11.037cm" svg:y="13.5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521cm" svg:y="13.3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11.841cm" svg:y="13.467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2.452cm" svg:y="13.7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3.337cm" svg:y="13.156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3.316cm" svg:y="13.803cm" svg:viewBox="0 0 470 33" draw:points="236,33 0,33 0,0 470,0 470,33">
            <text:p/>
          </draw:polygon>
          <draw:path draw:style-name="gr3" draw:text-style-name="P7" draw:layer="layout" svg:width="0.309cm" svg:height="0.516cm" svg:x="13.397cm" svg:y="14.0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148" draw:id="id148">
          <svg:title>TexMaths</svg:title>
          <svg:desc>18§display§\tan^{-1} x - \tan^{-1} y = \tan^{-1}\left(  \frac{ x - y }{ 1 + xy }  \right) §svg§600§FALSE§</svg:desc>
          <draw:polygon draw:style-name="gr2" draw:text-style-name="P6" draw:layer="layout" svg:width="10.077cm" svg:height="1.455cm" svg:x="16.22cm" svg:y="11.289cm" svg:viewBox="0 0 10078 1456" draw:points="5040,1456 0,1456 0,0 10078,0 10078,1456">
            <text:p/>
          </draw:polygon>
          <draw:path draw:style-name="gr3" draw:text-style-name="P7" draw:layer="layout" svg:width="0.199cm" svg:height="0.396cm" svg:x="16.2cm" svg:y="11.7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16.461cm" svg:y="11.8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6.772cm" svg:y="11.8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7.15cm" svg:y="11.7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546cm" svg:y="11.6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6cm" svg:height="0.287cm" svg:x="17.905cm" svg:y="11.89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18.442cm" svg:y="12.003cm" svg:viewBox="0 0 387 27" svg:d="M366 27c10 0 21 0 21-14 0-13-11-13-21-13h-344c-10 0-22 0-22 13 0 14 12 14 22 14z">
            <text:p/>
          </draw:path>
          <draw:path draw:style-name="gr3" draw:text-style-name="P7" draw:layer="layout" svg:width="0.198cm" svg:height="0.396cm" svg:x="19.034cm" svg:y="11.7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294cm" svg:y="11.8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604cm" svg:y="11.8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9.983cm" svg:y="11.7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379cm" svg:y="11.6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91cm" svg:height="0.409cm" svg:x="20.739cm" svg:y="11.895cm" svg:viewBox="0 0 292 410" svg:d="M291 39c1-9 1-10 1-15 0-11-8-17-17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421cm" svg:height="0.149cm" svg:x="21.264cm" svg:y="11.9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9cm" svg:height="0.396cm" svg:x="21.908cm" svg:y="11.7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22.169cm" svg:y="11.8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22.478cm" svg:y="11.8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858cm" svg:y="11.7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254cm" svg:y="11.618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3.727cm" svg:y="11.257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316cm" svg:height="0.287cm" svg:x="24.313cm" svg:y="11.467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386cm" svg:height="0.026cm" svg:x="24.848cm" svg:y="11.575cm" svg:viewBox="0 0 387 27" svg:d="M366 27c10 0 21 0 21-14 0-13-11-13-21-13h-344c-10 0-22 0-22 13 0 14 12 14 22 14z">
            <text:p/>
          </draw:path>
          <draw:path draw:style-name="gr3" draw:text-style-name="P7" draw:layer="layout" svg:width="0.293cm" svg:height="0.409cm" svg:x="25.447cm" svg:y="11.467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7-7 6-6 12-15 12-26 0-20-17-23-23-23-14 0-36 10-36 42 0 31 29 54 68 54 66 0 131-57 148-129z">
            <text:p/>
          </draw:path>
          <draw:polygon draw:style-name="gr3" draw:text-style-name="P7" draw:layer="layout" svg:width="1.785cm" svg:height="0.026cm" svg:x="24.136cm" svg:y="12.003cm" svg:viewBox="0 0 1786 27" draw:points="893,27 0,27 0,0 1786,0 1786,27">
            <text:p/>
          </draw:polygon>
          <draw:path draw:style-name="gr3" draw:text-style-name="P7" draw:layer="layout" svg:width="0.209cm" svg:height="0.422cm" svg:x="24.193cm" svg:y="12.18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421cm" svg:height="0.422cm" svg:x="24.628cm" svg:y="12.23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287cm" svg:x="25.244cm" svg:y="12.32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293cm" svg:height="0.409cm" svg:x="25.606cm" svg:y="12.328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311cm" svg:height="1.518cm" svg:x="26.018cm" svg:y="11.257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46" draw:id="id146">
          <svg:title>TexMaths</svg:title>
          <svg:desc>18§display§\tan^{-1} x + \tan^{-1} y = \tan^{-1}\left(  \frac{ x + y }{ 1 - xy }  \right) §svg§600§FALSE§</svg:desc>
          <draw:polygon draw:style-name="gr2" draw:text-style-name="P6" draw:layer="layout" svg:width="10.077cm" svg:height="1.455cm" svg:x="16.12cm" svg:y="9.489cm" svg:viewBox="0 0 10078 1456" draw:points="5040,1456 0,1456 0,0 10078,0 10078,1456">
            <text:p/>
          </draw:polygon>
          <draw:path draw:style-name="gr3" draw:text-style-name="P7" draw:layer="layout" svg:width="0.199cm" svg:height="0.396cm" svg:x="16.1cm" svg:y="9.9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16.361cm" svg:y="10.0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6.672cm" svg:y="10.0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7.05cm" svg:y="9.9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446cm" svg:y="9.8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6cm" svg:height="0.287cm" svg:x="17.805cm" svg:y="10.09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18.325cm" svg:y="10.00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198cm" svg:height="0.396cm" svg:x="18.934cm" svg:y="9.9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194cm" svg:y="10.0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504cm" svg:y="10.0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9.883cm" svg:y="9.9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279cm" svg:y="9.8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91cm" svg:height="0.409cm" svg:x="20.639cm" svg:y="10.095cm" svg:viewBox="0 0 292 410" svg:d="M291 39c1-9 1-10 1-15 0-11-8-17-17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421cm" svg:height="0.149cm" svg:x="21.164cm" svg:y="10.1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9cm" svg:height="0.396cm" svg:x="21.808cm" svg:y="9.9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22.069cm" svg:y="10.0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22.378cm" svg:y="10.0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758cm" svg:y="9.9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154cm" svg:y="9.818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3.627cm" svg:y="9.457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316cm" svg:height="0.287cm" svg:x="24.213cm" svg:y="9.667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732cm" svg:y="9.5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3cm" svg:height="0.409cm" svg:x="25.347cm" svg:y="9.667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7-7 6-6 12-15 12-26 0-20-17-23-23-23-14 0-36 10-36 42 0 31 29 54 68 54 66 0 131-57 148-129z">
            <text:p/>
          </draw:path>
          <draw:polygon draw:style-name="gr3" draw:text-style-name="P7" draw:layer="layout" svg:width="1.785cm" svg:height="0.026cm" svg:x="24.036cm" svg:y="10.203cm" svg:viewBox="0 0 1786 27" draw:points="893,27 0,27 0,0 1786,0 1786,27">
            <text:p/>
          </draw:polygon>
          <draw:path draw:style-name="gr3" draw:text-style-name="P7" draw:layer="layout" svg:width="0.209cm" svg:height="0.422cm" svg:x="24.093cm" svg:y="10.38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386cm" svg:height="0.026cm" svg:x="24.545cm" svg:y="10.63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144cm" svg:y="10.52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293cm" svg:height="0.409cm" svg:x="25.506cm" svg:y="10.528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311cm" svg:height="1.518cm" svg:x="25.918cm" svg:y="9.457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30" draw:id="id130">
          <svg:title>TexMaths</svg:title>
          <svg:desc>26§display§\text {13}§svg§600§FALSE§</svg:desc>
          <draw:polygon draw:style-name="gr2" draw:text-style-name="P6" draw:layer="layout" svg:width="0.782cm" svg:height="0.537cm" svg:x="3.691cm" svg:y="4.195cm" svg:viewBox="0 0 783 538" draw:points="393,538 0,538 0,0 783,0 783,538">
            <text:p/>
          </draw:polygon>
          <draw:path draw:style-name="gr3" draw:text-style-name="P7" draw:layer="layout" svg:width="0.302cm" svg:height="0.609cm" svg:x="3.726cm" svg:y="4.14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4.14cm" svg:y="4.149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133" draw:id="id133">
          <svg:title>TexMaths</svg:title>
          <svg:desc>26§display§\text {14}§svg§600§FALSE§</svg:desc>
          <draw:polygon draw:style-name="gr2" draw:text-style-name="P6" draw:layer="layout" svg:width="0.796cm" svg:height="0.527cm" svg:x="3.693cm" svg:y="5.999cm" svg:viewBox="0 0 797 528" draw:points="400,528 0,528 0,0 797,0 797,528">
            <text:p/>
          </draw:polygon>
          <draw:path draw:style-name="gr3" draw:text-style-name="P7" draw:layer="layout" svg:width="0.303cm" svg:height="0.61cm" svg:x="3.728cm" svg:y="5.96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4.13cm" svg:y="5.95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136" draw:id="id136">
          <svg:title>TexMaths</svg:title>
          <svg:desc>26§display§\text {15}§svg§600§FALSE§</svg:desc>
          <draw:polygon draw:style-name="gr2" draw:text-style-name="P6" draw:layer="layout" svg:width="0.777cm" svg:height="0.537cm" svg:x="3.691cm" svg:y="7.9cm" svg:viewBox="0 0 778 538" draw:points="389,538 0,538 0,0 778,0 778,538">
            <text:p/>
          </draw:polygon>
          <draw:path draw:style-name="gr3" draw:text-style-name="P7" draw:layer="layout" svg:width="0.303cm" svg:height="0.609cm" svg:x="3.726cm" svg:y="7.854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4.149cm" svg:y="7.854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139" draw:id="id139">
          <svg:title>TexMaths</svg:title>
          <svg:desc>26§display§\text {16}§svg§600§FALSE§</svg:desc>
          <draw:polygon draw:style-name="gr2" draw:text-style-name="P6" draw:layer="layout" svg:width="0.782cm" svg:height="0.537cm" svg:x="3.694cm" svg:y="9.799cm" svg:viewBox="0 0 783 538" draw:points="393,538 0,538 0,0 783,0 783,538">
            <text:p/>
          </draw:polygon>
          <draw:path draw:style-name="gr3" draw:text-style-name="P7" draw:layer="layout" svg:width="0.302cm" svg:height="0.609cm" svg:x="3.729cm" svg:y="9.753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4.143cm" svg:y="9.753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141" draw:id="id141">
          <svg:title>TexMaths</svg:title>
          <svg:desc>26§display§\text {17}§svg§600§FALSE§</svg:desc>
          <draw:polygon draw:style-name="gr2" draw:text-style-name="P6" draw:layer="layout" svg:width="0.81cm" svg:height="0.548cm" svg:x="3.693cm" svg:y="11.6cm" svg:viewBox="0 0 811 549" draw:points="406,549 0,549 0,0 811,0 811,549">
            <text:p/>
          </draw:polygon>
          <draw:path draw:style-name="gr3" draw:text-style-name="P7" draw:layer="layout" svg:width="0.303cm" svg:height="0.61cm" svg:x="3.728cm" svg:y="11.562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4.155cm" svg:y="11.554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143" draw:id="id143">
          <svg:title>TexMaths</svg:title>
          <svg:desc>26§display§\text {18}§svg§600§FALSE§</svg:desc>
          <draw:polygon draw:style-name="gr2" draw:text-style-name="P6" draw:layer="layout" svg:width="0.782cm" svg:height="0.537cm" svg:x="3.692cm" svg:y="13.502cm" svg:viewBox="0 0 783 538" draw:points="393,538 0,538 0,0 783,0 783,538">
            <text:p/>
          </draw:polygon>
          <draw:path draw:style-name="gr3" draw:text-style-name="P7" draw:layer="layout" svg:width="0.302cm" svg:height="0.609cm" svg:x="3.727cm" svg:y="13.456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4.141cm" svg:y="13.456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line draw:style-name="gr4" draw:text-style-name="P15" xml:id="id129" draw:id="id129" draw:layer="layout" svg:x1="15.8cm" svg:y1="9.1cm" svg:x2="15.8cm" svg:y2="14.814cm">
          <text:p/>
        </draw:line>
        <draw:g xml:id="id145" draw:id="id145">
          <svg:title>TexMaths</svg:title>
          <svg:desc>26§display§\text {19}§svg§600§FALSE§</svg:desc>
          <draw:polygon draw:style-name="gr2" draw:text-style-name="P6" draw:layer="layout" svg:width="0.782cm" svg:height="0.537cm" svg:x="14.495cm" svg:y="9.9cm" svg:viewBox="0 0 783 538" draw:points="393,538 0,538 0,0 783,0 783,538">
            <text:p/>
          </draw:polygon>
          <draw:path draw:style-name="gr3" draw:text-style-name="P7" draw:layer="layout" svg:width="0.302cm" svg:height="0.609cm" svg:x="14.53cm" svg:y="9.854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4.944cm" svg:y="9.854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147" draw:id="id147">
          <svg:title>TexMaths</svg:title>
          <svg:desc>26§display§\text {20}§svg§600§FALSE§</svg:desc>
          <draw:polygon draw:style-name="gr2" draw:text-style-name="P6" draw:layer="layout" svg:width="0.788cm" svg:height="0.537cm" svg:x="14.494cm" svg:y="11.701cm" svg:viewBox="0 0 789 538" draw:points="394,538 0,538 0,0 789,0 789,538">
            <text:p/>
          </draw:polygon>
          <draw:path draw:style-name="gr3" draw:text-style-name="P7" draw:layer="layout" svg:width="0.365cm" svg:height="0.609cm" svg:x="14.494cm" svg:y="11.655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4.942cm" svg:y="11.655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6" anim:sub-item="text" smil:attributeName="visibility" smil:to="visible"/>
                  <anim:animate smil:begin="0s" smil:dur="0.5s" smil:fill="hold" smil:decelerate="0.5" smil:targetElement="id126" anim:sub-item="text" smil:attributeName="rotate" smil:values="-90;0" smil:keyTimes="0;1"/>
                  <anim:animate smil:begin="0s" smil:dur="0.5s" smil:fill="hold" smil:decelerate="0.5" smil:targetElement="id126" anim:sub-item="text" smil:attributeName="width" smil:values="width;width*.05" smil:keyTimes="0;1"/>
                  <anim:animate smil:begin="0.5s" smil:dur="0.5s" smil:fill="hold" smil:accelerate="0.5" smil:targetElement="id126" anim:sub-item="text" smil:attributeName="width" smil:values="width*.05;width" smil:keyTimes="0;1"/>
                  <anim:animate smil:dur="1s" smil:fill="hold" smil:targetElement="id126" anim:sub-item="text" smil:attributeName="height" smil:values="height;height" smil:keyTimes="0;1"/>
                  <anim:animate smil:begin="0s" smil:dur="0.5s" smil:fill="hold" smil:decelerate="0.5" smil:targetElement="id126" anim:sub-item="text" smil:attributeName="x" smil:values="x+.4;x" smil:keyTimes="0;1"/>
                  <anim:animate smil:begin="0s" smil:dur="0.5s" smil:fill="hold" smil:decelerate="0.5" smil:targetElement="id126" anim:sub-item="text" smil:attributeName="y" smil:values="y-.2;y+.1" smil:keyTimes="0;1"/>
                  <anim:animate smil:begin="0.5s" smil:dur="0.5s" smil:fill="hold" smil:accelerate="0.5" smil:targetElement="id126" anim:sub-item="text" smil:attributeName="y" smil:values="y+.1;y" smil:keyTimes="0;1"/>
                  <anim:transitionFilter smil:begin="0s" smil:dur="1s" smil:decelerate="0.5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0" smil:attributeName="visibility" smil:to="visible"/>
                  <anim:animate smil:dur="0.25s" smil:fill="hold" smil:targetElement="id130" smil:attributeName="width" smil:values="width*0.05;width" smil:keyTimes="0;1"/>
                  <anim:animate smil:dur="0.25s" smil:fill="hold" smil:targetElement="id130" smil:attributeName="height" smil:values="height;height" smil:keyTimes="0;1"/>
                  <anim:animate smil:dur="0.25s" smil:fill="hold" smil:targetElement="id130" smil:attributeName="x" smil:values="x-.2;x" smil:keyTimes="0;1"/>
                  <anim:animate smil:dur="0.25s" smil:fill="hold" smil:targetElement="id130" smil:attributeName="y" smil:values="y;y" smil:keyTimes="0;1"/>
                  <anim:transitionFilter smil:dur="0.25s" smil:targetElement="id130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2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2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width*0.05;width" smil:keyTimes="0;1"/>
                  <anim:animate smil:dur="0.5s" smil:fill="hold" smil:targetElement="id139" smil:attributeName="height" smil:values="height;height" smil:keyTimes="0;1"/>
                  <anim:animate smil:dur="0.5s" smil:fill="hold" smil:targetElement="id139" smil:attributeName="x" smil:values="x-.2;x" smil:keyTimes="0;1"/>
                  <anim:animate smil:dur="0.5s" smil:fill="hold" smil:targetElement="id139" smil:attributeName="y" smil:values="y;y" smil:keyTimes="0;1"/>
                  <anim:transitionFilter smil:dur="0.5s" smil:targetElement="id139" smil:type="fade" smil:subtype="crossfade"/>
                </anim:par>
              </anim:par>
              <anim:par smil:begin="3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3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  <anim:par smil:begin="4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  <anim:par smil:begin="4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  <anim:par smil:begin="5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5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6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  <anim:par smil:begin="6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7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49" text:id="id149"><text:span text:style-name="T10">Important Expressions and Substitutions</text:span></text:p>
          </draw:text-box>
        </draw:frame>
        <draw:frame presentation:style-name="pr14" draw:text-style-name="P13" draw:layer="layout" svg:width="21.799cm" svg:height="12.618cm" svg:x="4cm" svg:y="1.982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3" draw:text-style-name="P11" draw:layer="layout" svg:width="26.4cm" svg:height="13.58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50" draw:id="id150" draw:layer="layout" svg:width="21.799cm" svg:height="12.403cm" svg:x="4cm" svg:y="1.98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5" table:default-cell-style-name="ce4">
              <table:table-cell table:style-name="ce1">
                <text:p text:style-name="P14"><text:span text:style-name="T14">Sr.No</text:span></text:p>
              </table:table-cell>
              <table:table-cell>
                <text:p text:style-name="P14"><text:span text:style-name="T15">Expression</text:span></text:p>
              </table:table-cell>
              <table:table-cell>
                <text:p text:style-name="P14"><text:span text:style-name="T15">Substitution</text:span></text:p>
              </table:table-cell>
            </table:table-row>
            <table:table-row table:style-name="ro6" table:default-cell-style-name="ce3">
              <table:table-cell table:style-name="ce1">
                <text:p text:style-name="P14"><text:span text:style-name="T14">01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14"><text:span text:style-name="T14">02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14"><text:span text:style-name="T14">03</text:span></text:p>
              </table:table-cell>
              <table:table-cell/>
              <table:table-cell/>
            </table:table-row>
            <table:table-row table:style-name="ro7" table:default-cell-style-name="ce3">
              <table:table-cell table:style-name="ce1">
                <text:p text:style-name="P14"><text:span text:style-name="T14">04</text:span></text:p>
              </table:table-cell>
              <table:table-cell/>
              <table:table-cell/>
            </table:table-row>
            <table:table-row table:style-name="ro7" table:default-cell-style-name="ce3">
              <table:table-cell table:style-name="ce1">
                <text:p text:style-name="P14"><text:span text:style-name="T14">05</text:span></text:p>
              </table:table-cell>
              <table:table-cell/>
              <table:table-cell/>
            </table:table-row>
            <table:table-row table:style-name="ro8" table:default-cell-style-name="ce3">
              <table:table-cell table:style-name="ce1">
                <text:p text:style-name="P14"><text:span text:style-name="T14">06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 xml:id="id151" draw:id="id151">
          <svg:title>TexMaths</svg:title>
          <svg:desc>22§display§\sqrt{1 - x^2}§svg§600§FALSE§</svg:desc>
          <draw:polygon draw:style-name="gr2" draw:text-style-name="P6" draw:layer="layout" svg:width="2.816cm" svg:height="0.85cm" svg:x="10.099cm" svg:y="3.694cm" svg:viewBox="0 0 2817 851" draw:points="1410,851 0,851 0,0 2817,0 2817,851">
            <text:p/>
          </draw:polygon>
          <draw:path draw:style-name="gr3" draw:text-style-name="P7" draw:layer="layout" svg:width="0.705cm" svg:height="0.927cm" svg:x="10.145cm" svg:y="3.655cm" svg:viewBox="0 0 706 928" svg:d="M243 928c24 0 24 0 33-16l424-882c6-11 6-12 6-14 0-9-7-16-16-16-11 0-14 7-18 16l-399 831-166-383-107 83 12 12 55-42z">
            <text:p/>
          </draw:path>
          <draw:polygon draw:style-name="gr3" draw:text-style-name="P7" draw:layer="layout" svg:width="2.121cm" svg:height="0.032cm" svg:x="10.833cm" svg:y="3.655cm" svg:viewBox="0 0 2122 33" draw:points="1061,33 0,33 0,0 2122,0 2122,33">
            <text:p/>
          </draw:polygon>
          <draw:path draw:style-name="gr3" draw:text-style-name="P7" draw:layer="layout" svg:width="0.256cm" svg:height="0.516cm" svg:x="10.901cm" svg:y="3.929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1.456cm" svg:y="4.2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188cm" svg:y="4.103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79-55 83-60 9 30 37 60 83 60 81 0 124-101 124-120 0-7-7-7-8-7-7 0-9 2-11 7-26 84-79 102-104 102-30 0-42-25-42-51 0-18 5-33 14-69z">
            <text:p/>
          </draw:path>
          <draw:path draw:style-name="gr3" draw:text-style-name="P7" draw:layer="layout" svg:width="0.24cm" svg:height="0.359cm" svg:x="12.64cm" svg:y="3.86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</draw:g>
        <draw:g xml:id="id152" draw:id="id152">
          <svg:title>TexMaths</svg:title>
          <svg:desc>22§display§x = \sin \theta \text { or } x = \cos \theta§svg§600§FALSE§</svg:desc>
          <draw:polygon draw:style-name="gr2" draw:text-style-name="P6" draw:layer="layout" svg:width="7.052cm" svg:height="0.477cm" svg:x="17.515cm" svg:y="3.696cm" svg:viewBox="0 0 7053 478" draw:points="3527,478 0,478 0,0 7053,0 7053,478">
            <text:p/>
          </draw:polygon>
          <draw:path draw:style-name="gr3" draw:text-style-name="P7" draw:layer="layout" svg:width="0.386cm" svg:height="0.352cm" svg:x="17.499cm" svg:y="3.86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8-7-9-7-7 0-9 1-11 7-24 84-79 102-104 102-30 0-42-25-42-51 0-18 5-34 14-69z">
            <text:p/>
          </draw:path>
          <draw:path draw:style-name="gr3" draw:text-style-name="P7" draw:layer="layout" svg:width="0.515cm" svg:height="0.182cm" svg:x="18.177cm" svg:y="3.91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54cm" svg:height="0.357cm" svg:x="18.974cm" svg:y="3.85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19.28cm" svg:y="3.68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9.493cm" svg:y="3.861cm" svg:viewBox="0 0 391 344" svg:d="M60 76v210c0 33-7 33-60 33v25c26 0 67-2 88-2 19 0 60 2 86 2v-25c-51 0-60 0-60-33v-145c0-81 55-123 104-123s58 42 58 86v182c0 33-9 33-60 33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0.059cm" svg:y="3.657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0.691cm" svg:y="3.856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61cm" svg:height="0.343cm" svg:x="21.077cm" svg:y="3.861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638cm" svg:y="3.861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8-7-9-7-7 0-9 1-11 7-26 84-79 102-104 102-30 0-42-25-42-51 0-18 5-34 14-69z">
            <text:p/>
          </draw:path>
          <draw:path draw:style-name="gr3" draw:text-style-name="P7" draw:layer="layout" svg:width="0.515cm" svg:height="0.182cm" svg:x="22.316cm" svg:y="3.91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114cm" svg:y="3.856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454cm" svg:y="3.856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54cm" svg:height="0.357cm" svg:x="23.845cm" svg:y="3.85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4.285cm" svg:y="3.657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53" draw:id="id153">
          <svg:title>TexMaths</svg:title>
          <svg:desc>22§display§\sqrt{1 + x^2}§svg§600§FALSE§</svg:desc>
          <draw:polygon draw:style-name="gr2" draw:text-style-name="P6" draw:layer="layout" svg:width="2.816cm" svg:height="0.85cm" svg:x="10.099cm" svg:y="4.994cm" svg:viewBox="0 0 2817 851" draw:points="1410,851 0,851 0,0 2817,0 2817,851">
            <text:p/>
          </draw:polygon>
          <draw:path draw:style-name="gr3" draw:text-style-name="P7" draw:layer="layout" svg:width="0.705cm" svg:height="0.927cm" svg:x="10.145cm" svg:y="4.955cm" svg:viewBox="0 0 706 928" svg:d="M243 928c24 0 24 0 33-16l424-882c6-11 6-12 6-14 0-9-7-16-16-16-11 0-14 7-18 16l-399 831-166-383-107 83 12 12 55-42z">
            <text:p/>
          </draw:path>
          <draw:polygon draw:style-name="gr3" draw:text-style-name="P7" draw:layer="layout" svg:width="2.121cm" svg:height="0.032cm" svg:x="10.833cm" svg:y="4.955cm" svg:viewBox="0 0 2122 33" draw:points="1061,33 0,33 0,0 2122,0 2122,33">
            <text:p/>
          </draw:polygon>
          <draw:path draw:style-name="gr3" draw:text-style-name="P7" draw:layer="layout" svg:width="0.256cm" svg:height="0.516cm" svg:x="10.901cm" svg:y="5.229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515cm" svg:height="0.516cm" svg:x="11.435cm" svg:y="5.29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86cm" svg:height="0.351cm" svg:x="12.188cm" svg:y="5.403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79-55 83-60 9 30 37 60 83 60 81 0 124-101 124-120 0-7-7-7-8-7-7 0-9 2-11 7-26 84-79 102-104 102-30 0-42-25-42-51 0-18 5-33 14-69z">
            <text:p/>
          </draw:path>
          <draw:path draw:style-name="gr3" draw:text-style-name="P7" draw:layer="layout" svg:width="0.24cm" svg:height="0.359cm" svg:x="12.64cm" svg:y="5.16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</draw:g>
        <draw:g xml:id="id155" draw:id="id155">
          <svg:title>TexMaths</svg:title>
          <svg:desc>22§display§\sqrt{x^2 - 1}§svg§600§FALSE§</svg:desc>
          <draw:polygon draw:style-name="gr2" draw:text-style-name="P6" draw:layer="layout" svg:width="2.816cm" svg:height="0.85cm" svg:x="10.099cm" svg:y="6.294cm" svg:viewBox="0 0 2817 851" draw:points="1410,851 0,851 0,0 2817,0 2817,851">
            <text:p/>
          </draw:polygon>
          <draw:path draw:style-name="gr3" draw:text-style-name="P7" draw:layer="layout" svg:width="0.705cm" svg:height="0.927cm" svg:x="10.145cm" svg:y="6.255cm" svg:viewBox="0 0 706 928" svg:d="M243 928c24 0 24 0 33-16l424-882c6-11 6-12 6-14 0-9-7-16-16-16-11 0-14 7-18 16l-399 831-166-383-107 83 12 12 55-42z">
            <text:p/>
          </draw:path>
          <draw:polygon draw:style-name="gr3" draw:text-style-name="P7" draw:layer="layout" svg:width="2.121cm" svg:height="0.032cm" svg:x="10.833cm" svg:y="6.255cm" svg:viewBox="0 0 2122 33" draw:points="1061,33 0,33 0,0 2122,0 2122,33">
            <text:p/>
          </draw:polygon>
          <draw:path draw:style-name="gr3" draw:text-style-name="P7" draw:layer="layout" svg:width="0.386cm" svg:height="0.351cm" svg:x="10.856cm" svg:y="6.703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1 0 124-101 124-120 0-7-7-7-8-7-7 0-9 2-11 7-24 84-79 102-104 102-30 0-42-25-42-51 0-18 5-33 14-69z">
            <text:p/>
          </draw:path>
          <draw:path draw:style-name="gr3" draw:text-style-name="P7" draw:layer="layout" svg:width="0.24cm" svg:height="0.359cm" svg:x="11.31cm" svg:y="6.46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1.859cm" svg:y="6.8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636cm" svg:y="6.529cm" svg:viewBox="0 0 257 517" svg:d="M160 19c0-17 0-19-17-19-50 49-118 49-143 49v25c16 0 62 0 102-21v402c0 28-2 37-72 37h-25v25c27-4 95-4 125-4 32 0 99 0 127 4v-25h-25c-70 0-72-9-72-37z">
            <text:p/>
          </draw:path>
        </draw:g>
        <draw:g xml:id="id157" draw:id="id157">
          <svg:title>TexMaths</svg:title>
          <svg:desc>22§display§\sqrt{\frac{a + x}{a - x}}§svg§600§FALSE§</svg:desc>
          <draw:polygon draw:style-name="gr2" draw:text-style-name="P6" draw:layer="layout" svg:width="2.677cm" svg:height="1.779cm" svg:x="8.101cm" svg:y="7.795cm" svg:viewBox="0 0 2678 1780" draw:points="1339,1780 0,1780 0,0 2678,0 2678,1780">
            <text:p/>
          </draw:polygon>
          <draw:path draw:style-name="gr3" draw:text-style-name="P7" draw:layer="layout" svg:width="0.703cm" svg:height="1.856cm" svg:x="8.149cm" svg:y="7.756cm" svg:viewBox="0 0 704 1857" svg:d="M275 1704l-168-775-102 159c-5 7-5 9-5 10 0 2 11 11 11 13l52-83 180 829c24 0 28 0 32-19l427-1806c0-6 2-13 2-16 0-9-5-16-14-16-14 0-16 11-18 21z">
            <text:p/>
          </draw:path>
          <draw:polygon draw:style-name="gr3" draw:text-style-name="P7" draw:layer="layout" svg:width="1.982cm" svg:height="0.032cm" svg:x="8.835cm" svg:y="7.756cm" svg:viewBox="0 0 1983 33" draw:points="991,33 0,33 0,0 1983,0 1983,33">
            <text:p/>
          </draw:polygon>
          <draw:path draw:style-name="gr3" draw:text-style-name="P7" draw:layer="layout" svg:width="0.354cm" svg:height="0.351cm" svg:x="8.96cm" svg:y="8.082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9.551cm" svg:y="7.9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04cm" svg:y="8.0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1.796cm" svg:height="0.032cm" svg:x="8.928cm" svg:y="8.738cm" svg:viewBox="0 0 1797 33" draw:points="899,33 0,33 0,0 1797,0 1797,33">
            <text:p/>
          </draw:polygon>
          <draw:path draw:style-name="gr3" draw:text-style-name="P7" draw:layer="layout" svg:width="0.354cm" svg:height="0.351cm" svg:x="8.96cm" svg:y="9.13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9.572cm" svg:y="9.26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4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58" draw:id="id158">
          <svg:title>TexMaths</svg:title>
          <svg:desc>22§display§\text { OR }\ \sqrt{\frac{a - x}{a + x}}§svg§600§FALSE§</svg:desc>
          <draw:polygon draw:style-name="gr2" draw:text-style-name="P6" draw:layer="layout" svg:width="4.364cm" svg:height="1.779cm" svg:x="11.503cm" svg:y="7.797cm" svg:viewBox="0 0 4365 1780" draw:points="2183,1780 0,1780 0,0 4365,0 4365,1780">
            <text:p/>
          </draw:polygon>
          <draw:path draw:style-name="gr3" draw:text-style-name="P7" draw:layer="layout" svg:width="0.515cm" svg:height="0.562cm" svg:x="11.508cm" svg:y="8.402cm" svg:viewBox="0 0 516 563" svg:d="M516 283c0-158-116-283-259-283-139 0-257 125-257 283 0 161 120 280 257 280 143 0 259-123 259-280zM259 544c-76 0-180-69-180-271 0-201 115-254 178-254 69 0 180 55 180 254 0 206-108 271-178 271z">
            <text:p/>
          </draw:path>
          <draw:path draw:style-name="gr3" draw:text-style-name="P7" draw:layer="layout" svg:width="0.539cm" svg:height="0.546cm" svg:x="12.093cm" svg:y="8.4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7 0-44-39-55-111l-10-63c-14-50-51-74-95-90z">
            <text:p/>
          </draw:path>
          <draw:path draw:style-name="gr3" draw:text-style-name="P7" draw:layer="layout" svg:width="0.703cm" svg:height="1.856cm" svg:x="13.237cm" svg:y="7.758cm" svg:viewBox="0 0 704 1857" svg:d="M275 1704l-168-775-102 159c-5 7-5 9-5 10 0 2 11 11 11 13l52-83 180 829c25 0 28 0 32-19l427-1806c0-6 2-13 2-16 0-9-5-16-14-16-12 0-16 11-18 21z">
            <text:p/>
          </draw:path>
          <draw:polygon draw:style-name="gr3" draw:text-style-name="P7" draw:layer="layout" svg:width="1.983cm" svg:height="0.032cm" svg:x="13.923cm" svg:y="7.758cm" svg:viewBox="0 0 1984 33" draw:points="991,33 0,33 0,0 1984,0 1984,33">
            <text:p/>
          </draw:polygon>
          <draw:path draw:style-name="gr3" draw:text-style-name="P7" draw:layer="layout" svg:width="0.355cm" svg:height="0.351cm" svg:x="14.048cm" svg:y="8.084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4.661cm" svg:y="8.2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393cm" svg:y="8.0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1.796cm" svg:height="0.032cm" svg:x="14.017cm" svg:y="8.74cm" svg:viewBox="0 0 1797 33" draw:points="899,33 0,33 0,0 1797,0 1797,33">
            <text:p/>
          </draw:polygon>
          <draw:path draw:style-name="gr3" draw:text-style-name="P7" draw:layer="layout" svg:width="0.355cm" svg:height="0.351cm" svg:x="14.048cm" svg:y="9.136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4.64cm" svg:y="9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5.393cm" svg:y="9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160" draw:id="id160">
          <svg:title>TexMaths</svg:title>
          <svg:desc>22§display§\sqrt{\frac{1 + x}{1 - x}}§svg§600§FALSE§</svg:desc>
          <draw:polygon draw:style-name="gr2" draw:text-style-name="P6" draw:layer="layout" svg:width="2.655cm" svg:height="1.779cm" svg:x="8.102cm" svg:y="10.096cm" svg:viewBox="0 0 2656 1780" draw:points="1329,1780 0,1780 0,0 2656,0 2656,1780">
            <text:p/>
          </draw:polygon>
          <draw:path draw:style-name="gr3" draw:text-style-name="P7" draw:layer="layout" svg:width="0.703cm" svg:height="1.856cm" svg:x="8.15cm" svg:y="10.057cm" svg:viewBox="0 0 704 1857" svg:d="M275 1704l-168-775-102 159c-5 7-5 9-5 10 0 2 11 11 11 13l52-83 180 829c25 0 28 0 32-19l427-1806c0-6 2-13 2-16 0-9-5-16-14-16-14 0-16 11-18 21z">
            <text:p/>
          </draw:path>
          <draw:polygon draw:style-name="gr3" draw:text-style-name="P7" draw:layer="layout" svg:width="1.96cm" svg:height="0.032cm" svg:x="8.836cm" svg:y="10.057cm" svg:viewBox="0 0 1961 33" draw:points="980,33 0,33 0,0 1961,0 1961,33">
            <text:p/>
          </draw:polygon>
          <draw:path draw:style-name="gr3" draw:text-style-name="P7" draw:layer="layout" svg:width="0.256cm" svg:height="0.516cm" svg:x="8.998cm" svg:y="10.23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531cm" svg:y="10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283cm" svg:y="10.4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1.775cm" svg:height="0.032cm" svg:x="8.929cm" svg:y="11.062cm" svg:viewBox="0 0 1776 33" draw:points="887,33 0,33 0,0 1776,0 1776,33">
            <text:p/>
          </draw:polygon>
          <draw:path draw:style-name="gr3" draw:text-style-name="P7" draw:layer="layout" svg:width="0.256cm" svg:height="0.516cm" svg:x="8.998cm" svg:y="11.2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3cm" svg:height="0.032cm" svg:x="9.552cm" svg:y="11.592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0.283cm" svg:y="11.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 OR }\ \sqrt{\frac{1 - x}{1 + x}}§svg§600§FALSE§</svg:desc>
          <draw:polygon draw:style-name="gr2" draw:text-style-name="P6" draw:layer="layout" svg:width="4.34cm" svg:height="1.779cm" svg:x="11.504cm" svg:y="10.098cm" svg:viewBox="0 0 4341 1780" draw:points="2172,1780 0,1780 0,0 4341,0 4341,1780">
            <text:p/>
          </draw:polygon>
          <draw:path draw:style-name="gr3" draw:text-style-name="P7" draw:layer="layout" svg:width="0.515cm" svg:height="0.562cm" svg:x="11.509cm" svg:y="10.728cm" svg:viewBox="0 0 516 563" svg:d="M516 283c0-158-117-283-259-283-139 0-257 125-257 283 0 161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2.094cm" svg:y="10.74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703cm" svg:height="1.856cm" svg:x="13.237cm" svg:y="10.059cm" svg:viewBox="0 0 704 1857" svg:d="M275 1704l-168-775-102 159c-5 7-5 9-5 10 0 2 11 11 11 13l52-83 180 829c24 0 28 0 32-19l427-1806c0-6 2-13 2-16 0-9-5-16-14-16-12 0-16 11-18 21z">
            <text:p/>
          </draw:path>
          <draw:polygon draw:style-name="gr3" draw:text-style-name="P7" draw:layer="layout" svg:width="1.959cm" svg:height="0.032cm" svg:x="13.924cm" svg:y="10.059cm" svg:viewBox="0 0 1960 33" draw:points="980,33 0,33 0,0 1960,0 1960,33">
            <text:p/>
          </draw:polygon>
          <draw:path draw:style-name="gr3" draw:text-style-name="P7" draw:layer="layout" svg:width="0.256cm" svg:height="0.516cm" svg:x="14.086cm" svg:y="10.2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4.64cm" svg:y="10.54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37cm" svg:y="10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1.775cm" svg:height="0.032cm" svg:x="14.017cm" svg:y="11.064cm" svg:viewBox="0 0 1776 33" draw:points="887,33 0,33 0,0 1776,0 1776,33">
            <text:p/>
          </draw:polygon>
          <draw:path draw:style-name="gr3" draw:text-style-name="P7" draw:layer="layout" svg:width="0.256cm" svg:height="0.516cm" svg:x="14.086cm" svg:y="11.2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619cm" svg:y="11.3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5.37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63" draw:id="id163">
          <svg:title>TexMaths</svg:title>
          <svg:desc>22§display§\sqrt{\frac{a + x^2}{a - x^2}}§svg§600§FALSE§</svg:desc>
          <draw:polygon draw:style-name="gr2" draw:text-style-name="P6" draw:layer="layout" svg:width="3.025cm" svg:height="1.779cm" svg:x="8.101cm" svg:y="12.397cm" svg:viewBox="0 0 3026 1780" draw:points="1514,1780 0,1780 0,0 3026,0 3026,1780">
            <text:p/>
          </draw:polygon>
          <draw:path draw:style-name="gr3" draw:text-style-name="P7" draw:layer="layout" svg:width="0.703cm" svg:height="1.856cm" svg:x="8.149cm" svg:y="12.358cm" svg:viewBox="0 0 704 1857" svg:d="M275 1704l-168-775-102 159c-5 7-5 9-5 10 0 2 11 11 11 13l52-83 180 829c25 0 28 0 32-19l427-1806c0-6 2-13 2-16 0-9-5-16-14-16-14 0-16 11-17 21z">
            <text:p/>
          </draw:path>
          <draw:polygon draw:style-name="gr3" draw:text-style-name="P7" draw:layer="layout" svg:width="2.33cm" svg:height="0.032cm" svg:x="8.835cm" svg:y="12.358cm" svg:viewBox="0 0 2331 33" draw:points="1165,33 0,33 0,0 2331,0 2331,33">
            <text:p/>
          </draw:polygon>
          <draw:path draw:style-name="gr3" draw:text-style-name="P7" draw:layer="layout" svg:width="0.355cm" svg:height="0.351cm" svg:x="8.96cm" svg:y="12.743cm" svg:viewBox="0 0 356 352" svg:d="M259 49c-14-28-37-49-72-49-90 0-187 114-187 227 0 74 42 125 104 125 16 0 54-3 100-58 7 32 34 58 71 58 28 0 45-18 58-42 12-28 23-76 23-78 0-7-7-7-9-7-9 0-9 2-11 14-14 50-28 95-60 95-21 0-22-19-22-35 0-17 1-23 10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9.552cm" svg:y="12.6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05cm" svg:y="12.743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12.5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43cm" svg:height="0.032cm" svg:x="8.928cm" svg:y="13.4cm" svg:viewBox="0 0 2144 33" draw:points="1072,33 0,33 0,0 2144,0 2144,33">
            <text:p/>
          </draw:polygon>
          <draw:path draw:style-name="gr3" draw:text-style-name="P7" draw:layer="layout" svg:width="0.355cm" svg:height="0.351cm" svg:x="8.96cm" svg:y="13.798cm" svg:viewBox="0 0 356 352" svg:d="M259 49c-14-28-37-49-72-49-90 0-187 114-187 227 0 74 42 125 104 125 16 0 54-3 100-58 7 32 34 58 71 58 28 0 45-18 58-42 12-28 23-76 23-78 0-7-7-7-9-7-9 0-9 2-11 14-14 50-28 95-60 95-21 0-22-19-22-35 0-17 1-23 10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3cm" svg:height="0.032cm" svg:x="9.573cm" svg:y="13.93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0.305cm" svg:y="13.79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13.5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64" draw:id="id164">
          <svg:title>TexMaths</svg:title>
          <svg:desc>22§display§\text { OR }\ \sqrt{\frac{a - x^2}{a + x^2}}§svg§600§FALSE§</svg:desc>
          <draw:polygon draw:style-name="gr2" draw:text-style-name="P6" draw:layer="layout" svg:width="4.71cm" svg:height="1.779cm" svg:x="11.403cm" svg:y="12.399cm" svg:viewBox="0 0 4711 1780" draw:points="2355,1780 0,1780 0,0 4711,0 4711,1780">
            <text:p/>
          </draw:polygon>
          <draw:path draw:style-name="gr3" draw:text-style-name="P7" draw:layer="layout" svg:width="0.515cm" svg:height="0.562cm" svg:x="11.408cm" svg:y="13.066cm" svg:viewBox="0 0 516 563" svg:d="M516 283c0-158-117-283-259-283-139 0-257 125-257 283 0 161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1.993cm" svg:y="13.08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703cm" svg:height="1.856cm" svg:x="13.137cm" svg:y="12.36cm" svg:viewBox="0 0 704 1857" svg:d="M275 1704l-168-775-102 159c-5 7-5 9-5 10 0 2 11 11 11 13l52-83 180 829c25 0 28 0 32-19l427-1806c0-6 2-13 2-16 0-9-5-16-14-16-12 0-16 11-18 21z">
            <text:p/>
          </draw:path>
          <draw:polygon draw:style-name="gr3" draw:text-style-name="P7" draw:layer="layout" svg:width="2.329cm" svg:height="0.032cm" svg:x="13.823cm" svg:y="12.36cm" svg:viewBox="0 0 2330 33" draw:points="1165,33 0,33 0,0 2330,0 2330,33">
            <text:p/>
          </draw:polygon>
          <draw:path draw:style-name="gr3" draw:text-style-name="P7" draw:layer="layout" svg:width="0.355cm" svg:height="0.351cm" svg:x="13.948cm" svg:y="12.74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4.56cm" svg:y="12.87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292cm" svg:y="12.7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746cm" svg:y="12.5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43cm" svg:height="0.032cm" svg:x="13.916cm" svg:y="13.402cm" svg:viewBox="0 0 2144 33" draw:points="1072,33 0,33 0,0 2144,0 2144,33">
            <text:p/>
          </draw:polygon>
          <draw:path draw:style-name="gr3" draw:text-style-name="P7" draw:layer="layout" svg:width="0.355cm" svg:height="0.351cm" svg:x="13.948cm" svg:y="13.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4.539cm" svg:y="13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5.292cm" svg:y="13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746cm" svg:y="13.5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54" draw:id="id154">
          <svg:title>TexMaths</svg:title>
          <svg:desc>22§display§x = \tan \theta \text { or } x = \cot \theta§svg§600§FALSE§</svg:desc>
          <draw:polygon draw:style-name="gr2" draw:text-style-name="P6" draw:layer="layout" svg:width="7.215cm" svg:height="0.477cm" svg:x="17.517cm" svg:y="5.198cm" svg:viewBox="0 0 7216 478" draw:points="3608,478 0,478 0,0 7216,0 7216,478">
            <text:p/>
          </draw:polygon>
          <draw:path draw:style-name="gr3" draw:text-style-name="P7" draw:layer="layout" svg:width="0.386cm" svg:height="0.352cm" svg:x="17.501cm" svg:y="5.36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18.179cm" svg:y="5.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44cm" svg:height="0.485cm" svg:x="18.965cm" svg:y="5.2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7" draw:layer="layout" svg:width="0.349cm" svg:height="0.357cm" svg:x="19.284cm" svg:y="5.358cm" svg:viewBox="0 0 350 358" svg:d="M227 289c2 32 23 64 60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3cm" svg:x="19.662cm" svg:y="5.36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0.229cm" svg:y="5.159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0.861cm" svg:y="5.358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61cm" svg:height="0.343cm" svg:x="21.247cm" svg:y="5.363cm" svg:viewBox="0 0 262 344" svg:d="M107 86v-86l-107 9v24c55 0 62 6 62 43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808cm" svg:y="5.36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515cm" svg:height="0.182cm" svg:x="22.486cm" svg:y="5.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285cm" svg:y="5.358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624cm" svg:y="5.358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44cm" svg:height="0.485cm" svg:x="24.005cm" svg:y="5.2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7" draw:layer="layout" svg:width="0.319cm" svg:height="0.556cm" svg:x="24.452cm" svg:y="5.159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56" draw:id="id156">
          <svg:title>TexMaths</svg:title>
          <svg:desc>22§display§x = \sec \theta \text { or } x = \text {cosec }\theta§svg§600§FALSE§</svg:desc>
          <draw:polygon draw:style-name="gr2" draw:text-style-name="P6" draw:layer="layout" svg:width="7.912cm" svg:height="0.477cm" svg:x="17.419cm" svg:y="6.5cm" svg:viewBox="0 0 7913 478" draw:points="3957,478 0,478 0,0 7913,0 7913,478">
            <text:p/>
          </draw:polygon>
          <draw:path draw:style-name="gr3" draw:text-style-name="P7" draw:layer="layout" svg:width="0.386cm" svg:height="0.352cm" svg:x="17.403cm" svg:y="6.665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18.081cm" svg:y="6.72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54cm" svg:height="0.357cm" svg:x="18.878cm" svg:y="6.6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9.179cm" svg:y="6.66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19.527cm" svg:y="6.66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19cm" svg:height="0.556cm" svg:x="20.006cm" svg:y="6.461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0.638cm" svg:y="6.66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21.025cm" svg:y="6.665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587cm" svg:y="6.665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9 102-104 102-30 0-42-25-42-51 0-18 5-34 14-69z">
            <text:p/>
          </draw:path>
          <draw:path draw:style-name="gr3" draw:text-style-name="P7" draw:layer="layout" svg:width="0.515cm" svg:height="0.182cm" svg:x="22.264cm" svg:y="6.72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063cm" svg:y="6.66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401cm" svg:y="6.66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54cm" svg:height="0.357cm" svg:x="23.792cm" svg:y="6.6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24.093cm" svg:y="6.66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24.441cm" svg:y="6.66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19cm" svg:height="0.556cm" svg:x="25.049cm" svg:y="6.461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59" draw:id="id159">
          <svg:title>TexMaths</svg:title>
          <svg:desc>22§display§x = a\cos 2\theta \text { or } x = a\cos \theta§svg§600§FALSE§</svg:desc>
          <draw:polygon draw:style-name="gr2" draw:text-style-name="P6" draw:layer="layout" svg:width="8.599cm" svg:height="0.477cm" svg:x="16.82cm" svg:y="8.302cm" svg:viewBox="0 0 8600 478" draw:points="4299,478 0,478 0,0 8600,0 8600,478">
            <text:p/>
          </draw:polygon>
          <draw:path draw:style-name="gr3" draw:text-style-name="P7" draw:layer="layout" svg:width="0.386cm" svg:height="0.352cm" svg:x="16.804cm" svg:y="8.467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8-7-9-7-7 0-9 1-11 7-24 84-79 102-104 102-30 0-42-25-42-51 0-18 5-34 14-69z">
            <text:p/>
          </draw:path>
          <draw:path draw:style-name="gr3" draw:text-style-name="P7" draw:layer="layout" svg:width="0.515cm" svg:height="0.182cm" svg:x="17.482cm" svg:y="8.52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54cm" svg:height="0.352cm" svg:x="18.284cm" svg:y="8.467cm" svg:viewBox="0 0 355 353" svg:d="M259 49c-14-28-37-49-72-49-90 0-187 115-187 227 0 74 42 126 104 126 16 0 54-4 100-59 7 32 34 59 71 59 28 0 45-18 58-43 12-28 22-76 22-77 0-7-7-7-8-7-7 0-9 1-11 14-14 49-28 95-60 95-21 0-23-19-23-35 0-18 2-23 11-59 9-31 9-40 16-68l28-110c5-22 5-22 5-26 0-14-9-21-21-21-19 0-32 17-33 33zM208 252c-4 14-4 14-16 28-34 43-65 55-86 55-39 0-51-42-51-72 0-39 24-136 44-171 22-46 58-74 89-74 51 0 62 63 62 68 0 4-2 9-4 13z">
            <text:p/>
          </draw:path>
          <draw:path draw:style-name="gr3" draw:text-style-name="P7" draw:layer="layout" svg:width="0.295cm" svg:height="0.357cm" svg:x="18.817cm" svg:y="8.462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9.157cm" svg:y="8.462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54cm" svg:height="0.357cm" svg:x="19.548cm" svg:y="8.462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09cm" svg:height="0.517cm" svg:x="19.995cm" svg:y="8.293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7 69-6 7-57 7-72 7z">
            <text:p/>
          </draw:path>
          <draw:path draw:style-name="gr3" draw:text-style-name="P7" draw:layer="layout" svg:width="0.319cm" svg:height="0.556cm" svg:x="20.375cm" svg:y="8.263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1.007cm" svg:y="8.462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61cm" svg:height="0.343cm" svg:x="21.392cm" svg:y="8.467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953cm" svg:y="8.467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8-7-9-7-7 0-9 1-11 7-26 84-79 102-104 102-30 0-42-25-42-51 0-18 5-34 14-69z">
            <text:p/>
          </draw:path>
          <draw:path draw:style-name="gr3" draw:text-style-name="P7" draw:layer="layout" svg:width="0.515cm" svg:height="0.182cm" svg:x="22.631cm" svg:y="8.52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54cm" svg:height="0.352cm" svg:x="23.435cm" svg:y="8.467cm" svg:viewBox="0 0 355 353" svg:d="M259 49c-14-28-37-49-72-49-90 0-187 115-187 227 0 74 42 126 104 126 16 0 54-4 100-59 7 32 34 59 71 59 28 0 45-18 58-43 12-28 22-76 22-77 0-7-7-7-8-7-7 0-9 1-11 14-14 49-28 95-60 95-21 0-23-19-23-35 0-18 2-23 11-59 9-31 9-40 16-68l28-110c5-22 5-22 5-26 0-14-9-21-21-21-19 0-32 17-33 33zM208 252c-4 14-4 14-14 28-36 43-67 55-88 55-39 0-51-42-51-72 0-39 26-136 44-171 22-46 58-74 89-74 51 0 62 63 62 68 0 4-2 9-4 13z">
            <text:p/>
          </draw:path>
          <draw:path draw:style-name="gr3" draw:text-style-name="P7" draw:layer="layout" svg:width="0.295cm" svg:height="0.357cm" svg:x="23.968cm" svg:y="8.462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4.306cm" svg:y="8.462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54cm" svg:height="0.357cm" svg:x="24.697cm" svg:y="8.462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5.139cm" svg:y="8.263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62" draw:id="id162">
          <svg:title>TexMaths</svg:title>
          <svg:desc>22§display§x = \cos 2\theta \text { or } x = \cos \theta§svg§600§FALSE§</svg:desc>
          <draw:polygon draw:style-name="gr2" draw:text-style-name="P6" draw:layer="layout" svg:width="7.525cm" svg:height="0.477cm" svg:x="17.52cm" svg:y="10.503cm" svg:viewBox="0 0 7526 478" draw:points="3763,478 0,478 0,0 7526,0 7526,478">
            <text:p/>
          </draw:polygon>
          <draw:path draw:style-name="gr3" draw:text-style-name="P7" draw:layer="layout" svg:width="0.386cm" svg:height="0.352cm" svg:x="17.504cm" svg:y="10.66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18.182cm" svg:y="10.72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18.981cm" svg:y="10.663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9.319cm" svg:y="10.663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19.709cm" svg:y="10.663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09cm" svg:height="0.517cm" svg:x="20.157cm" svg:y="10.494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5 69-7 7-59 7-74 7z">
            <text:p/>
          </draw:path>
          <draw:path draw:style-name="gr3" draw:text-style-name="P7" draw:layer="layout" svg:width="0.319cm" svg:height="0.556cm" svg:x="20.537cm" svg:y="10.464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1.169cm" svg:y="10.663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21.556cm" svg:y="10.668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2.117cm" svg:y="10.66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4 60 80 0 124-101 124-120 0-7-7-7-9-7-7 0-9 1-11 7-24 84-79 102-104 102-30 0-42-25-42-51 0-18 5-34 14-69z">
            <text:p/>
          </draw:path>
          <draw:path draw:style-name="gr3" draw:text-style-name="P7" draw:layer="layout" svg:width="0.515cm" svg:height="0.182cm" svg:x="22.795cm" svg:y="10.72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594cm" svg:y="10.663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932cm" svg:y="10.663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24.323cm" svg:y="10.663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4.765cm" svg:y="10.464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65" draw:id="id165">
          <svg:title>TexMaths</svg:title>
          <svg:desc>20§display§x^2 = a\cos 2\theta \text { or } x^2 = a\cos \theta§svg§600§FALSE§</svg:desc>
          <draw:polygon draw:style-name="gr2" draw:text-style-name="P6" draw:layer="layout" svg:width="8.449cm" svg:height="0.555cm" svg:x="17.017cm" svg:y="12.9cm" svg:viewBox="0 0 8450 556" draw:points="4226,556 0,556 0,0 8450,0 8450,556">
            <text:p/>
          </draw:polygon>
          <draw:path draw:style-name="gr3" draw:text-style-name="P7" draw:layer="layout" svg:width="0.351cm" svg:height="0.319cm" svg:x="17.003cm" svg:y="13.17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5-36 73-67 73-5 0-21 0-35-8 18-4 34-19 34-38s-16-26-28-26c-20 0-38 20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17.414cm" svg:y="12.865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17.934cm" svg:y="13.224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322cm" svg:height="0.319cm" svg:x="18.666cm" svg:y="13.171cm" svg:viewBox="0 0 323 320" svg:d="M235 45c-13-26-33-45-65-45-82 0-170 104-170 207 0 67 38 113 94 113 15 0 50-3 92-52 6 28 30 52 64 52 25 0 41-16 52-38 12-26 21-69 21-71 0-6-6-6-8-6-8 0-8 2-9 13-13 45-26 86-55 86-19 0-21-17-21-32 0-16 2-20 10-53 6-28 8-36 14-62l26-99c5-21 5-21 5-24 0-13-8-20-19-20-18 0-29 16-31 31zM189 229c-3 13-3 13-15 26-30 38-59 49-78 49-37 0-46-38-46-65 0-36 22-124 40-156 20-41 52-67 81-67 47 0 56 58 56 63 0 3-1 8-3 11z">
            <text:p/>
          </draw:path>
          <draw:path draw:style-name="gr3" draw:text-style-name="P7" draw:layer="layout" svg:width="0.268cm" svg:height="0.324cm" svg:x="19.149cm" svg:y="13.168cm" svg:viewBox="0 0 269 325" svg:d="M59 163c0-115 58-145 95-145 6 0 51 0 76 25-28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313cm" svg:height="0.324cm" svg:x="19.458cm" svg:y="13.168cm" svg:viewBox="0 0 314 325" svg:d="M314 165c0-90-72-165-157-165-88 0-157 77-157 165 0 91 74 160 157 160 85 0 157-70 157-160zM157 308c-31 0-61-16-80-48-18-31-18-74-18-100 0-27 0-65 16-98 19-32 53-46 82-46 30 0 61 14 80 45 17 30 17 72 17 99 0 26 0 64-16 95-14 32-46 53-81 53z">
            <text:p/>
          </draw:path>
          <draw:path draw:style-name="gr3" draw:text-style-name="P7" draw:layer="layout" svg:width="0.231cm" svg:height="0.324cm" svg:x="19.813cm" svg:y="13.168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281cm" svg:height="0.47cm" svg:x="20.219cm" svg:y="13.014cm" svg:viewBox="0 0 282 471" svg:d="M54 417l76-74c110-98 152-135 152-205 0-82-63-138-149-138-80 0-133 66-133 128 0 39 35 39 37 39 13 0 37-8 37-37 0-18-13-37-37-37-7 0-7 0-10 2 16-47 55-73 96-73 64 0 95 56 95 116 0 56-36 112-74 155l-136 151c-8 8-8 9-8 27h262l20-123h-18c-3 20-8 53-14 62-7 7-53 7-68 7z">
            <text:p/>
          </draw:path>
          <draw:path draw:style-name="gr3" draw:text-style-name="P7" draw:layer="layout" svg:width="0.29cm" svg:height="0.505cm" svg:x="20.565cm" svg:y="12.987cm" svg:viewBox="0 0 291 506" svg:d="M291 144c0-46-13-144-85-144-97 0-206 199-206 360 0 68 21 146 85 146 99 0 206-203 206-362zM75 242c11-45 26-103 55-152 19-36 44-74 76-74 36 0 39 45 39 85 0 35-5 70-23 141zM216 264c-8 32-22 93-50 143-24 48-51 83-81 83-24 0-39-21-39-86 0-29 5-71 23-140z">
            <text:p/>
          </draw:path>
          <draw:path draw:style-name="gr3" draw:text-style-name="P7" draw:layer="layout" svg:width="0.313cm" svg:height="0.324cm" svg:x="21.139cm" svg:y="13.168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7" draw:layer="layout" svg:width="0.237cm" svg:height="0.311cm" svg:x="21.49cm" svg:y="13.171cm" svg:viewBox="0 0 238 312" svg:d="M98 79v-79l-98 8v22c50 0 54 5 54 39v191c0 30-6 30-54 30v22c27 0 61-1 80-1 29 0 62 0 91 1v-22h-16c-51 0-53-6-53-32v-109c0-71 29-133 84-133 4 0 6 0 8 0-4 2-16 10-16 27 0 21 14 31 30 31 13 0 30-8 30-31 0-22-22-43-52-43-52 0-77 48-88 79z">
            <text:p/>
          </draw:path>
          <draw:path draw:style-name="gr3" draw:text-style-name="P7" draw:layer="layout" svg:width="0.351cm" svg:height="0.319cm" svg:x="22cm" svg:y="13.17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5-36 73-67 73-5 0-21 0-35-8 18-4 34-19 34-38s-16-26-28-26c-20 0-38 20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22.413cm" svg:y="12.865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22.932cm" svg:y="13.224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322cm" svg:height="0.319cm" svg:x="23.663cm" svg:y="13.171cm" svg:viewBox="0 0 323 320" svg:d="M235 45c-13-26-33-45-65-45-82 0-170 104-170 207 0 67 38 113 94 113 15 0 50-3 92-52 6 28 30 52 64 52 25 0 41-16 52-38 12-26 21-69 21-71 0-6-6-6-8-6-6 0-8 2-9 13-13 45-26 86-55 86-19 0-21-17-21-32 0-16 2-20 10-53 8-28 8-36 14-62l26-99c5-21 5-21 5-24 0-13-8-20-19-20-18 0-29 16-31 31zM189 229c-3 13-3 13-13 26-32 38-61 49-80 49-35 0-46-38-46-65 0-36 22-124 40-156 20-41 52-67 81-67 47 0 56 58 56 63 0 3-1 8-3 11z">
            <text:p/>
          </draw:path>
          <draw:path draw:style-name="gr3" draw:text-style-name="P7" draw:layer="layout" svg:width="0.268cm" svg:height="0.324cm" svg:x="24.148cm" svg:y="13.168cm" svg:viewBox="0 0 269 325" svg:d="M59 163c0-115 58-145 95-145 6 0 51 0 76 25-30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313cm" svg:height="0.324cm" svg:x="24.455cm" svg:y="13.168cm" svg:viewBox="0 0 314 325" svg:d="M314 165c0-90-72-165-157-165-88 0-157 77-157 165 0 91 74 160 157 160 85 0 157-70 157-160zM157 308c-31 0-61-16-80-48-18-31-18-74-18-100 0-27 0-65 16-98 19-32 53-46 82-46 30 0 61 14 80 45 17 30 17 72 17 99 0 26 0 64-16 95-14 32-46 53-81 53z">
            <text:p/>
          </draw:path>
          <draw:path draw:style-name="gr3" draw:text-style-name="P7" draw:layer="layout" svg:width="0.231cm" svg:height="0.324cm" svg:x="24.81cm" svg:y="13.168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29cm" svg:height="0.505cm" svg:x="25.212cm" svg:y="12.987cm" svg:viewBox="0 0 291 506" svg:d="M291 144c0-46-13-144-85-144-97 0-206 199-206 360 0 68 21 146 85 146 99 0 206-203 206-362zM75 242c11-45 26-103 55-152 19-36 44-74 76-74 36 0 39 45 39 85 0 35-5 70-23 141zM216 264c-8 32-22 93-50 143-24 48-51 83-81 83-24 0-39-21-39-86 0-29 5-71 23-14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9" anim:sub-item="text" smil:attributeName="visibility" smil:to="visible"/>
                  <anim:animate smil:begin="0s" smil:dur="0.5s" smil:fill="hold" smil:decelerate="0.5" smil:targetElement="id149" anim:sub-item="text" smil:attributeName="rotate" smil:values="-90;0" smil:keyTimes="0;1"/>
                  <anim:animate smil:begin="0s" smil:dur="0.5s" smil:fill="hold" smil:decelerate="0.5" smil:targetElement="id149" anim:sub-item="text" smil:attributeName="width" smil:values="width;width*.05" smil:keyTimes="0;1"/>
                  <anim:animate smil:begin="0.5s" smil:dur="0.5s" smil:fill="hold" smil:accelerate="0.5" smil:targetElement="id149" anim:sub-item="text" smil:attributeName="width" smil:values="width*.05;width" smil:keyTimes="0;1"/>
                  <anim:animate smil:dur="1s" smil:fill="hold" smil:targetElement="id149" anim:sub-item="text" smil:attributeName="height" smil:values="height;height" smil:keyTimes="0;1"/>
                  <anim:animate smil:begin="0s" smil:dur="0.5s" smil:fill="hold" smil:decelerate="0.5" smil:targetElement="id149" anim:sub-item="text" smil:attributeName="x" smil:values="x+.4;x" smil:keyTimes="0;1"/>
                  <anim:animate smil:begin="0s" smil:dur="0.5s" smil:fill="hold" smil:decelerate="0.5" smil:targetElement="id149" anim:sub-item="text" smil:attributeName="y" smil:values="y-.2;y+.1" smil:keyTimes="0;1"/>
                  <anim:animate smil:begin="0.5s" smil:dur="0.5s" smil:fill="hold" smil:accelerate="0.5" smil:targetElement="id149" anim:sub-item="text" smil:attributeName="y" smil:values="y+.1;y" smil:keyTimes="0;1"/>
                  <anim:transitionFilter smil:begin="0s" smil:dur="1s" smil:decelerate="0.5" smil:targetElement="id1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66" text:id="id166"><text:span text:style-name="T10"><text:s text:c="6"/></text:span><text:span text:style-name="T10">Important Expressions and Substitutions</text:span></text:p>
          </draw:text-box>
        </draw:frame>
        <draw:frame presentation:style-name="pr15" draw:text-style-name="P13" draw:layer="layout" svg:width="26.4cm" svg:height="13.4cm" svg:x="0.8cm" svg:y="2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3" draw:text-style-name="P11" draw:layer="layout" svg:width="26.4cm" svg:height="13.58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67" draw:id="id167" draw:layer="layout" svg:width="21.799cm" svg:height="12.238cm" svg:x="4.248cm" svg:y="2.768cm">
          <table:table table:template-name="default" table:use-first-row-styles="true" table:use-banding-rows-styles="true">
            <table:table-column table:style-name="co10"/>
            <table:table-column table:style-name="co13"/>
            <table:table-column table:style-name="co14"/>
            <table:table-row table:style-name="ro9" table:default-cell-style-name="ce4">
              <table:table-cell table:style-name="ce1">
                <text:p text:style-name="P14"><text:span text:style-name="T14">Sr.No</text:span></text:p>
              </table:table-cell>
              <table:table-cell>
                <text:p text:style-name="P14"><text:span text:style-name="T15">Expression</text:span></text:p>
              </table:table-cell>
              <table:table-cell>
                <text:p text:style-name="P14"><text:span text:style-name="T15">Substitution</text:span></text:p>
              </table:table-cell>
            </table:table-row>
            <table:table-row table:style-name="ro6" table:default-cell-style-name="ce3">
              <table:table-cell table:style-name="ce1">
                <text:p text:style-name="P14"><text:span text:style-name="T14">07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14"><text:span text:style-name="T14">08</text:span></text:p>
              </table:table-cell>
              <table:table-cell/>
              <table:table-cell/>
            </table:table-row>
            <table:table-row table:style-name="ro10" table:default-cell-style-name="ce3">
              <table:table-cell table:style-name="ce1">
                <text:p text:style-name="P14"><text:span text:style-name="T14">09</text:span></text:p>
              </table:table-cell>
              <table:table-cell/>
              <table:table-cell/>
            </table:table-row>
            <table:table-row table:style-name="ro11" table:default-cell-style-name="ce3">
              <table:table-cell table:style-name="ce1">
                <text:p text:style-name="P14"><text:span text:style-name="T14">10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 xml:id="id168" draw:id="id168">
          <svg:title>TexMaths</svg:title>
          <svg:desc>22§display§3x - 4x^3\ \text { OR }\ 1 - 2x^2§svg§600§FALSE§</svg:desc>
          <draw:polygon draw:style-name="gr2" draw:text-style-name="P6" draw:layer="layout" svg:width="7.508cm" svg:height="0.62cm" svg:x="8.508cm" svg:y="4.495cm" svg:viewBox="0 0 7509 621" draw:points="3755,621 0,621 0,0 7509,0 7509,621">
            <text:p/>
          </draw:polygon>
          <draw:path draw:style-name="gr3" draw:text-style-name="P7" draw:layer="layout" svg:width="0.321cm" svg:height="0.533cm" svg:x="8.501cm" svg:y="4.62cm" svg:viewBox="0 0 322 534" svg:d="M194 243c63-19 107-74 107-135 0-64-67-108-143-108-79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7" draw:layer="layout" svg:width="0.386cm" svg:height="0.352cm" svg:x="8.878cm" svg:y="4.793cm" svg:viewBox="0 0 387 353" svg:d="M238 109c3-21 21-91 75-91 6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473cm" svg:height="0.033cm" svg:x="9.534cm" svg:y="4.927cm" svg:viewBox="0 0 474 34" svg:d="M447 34c12 0 27 0 27-18 0-16-15-16-27-16h-421c-12 0-26 0-26 16 0 18 14 18 26 18z">
            <text:p/>
          </draw:path>
          <draw:path draw:style-name="gr3" draw:text-style-name="P7" draw:layer="layout" svg:width="0.344cm" svg:height="0.524cm" svg:x="10.265cm" svg:y="4.611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7" draw:layer="layout" svg:width="0.386cm" svg:height="0.352cm" svg:x="10.652cm" svg:y="4.793cm" svg:viewBox="0 0 387 353" svg:d="M238 109c3-21 21-91 75-91 6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249cm" svg:height="0.371cm" svg:x="11.101cm" svg:y="4.456cm" svg:viewBox="0 0 250 372" svg:d="M120 180c42 0 72 30 72 88 0 67-39 86-71 86-21 0-70-5-93-37 27-1 32-19 32-30 0-17-12-30-30-30-14 0-30 9-30 30 0 53 56 85 123 85 76 0 127-49 127-104 0-42-33-85-93-99 56-19 77-61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7" draw:layer="layout" svg:width="0.515cm" svg:height="0.563cm" svg:x="11.977cm" svg:y="4.59cm" svg:viewBox="0 0 516 564" svg:d="M516 284c0-159-116-284-259-284-139 0-257 125-257 284 0 160 120 280 257 280 143 0 259-123 259-280zM259 545c-74 0-180-69-180-272 0-201 115-254 178-254 69 0 180 55 180 254 0 207-108 272-178 272z">
            <text:p/>
          </draw:path>
          <draw:path draw:style-name="gr3" draw:text-style-name="P7" draw:layer="layout" svg:width="0.539cm" svg:height="0.547cm" svg:x="12.562cm" svg:y="4.608cm" svg:viewBox="0 0 540 548" svg:d="M146 256v-201c0-18 0-27 18-29 7-1 30-1 45-1 71 0 157 1 157 114 0 55-19 117-134 117zM310 266c75-17 135-65 135-127 0-74-88-139-202-139h-243v25h19c60 0 60 9 60 35v411c0 28 0 35-60 35h-19v25c28-2 83-2 113-2s86 0 114 2v-25h-19c-60 0-62-7-62-35v-198h90c12 0 46 0 72 27 30 28 30 53 30 104s0 81 32 111c31 28 74 33 96 33 62 0 74-63 74-86 0-4 0-12-10-12-7 0-7 7-9 12-3 55-32 69-51 69-39 0-44-39-55-111l-10-64c-14-49-51-74-95-90z">
            <text:p/>
          </draw:path>
          <draw:path draw:style-name="gr3" draw:text-style-name="P7" draw:layer="layout" svg:width="0.256cm" svg:height="0.517cm" svg:x="13.688cm" svg:y="4.62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7" draw:layer="layout" svg:width="0.473cm" svg:height="0.033cm" svg:x="14.243cm" svg:y="4.927cm" svg:viewBox="0 0 474 34" svg:d="M447 34c12 0 27 0 27-18 0-16-15-16-27-16h-421c-12 0-26 0-26 16 0 18 14 18 26 18z">
            <text:p/>
          </draw:path>
          <draw:path draw:style-name="gr3" draw:text-style-name="P7" draw:layer="layout" svg:width="0.309cm" svg:height="0.517cm" svg:x="14.991cm" svg:y="4.62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7 68-5 7-56 7-72 7z">
            <text:p/>
          </draw:path>
          <draw:path draw:style-name="gr3" draw:text-style-name="P7" draw:layer="layout" svg:width="0.386cm" svg:height="0.352cm" svg:x="15.361cm" svg:y="4.793cm" svg:viewBox="0 0 387 353" svg:d="M238 109c3-21 21-91 75-91 4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2 51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24cm" svg:height="0.36cm" svg:x="15.815cm" svg:y="4.456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169" draw:id="id169">
          <svg:title>TexMaths</svg:title>
          <svg:desc>22§display§x = \sin \theta §svg§600§FALSE§</svg:desc>
          <draw:polygon draw:style-name="gr2" draw:text-style-name="P6" draw:layer="layout" svg:width="2.826cm" svg:height="0.477cm" svg:x="21.015cm" svg:y="4.497cm" svg:viewBox="0 0 2827 478" draw:points="1414,478 0,478 0,0 2827,0 2827,478">
            <text:p/>
          </draw:polygon>
          <draw:path draw:style-name="gr3" draw:text-style-name="P7" draw:layer="layout" svg:width="0.386cm" svg:height="0.352cm" svg:x="20.999cm" svg:y="4.662cm" svg:viewBox="0 0 387 353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29 0-42-25-42-51 0-18 5-34 14-69z">
            <text:p/>
          </draw:path>
          <draw:path draw:style-name="gr3" draw:text-style-name="P7" draw:layer="layout" svg:width="0.515cm" svg:height="0.182cm" svg:x="21.677cm" svg:y="4.71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54cm" svg:height="0.357cm" svg:x="22.474cm" svg:y="4.657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5 0 90 71 92 95 0 7 7 7 8 7 11 0 11-3 11-19v-78c0-14 0-19-9-19-3 0-5 0-16 9-1 3-10 10-14 12-28-21-61-21-72-21-95 0-125 53-125 95 0 28 12 50 33 67 25 20 48 25 103 35z">
            <text:p/>
          </draw:path>
          <draw:path draw:style-name="gr3" draw:text-style-name="P7" draw:layer="layout" svg:width="0.166cm" svg:height="0.519cm" svg:x="22.781cm" svg:y="4.4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22.994cm" svg:y="4.662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3.561cm" svg:y="4.458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70" draw:id="id170">
          <svg:title>TexMaths</svg:title>
          <svg:desc>22§display§4x^3 - 3x\ \text { OR }\ 2x^2 -  1§svg§600§FALSE§</svg:desc>
          <draw:polygon draw:style-name="gr2" draw:text-style-name="P6" draw:layer="layout" svg:width="7.518cm" svg:height="0.62cm" svg:x="8.419cm" svg:y="5.795cm" svg:viewBox="0 0 7519 621" draw:points="3759,621 0,621 0,0 7519,0 7519,621">
            <text:p/>
          </draw:polygon>
          <draw:path draw:style-name="gr3" draw:text-style-name="P7" draw:layer="layout" svg:width="0.344cm" svg:height="0.524cm" svg:x="8.401cm" svg:y="5.911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7" draw:layer="layout" svg:width="0.386cm" svg:height="0.352cm" svg:x="8.788cm" svg:y="6.093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249cm" svg:height="0.371cm" svg:x="9.237cm" svg:y="5.756cm" svg:viewBox="0 0 250 372" svg:d="M120 180c42 0 72 30 72 88 0 67-39 86-71 86-21 0-70-5-93-37 27-1 32-19 32-30 0-17-12-30-30-30-14 0-30 9-30 30 0 53 56 85 123 85 76 0 127-49 127-104 0-42-34-85-93-99 56-19 77-61 77-93 0-44-49-76-111-76-60 0-105 30-105 72 0 20 10 30 28 30 16 0 28-12 28-28s-12-26-28-28c19-25 56-30 75-30 25 0 60 12 60 60 0 23-9 47-23 63-17 21-31 23-59 25-15 0-15 0-18 2 0 0-5 0-5 7s5 7 14 7z">
            <text:p/>
          </draw:path>
          <draw:path draw:style-name="gr3" draw:text-style-name="P7" draw:layer="layout" svg:width="0.472cm" svg:height="0.033cm" svg:x="9.791cm" svg:y="6.227cm" svg:viewBox="0 0 473 34" svg:d="M447 34c14 0 26 0 26-18 0-16-12-16-26-16h-421c-12 0-26 0-26 16 0 18 14 18 26 18z">
            <text:p/>
          </draw:path>
          <draw:path draw:style-name="gr3" draw:text-style-name="P7" draw:layer="layout" svg:width="0.321cm" svg:height="0.533cm" svg:x="10.532cm" svg:y="5.92cm" svg:viewBox="0 0 322 534" svg:d="M194 243c63-19 107-74 107-135 0-64-67-108-143-108-79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7" draw:layer="layout" svg:width="0.386cm" svg:height="0.352cm" svg:x="10.909cm" svg:y="6.093cm" svg:viewBox="0 0 387 353" svg:d="M238 109c3-21 21-91 75-91 4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515cm" svg:height="0.563cm" svg:x="11.888cm" svg:y="5.89cm" svg:viewBox="0 0 516 564" svg:d="M516 284c0-159-116-284-259-284-139 0-257 125-257 284 0 160 120 280 257 280 143 0 259-123 259-280zM259 545c-74 0-180-69-180-272 0-201 115-254 178-254 69 0 179 55 179 254 0 207-107 272-177 272z">
            <text:p/>
          </draw:path>
          <draw:path draw:style-name="gr3" draw:text-style-name="P7" draw:layer="layout" svg:width="0.539cm" svg:height="0.547cm" svg:x="12.472cm" svg:y="5.908cm" svg:viewBox="0 0 540 548" svg:d="M146 256v-201c0-18 0-27 18-29 7-1 30-1 45-1 71 0 157 1 157 114 0 55-19 117-134 117zM310 266c75-17 135-65 135-127 0-74-88-139-202-139h-243v25h19c60 0 60 9 60 35v411c0 28 0 35-60 35h-19v25c28-2 83-2 113-2s86 0 114 2v-25h-19c-60 0-62-7-62-35v-198h90c12 0 46 0 72 27 30 28 30 53 30 104s0 81 32 111c31 28 74 33 96 33 62 0 74-63 74-86 0-4 0-12-10-12-7 0-7 7-9 12-4 55-32 69-51 69-39 0-44-39-55-111l-10-64c-14-49-51-74-95-90z">
            <text:p/>
          </draw:path>
          <draw:path draw:style-name="gr3" draw:text-style-name="P7" draw:layer="layout" svg:width="0.309cm" svg:height="0.517cm" svg:x="13.568cm" svg:y="5.92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7" draw:layer="layout" svg:width="0.386cm" svg:height="0.352cm" svg:x="13.94cm" svg:y="6.093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24cm" svg:height="0.36cm" svg:x="14.394cm" svg:y="5.756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472cm" svg:height="0.033cm" svg:x="14.941cm" svg:y="6.227cm" svg:viewBox="0 0 473 34" svg:d="M447 34c12 0 26 0 26-18 0-16-14-16-26-16h-421c-12 0-26 0-26 16 0 18 14 18 26 18z">
            <text:p/>
          </draw:path>
          <draw:path draw:style-name="gr3" draw:text-style-name="P7" draw:layer="layout" svg:width="0.256cm" svg:height="0.517cm" svg:x="15.719cm" svg:y="5.92cm" svg:viewBox="0 0 257 518" svg:d="M160 19c0-17 0-19-17-19-50 49-118 49-143 49v25c16 0 62 0 102-21v404c0 28-2 37-72 37h-25v24c27-3 95-3 125-3 32 0 99 0 127 3v-24h-25c-70 0-72-9-72-37z">
            <text:p/>
          </draw:path>
        </draw:g>
        <draw:g xml:id="id172" draw:id="id172">
          <svg:title>TexMaths</svg:title>
          <svg:desc>22§display§\frac{2x}{1 + x^2} \text { OR } \frac{1 - x^2}{1 + x^2} \text { OR } \frac{3x - x^3}{1 - 3x^2}§svg§600§FALSE§</svg:desc>
          <draw:polygon draw:style-name="gr2" draw:text-style-name="P6" draw:layer="layout" svg:width="10.469cm" svg:height="1.682cm" svg:x="8.243cm" svg:y="7.596cm" svg:viewBox="0 0 10470 1683" draw:points="5236,1683 0,1683 0,0 10470,0 10470,1683">
            <text:p/>
          </draw:polygon>
          <draw:path draw:style-name="gr3" draw:text-style-name="P7" draw:layer="layout" svg:width="0.309cm" svg:height="0.516cm" svg:x="8.889cm" svg:y="7.68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258cm" svg:y="7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olygon draw:style-name="gr3" draw:text-style-name="P7" draw:layer="layout" svg:width="2.121cm" svg:height="0.032cm" svg:x="8.204cm" svg:y="8.511cm" svg:viewBox="0 0 2122 33" draw:points="1061,33 0,33 0,0 2122,0 2122,33">
            <text:p/>
          </draw:polygon>
          <draw:path draw:style-name="gr3" draw:text-style-name="P7" draw:layer="layout" svg:width="0.256cm" svg:height="0.516cm" svg:x="8.273cm" svg:y="8.7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806cm" svg:y="8.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557cm" svg:y="8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11cm" svg:y="8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62cm" svg:x="10.719cm" svg:y="8.175cm" svg:viewBox="0 0 516 563" svg:d="M516 283c0-158-117-283-259-283-139 0-257 125-257 283 0 161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1.303cm" svg:y="8.192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3 33 96 33 62 0 74-63 74-86 0-3 0-12-10-12-7 0-7 7-9 12-4 55-32 69-51 69-39 0-44-39-55-111l-10-63c-14-50-51-74-95-90z">
            <text:p/>
          </draw:path>
          <draw:path draw:style-name="gr3" draw:text-style-name="P7" draw:layer="layout" svg:width="0.256cm" svg:height="0.516cm" svg:x="12.264cm" svg:y="7.6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2.818cm" svg:y="7.98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551cm" svg:y="7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4.003cm" svg:y="7.5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1cm" svg:height="0.032cm" svg:x="12.195cm" svg:y="8.511cm" svg:viewBox="0 0 2122 33" draw:points="1061,33 0,33 0,0 2122,0 2122,33">
            <text:p/>
          </draw:polygon>
          <draw:path draw:style-name="gr3" draw:text-style-name="P7" draw:layer="layout" svg:width="0.256cm" svg:height="0.516cm" svg:x="12.264cm" svg:y="8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797cm" svg:y="8.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3.551cm" svg:y="8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4.003cm" svg:y="8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62cm" svg:x="14.71cm" svg:y="8.175cm" svg:viewBox="0 0 516 563" svg:d="M516 283c0-158-117-283-259-283-139 0-257 125-257 283 0 161 120 280 257 280 142 0 259-123 259-280zM259 544c-74 0-180-69-180-271 0-201 115-254 178-254 69 0 179 55 179 254 0 206-107 271-177 271z">
            <text:p/>
          </draw:path>
          <draw:path draw:style-name="gr3" draw:text-style-name="P7" draw:layer="layout" svg:width="0.539cm" svg:height="0.546cm" svg:x="15.295cm" svg:y="8.1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9 0-44-39-55-111l-10-63c-14-50-51-74-95-90z">
            <text:p/>
          </draw:path>
          <draw:path draw:style-name="gr3" draw:text-style-name="P7" draw:layer="layout" svg:width="0.321cm" svg:height="0.532cm" svg:x="16.22cm" svg:y="7.68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6.597cm" svg:y="7.8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7.252cm" svg:y="7.98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984cm" svg:y="7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9cm" svg:height="0.37cm" svg:x="18.432cm" svg:y="7.55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olygon draw:style-name="gr3" draw:text-style-name="P7" draw:layer="layout" svg:width="2.563cm" svg:height="0.032cm" svg:x="16.187cm" svg:y="8.511cm" svg:viewBox="0 0 2564 33" draw:points="1281,33 0,33 0,0 2564,0 2564,33">
            <text:p/>
          </draw:polygon>
          <draw:path draw:style-name="gr3" draw:text-style-name="P7" draw:layer="layout" svg:width="0.256cm" svg:height="0.516cm" svg:x="16.284cm" svg:y="8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6.838cm" svg:y="9.0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79cm" svg:y="8.73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7.956cm" svg:y="8.9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8.41cm" svg:y="8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74" draw:id="id174">
          <svg:title>TexMaths</svg:title>
          <svg:desc>22§display§\frac{2f(x)}{1 +[ f(x)]^2}\ \text { OR }\  \frac{1 - [ f(x)]^2}{1 + [ f(x) ]^2}§svg§600§FALSE§</svg:desc>
          <draw:polygon draw:style-name="gr2" draw:text-style-name="P6" draw:layer="layout" svg:width="9.536cm" svg:height="1.81cm" svg:x="8.843cm" svg:y="10.396cm" svg:viewBox="0 0 9537 1811" draw:points="4769,1811 0,1811 0,0 9537,0 9537,1811">
            <text:p/>
          </draw:polygon>
          <draw:path draw:style-name="gr3" draw:text-style-name="P7" draw:layer="layout" svg:width="0.309cm" svg:height="0.516cm" svg:x="9.703cm" svg:y="10.4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86cm" svg:height="0.705cm" svg:x="10.092cm" svg:y="10.452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10.59cm" svg:y="10.4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0.837cm" svg:y="10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3cm" svg:x="11.299cm" svg:y="10.4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614cm" svg:height="0.032cm" svg:x="8.804cm" svg:y="11.311cm" svg:viewBox="0 0 3615 33" draw:points="1807,33 0,33 0,0 3615,0 3615,33">
            <text:p/>
          </draw:polygon>
          <draw:path draw:style-name="gr3" draw:text-style-name="P7" draw:layer="layout" svg:width="0.256cm" svg:height="0.516cm" svg:x="8.873cm" svg:y="11.5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406cm" svg:y="11.599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0.226cm" svg:y="11.471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0.391cm" svg:y="11.504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5-49 44-143 44-148z">
            <text:p/>
          </draw:path>
          <draw:path draw:style-name="gr3" draw:text-style-name="P7" draw:layer="layout" svg:width="0.18cm" svg:height="0.773cm" svg:x="10.889cm" svg:y="11.4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136cm" svg:y="11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11.599cm" svg:y="11.4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1.871cm" svg:y="11.471cm" svg:viewBox="0 0 107 774" draw:points="107,0 0,0 0,32 76,32 76,744 0,744 0,774 107,774">
            <text:p/>
          </draw:polygon>
          <draw:path draw:style-name="gr3" draw:text-style-name="P7" draw:layer="layout" svg:width="0.24cm" svg:height="0.36cm" svg:x="12.104cm" svg:y="11.4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62cm" svg:x="13.068cm" svg:y="10.975cm" svg:viewBox="0 0 516 563" svg:d="M516 283c0-158-117-283-259-283-139 0-257 125-257 283 0 160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3.654cm" svg:y="10.9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4 0-12-9-12-8 0-8 7-10 12-4 55-32 69-51 69-39 0-44-39-55-111l-10-64c-14-49-51-73-95-89z">
            <text:p/>
          </draw:path>
          <draw:path draw:style-name="gr3" draw:text-style-name="P7" draw:layer="layout" svg:width="0.256cm" svg:height="0.516cm" svg:x="14.872cm" svg:y="10.4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5.426cm" svg:y="10.788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6.227cm" svg:y="10.417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6.391cm" svg:y="10.452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7" draw:layer="layout" svg:width="0.18cm" svg:height="0.773cm" svg:x="16.889cm" svg:y="10.4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135cm" svg:y="10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7.598cm" svg:y="10.4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7.872cm" svg:y="10.417cm" svg:viewBox="0 0 107 774" draw:points="107,0 0,0 0,32 76,32 76,744 0,744 0,774 107,774">
            <text:p/>
          </draw:polygon>
          <draw:path draw:style-name="gr3" draw:text-style-name="P7" draw:layer="layout" svg:width="0.24cm" svg:height="0.36cm" svg:x="18.103cm" svg:y="10.3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614cm" svg:height="0.032cm" svg:x="14.803cm" svg:y="11.311cm" svg:viewBox="0 0 3615 33" draw:points="1807,33 0,33 0,0 3615,0 3615,33">
            <text:p/>
          </draw:polygon>
          <draw:path draw:style-name="gr3" draw:text-style-name="P7" draw:layer="layout" svg:width="0.256cm" svg:height="0.516cm" svg:x="14.872cm" svg:y="11.5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405cm" svg:y="11.599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6.227cm" svg:y="11.471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6.391cm" svg:y="11.504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7" draw:layer="layout" svg:width="0.18cm" svg:height="0.773cm" svg:x="16.889cm" svg:y="11.4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135cm" svg:y="11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7.598cm" svg:y="11.4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7.872cm" svg:y="11.471cm" svg:viewBox="0 0 107 774" draw:points="107,0 0,0 0,32 76,32 76,744 0,744 0,774 107,774">
            <text:p/>
          </draw:polygon>
          <draw:path draw:style-name="gr3" draw:text-style-name="P7" draw:layer="layout" svg:width="0.24cm" svg:height="0.36cm" svg:x="18.103cm" svg:y="11.4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173" draw:id="id173">
          <svg:title>TexMaths</svg:title>
          <svg:desc>22§display§x = \tan \theta§svg§600§FALSE§</svg:desc>
          <draw:polygon draw:style-name="gr2" draw:text-style-name="P6" draw:layer="layout" svg:width="2.993cm" svg:height="0.477cm" svg:x="21.021cm" svg:y="8.103cm" svg:viewBox="0 0 2994 478" draw:points="1498,478 0,478 0,0 2994,0 2994,478">
            <text:p/>
          </draw:polygon>
          <draw:path draw:style-name="gr3" draw:text-style-name="P7" draw:layer="layout" svg:width="0.386cm" svg:height="0.352cm" svg:x="21.005cm" svg:y="8.268cm" svg:viewBox="0 0 387 353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21.683cm" svg:y="8.32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44cm" svg:height="0.485cm" svg:x="22.47cm" svg:y="8.135cm" svg:viewBox="0 0 245 486" svg:d="M120 167h111v-24h-111v-143h-20c0 63-24 146-100 150v17h67v214c0 97 72 105 100 105 55 0 78-54 78-105v-44h-21v44c0 56-23 86-51 86-53 0-53-70-53-85z">
            <text:p/>
          </draw:path>
          <draw:path draw:style-name="gr3" draw:text-style-name="P7" draw:layer="layout" svg:width="0.349cm" svg:height="0.357cm" svg:x="22.788cm" svg:y="8.263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3cm" svg:x="23.167cm" svg:y="8.268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3.734cm" svg:y="8.064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71" draw:id="id171">
          <svg:title>TexMaths</svg:title>
          <svg:desc>22§display§x = \cos \theta §svg§600§FALSE§</svg:desc>
          <draw:polygon draw:style-name="gr2" draw:text-style-name="P6" draw:layer="layout" svg:width="2.912cm" svg:height="0.477cm" svg:x="21.016cm" svg:y="5.898cm" svg:viewBox="0 0 2913 478" draw:points="1458,478 0,478 0,0 2913,0 2913,478">
            <text:p/>
          </draw:polygon>
          <draw:path draw:style-name="gr3" draw:text-style-name="P7" draw:layer="layout" svg:width="0.386cm" svg:height="0.352cm" svg:x="21cm" svg:y="6.063cm" svg:viewBox="0 0 387 353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21.678cm" svg:y="6.1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2.477cm" svg:y="6.058cm" svg:viewBox="0 0 296 358" svg:d="M65 180c0-127 64-161 104-161 7 0 56 0 84 29-31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2.815cm" svg:y="6.058cm" svg:viewBox="0 0 345 358" svg:d="M345 182c0-99-79-182-172-182-97 0-173 85-173 182 0 100 81 176 173 176 93 0 172-78 172-176zM173 338c-34 0-67-17-89-52-19-34-19-82-19-110 0-30 0-72 18-107 21-36 58-51 90-51 33 0 66 15 88 49 19 33 19 79 19 109 0 28 0 71-18 104-16 36-51 58-89 58z">
            <text:p/>
          </draw:path>
          <draw:path draw:style-name="gr3" draw:text-style-name="P7" draw:layer="layout" svg:width="0.254cm" svg:height="0.357cm" svg:x="23.206cm" svg:y="6.058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3.648cm" svg:y="5.859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76" draw:id="id176">
          <svg:title>TexMaths</svg:title>
          <svg:desc>22§display§f(x) = \tan \theta§svg§600§FALSE§</svg:desc>
          <draw:polygon draw:style-name="gr2" draw:text-style-name="P6" draw:layer="layout" svg:width="4.058cm" svg:height="0.696cm" svg:x="20.606cm" svg:y="12.005cm" svg:viewBox="0 0 4059 697" draw:points="2030,697 0,697 0,0 4059,0 4059,697">
            <text:p/>
          </draw:polygon>
          <draw:path draw:style-name="gr3" draw:text-style-name="P7" draw:layer="layout" svg:width="0.386cm" svg:height="0.704cm" svg:x="20.608cm" svg:y="12.001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49 44-143 44-148z">
            <text:p/>
          </draw:path>
          <draw:path draw:style-name="gr3" draw:text-style-name="P7" draw:layer="layout" svg:width="0.18cm" svg:height="0.773cm" svg:x="21.106cm" svg:y="11.96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21.352cm" svg:y="12.20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21.815cm" svg:y="11.96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22.331cm" svg:y="12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23.118cm" svg:y="12.07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23.436cm" svg:y="12.2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3.815cm" svg:y="12.20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24.382cm" svg:y="12.00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75" draw:id="id175">
          <svg:title>TexMaths</svg:title>
          <svg:desc>22§display§ \text { OR }\  \frac{ 3f[f(x)] - [ f(x)]^3}{1 - 3[ f(x) ]^2}§svg§600§FALSE§</svg:desc>
          <draw:polygon draw:style-name="gr2" draw:text-style-name="P6" draw:layer="layout" svg:width="7.712cm" svg:height="1.81cm" svg:x="9.508cm" svg:y="12.796cm" svg:viewBox="0 0 7713 1811" draw:points="3856,1811 0,1811 0,0 7713,0 7713,1811">
            <text:p/>
          </draw:polygon>
          <draw:path draw:style-name="gr3" draw:text-style-name="P7" draw:layer="layout" svg:width="0.515cm" svg:height="0.562cm" svg:x="9.513cm" svg:y="13.375cm" svg:viewBox="0 0 516 563" svg:d="M516 283c0-158-116-283-259-283-139 0-257 125-257 283 0 160 120 280 257 280 143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0.098cm" svg:y="13.3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4 0-12-10-12-7 0-7 7-9 12-4 55-32 69-51 69-37 0-44-39-55-111l-10-64c-14-49-51-73-95-89z">
            <text:p/>
          </draw:path>
          <draw:path draw:style-name="gr3" draw:text-style-name="P7" draw:layer="layout" svg:width="0.321cm" svg:height="0.532cm" svg:x="11.28cm" svg:y="12.8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705cm" svg:x="11.676cm" svg:y="12.852cm" svg:viewBox="0 0 387 706" svg:d="M245 236h67c14 0 22 0 22-14 0-9-8-9-21-9h-65l16-90c4-16 14-70 19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olygon draw:style-name="gr3" draw:text-style-name="P7" draw:layer="layout" svg:width="0.106cm" svg:height="0.773cm" svg:x="12.189cm" svg:y="12.817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2.352cm" svg:y="12.852cm" svg:viewBox="0 0 387 706" svg:d="M245 236h67c14 0 22 0 22-14 0-9-8-9-21-9h-65l16-90c4-16 14-70 19-79 7-16 21-26 37-26 4 0 23 0 37 14-33 1-40 30-40 40 0 19 14 28 28 28 19 0 42-17 42-47 0-35-35-53-67-53-26 0-75 14-98 91-6 16-7 23-27 122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7" draw:layer="layout" svg:width="0.18cm" svg:height="0.773cm" svg:x="12.85cm" svg:y="12.8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097cm" svg:y="13.0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3.56cm" svg:y="12.8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3.834cm" svg:y="12.817cm" svg:viewBox="0 0 107 774" draw:points="107,0 0,0 0,32 76,32 76,744 0,744 0,774 107,774">
            <text:p/>
          </draw:polygon>
          <draw:path draw:style-name="gr3" draw:text-style-name="P7" draw:layer="layout" svg:width="0.472cm" svg:height="0.032cm" svg:x="14.267cm" svg:y="13.188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5.068cm" svg:y="12.817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5.232cm" svg:y="12.852cm" svg:viewBox="0 0 387 706" svg:d="M245 236h67c14 0 22 0 22-14 0-9-8-9-21-9h-65l18-90c2-16 12-70 17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15.73cm" svg:y="12.8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976cm" svg:y="13.0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439cm" svg:y="12.8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6.714cm" svg:y="12.817cm" svg:viewBox="0 0 107 774" draw:points="107,0 0,0 0,32 76,32 76,744 0,744 0,774 107,774">
            <text:p/>
          </draw:polygon>
          <draw:path draw:style-name="gr3" draw:text-style-name="P7" draw:layer="layout" svg:width="0.249cm" svg:height="0.37cm" svg:x="16.941cm" svg:y="12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6.011cm" svg:height="0.032cm" svg:x="11.249cm" svg:y="13.711cm" svg:viewBox="0 0 6012 33" draw:points="3006,33 0,33 0,0 6012,0 6012,33">
            <text:p/>
          </draw:polygon>
          <draw:path draw:style-name="gr3" draw:text-style-name="P7" draw:layer="layout" svg:width="0.256cm" svg:height="0.516cm" svg:x="12.322cm" svg:y="13.9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2.875cm" svg:y="14.2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618cm" svg:y="13.93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4.063cm" svg:y="13.871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4.227cm" svg:y="13.904cm" svg:viewBox="0 0 387 706" svg:d="M245 236h67c14 0 22 0 22-14 0-9-8-9-21-9h-65l18-90c2-16 12-70 17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14.725cm" svg:y="13.8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971cm" svg:y="14.1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5.434cm" svg:y="13.8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5.709cm" svg:y="13.871cm" svg:viewBox="0 0 107 774" draw:points="107,0 0,0 0,32 76,32 76,744 0,744 0,774 107,774">
            <text:p/>
          </draw:polygon>
          <draw:path draw:style-name="gr3" draw:text-style-name="P7" draw:layer="layout" svg:width="0.24cm" svg:height="0.36cm" svg:x="15.941cm" svg:y="13.8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66" anim:sub-item="text" smil:attributeName="visibility" smil:to="visible"/>
                  <anim:animate smil:begin="0s" smil:dur="0.5s" smil:fill="hold" smil:decelerate="0.5" smil:targetElement="id166" anim:sub-item="text" smil:attributeName="rotate" smil:values="-90;0" smil:keyTimes="0;1"/>
                  <anim:animate smil:begin="0s" smil:dur="0.5s" smil:fill="hold" smil:decelerate="0.5" smil:targetElement="id166" anim:sub-item="text" smil:attributeName="width" smil:values="width;width*.05" smil:keyTimes="0;1"/>
                  <anim:animate smil:begin="0.5s" smil:dur="0.5s" smil:fill="hold" smil:accelerate="0.5" smil:targetElement="id166" anim:sub-item="text" smil:attributeName="width" smil:values="width*.05;width" smil:keyTimes="0;1"/>
                  <anim:animate smil:dur="1s" smil:fill="hold" smil:targetElement="id166" anim:sub-item="text" smil:attributeName="height" smil:values="height;height" smil:keyTimes="0;1"/>
                  <anim:animate smil:begin="0s" smil:dur="0.5s" smil:fill="hold" smil:decelerate="0.5" smil:targetElement="id166" anim:sub-item="text" smil:attributeName="x" smil:values="x+.4;x" smil:keyTimes="0;1"/>
                  <anim:animate smil:begin="0s" smil:dur="0.5s" smil:fill="hold" smil:decelerate="0.5" smil:targetElement="id166" anim:sub-item="text" smil:attributeName="y" smil:values="y-.2;y+.1" smil:keyTimes="0;1"/>
                  <anim:animate smil:begin="0.5s" smil:dur="0.5s" smil:fill="hold" smil:accelerate="0.5" smil:targetElement="id166" anim:sub-item="text" smil:attributeName="y" smil:values="y+.1;y" smil:keyTimes="0;1"/>
                  <anim:transitionFilter smil:begin="0s" smil:dur="1s" smil:decelerate="0.5" smil:targetElement="id1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6" draw:text-style-name="P12" draw:layer="layout" svg:width="25.199cm" svg:height="1.6cm" svg:x="1.398cm" svg:y="0.4cm" presentation:class="title" presentation:user-transformed="true">
          <draw:text-box>
            <text:p xml:id="id177" text:id="id177"><text:span text:style-name="T10">Examples</text:span></text:p>
          </draw:text-box>
        </draw:frame>
        <draw:frame presentation:style-name="pr17" draw:text-style-name="P10" draw:layer="layout" svg:width="26.4cm" svg:height="12.917cm" svg:x="0.8cm" svg:y="2.4cm" presentation:class="subtitle" presentation:user-transformed="true">
          <draw:text-box>
            <text:p xml:id="id178" text:id="id178" text:style-name="P4"><text:span text:style-name="T6"><text:tab/></text:span><text:span text:style-name="T6">(1) Differentiate the following <text:s text:c="21"/></text:span></text:p>
            <text:p text:style-name="P4"><text:span text:style-name="T16"><text:s text:c="7"/></text:span></text:p>
            <text:p xml:id="id180" text:id="id180" text:style-name="P4"><text:span text:style-name="T6"><text:tab/></text:span><text:span text:style-name="T6">(i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6"/>(ii) <text:s text:c="28"/></text:span></text:p>
            <text:p text:style-name="P4"><text:span text:style-name="T10"><text:s text:c="11"/></text:span></text:p>
            <text:p text:style-name="P4"><text:span text:style-name="T7"><text:s text:c="3"/></text:span></text:p>
            <text:p xml:id="id183" text:id="id183" text:style-name="P9"><text:span text:style-name="T6"><text:s text:c="2"/></text:span><text:span text:style-name="T6">(iii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0"/>(iv) <text:s text:c="30"/></text:span></text:p>
            <text:p text:style-name="P9"><text:span text:style-name="T16"><text:s text:c="2"/></text:span></text:p>
            <text:p text:style-name="P9"><text:span text:style-name="T17"><text:s text:c="26"/></text:span></text:p>
            <text:p xml:id="id186" text:id="id186" text:style-name="P4"><text:span text:style-name="T6"><text:s text:c="3"/></text:span><text:span text:style-name="T6">(v) <text:s text:c="37"/>(vi) <text:s text:c="2"/></text:span></text:p>
            <text:p text:style-name="P4"><text:span text:style-name="T4"/></text:p>
            <text:p text:style-name="P4"><text:span text:style-name="T14"><text:s text:c="3"/></text:span><text:span text:style-name="T6"><text:s/></text:span><text:span text:style-name="T6"><text:tab/></text:span><text:span text:style-name="T6"><text:tab/></text:span></text:p>
          </draw:text-box>
        </draw:frame>
        <draw:g xml:id="id179" draw:id="id179">
          <svg:title>TexMaths</svg:title>
          <svg:desc>32§display§w. \ r. \ t. \ x .§svg§600§FALSE§</svg:desc>
          <draw:polygon draw:style-name="gr2" draw:text-style-name="P6" draw:layer="layout" svg:width="4.528cm" svg:height="0.606cm" svg:x="16.343cm" svg:y="2.781cm" svg:viewBox="0 0 4529 607" draw:points="2263,607 0,607 0,0 4529,0 4529,607">
            <text:p/>
          </draw:polygon>
          <draw:path draw:style-name="gr3" draw:text-style-name="P7" draw:layer="layout" svg:width="0.747cm" svg:height="0.511cm" svg:x="16.32cm" svg:y="2.933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7.219cm" svg:y="3.309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843cm" svg:y="2.933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383cm" svg:y="3.309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998cm" svg:y="2.725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476cm" svg:y="3.309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20.099cm" svg:y="2.93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805cm" svg:y="3.309cm" svg:viewBox="0 0 123 123" svg:d="M123 61c0-33-28-61-62-61-33 0-61 28-61 61 0 34 28 62 61 62 34 0 62-28 62-62z">
            <text:p/>
          </draw:path>
        </draw:g>
        <draw:g xml:id="id185" draw:id="id185">
          <svg:title>TexMaths</svg:title>
          <svg:desc>28§display§\tan^{-1}\left( \frac{2e^x}{1 - e^{2x}} \right)§svg§600§FALSE§</svg:desc>
          <draw:polygon draw:style-name="gr2" draw:text-style-name="P6" draw:layer="layout" svg:width="7.064cm" svg:height="2.263cm" svg:x="16.151cm" svg:y="7.579cm" svg:viewBox="0 0 7065 2264" draw:points="3533,2264 0,2264 0,0 7065,0 7065,2264">
            <text:p/>
          </draw:polygon>
          <draw:path draw:style-name="gr3" draw:text-style-name="P7" draw:layer="layout" svg:width="0.31cm" svg:height="0.617cm" svg:x="16.12cm" svg:y="8.352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16.525cm" svg:y="8.516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7.009cm" svg:y="8.522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598cm" svg:y="8.36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8.215cm" svg:y="8.09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8.949cm" svg:y="7.53cm" svg:viewBox="0 0 486 2363" svg:d="M486 2354c0-4-2-7-4-9-36-38-103-103-168-210-159-254-231-574-231-952 0-267 33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393cm" svg:height="0.658cm" svg:x="20.434cm" svg:y="7.63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8cm" svg:height="0.447cm" svg:x="20.921cm" svg:y="7.85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21.369cm" svg:y="7.631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3.041cm" svg:height="0.042cm" svg:x="19.588cm" svg:y="8.69cm" svg:viewBox="0 0 3042 43" draw:points="1521,43 0,43 0,0 3042,0 3042,43">
            <text:p/>
          </draw:polygon>
          <draw:path draw:style-name="gr3" draw:text-style-name="P7" draw:layer="layout" svg:width="0.326cm" svg:height="0.658cm" svg:x="19.675cm" svg:y="8.97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20.378cm" svg:y="9.367cm" svg:viewBox="0 0 603 43" svg:d="M569 43c16 0 34 0 34-23 0-20-18-20-34-20h-535c-16 0-34 0-34 20 0 23 18 23 34 23z">
            <text:p/>
          </draw:path>
          <draw:path draw:style-name="gr3" draw:text-style-name="P7" draw:layer="layout" svg:width="0.38cm" svg:height="0.447cm" svg:x="21.326cm" svg:y="9.196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06cm" svg:height="0.458cm" svg:x="21.783cm" svg:y="8.8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22.166cm" svg:y="9.044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485cm" svg:height="2.362cm" svg:x="22.78cm" svg:y="7.53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1" draw:id="id181">
          <svg:title>TexMaths</svg:title>
          <svg:desc>28§display§\sin^{-1}\left( \frac{2x}{ 1 + x^2 } \right)§svg§600§FALSE§</svg:desc>
          <draw:polygon draw:style-name="gr2" draw:text-style-name="P6" draw:layer="layout" svg:width="6.509cm" svg:height="2.263cm" svg:x="3.539cm" svg:y="3.981cm" svg:viewBox="0 0 6510 2264" draw:points="3255,2264 0,2264 0,0 6510,0 6510,2264">
            <text:p/>
          </draw:polygon>
          <draw:path draw:style-name="gr3" draw:text-style-name="P7" draw:layer="layout" svg:width="0.324cm" svg:height="0.454cm" svg:x="3.521cm" svg:y="4.918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3.911cm" svg:y="4.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4.182cm" svg:y="4.92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4.773cm" svg:y="4.75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387cm" svg:y="4.48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124cm" svg:y="3.932cm" svg:viewBox="0 0 486 2363" svg:d="M486 2354c0-4-2-7-4-9-36-38-103-103-168-210-159-254-231-574-231-952 0-267 33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393cm" svg:height="0.658cm" svg:x="7.632cm" svg:y="4.03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92cm" svg:height="0.447cm" svg:x="8.104cm" svg:y="4.2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2.701cm" svg:height="0.042cm" svg:x="6.76cm" svg:y="5.092cm" svg:viewBox="0 0 2702 43" draw:points="1351,43 0,43 0,0 2702,0 2702,43">
            <text:p/>
          </draw:polygon>
          <draw:path draw:style-name="gr3" draw:text-style-name="P7" draw:layer="layout" svg:width="0.326cm" svg:height="0.658cm" svg:x="6.85cm" svg:y="5.37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7.526cm" svg:y="5.4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8.485cm" svg:y="5.5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9.061cm" svg:y="5.29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9.612cm" svg:y="3.932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2" draw:id="id182">
          <svg:title>TexMaths</svg:title>
          <svg:desc>28§display§\text {cosec}^{-1}\left( \frac{1}{3x - 4x^3} \right)§svg§600§FALSE§</svg:desc>
          <draw:polygon draw:style-name="gr2" draw:text-style-name="P6" draw:layer="layout" svg:width="8.547cm" svg:height="2.263cm" svg:x="15.939cm" svg:y="3.983cm" svg:viewBox="0 0 8548 2264" draw:points="4274,2264 0,2264 0,0 8548,0 8548,2264">
            <text:p/>
          </draw:polygon>
          <draw:path draw:style-name="gr3" draw:text-style-name="P7" draw:layer="layout" svg:width="0.375cm" svg:height="0.454cm" svg:x="15.923cm" svg:y="4.9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355cm" svg:y="4.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6.85cm" svg:y="4.9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7.236cm" svg:y="4.9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7.677cm" svg:y="4.9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67cm" svg:height="0.035cm" svg:x="18.156cm" svg:y="4.76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772cm" svg:y="4.4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9.507cm" svg:y="3.93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21.864cm" svg:y="4.0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756cm" svg:height="0.042cm" svg:x="20.145cm" svg:y="5.094cm" svg:viewBox="0 0 3757 43" draw:points="1877,43 0,43 0,0 3757,0 3757,43">
            <text:p/>
          </draw:polygon>
          <draw:path draw:style-name="gr3" draw:text-style-name="P7" draw:layer="layout" svg:width="0.409cm" svg:height="0.678cm" svg:x="20.186cm" svg:y="5.38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0.665cm" svg:y="5.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21.501cm" svg:y="5.771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22.43cm" svg:y="5.3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22.923cm" svg:y="5.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23.494cm" svg:y="5.294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3" draw:text-style-name="P7" draw:layer="layout" svg:width="0.485cm" svg:height="2.362cm" svg:x="24.05cm" svg:y="3.93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4" draw:id="id184">
          <svg:title>TexMaths</svg:title>
          <svg:desc>28§display§\cos^{-1}\left( \frac{2^x - 2^{-x}}{ 2^x + 2^{-x} } \right)§svg§600§FALSE§</svg:desc>
          <draw:polygon draw:style-name="gr2" draw:text-style-name="P6" draw:layer="layout" svg:width="7.712cm" svg:height="2.263cm" svg:x="3.538cm" svg:y="7.583cm" svg:viewBox="0 0 7713 2264" draw:points="3857,2264 0,2264 0,0 7713,0 7713,2264">
            <text:p/>
          </draw:polygon>
          <draw:path draw:style-name="gr3" draw:text-style-name="P7" draw:layer="layout" svg:width="0.375cm" svg:height="0.454cm" svg:x="3.522cm" svg:y="8.52cm" svg:viewBox="0 0 376 455" svg:d="M83 228c0-161 80-203 132-203 9 0 72 0 107 35-40 5-47 34-47 48 0 24 18 44 45 44s47-18 47-47c0-67-76-105-152-105-123 0-215 108-215 228 0 128 99 227 213 227 132 0 163-119 163-130 0-9-9-9-11-9-9 0-11 4-13 9-30 92-94 105-130 105-52 0-139-43-139-202z">
            <text:p/>
          </draw:path>
          <draw:path draw:style-name="gr3" draw:text-style-name="P7" draw:layer="layout" svg:width="0.438cm" svg:height="0.454cm" svg:x="3.954cm" svg:y="8.52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4.449cm" svg:y="8.52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4.879cm" svg:y="8.36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5.495cm" svg:y="8.09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23cm" svg:y="7.534cm" svg:viewBox="0 0 486 2363" svg:d="M486 2354c0-4-2-7-4-9-36-38-104-103-168-210-159-254-231-574-231-952 0-267 33-607 197-901 78-141 159-222 204-264 2-2 2-5 2-9 0-9-7-9-20-9-14 0-16 0-32 16-331 300-434 750-434 1164 0 388 90 778 340 1073 21 23 56 63 99 99 11 11 13 11 27 11 13 0 20 0 20-9z">
            <text:p/>
          </draw:path>
          <draw:path draw:style-name="gr3" draw:text-style-name="P7" draw:layer="layout" svg:width="0.393cm" svg:height="0.658cm" svg:x="6.917cm" svg:y="7.63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7.394cm" svg:y="7.635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601cm" svg:height="0.042cm" svg:x="8.156cm" svg:y="8.029cm" svg:viewBox="0 0 602 43" svg:d="M569 43c16 0 33 0 33-23 0-20-17-20-33-20h-535c-16 0-34 0-34 20 0 23 18 23 34 23z">
            <text:p/>
          </draw:path>
          <draw:path draw:style-name="gr3" draw:text-style-name="P7" draw:layer="layout" svg:width="0.393cm" svg:height="0.658cm" svg:x="9.107cm" svg:y="7.63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67cm" svg:height="0.035cm" svg:x="9.625cm" svg:y="7.749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0.198cm" svg:y="7.635cm" svg:viewBox="0 0 372 314" svg:d="M139 233c-7 22-29 60-65 60-2 0-22 0-38-9 29-9 31-33 31-38 0-15-11-26-27-26-20 0-40 17-40 42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olygon draw:style-name="gr3" draw:text-style-name="P7" draw:layer="layout" svg:width="3.793cm" svg:height="0.042cm" svg:x="6.868cm" svg:y="8.694cm" svg:viewBox="0 0 3794 43" draw:points="1897,43 0,43 0,0 3794,0 3794,43">
            <text:p/>
          </draw:polygon>
          <draw:path draw:style-name="gr3" draw:text-style-name="P7" draw:layer="layout" svg:width="0.393cm" svg:height="0.658cm" svg:x="6.917cm" svg:y="8.9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7.394cm" svg:y="9.048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655cm" svg:height="0.658cm" svg:x="8.129cm" svg:y="9.0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9.107cm" svg:y="8.9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67cm" svg:height="0.035cm" svg:x="9.625cm" svg:y="9.162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0.198cm" svg:y="9.048cm" svg:viewBox="0 0 372 314" svg:d="M139 233c-7 22-29 60-65 60-2 0-22 0-38-9 29-9 31-33 31-38 0-15-11-26-27-26-20 0-40 17-40 42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485cm" svg:height="2.362cm" svg:x="10.814cm" svg:y="7.534cm" svg:viewBox="0 0 486 2363" svg:d="M486 1183c0-388-90-778-340-1073-21-23-56-63-97-99-13-11-15-11-29-11-11 0-20 0-20 9 0 4 4 9 7 11 33 36 100 101 165 208 159 254 231 574 231 952 0 267-33 607-197 901-78 141-161 222-202 264-2 2-4 5-4 9 0 9 9 9 20 9 14 0 16 0 32-16 331-300 434-750 434-1164z">
            <text:p/>
          </draw:path>
        </draw:g>
        <draw:g xml:id="id187" draw:id="id187">
          <svg:title>TexMaths</svg:title>
          <svg:desc>28§display§\tan^{-1}\left( \sqrt{ \frac{3 -  x}{3 + x} } \right)§svg§600§FALSE§</svg:desc>
          <draw:polygon draw:style-name="gr2" draw:text-style-name="P6" draw:layer="layout" svg:width="7.347cm" svg:height="2.852cm" svg:x="3.554cm" svg:y="10.884cm" svg:viewBox="0 0 7348 2853" draw:points="3674,2853 0,2853 0,0 7348,0 7348,2853">
            <text:p/>
          </draw:polygon>
          <draw:path draw:style-name="gr3" draw:text-style-name="P7" draw:layer="layout" svg:width="0.31cm" svg:height="0.617cm" svg:x="3.523cm" svg:y="11.953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445cm" svg:height="0.454cm" svg:x="3.928cm" svg:y="12.11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412cm" svg:y="12.12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5.002cm" svg:y="11.96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618cm" svg:y="11.69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6.379cm" svg:y="10.835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7" draw:layer="layout" svg:width="0.895cm" svg:height="2.362cm" svg:x="7.036cm" svg:y="11.012cm" svg:viewBox="0 0 896 2363" svg:d="M349 2168l-212-986-130 202c-7 9-7 11-7 13 0 3 13 14 13 16l68-105 228 1055c32 0 36 0 40-25l545-2298c0-6 2-15 2-20 0-11-7-20-18-20-15 0-20 13-22 27z">
            <text:p/>
          </draw:path>
          <draw:polygon draw:style-name="gr3" draw:text-style-name="P7" draw:layer="layout" svg:width="2.495cm" svg:height="0.042cm" svg:x="7.912cm" svg:y="11.012cm" svg:viewBox="0 0 2496 43" draw:points="1248,43 0,43 0,0 2496,0 2496,43">
            <text:p/>
          </draw:polygon>
          <draw:path draw:style-name="gr3" draw:text-style-name="P7" draw:layer="layout" svg:width="0.409cm" svg:height="0.678cm" svg:x="8.071cm" svg:y="11.23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02cm" svg:height="0.042cm" svg:x="8.821cm" svg:y="11.62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9.753cm" svg:y="11.4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2.259cm" svg:height="0.042cm" svg:x="8.028cm" svg:y="12.291cm" svg:viewBox="0 0 2260 43" draw:points="1129,43 0,43 0,0 2260,0 2260,43">
            <text:p/>
          </draw:polygon>
          <draw:path draw:style-name="gr3" draw:text-style-name="P7" draw:layer="layout" svg:width="0.409cm" svg:height="0.678cm" svg:x="8.071cm" svg:y="12.577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55cm" svg:height="0.657cm" svg:x="8.794cm" svg:y="12.6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9.753cm" svg:y="12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514cm" svg:height="2.953cm" svg:x="10.439cm" svg:y="10.835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</draw:g>
        <draw:g xml:id="id188" draw:id="id188">
          <svg:title>TexMaths</svg:title>
          <svg:desc>28§display§\sin^{-1}\left( \frac{ 2^{x + 1} }{1 + 4^x} \right)§svg§600§FALSE§</svg:desc>
          <draw:polygon draw:style-name="gr2" draw:text-style-name="P6" draw:layer="layout" svg:width="6.492cm" svg:height="2.316cm" svg:x="16.137cm" svg:y="11.08cm" svg:viewBox="0 0 6493 2317" draw:points="3245,2317 0,2317 0,0 6493,0 6493,2317">
            <text:p/>
          </draw:polygon>
          <draw:path draw:style-name="gr3" draw:text-style-name="P7" draw:layer="layout" svg:width="0.324cm" svg:height="0.454cm" svg:x="16.119cm" svg:y="12.07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6.509cm" svg:y="11.85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7" draw:layer="layout" svg:width="0.496cm" svg:height="0.436cm" svg:x="16.78cm" svg:y="12.07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371cm" svg:y="11.90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7.985cm" svg:y="11.64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7" draw:layer="layout" svg:width="0.485cm" svg:height="2.361cm" svg:x="18.721cm" svg:y="11.085cm" svg:viewBox="0 0 486 2362" svg:d="M486 2353c0-4-2-6-4-9-36-38-103-103-168-210-159-253-231-573-231-952 0-266 33-607 197-900 78-141 159-222 204-264 2-2 2-5 2-9 0-9-7-9-20-9-14 0-16 0-32 16-331 300-434 750-434 1164 0 387 90 777 340 1073 21 22 56 62 99 98 11 11 13 11 27 11 13 0 20 0 20-9z">
            <text:p/>
          </draw:path>
          <draw:path draw:style-name="gr3" draw:text-style-name="P7" draw:layer="layout" svg:width="0.393cm" svg:height="0.657cm" svg:x="19.756cm" svg:y="11.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7" draw:layer="layout" svg:width="0.371cm" svg:height="0.312cm" svg:x="20.233cm" svg:y="11.185cm" svg:viewBox="0 0 372 313" svg:d="M139 233c-7 22-29 60-65 60-2 0-22 0-38-9 29-9 31-33 31-38 0-15-11-27-27-27-20 0-40 18-40 43 0 36 38 51 72 51 33 0 60-20 78-49 18 36 56 49 83 49 81 0 121-87 121-107 0-9-9-9-11-9-9 0-9 5-12 13-15 47-56 83-96 83-27 0-42-18-42-44 0-18 18-81 35-159 16-54 47-70 70-70 0 0 22 0 36 9-20 7-29 25-29 38 0 16 11 27 26 27 16 0 41-13 41-43 0-40-45-51-74-51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507cm" svg:height="0.51cm" svg:x="20.695cm" svg:y="11.06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21.324cm" svg:y="11.031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2.682cm" svg:height="0.042cm" svg:x="19.358cm" svg:y="12.245cm" svg:viewBox="0 0 2683 43" draw:points="1342,43 0,43 0,0 2683,0 2683,43">
            <text:p/>
          </draw:polygon>
          <draw:path draw:style-name="gr3" draw:text-style-name="P7" draw:layer="layout" svg:width="0.326cm" svg:height="0.657cm" svg:x="19.447cm" svg:y="12.53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20.124cm" svg:y="12.61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21.08cm" svg:y="12.52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7" draw:layer="layout" svg:width="0.371cm" svg:height="0.312cm" svg:x="21.577cm" svg:y="12.598cm" svg:viewBox="0 0 372 313" svg:d="M139 233c-7 22-29 60-65 60-2 0-22 0-38-9 29-9 31-33 31-38 0-15-11-27-27-27-20 0-40 18-40 43 0 36 38 51 72 51 33 0 60-20 78-49 18 36 56 49 83 49 81 0 121-87 121-107 0-9-9-9-11-9-9 0-9 5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4 72z">
            <text:p/>
          </draw:path>
          <draw:path draw:style-name="gr3" draw:text-style-name="P7" draw:layer="layout" svg:width="0.485cm" svg:height="2.361cm" svg:x="22.193cm" svg:y="11.085cm" svg:viewBox="0 0 486 2362" svg:d="M486 1182c0-387-90-777-340-1072-21-23-56-63-97-99-13-11-15-11-29-11-11 0-20 0-20 9 0 4 4 9 7 11 33 36 101 101 165 208 159 253 233 574 233 952 0 266-35 607-199 900-78 141-161 222-202 264-2 3-4 5-4 9 0 9 9 9 20 9 14 0 16 0 32-15 331-300 434-751 434-11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7" anim:sub-item="text" smil:attributeName="visibility" smil:to="visible"/>
                  <anim:animate smil:begin="0s" smil:dur="0.5s" smil:fill="hold" smil:decelerate="0.5" smil:targetElement="id177" anim:sub-item="text" smil:attributeName="rotate" smil:values="-90;0" smil:keyTimes="0;1"/>
                  <anim:animate smil:begin="0s" smil:dur="0.5s" smil:fill="hold" smil:decelerate="0.5" smil:targetElement="id177" anim:sub-item="text" smil:attributeName="width" smil:values="width;width*.05" smil:keyTimes="0;1"/>
                  <anim:animate smil:begin="0.5s" smil:dur="0.5s" smil:fill="hold" smil:accelerate="0.5" smil:targetElement="id177" anim:sub-item="text" smil:attributeName="width" smil:values="width*.05;width" smil:keyTimes="0;1"/>
                  <anim:animate smil:dur="1s" smil:fill="hold" smil:targetElement="id177" anim:sub-item="text" smil:attributeName="height" smil:values="height;height" smil:keyTimes="0;1"/>
                  <anim:animate smil:begin="0s" smil:dur="0.5s" smil:fill="hold" smil:decelerate="0.5" smil:targetElement="id177" anim:sub-item="text" smil:attributeName="x" smil:values="x+.4;x" smil:keyTimes="0;1"/>
                  <anim:animate smil:begin="0s" smil:dur="0.5s" smil:fill="hold" smil:decelerate="0.5" smil:targetElement="id177" anim:sub-item="text" smil:attributeName="y" smil:values="y-.2;y+.1" smil:keyTimes="0;1"/>
                  <anim:animate smil:begin="0.5s" smil:dur="0.5s" smil:fill="hold" smil:accelerate="0.5" smil:targetElement="id177" anim:sub-item="text" smil:attributeName="y" smil:values="y+.1;y" smil:keyTimes="0;1"/>
                  <anim:transitionFilter smil:begin="0s" smil:dur="1s" smil:decelerate="0.5" smil:targetElement="id1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width" smil:values="width*0.05;width" smil:keyTimes="0;1"/>
                  <anim:animate smil:dur="0.5s" smil:fill="hold" smil:targetElement="id178" anim:sub-item="text" smil:attributeName="height" smil:values="height;height" smil:keyTimes="0;1"/>
                  <anim:animate smil:dur="0.5s" smil:fill="hold" smil:targetElement="id178" anim:sub-item="text" smil:attributeName="x" smil:values="x-.2;x" smil:keyTimes="0;1"/>
                  <anim:animate smil:dur="0.5s" smil:fill="hold" smil:targetElement="id178" anim:sub-item="text" smil:attributeName="y" smil:values="y;y" smil:keyTimes="0;1"/>
                  <anim:transitionFilter smil:dur="0.5s" smil:targetElement="id17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width" smil:values="width*0.05;width" smil:keyTimes="0;1"/>
                  <anim:animate smil:dur="0.5s" smil:fill="hold" smil:targetElement="id180" anim:sub-item="text" smil:attributeName="height" smil:values="height;height" smil:keyTimes="0;1"/>
                  <anim:animate smil:dur="0.5s" smil:fill="hold" smil:targetElement="id180" anim:sub-item="text" smil:attributeName="x" smil:values="x-.2;x" smil:keyTimes="0;1"/>
                  <anim:animate smil:dur="0.5s" smil:fill="hold" smil:targetElement="id180" anim:sub-item="text" smil:attributeName="y" smil:values="y;y" smil:keyTimes="0;1"/>
                  <anim:transitionFilter smil:dur="0.5s" smil:targetElement="id18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anim:sub-item="text" smil:attributeName="visibility" smil:to="visible"/>
                  <anim:animate smil:dur="0.5s" smil:fill="hold" smil:targetElement="id183" anim:sub-item="text" smil:attributeName="width" smil:values="width*0.05;width" smil:keyTimes="0;1"/>
                  <anim:animate smil:dur="0.5s" smil:fill="hold" smil:targetElement="id183" anim:sub-item="text" smil:attributeName="height" smil:values="height;height" smil:keyTimes="0;1"/>
                  <anim:animate smil:dur="0.5s" smil:fill="hold" smil:targetElement="id183" anim:sub-item="text" smil:attributeName="x" smil:values="x-.2;x" smil:keyTimes="0;1"/>
                  <anim:animate smil:dur="0.5s" smil:fill="hold" smil:targetElement="id183" anim:sub-item="text" smil:attributeName="y" smil:values="y;y" smil:keyTimes="0;1"/>
                  <anim:transitionFilter smil:dur="0.5s" smil:targetElement="id18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width" smil:values="width*0.05;width" smil:keyTimes="0;1"/>
                  <anim:animate smil:dur="0.5s" smil:fill="hold" smil:targetElement="id186" anim:sub-item="text" smil:attributeName="height" smil:values="height;height" smil:keyTimes="0;1"/>
                  <anim:animate smil:dur="0.5s" smil:fill="hold" smil:targetElement="id186" anim:sub-item="text" smil:attributeName="x" smil:values="x-.2;x" smil:keyTimes="0;1"/>
                  <anim:animate smil:dur="0.5s" smil:fill="hold" smil:targetElement="id186" anim:sub-item="text" smil:attributeName="y" smil:values="y;y" smil:keyTimes="0;1"/>
                  <anim:transitionFilter smil:dur="0.5s" smil:targetElement="id18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18" draw:text-style-name="P13" draw:layer="layout" svg:width="26.4cm" svg:height="14.2cm" svg:x="0.8cm" svg:y="0.8cm" presentation:class="subtitle" presentation:user-transformed="true">
          <draw:text-box>
            <text:p text:style-name="P4"><text:span text:style-name="T11"><text:s text:c="7"/></text:span></text:p>
            <text:p xml:id="id189" text:id="id189" text:style-name="P4"><text:span text:style-name="T4"><text:tab/></text:span><text:span text:style-name="T4">Solutions : </text:span></text:p>
            <text:p xml:id="id190" text:id="id190" text:style-name="P4"><text:span text:style-name="T3"><text:s text:c="17"/></text:span><text:span text:style-name="T3">Let</text:span><text:span text:style-name="T4"> </text:span><text:span text:style-name="T3">(i)</text:span></text:p>
            <text:p text:style-name="P4"><text:span text:style-name="T18"><text:s text:c="32"/></text:span></text:p>
            <text:p text:style-name="P4"><text:span text:style-name="T4"><text:tab/></text:span><text:span text:style-name="T14"> <text:s text:c="2"/></text:span><text:span text:style-name="T6"><text:s/></text:span><text:span text:style-name="T6"><text:tab/></text:span><text:span text:style-name="T6"><text:tab/></text:span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9" draw:text-style-name="P11" draw:layer="layout" svg:width="26.4cm" svg:height="14.6cm" svg:x="0.8cm" svg:y="0.8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191" draw:id="id191">
          <svg:title>TexMaths</svg:title>
          <svg:desc>28§display§y = \sin^{-1}\left( \frac{2x}{ 1 + x^2 } \right)§svg§600§FALSE§</svg:desc>
          <draw:polygon draw:style-name="gr2" draw:text-style-name="P6" draw:layer="layout" svg:width="8.338cm" svg:height="2.263cm" svg:x="9.342cm" svg:y="1.984cm" svg:viewBox="0 0 8339 2264" draw:points="4170,2264 0,2264 0,0 8339,0 8339,2264">
            <text:p/>
          </draw:polygon>
          <draw:path draw:style-name="gr3" draw:text-style-name="P7" draw:layer="layout" svg:width="0.456cm" svg:height="0.637cm" svg:x="9.322cm" svg:y="2.9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10.14cm" svg:y="3.0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1.154cm" svg:y="2.92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544cm" svg:y="2.70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815cm" svg:y="2.927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406cm" svg:y="2.75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3.02cm" svg:y="2.4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3.757cm" svg:y="1.93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5.264cm" svg:y="2.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92cm" svg:height="0.447cm" svg:x="15.737cm" svg:y="2.26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2.7cm" svg:height="0.042cm" svg:x="14.393cm" svg:y="3.095cm" svg:viewBox="0 0 2701 43" draw:points="1351,43 0,43 0,0 2701,0 2701,43">
            <text:p/>
          </draw:polygon>
          <draw:path draw:style-name="gr3" draw:text-style-name="P7" draw:layer="layout" svg:width="0.326cm" svg:height="0.658cm" svg:x="14.48cm" svg:y="3.38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159cm" svg:y="3.46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6.117cm" svg:y="3.60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6.693cm" svg:y="3.2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7.244cm" svg:y="1.935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94" draw:id="id194">
          <svg:title>TexMaths</svg:title>
          <svg:desc>28§display§y = \sin^{-1}\left( \frac{2\tan \theta}{ 1 + \tan ^2\theta } \right)§svg§600§FALSE§</svg:desc>
          <draw:polygon draw:style-name="gr2" draw:text-style-name="P6" draw:layer="layout" svg:width="9.85cm" svg:height="2.263cm" svg:x="9.242cm" svg:y="4.686cm" svg:viewBox="0 0 9851 2264" draw:points="4925,2264 0,2264 0,0 9851,0 9851,2264">
            <text:p/>
          </draw:polygon>
          <draw:path draw:style-name="gr3" draw:text-style-name="P7" draw:layer="layout" svg:width="0.456cm" svg:height="0.637cm" svg:x="9.222cm" svg:y="5.6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10.04cm" svg:y="5.7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1.054cm" svg:y="5.623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444cm" svg:y="5.40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715cm" svg:y="5.629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306cm" svg:y="5.46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92cm" svg:y="5.192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3.657cm" svg:y="4.63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5.084cm" svg:y="4.7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08cm" svg:height="0.617cm" svg:x="15.708cm" svg:y="4.794cm" svg:viewBox="0 0 309 618" svg:d="M152 213h141v-32h-141v-181h-24c0 81-32 186-128 190v23h85v271c0 123 92 134 128 134 69 0 96-69 96-134v-56h-25v56c0 71-29 110-65 110-67 0-67-90-67-108z">
            <text:p/>
          </draw:path>
          <draw:path draw:style-name="gr3" draw:text-style-name="P7" draw:layer="layout" svg:width="0.445cm" svg:height="0.454cm" svg:x="16.114cm" svg:y="4.957cm" svg:viewBox="0 0 446 455" svg:d="M289 367c2 41 29 81 76 81 20 0 81-13 81-94v-54h-25v54c0 58-25 65-36 65-31 0-36-45-36-49v-200c0-40 0-78-35-116-39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6.595cm" svg:y="4.964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7.317cm" svg:y="4.70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7" draw:layer="layout" svg:width="4.212cm" svg:height="0.042cm" svg:x="14.293cm" svg:y="5.797cm" svg:viewBox="0 0 4213 43" draw:points="2105,43 0,43 0,0 4213,0 4213,43">
            <text:p/>
          </draw:polygon>
          <draw:path draw:style-name="gr3" draw:text-style-name="P7" draw:layer="layout" svg:width="0.326cm" svg:height="0.658cm" svg:x="14.38cm" svg:y="6.10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059cm" svg:y="6.18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1cm" svg:height="0.617cm" svg:x="16.006cm" svg:y="6.156cm" svg:viewBox="0 0 311 618" svg:d="M152 213h141v-32h-141v-181h-24c0 81-32 186-128 190v23h85v271c0 123 92 134 128 134 69 0 98-69 98-134v-56h-27v56c0 71-29 110-65 110-67 0-67-90-67-108z">
            <text:p/>
          </draw:path>
          <draw:path draw:style-name="gr3" draw:text-style-name="P7" draw:layer="layout" svg:width="0.445cm" svg:height="0.454cm" svg:x="16.412cm" svg:y="6.321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895cm" svg:y="6.326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7.453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8.056cm" svg:y="6.06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7" draw:layer="layout" svg:width="0.485cm" svg:height="2.362cm" svg:x="18.656cm" svg:y="4.637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192" draw:id="id192">
          <svg:title>TexMaths</svg:title>
          <svg:desc>26§display§\left[\  \text {Put } x = \tan \theta §svg§600§FALSE§</svg:desc>
          <draw:polygon draw:style-name="gr2" draw:text-style-name="P6" draw:layer="layout" svg:width="5.886cm" svg:height="0.823cm" svg:x="20.225cm" svg:y="4.59cm" svg:viewBox="0 0 5887 824" draw:points="2944,824 0,824 0,0 5887,0 5887,824">
            <text:p/>
          </draw:polygon>
          <draw:polygon draw:style-name="gr3" draw:text-style-name="P7" draw:layer="layout" svg:width="0.126cm" svg:height="0.914cm" svg:x="20.287cm" svg:y="4.544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20.77cm" svg:y="4.604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1.39cm" svg:y="4.825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1.885cm" svg:y="4.66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57cm" svg:height="0.415cm" svg:x="22.555cm" svg:y="4.82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9cm" svg:height="0.215cm" svg:x="23.356cm" svg:y="4.89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8cm" svg:height="0.573cm" svg:x="24.286cm" svg:y="4.66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24.662cm" svg:y="4.82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5.11cm" svg:y="4.82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5.779cm" svg:y="4.586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</draw:g>
        <draw:g xml:id="id193" draw:id="id193">
          <svg:title>TexMaths</svg:title>
          <svg:desc>26§display§\therefore  \left \ \ \theta = \tan^{-1} x \ \right]


§svg§600§FALSE§</svg:desc>
          <draw:polygon draw:style-name="gr2" draw:text-style-name="P6" draw:layer="layout" svg:width="6.64cm" svg:height="1.03cm" svg:x="20.245cm" svg:y="5.887cm" svg:viewBox="0 0 6641 1031" draw:points="3319,1031 0,1031 0,0 6641,0 6641,1031">
            <text:p/>
          </draw:polygon>
          <draw:path draw:style-name="gr3" draw:text-style-name="P7" draw:layer="layout" svg:width="0.554cm" svg:height="0.494cm" svg:x="20.226cm" svg:y="6.219cm" svg:viewBox="0 0 555 495" svg:d="M327 48c0-25-23-48-48-48-27 0-50 23-50 48 0 27 23 50 50 50 25 0 48-21 48-50zM555 445c0-25-21-48-48-48s-49 23-49 48c0 27 22 50 49 50s48-23 48-50zM98 445c0-25-23-48-50-48-25 0-48 23-48 48 0 27 23 50 48 50 27 0 50-23 50-50z">
            <text:p/>
          </draw:path>
          <draw:path draw:style-name="gr3" draw:text-style-name="P7" draw:layer="layout" svg:width="0.378cm" svg:height="0.656cm" svg:x="21.819cm" svg:y="5.999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608cm" svg:height="0.215cm" svg:x="22.541cm" svg:y="6.3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6cm" svg:height="0.573cm" svg:x="23.47cm" svg:y="6.0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3.847cm" svg:y="6.23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4.294cm" svg:y="6.2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24.841cm" svg:y="6.09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5.413cm" svg:y="5.84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7cm" svg:height="0.415cm" svg:x="25.933cm" svg:y="6.23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olygon draw:style-name="gr3" draw:text-style-name="P7" draw:layer="layout" svg:width="0.176cm" svg:height="1.097cm" svg:x="26.752cm" svg:y="5.866cm" svg:viewBox="0 0 177 1098" draw:points="177,1098 177,0 0,0 0,37 141,37 141,1061 0,1061 0,1098">
            <text:p/>
          </draw:polygon>
        </draw:g>
        <draw:g xml:id="id195" draw:id="id195">
          <svg:title>TexMaths</svg:title>
          <svg:desc>28§display§y = \sin^{-1}( \sin 2\theta ) = 2\theta§svg§600§FALSE§</svg:desc>
          <draw:polygon draw:style-name="gr2" draw:text-style-name="P6" draw:layer="layout" svg:width="9.368cm" svg:height="1.02cm" svg:x="9.242cm" svg:y="7.587cm" svg:viewBox="0 0 9369 1021" draw:points="4683,1021 0,1021 0,0 9369,0 9369,1021">
            <text:p/>
          </draw:polygon>
          <draw:path draw:style-name="gr3" draw:text-style-name="P7" draw:layer="layout" svg:width="0.456cm" svg:height="0.637cm" svg:x="9.222cm" svg:y="7.975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10.04cm" svg:y="8.0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1.054cm" svg:y="7.968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444cm" svg:y="7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715cm" svg:y="7.97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306cm" svg:y="7.8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92cm" svg:y="7.538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3.383cm" svg:y="7.672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3" draw:text-style-name="P7" draw:layer="layout" svg:width="0.324cm" svg:height="0.454cm" svg:x="13.701cm" svg:y="7.968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4.091cm" svg:y="7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4.362cm" svg:y="7.97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93cm" svg:height="0.658cm" svg:x="15.09cm" svg:y="7.7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5.576cm" svg:y="7.715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6.08cm" svg:y="7.672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3" draw:text-style-name="P7" draw:layer="layout" svg:width="0.655cm" svg:height="0.232cm" svg:x="16.734cm" svg:y="8.0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7.767cm" svg:y="7.7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8.25cm" svg:y="7.715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</draw:g>
        <draw:g xml:id="id196" draw:id="id196">
          <svg:title>TexMaths</svg:title>
          <svg:desc>28§display§y =  2 \tan^{-1}x§svg§600§FALSE§</svg:desc>
          <draw:polygon draw:style-name="gr2" draw:text-style-name="P6" draw:layer="layout" svg:width="5.55cm" svg:height="0.97cm" svg:x="9.242cm" svg:y="9.288cm" svg:viewBox="0 0 5551 971" draw:points="2775,971 0,971 0,0 5551,0 5551,971">
            <text:p/>
          </draw:polygon>
          <draw:path draw:style-name="gr3" draw:text-style-name="P7" draw:layer="layout" svg:width="0.456cm" svg:height="0.638cm" svg:x="9.222cm" svg:y="9.667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655cm" svg:height="0.232cm" svg:x="10.04cm" svg:y="9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1.072cm" svg:y="9.4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308cm" svg:height="0.618cm" svg:x="11.697cm" svg:y="9.497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45cm" svg:height="0.454cm" svg:x="12.103cm" svg:y="9.663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496cm" svg:height="0.436cm" svg:x="12.584cm" svg:y="9.66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3.175cm" svg:y="9.50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3.789cm" svg:y="9.239cm" svg:viewBox="0 0 253 460" svg:d="M157 20c0-20-2-20-20-20-45 43-108 45-137 45v24c16 0 63 0 101-20v354c0 23 0 32-70 32h-27v25c14 0 99-3 124-3 22 0 109 3 125 3v-25h-27c-69 0-69-9-69-32z">
            <text:p/>
          </draw:path>
          <draw:path draw:style-name="gr3" draw:text-style-name="P7" draw:layer="layout" svg:width="0.492cm" svg:height="0.447cm" svg:x="14.349cm" svg:y="9.6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</draw:g>
        <draw:g xml:id="id197" draw:id="id197">
          <svg:title>TexMaths</svg:title>
          <svg:desc>28§display§\text {Diff. } w.\ r.\ t.\ x.§svg§600§FALSE§</svg:desc>
          <draw:polygon draw:style-name="gr2" draw:text-style-name="P6" draw:layer="layout" svg:width="6.271cm" svg:height="0.606cm" svg:x="9.239cm" svg:y="11.089cm" svg:viewBox="0 0 6272 607" draw:points="3136,607 0,607 0,0 6272,0 6272,607">
            <text:p/>
          </draw:polygon>
          <draw:path draw:style-name="gr3" draw:text-style-name="P7" draw:layer="layout" svg:width="0.662cm" svg:height="0.673cm" svg:x="9.223cm" svg:y="11.06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9.973cm" svg:y="11.07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10.24cm" svg:y="11.0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10.874cm" svg:y="11.629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11.528cm" svg:y="11.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2.314cm" svg:y="11.629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2.861cm" svg:y="11.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3.333cm" svg:y="11.629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3.873cm" svg:y="11.11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4.29cm" svg:y="11.629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4.834cm" svg:y="11.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5.454cm" svg:y="11.629cm" svg:viewBox="0 0 108 108" svg:d="M108 54c0-29-25-54-54-54s-54 25-54 54 25 54 54 54 54-25 54-54z">
            <text:p/>
          </draw:path>
        </draw:g>
        <draw:g xml:id="id198" draw:id="id198">
          <svg:title>TexMaths</svg:title>
          <svg:desc>28§display§\frac{dy}{dx} = 2\frac{d}{dx}\left( \tan^{-1}x \right) = \frac{ 2 }{ 1 + x^2 }§svg§600§FALSE§</svg:desc>
          <draw:polygon draw:style-name="gr2" draw:text-style-name="P6" draw:layer="layout" svg:width="12.609cm" svg:height="2.008cm" svg:x="9.173cm" svg:y="12.59cm" svg:viewBox="0 0 12610 2009" draw:points="6305,2009 0,2009 0,0 12610,0 12610,2009">
            <text:p/>
          </draw:polygon>
          <draw:path draw:style-name="gr3" draw:text-style-name="P7" draw:layer="layout" svg:width="0.469cm" svg:height="0.696cm" svg:x="9.187cm" svg:y="12.541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9.686cm" svg:y="12.7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9.124cm" svg:y="13.623cm" svg:viewBox="0 0 1077 43" draw:points="538,43 0,43 0,0 1077,0 1077,43">
            <text:p/>
          </draw:polygon>
          <draw:path draw:style-name="gr3" draw:text-style-name="P7" draw:layer="layout" svg:width="0.469cm" svg:height="0.696cm" svg:x="9.164cm" svg:y="13.883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9.664cm" svg:y="14.1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10.645cm" svg:y="13.5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1.677cm" svg:y="13.23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469cm" svg:height="0.696cm" svg:x="12.56cm" svg:y="12.541cm" svg:viewBox="0 0 470 697" svg:d="M470 11c0-2 0-11-13-11-14 0-108 9-125 11-7 0-14 5-14 18 0 14 9 14 25 14 47 0 49 6 49 15l-2 20-61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" draw:text-style-name="P7" draw:layer="layout" svg:width="1.076cm" svg:height="0.042cm" svg:x="12.24cm" svg:y="13.623cm" svg:viewBox="0 0 1077 43" draw:points="538,43 0,43 0,0 1077,0 1077,43">
            <text:p/>
          </draw:polygon>
          <draw:path draw:style-name="gr3" draw:text-style-name="P7" draw:layer="layout" svg:width="0.469cm" svg:height="0.696cm" svg:x="12.278cm" svg:y="13.883cm" svg:viewBox="0 0 470 697" svg:d="M470 11c0-2 0-11-13-11-14 0-108 9-125 11-7 0-14 5-14 18 0 14 9 14 25 14 47 0 49 6 49 15l-2 20-61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4-172 56-217 30-58 74-94 115-94 65 0 78 81 78 87 0 5-2 12-4 16z">
            <text:p/>
          </draw:path>
          <draw:path draw:style-name="gr3" draw:text-style-name="P7" draw:layer="layout" svg:width="0.492cm" svg:height="0.447cm" svg:x="12.779cm" svg:y="14.1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3.745cm" svg:y="13.054cm" svg:viewBox="0 0 260 1183" svg:d="M260 1172c0-3-2-5-5-9-47-47-114-128-154-289-23-90-32-191-32-283 0-259 61-441 182-569 9-9 9-11 9-13 0-9-9-9-14-9-13 0-67 58-80 74-101 119-166 296-166 517 0 139 25 339 155 504 11 12 73 88 91 88 5 0 14 0 14-11z">
            <text:p/>
          </draw:path>
          <draw:path draw:style-name="gr3" draw:text-style-name="P7" draw:layer="layout" svg:width="0.308cm" svg:height="0.617cm" svg:x="14.065cm" svg:y="13.28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4.471cm" svg:y="13.448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14.952cm" svg:y="13.45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541cm" svg:y="13.29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6.157cm" svg:y="13.02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6.717cm" svg:y="13.4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7.295cm" svg:y="13.054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655cm" svg:height="0.232cm" svg:x="18.03cm" svg:y="13.5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20.285cm" svg:y="12.56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olygon draw:style-name="gr3" draw:text-style-name="P7" draw:layer="layout" svg:width="2.7cm" svg:height="0.042cm" svg:x="19.132cm" svg:y="13.623cm" svg:viewBox="0 0 2701 43" draw:points="1351,43 0,43 0,0 2701,0 2701,43">
            <text:p/>
          </draw:polygon>
          <draw:path draw:style-name="gr3" draw:text-style-name="P7" draw:layer="layout" svg:width="0.326cm" svg:height="0.658cm" svg:x="19.219cm" svg:y="13.9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9.898cm" svg:y="13.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20.854cm" svg:y="14.1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21.432cm" svg:y="13.8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99" draw:id="id199">
          <svg:title>TexMaths</svg:title>
          <svg:desc>28§display§\therefore§svg§600§FALSE§</svg:desc>
          <draw:polygon draw:style-name="gr2" draw:text-style-name="P6" draw:layer="layout" svg:width="0.528cm" svg:height="0.433cm" svg:x="7.151cm" svg:y="13.381cm" svg:viewBox="0 0 529 434" draw:points="265,434 0,434 0,0 529,0 529,434">
            <text:p/>
          </draw:polygon>
          <draw:path draw:style-name="gr3" draw:text-style-name="P7" draw:layer="layout" svg:width="0.598cm" svg:height="0.531cm" svg:x="7.131cm" svg:y="13.3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9" anim:sub-item="text" smil:attributeName="visibility" smil:to="visible"/>
                  <anim:animate smil:dur="0.5s" smil:fill="hold" smil:targetElement="id189" anim:sub-item="text" smil:attributeName="width" smil:values="width*0.05;width" smil:keyTimes="0;1"/>
                  <anim:animate smil:dur="0.5s" smil:fill="hold" smil:targetElement="id189" anim:sub-item="text" smil:attributeName="height" smil:values="height;height" smil:keyTimes="0;1"/>
                  <anim:animate smil:dur="0.5s" smil:fill="hold" smil:targetElement="id189" anim:sub-item="text" smil:attributeName="x" smil:values="x-.2;x" smil:keyTimes="0;1"/>
                  <anim:animate smil:dur="0.5s" smil:fill="hold" smil:targetElement="id189" anim:sub-item="text" smil:attributeName="y" smil:values="y;y" smil:keyTimes="0;1"/>
                  <anim:transitionFilter smil:dur="0.5s" smil:targetElement="id1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anim:sub-item="text" smil:attributeName="visibility" smil:to="visible"/>
                  <anim:animate smil:dur="0.5s" smil:fill="hold" smil:targetElement="id190" anim:sub-item="text" smil:attributeName="width" smil:values="width*0.05;width" smil:keyTimes="0;1"/>
                  <anim:animate smil:dur="0.5s" smil:fill="hold" smil:targetElement="id190" anim:sub-item="text" smil:attributeName="height" smil:values="height;height" smil:keyTimes="0;1"/>
                  <anim:animate smil:dur="0.5s" smil:fill="hold" smil:targetElement="id190" anim:sub-item="text" smil:attributeName="x" smil:values="x-.2;x" smil:keyTimes="0;1"/>
                  <anim:animate smil:dur="0.5s" smil:fill="hold" smil:targetElement="id190" anim:sub-item="text" smil:attributeName="y" smil:values="y;y" smil:keyTimes="0;1"/>
                  <anim:transitionFilter smil:dur="0.5s" smil:targetElement="id1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20" draw:text-style-name="P11" draw:layer="layout" svg:width="26.2cm" svg:height="14.573cm" svg:x="0.8cm" svg:y="0.627cm" presentation:class="title" presentation:user-transformed="true">
          <draw:text-box>
            <text:p xml:id="id200" text:id="id200" text:style-name="P4"><text:span text:style-name="T19"><text:tab/></text:span><text:span text:style-name="T19"><text:tab/></text:span><text:span text:style-name="T6"><text:line-break/></text:span><text:span text:style-name="T6"><text:tab/></text:span><text:span text:style-name="T6">(ii) Let <text:s text:c="4"/></text:span><text:span text:style-name="T6"><text:line-break/></text:span><text:span text:style-name="T20"><text:tab/></text:span><text:span text:style-name="T20"> </text:span><text:span text:style-name="T19"><text:line-break/></text:span><text:span text:style-name="T19"/></text:p>
          </draw:text-box>
        </draw:frame>
        <draw:g xml:id="id201" draw:id="id201">
          <svg:title>TexMaths</svg:title>
          <svg:desc>28§display§y = \text {cosec}^{-1}\left( \frac{1}{3x - 4x^3} \right)§svg§600§FALSE§</svg:desc>
          <draw:polygon draw:style-name="gr2" draw:text-style-name="P6" draw:layer="layout" svg:width="10.377cm" svg:height="2.263cm" svg:x="5.845cm" svg:y="0.784cm" svg:viewBox="0 0 10378 2264" draw:points="5190,2264 0,2264 0,0 10378,0 10378,2264">
            <text:p/>
          </draw:polygon>
          <draw:path draw:style-name="gr3" draw:text-style-name="P7" draw:layer="layout" svg:width="0.456cm" svg:height="0.637cm" svg:x="5.825cm" svg:y="1.7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643cm" svg:y="1.8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59cm" svg:y="1.7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09cm" svg:y="1.72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587cm" svg:y="1.72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8.97cm" svg:y="1.7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9.413cm" svg:y="1.7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67cm" svg:height="0.035cm" svg:x="9.893cm" svg:y="1.5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509cm" svg:y="1.2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1.243cm" svg:y="0.7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13.6cm" svg:y="0.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755cm" svg:height="0.042cm" svg:x="11.882cm" svg:y="1.895cm" svg:viewBox="0 0 3756 43" draw:points="1877,43 0,43 0,0 3756,0 3756,43">
            <text:p/>
          </draw:polygon>
          <draw:path draw:style-name="gr3" draw:text-style-name="P7" draw:layer="layout" svg:width="0.409cm" svg:height="0.678cm" svg:x="11.922cm" svg:y="2.18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401cm" svg:y="2.4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13.235cm" svg:y="2.572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4.166cm" svg:y="2.171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4.659cm" svg:y="2.4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15.23cm" svg:y="2.095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3" draw:text-style-name="P7" draw:layer="layout" svg:width="0.485cm" svg:height="2.362cm" svg:x="15.786cm" svg:y="0.735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02" draw:id="id202">
          <svg:title>TexMaths</svg:title>
          <svg:desc>28§display§y = \sin^{-1}( 3x - 4x^3 )§svg§600§FALSE§</svg:desc>
          <draw:polygon draw:style-name="gr2" draw:text-style-name="P6" draw:layer="layout" svg:width="8.417cm" svg:height="1.02cm" svg:x="5.847cm" svg:y="3.585cm" svg:viewBox="0 0 8418 1021" draw:points="4209,1021 0,1021 0,0 8418,0 8418,1021">
            <text:p/>
          </draw:polygon>
          <draw:path draw:style-name="gr3" draw:text-style-name="P7" draw:layer="layout" svg:width="0.456cm" svg:height="0.637cm" svg:x="5.827cm" svg:y="3.97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645cm" svg:y="4.0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659cm" svg:y="3.9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49cm" svg:y="3.7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2cm" svg:y="3.97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11cm" svg:y="3.80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525cm" svg:y="3.5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989cm" svg:y="3.6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0.316cm" svg:y="3.75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0.795cm" svg:y="3.9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02cm" svg:height="0.042cm" svg:x="11.631cm" svg:y="4.141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2.56cm" svg:y="3.742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3.053cm" svg:y="3.9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17cm" svg:height="0.472cm" svg:x="13.624cm" svg:y="3.543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3" draw:text-style-name="P7" draw:layer="layout" svg:width="0.23cm" svg:height="0.985cm" svg:x="14.083cm" svg:y="3.6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05" draw:id="id205">
          <svg:title>TexMaths</svg:title>
          <svg:desc>28§display§y = \sin^{-1}( 3\sin \theta - 4\sin^3 \theta )§svg§600§FALSE§</svg:desc>
          <draw:polygon draw:style-name="gr2" draw:text-style-name="P6" draw:layer="layout" svg:width="11.346cm" svg:height="1.02cm" svg:x="5.848cm" svg:y="5.285cm" svg:viewBox="0 0 11347 1021" draw:points="5672,1021 0,1021 0,0 11347,0 11347,1021">
            <text:p/>
          </draw:polygon>
          <draw:path draw:style-name="gr3" draw:text-style-name="P7" draw:layer="layout" svg:width="0.456cm" svg:height="0.637cm" svg:x="5.828cm" svg:y="5.67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646cm" svg:y="5.7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66cm" svg:y="5.6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5cm" svg:y="5.4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21cm" svg:y="5.67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13cm" svg:y="5.50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527cm" svg:y="5.2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99cm" svg:y="5.3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0.317cm" svg:y="5.45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324cm" svg:height="0.454cm" svg:x="10.965cm" svg:y="5.6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352cm" svg:y="5.4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626cm" svg:y="5.67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2.347cm" svg:y="5.4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602cm" svg:height="0.042cm" svg:x="13.095cm" svg:y="5.841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4.025cm" svg:y="5.442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324cm" svg:height="0.454cm" svg:x="14.686cm" svg:y="5.6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5.073cm" svg:y="5.4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5.347cm" svg:y="5.67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317cm" svg:height="0.472cm" svg:x="15.9cm" svg:y="5.236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3" draw:text-style-name="P7" draw:layer="layout" svg:width="0.407cm" svg:height="0.707cm" svg:x="16.509cm" svg:y="5.4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7.013cm" svg:y="5.3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03" draw:id="id203">
          <svg:title>TexMaths</svg:title>
          <svg:desc>26§display§\left[\  \text {Put } x = \sin \theta §svg§600§FALSE§</svg:desc>
          <draw:polygon draw:style-name="gr2" draw:text-style-name="P6" draw:layer="layout" svg:width="5.689cm" svg:height="0.822cm" svg:x="19.024cm" svg:y="4.291cm" svg:viewBox="0 0 5690 823" draw:points="2846,823 0,823 0,0 5690,0 5690,823">
            <text:p/>
          </draw:polygon>
          <draw:polygon draw:style-name="gr3" draw:text-style-name="P7" draw:layer="layout" svg:width="0.126cm" svg:height="0.914cm" svg:x="19.086cm" svg:y="4.245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569cm" svg:y="4.30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0.189cm" svg:y="4.526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684cm" svg:y="4.368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57cm" svg:height="0.415cm" svg:x="21.354cm" svg:y="4.52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9cm" svg:height="0.215cm" svg:x="22.155cm" svg:y="4.59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01cm" svg:height="0.421cm" svg:x="23.098cm" svg:y="4.522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23.458cm" svg:y="4.3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3.711cm" svg:y="4.526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7" draw:layer="layout" svg:width="0.378cm" svg:height="0.656cm" svg:x="24.381cm" svg:y="4.287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</draw:g>
        <draw:g xml:id="id204" draw:id="id204">
          <svg:title>TexMaths</svg:title>
          <svg:desc>26§display§\therefore  \left \ \ \theta = \sin^{-1} x \ \right]


§svg§600§FALSE§</svg:desc>
          <draw:polygon draw:style-name="gr2" draw:text-style-name="P6" draw:layer="layout" svg:width="6.44cm" svg:height="1.036cm" svg:x="19.045cm" svg:y="5.588cm" svg:viewBox="0 0 6441 1037" draw:points="3221,1037 0,1037 0,0 6441,0 6441,1037">
            <text:p/>
          </draw:polygon>
          <draw:path draw:style-name="gr3" draw:text-style-name="P7" draw:layer="layout" svg:width="0.554cm" svg:height="0.494cm" svg:x="19.026cm" svg:y="5.927cm" svg:viewBox="0 0 555 495" svg:d="M326 48c0-25-22-48-47-48-27 0-50 23-50 48 0 27 23 50 50 50 25 0 47-21 47-50zM555 445c0-25-21-48-48-48s-49 23-49 48c0 27 22 50 49 50s48-23 48-50zM98 445c0-25-23-48-50-48-25 0-48 23-48 48 0 27 23 50 48 50 27 0 50-23 50-50z">
            <text:p/>
          </draw:path>
          <draw:path draw:style-name="gr3" draw:text-style-name="P7" draw:layer="layout" svg:width="0.377cm" svg:height="0.656cm" svg:x="20.619cm" svg:y="5.706cm" svg:viewBox="0 0 378 657" svg:d="M378 187c0-60-16-187-110-187-127 0-268 258-268 468 0 87 27 189 110 189 129 0 268-264 268-470zM98 314c14-58 33-133 70-198 25-45 59-95 100-95 46 0 50 58 50 110 0 46-6 91-29 183zM281 343c-11 42-29 121-65 185-31 62-66 108-106 108-31 0-50-27-50-112 0-38 7-92 29-181z">
            <text:p/>
          </draw:path>
          <draw:path draw:style-name="gr3" draw:text-style-name="P7" draw:layer="layout" svg:width="0.608cm" svg:height="0.215cm" svg:x="21.341cm" svg:y="6.0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22.283cm" svg:y="5.941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7" draw:layer="layout" svg:width="0.197cm" svg:height="0.612cm" svg:x="22.642cm" svg:y="5.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22.896cm" svg:y="5.947cm" svg:viewBox="0 0 462 405" svg:d="M71 89v248c0 39-9 39-71 39v29c31 0 79-2 104-2 23 0 71 2 102 2v-29c-60 0-71 0-71-39v-171c0-95 65-145 123-145s68 50 68 102v214c0 39-10 39-70 39v29c31 0 79-2 104-2 23 0 70 2 102 2v-29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23.443cm" svg:y="5.79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015cm" svg:y="5.542cm" svg:viewBox="0 0 235 426" svg:d="M146 19c0-19-3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7cm" svg:height="0.415cm" svg:x="24.535cm" svg:y="5.947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4-35-34c-27 0-50 25-50 55 0 41 46 60 87 60 61 0 94-65 96-71 10 35 44 71 100 71 93 0 145-119 145-142 0-8-8-8-10-8-8 0-10 2-12 8-30 100-94 121-123 121-36 0-50-29-50-60 0-21 6-40 17-81z">
            <text:p/>
          </draw:path>
          <draw:polygon draw:style-name="gr3" draw:text-style-name="P7" draw:layer="layout" svg:width="0.176cm" svg:height="1.097cm" svg:x="25.354cm" svg:y="5.575cm" svg:viewBox="0 0 177 1098" draw:points="177,1098 177,0 0,0 0,37 141,37 141,1060 0,1060 0,1098">
            <text:p/>
          </draw:polygon>
        </draw:g>
        <draw:g xml:id="id206" draw:id="id206">
          <svg:title>TexMaths</svg:title>
          <svg:desc>28§display§y = \sin^{-1}( \sin 3\theta) = 3 \theta §svg§600§FALSE§</svg:desc>
          <draw:polygon draw:style-name="gr2" draw:text-style-name="P6" draw:layer="layout" svg:width="9.368cm" svg:height="1.02cm" svg:x="5.848cm" svg:y="6.885cm" svg:viewBox="0 0 9369 1021" draw:points="4683,1021 0,1021 0,0 9369,0 9369,1021">
            <text:p/>
          </draw:polygon>
          <draw:path draw:style-name="gr3" draw:text-style-name="P7" draw:layer="layout" svg:width="0.456cm" svg:height="0.637cm" svg:x="5.828cm" svg:y="7.27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646cm" svg:y="7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66cm" svg:y="7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5cm" svg:y="7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21cm" svg:y="7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12cm" svg:y="7.10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526cm" svg:y="6.8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989cm" svg:y="6.97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3" draw:text-style-name="P7" draw:layer="layout" svg:width="0.324cm" svg:height="0.454cm" svg:x="10.307cm" svg:y="7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0.697cm" svg:y="7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968cm" svg:y="7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9cm" svg:height="0.678cm" svg:x="11.689cm" svg:y="7.05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07cm" svg:height="0.707cm" svg:x="12.182cm" svg:y="7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2.686cm" svg:y="6.97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3" draw:text-style-name="P7" draw:layer="layout" svg:width="0.655cm" svg:height="0.232cm" svg:x="13.34cm" svg:y="7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4.366cm" svg:y="7.051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07cm" svg:height="0.707cm" svg:x="14.856cm" svg:y="7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</draw:g>
        <draw:g xml:id="id207" draw:id="id207">
          <svg:title>TexMaths</svg:title>
          <svg:desc>28§display§y = 3\sin^{-1} x§svg§600§FALSE§</svg:desc>
          <draw:polygon draw:style-name="gr2" draw:text-style-name="P6" draw:layer="layout" svg:width="5.337cm" svg:height="0.975cm" svg:x="5.849cm" svg:y="8.486cm" svg:viewBox="0 0 5338 976" draw:points="2668,976 0,976 0,0 5338,0 5338,976">
            <text:p/>
          </draw:polygon>
          <draw:path draw:style-name="gr3" draw:text-style-name="P7" draw:layer="layout" svg:width="0.456cm" svg:height="0.637cm" svg:x="5.829cm" svg:y="8.87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647cm" svg:y="8.9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7.67cm" svg:y="8.652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24cm" svg:height="0.454cm" svg:x="8.317cm" svg:y="8.86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707cm" svg:y="8.6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978cm" svg:y="8.874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67cm" svg:y="8.70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83cm" svg:y="8.43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0.743cm" svg:y="8.8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</draw:g>
        <draw:g xml:id="id208" draw:id="id208">
          <svg:title>TexMaths</svg:title>
          <svg:desc>28§display§\text {Diff. } w.\ r.\ t.\ x.§svg§600§FALSE§</svg:desc>
          <draw:polygon draw:style-name="gr2" draw:text-style-name="P6" draw:layer="layout" svg:width="6.271cm" svg:height="0.606cm" svg:x="5.94cm" svg:y="10.389cm" svg:viewBox="0 0 6272 607" draw:points="3136,607 0,607 0,0 6272,0 6272,607">
            <text:p/>
          </draw:polygon>
          <draw:path draw:style-name="gr3" draw:text-style-name="P7" draw:layer="layout" svg:width="0.662cm" svg:height="0.673cm" svg:x="5.924cm" svg:y="10.36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674cm" svg:y="10.37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941cm" svg:y="10.3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575cm" svg:y="10.929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229cm" svg:y="10.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015cm" svg:y="10.929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562cm" svg:y="10.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034cm" svg:y="10.929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74cm" svg:y="10.41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991cm" svg:y="10.929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535cm" svg:y="10.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2.155cm" svg:y="10.929cm" svg:viewBox="0 0 108 108" svg:d="M108 54c0-29-25-54-54-54s-54 25-54 54 25 54 54 54 54-25 54-54z">
            <text:p/>
          </draw:path>
        </draw:g>
        <draw:g xml:id="id210" draw:id="id210">
          <svg:title>TexMaths</svg:title>
          <svg:desc>28§display§\frac{dy}{dx} = 3\frac{d}{dx}\left( \sin^{-1}x \right) = \frac{3}{ \sqrt{ 1 - x^2 } }§svg§600§FALSE§</svg:desc>
          <draw:polygon draw:style-name="gr2" draw:text-style-name="P6" draw:layer="layout" svg:width="13.217cm" svg:height="2.168cm" svg:x="5.976cm" svg:y="11.991cm" svg:viewBox="0 0 13218 2169" draw:points="6608,2169 0,2169 0,0 13218,0 13218,2169">
            <text:p/>
          </draw:polygon>
          <draw:path draw:style-name="gr3" draw:text-style-name="P7" draw:layer="layout" svg:width="0.469cm" svg:height="0.696cm" svg:x="5.99cm" svg:y="11.94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6.489cm" svg:y="12.191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5.927cm" svg:y="13.024cm" svg:viewBox="0 0 1077 43" draw:points="538,43 0,43 0,0 1077,0 1077,43">
            <text:p/>
          </draw:polygon>
          <draw:path draw:style-name="gr3" draw:text-style-name="P7" draw:layer="layout" svg:width="0.469cm" svg:height="0.696cm" svg:x="5.967cm" svg:y="13.2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6.467cm" svg:y="13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448cm" svg:y="12.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474cm" svg:y="12.637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69cm" svg:height="0.696cm" svg:x="9.363cm" svg:y="11.942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olygon draw:style-name="gr3" draw:text-style-name="P7" draw:layer="layout" svg:width="1.076cm" svg:height="0.042cm" svg:x="9.043cm" svg:y="13.024cm" svg:viewBox="0 0 1077 43" draw:points="538,43 0,43 0,0 1077,0 1077,43">
            <text:p/>
          </draw:polygon>
          <draw:path draw:style-name="gr3" draw:text-style-name="P7" draw:layer="layout" svg:width="0.469cm" svg:height="0.696cm" svg:x="9.081cm" svg:y="13.2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3" draw:text-style-name="P7" draw:layer="layout" svg:width="0.492cm" svg:height="0.447cm" svg:x="9.583cm" svg:y="13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0.548cm" svg:y="12.455cm" svg:viewBox="0 0 260 1183" svg:d="M260 1172c0-3-2-5-5-9-47-47-114-128-154-289-23-90-32-191-32-283 0-259 61-441 182-569 9-9 9-11 9-13 0-9-9-9-14-9-13 0-67 58-80 74-101 119-166 296-166 517 0 139 25 339 155 505 11 11 73 87 91 87 5 0 14 0 14-11z">
            <text:p/>
          </draw:path>
          <draw:path draw:style-name="gr3" draw:text-style-name="P7" draw:layer="layout" svg:width="0.324cm" svg:height="0.454cm" svg:x="10.882cm" svg:y="12.8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269cm" svg:y="12.6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1.543cm" svg:y="12.8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132cm" svg:y="12.68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748cm" svg:y="12.41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3.308cm" svg:y="12.85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59cm" svg:height="1.182cm" svg:x="13.884cm" svg:y="12.455cm" svg:viewBox="0 0 260 1183" svg:d="M260 591c0-138-25-338-155-504-11-13-76-87-94-87-4 0-11 2-11 9 0 4 2 7 7 11 47 52 112 130 152 287 22 90 31 193 31 284 0 99-9 200-33 296-38 139-97 217-148 274-9 8-9 8-9 11 0 9 7 11 11 11 16 0 70-61 83-74 101-121 166-298 166-518z">
            <text:p/>
          </draw:path>
          <draw:path draw:style-name="gr3" draw:text-style-name="P7" draw:layer="layout" svg:width="0.655cm" svg:height="0.232cm" svg:x="14.621cm" svg:y="12.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7.277cm" svg:y="11.96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olygon draw:style-name="gr3" draw:text-style-name="P7" draw:layer="layout" svg:width="3.52cm" svg:height="0.042cm" svg:x="15.723cm" svg:y="13.024cm" svg:viewBox="0 0 3521 43" draw:points="1761,43 0,43 0,0 3521,0 3521,43">
            <text:p/>
          </draw:polygon>
          <draw:path draw:style-name="gr3" draw:text-style-name="P7" draw:layer="layout" svg:width="0.77cm" svg:height="0.985cm" svg:x="15.794cm" svg:y="13.22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7cm" svg:height="0.042cm" svg:x="16.543cm" svg:y="13.221cm" svg:viewBox="0 0 2701 43" draw:points="1351,43 0,43 0,0 2701,0 2701,43">
            <text:p/>
          </draw:polygon>
          <draw:path draw:style-name="gr3" draw:text-style-name="P7" draw:layer="layout" svg:width="0.326cm" svg:height="0.658cm" svg:x="16.63cm" svg:y="13.42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7.335cm" svg:y="13.815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8.265cm" svg:y="13.6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8.843cm" svg:y="13.3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09" draw:id="id209">
          <svg:title>TexMaths</svg:title>
          <svg:desc>28§display§\therefore§svg§600§FALSE§</svg:desc>
          <draw:polygon draw:style-name="gr2" draw:text-style-name="P6" draw:layer="layout" svg:width="0.528cm" svg:height="0.433cm" svg:x="4.051cm" svg:y="12.681cm" svg:viewBox="0 0 529 434" draw:points="265,434 0,434 0,0 529,0 529,434">
            <text:p/>
          </draw:polygon>
          <draw:path draw:style-name="gr3" draw:text-style-name="P7" draw:layer="layout" svg:width="0.598cm" svg:height="0.531cm" svg:x="4.031cm" svg:y="12.6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0" anim:sub-item="text" smil:attributeName="visibility" smil:to="visible"/>
                  <anim:animate smil:dur="0.5s" smil:fill="hold" smil:targetElement="id200" anim:sub-item="text" smil:attributeName="width" smil:values="width*0.05;width" smil:keyTimes="0;1"/>
                  <anim:animate smil:dur="0.5s" smil:fill="hold" smil:targetElement="id200" anim:sub-item="text" smil:attributeName="height" smil:values="height;height" smil:keyTimes="0;1"/>
                  <anim:animate smil:dur="0.5s" smil:fill="hold" smil:targetElement="id200" anim:sub-item="text" smil:attributeName="x" smil:values="x-.2;x" smil:keyTimes="0;1"/>
                  <anim:animate smil:dur="0.5s" smil:fill="hold" smil:targetElement="id200" anim:sub-item="text" smil:attributeName="y" smil:values="y;y" smil:keyTimes="0;1"/>
                  <anim:transitionFilter smil:dur="0.5s" smil:targetElement="id2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20" draw:text-style-name="P11" draw:layer="layout" svg:width="26.2cm" svg:height="14.573cm" svg:x="0.8cm" svg:y="0.627cm" presentation:class="title" presentation:user-transformed="true">
          <draw:text-box>
            <text:p xml:id="id211" text:id="id211" text:style-name="P4"><text:span text:style-name="T19"><text:tab/></text:span><text:span text:style-name="T19"><text:tab/></text:span><text:span text:style-name="T6"><text:line-break/></text:span><text:span text:style-name="T6"><text:tab/></text:span><text:span text:style-name="T6">(iii) Let <text:s text:c="4"/></text:span><text:span text:style-name="T6"><text:line-break/></text:span><text:span text:style-name="T20"><text:tab/></text:span><text:span text:style-name="T20"> </text:span><text:span text:style-name="T19"><text:line-break/></text:span><text:span text:style-name="T19"/></text:p>
          </draw:text-box>
        </draw:frame>
        <draw:g xml:id="id212" draw:id="id212">
          <svg:title>TexMaths</svg:title>
          <svg:desc>28§display§y = \cos^{-1}\left( \frac{2^x - 2^{-x}}{ 2^x + 2^{-x} } \right) = \cos^{-1}\left[ \frac{ 2^x (2^x - 2^{-x} ) }{ 2^x (2^x + 2^{-x} ) } \right]§svg§600§FALSE§</svg:desc>
          <draw:polygon draw:style-name="gr2" draw:text-style-name="P6" draw:layer="layout" svg:width="20.171cm" svg:height="2.263cm" svg:x="5.845cm" svg:y="0.786cm" svg:viewBox="0 0 20172 2264" draw:points="10086,2264 0,2264 0,0 20172,0 20172,2264">
            <text:p/>
          </draw:polygon>
          <draw:path draw:style-name="gr3" draw:text-style-name="P7" draw:layer="layout" svg:width="0.456cm" svg:height="0.637cm" svg:x="5.825cm" svg:y="1.7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643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59cm" svg:y="1.72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09cm" svg:y="1.7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587cm" svg:y="1.72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17cm" svg:y="1.5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3cm" svg:y="1.29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367cm" svg:y="0.73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1.055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11.532cm" svg:y="0.838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2.294cm" svg:y="1.232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3.246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13.763cm" svg:y="0.952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4.337cm" svg:y="0.838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3.793cm" svg:height="0.042cm" svg:x="11.006cm" svg:y="1.897cm" svg:viewBox="0 0 3794 43" draw:points="1897,43 0,43 0,0 3794,0 3794,43">
            <text:p/>
          </draw:polygon>
          <draw:path draw:style-name="gr3" draw:text-style-name="P7" draw:layer="layout" svg:width="0.393cm" svg:height="0.658cm" svg:x="11.055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11.532cm" svg:y="2.2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8cm" svg:x="12.267cm" svg:y="2.2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3.246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13.763cm" svg:y="2.365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4.337cm" svg:y="2.251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485cm" svg:height="2.362cm" svg:x="14.95cm" svg:y="0.73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15.969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6.986cm" svg:y="1.72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7.419cm" svg:y="1.7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7.916cm" svg:y="1.72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18.346cm" svg:y="1.5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962cm" svg:y="1.299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261cm" svg:height="2.362cm" svg:x="19.737cm" svg:y="0.737cm" svg:viewBox="0 0 262 2363" draw:points="0,2363 262,2363 262,2309 54,2309 54,54 262,54 262,0 0,0">
            <text:p/>
          </draw:polygon>
          <draw:path draw:style-name="gr3" draw:text-style-name="P7" draw:layer="layout" svg:width="0.393cm" svg:height="0.658cm" svg:x="20.178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0.653cm" svg:y="0.838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1.213cm" svg:y="0.75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1.549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2.024cm" svg:y="0.838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22.788cm" svg:y="1.232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23.737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24.255cm" svg:y="0.952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24.828cm" svg:y="0.838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5.348cm" svg:y="0.75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5.547cm" svg:height="0.042cm" svg:x="20.129cm" svg:y="1.897cm" svg:viewBox="0 0 5548 43" draw:points="2773,43 0,43 0,0 5548,0 5548,43">
            <text:p/>
          </draw:polygon>
          <draw:path draw:style-name="gr3" draw:text-style-name="P7" draw:layer="layout" svg:width="0.393cm" svg:height="0.658cm" svg:x="20.178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0.653cm" svg:y="2.251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1.213cm" svg:y="2.1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1.549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2.024cm" svg:y="2.2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8cm" svg:x="22.761cm" svg:y="2.2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23.737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24.255cm" svg:y="2.365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24.828cm" svg:y="2.251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5.348cm" svg:y="2.1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0.261cm" svg:height="2.362cm" svg:x="25.807cm" svg:y="0.737cm" svg:viewBox="0 0 262 2363" draw:points="206,2309 0,2309 0,2363 262,2363 262,0 0,0 0,54 206,54">
            <text:p/>
          </draw:polygon>
        </draw:g>
        <draw:g xml:id="id218" draw:id="id218">
          <svg:title>TexMaths</svg:title>
          <svg:desc>28§display§y = \cos^{-1}\left[ - \cos 2\theta \right]§svg§600§FALSE§</svg:desc>
          <draw:polygon draw:style-name="gr2" draw:text-style-name="P6" draw:layer="layout" svg:width="8.092cm" svg:height="1.012cm" svg:x="5.944cm" svg:y="13.089cm" svg:viewBox="0 0 8093 1013" draw:points="4047,1013 0,1013 0,0 8093,0 8093,1013">
            <text:p/>
          </draw:polygon>
          <draw:path draw:style-name="gr3" draw:text-style-name="P7" draw:layer="layout" svg:width="0.456cm" svg:height="0.638cm" svg:x="5.924cm" svg:y="13.46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742cm" svg:y="13.5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758cm" svg:y="13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8.188cm" svg:y="13.46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686cm" svg:y="13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9.116cm" svg:y="13.3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732cm" svg:y="13.04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379cm" svg:y="13.166cm" svg:viewBox="0 0 137 986" draw:points="137,986 137,948 40,948 40,40 137,40 137,0 0,0 0,986">
            <text:p/>
          </draw:polygon>
          <draw:path draw:style-name="gr3" draw:text-style-name="P7" draw:layer="layout" svg:width="0.602cm" svg:height="0.042cm" svg:x="10.616cm" svg:y="13.639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1.499cm" svg:y="13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1.931cm" svg:y="13.464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2.426cm" svg:y="13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93cm" svg:height="0.658cm" svg:x="12.995cm" svg:y="13.2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3.481cm" svg:y="13.2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olygon draw:style-name="gr3" draw:text-style-name="P7" draw:layer="layout" svg:width="0.136cm" svg:height="0.985cm" svg:x="13.949cm" svg:y="13.166cm" svg:viewBox="0 0 137 986" draw:points="137,0 0,0 0,40 96,40 96,948 0,948 0,986 137,986">
            <text:p/>
          </draw:polygon>
        </draw:g>
        <draw:g xml:id="id213" draw:id="id213">
          <svg:title>TexMaths</svg:title>
          <svg:desc>28§display§y = \cos^{-1}\left[ \frac{ 2^{2x} - 1 }{ 2^{2x}  + 1 } \right] §svg§600§FALSE§</svg:desc>
          <draw:polygon draw:style-name="gr2" draw:text-style-name="P6" draw:layer="layout" svg:width="8.372cm" svg:height="2.316cm" svg:x="5.848cm" svg:y="3.786cm" svg:viewBox="0 0 8373 2317" draw:points="4187,2317 0,2317 0,0 8373,0 8373,2317">
            <text:p/>
          </draw:polygon>
          <draw:path draw:style-name="gr3" draw:text-style-name="P7" draw:layer="layout" svg:width="0.456cm" svg:height="0.637cm" svg:x="5.828cm" svg:y="4.78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646cm" svg:y="4.8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63cm" svg:y="4.776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8.093cm" svg:y="4.776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8.59cm" svg:y="4.7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2cm" svg:y="4.62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6cm" svg:y="4.353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61cm" svg:height="2.361cm" svg:x="10.413cm" svg:y="3.791cm" svg:viewBox="0 0 262 2362" draw:points="0,2362 262,2362 262,2309 54,2309 54,54 262,54 262,0 0,0">
            <text:p/>
          </draw:polygon>
          <draw:path draw:style-name="gr3" draw:text-style-name="P7" draw:layer="layout" svg:width="0.393cm" svg:height="0.657cm" svg:x="10.855cm" svg:y="3.89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06cm" svg:height="0.458cm" svg:x="11.341cm" svg:y="3.737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1cm" svg:height="0.312cm" svg:x="11.722cm" svg:y="3.891cm" svg:viewBox="0 0 372 313" svg:d="M139 233c-7 22-29 60-65 60-2 0-22 0-38-9 29-9 31-33 31-38 0-15-11-27-27-27-20 0-40 18-40 43 0 36 38 51 72 51 33 0 60-20 78-49 18 36 56 49 83 49 81 0 121-87 121-107 0-9-9-9-11-9-9 0-9 5-11 13-16 47-56 83-97 83-27 0-42-18-42-44 0-18 18-81 35-159 16-54 48-70 70-70 0 0 22 0 36 9-20 7-29 25-29 38 0 16 11 27 27 27 15 0 40-13 40-43 0-40-45-51-74-51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2.485cm" svg:y="4.28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3.476cm" svg:y="3.89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077cm" svg:height="0.042cm" svg:x="10.805cm" svg:y="4.951cm" svg:viewBox="0 0 3078 43" draw:points="1539,43 0,43 0,0 3078,0 3078,43">
            <text:p/>
          </draw:polygon>
          <draw:path draw:style-name="gr3" draw:text-style-name="P7" draw:layer="layout" svg:width="0.393cm" svg:height="0.657cm" svg:x="10.855cm" svg:y="5.23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06cm" svg:height="0.458cm" svg:x="11.341cm" svg:y="5.1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1cm" svg:height="0.312cm" svg:x="11.722cm" svg:y="5.304cm" svg:viewBox="0 0 372 313" svg:d="M139 233c-7 22-29 60-65 60-2 0-22 0-38-9 29-9 31-33 31-38 0-15-11-27-27-27-20 0-40 18-40 43 0 36 38 51 72 51 33 0 60-20 78-49 18 36 56 49 83 49 81 0 121-87 121-107 0-9-9-9-11-9-9 0-9 5-11 13-16 47-56 83-97 83-27 0-42-18-42-44 0-18 18-81 35-159 16-54 48-70 70-70 0 0 22 0 36 9-20 7-29 25-29 38 0 16 11 27 27 27 15 0 40-13 40-43 0-40-45-51-74-51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7cm" svg:x="12.459cm" svg:y="5.31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6cm" svg:height="0.657cm" svg:x="13.476cm" svg:y="5.23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261cm" svg:height="2.361cm" svg:x="14.011cm" svg:y="3.791cm" svg:viewBox="0 0 262 2362" draw:points="206,2309 0,2309 0,2362 262,2362 262,0 0,0 0,54 206,54">
            <text:p/>
          </draw:polygon>
        </draw:g>
        <draw:g xml:id="id217" draw:id="id217">
          <svg:title>TexMaths</svg:title>
          <svg:desc>28§display§y = \cos^{-1}\left[ - \frac{ 1 - \tan^2 \theta  }{ 1 + \tan^2 \theta } \right]§svg§600§FALSE§</svg:desc>
          <draw:polygon draw:style-name="gr2" draw:text-style-name="P6" draw:layer="layout" svg:width="10.276cm" svg:height="2.322cm" svg:x="5.847cm" svg:y="9.786cm" svg:viewBox="0 0 10277 2323" draw:points="5138,2323 0,2323 0,0 10277,0 10277,2323">
            <text:p/>
          </draw:polygon>
          <draw:path draw:style-name="gr3" draw:text-style-name="P7" draw:layer="layout" svg:width="0.456cm" svg:height="0.638cm" svg:x="5.827cm" svg:y="10.78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6.645cm" svg:y="10.8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61cm" svg:y="10.78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092cm" svg:y="10.7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589cm" svg:y="10.78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19cm" svg:y="10.62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5cm" svg:y="10.358cm" svg:viewBox="0 0 253 459" svg:d="M157 20c0-20 0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261cm" svg:height="2.363cm" svg:x="10.412cm" svg:y="9.795cm" svg:viewBox="0 0 262 2364" draw:points="0,2364 262,2364 262,2310 54,2310 54,54 262,54 262,0 0,0">
            <text:p/>
          </draw:polygon>
          <draw:path draw:style-name="gr3" draw:text-style-name="P7" draw:layer="layout" svg:width="0.602cm" svg:height="0.042cm" svg:x="10.766cm" svg:y="10.95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1.655cm" svg:y="9.9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361cm" svg:y="10.29cm" svg:viewBox="0 0 603 43" svg:d="M569 43c16 0 34 0 34-23 0-20-18-20-34-20h-535c-16 0-34 0-34 20 0 23 18 23 34 23z">
            <text:p/>
          </draw:path>
          <draw:path draw:style-name="gr3" draw:text-style-name="P7" draw:layer="layout" svg:width="0.31cm" svg:height="0.617cm" svg:x="13.281cm" svg:y="9.952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13.687cm" svg:y="10.116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96cm" svg:height="0.436cm" svg:x="14.168cm" svg:y="10.12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728cm" svg:y="9.7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5.331cm" svg:y="9.862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olygon draw:style-name="gr3" draw:text-style-name="P7" draw:layer="layout" svg:width="4.212cm" svg:height="0.042cm" svg:x="11.568cm" svg:y="10.956cm" svg:viewBox="0 0 4213 43" draw:points="2105,43 0,43 0,0 4213,0 4213,43">
            <text:p/>
          </draw:polygon>
          <draw:path draw:style-name="gr3" draw:text-style-name="P7" draw:layer="layout" svg:width="0.326cm" svg:height="0.658cm" svg:x="11.655cm" svg:y="11.26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2.334cm" svg:y="11.34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1cm" svg:height="0.617cm" svg:x="13.281cm" svg:y="11.31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13.687cm" svg:y="11.4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96cm" svg:height="0.436cm" svg:x="14.168cm" svg:y="11.48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728cm" svg:y="11.10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5.331cm" svg:y="11.22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olygon draw:style-name="gr3" draw:text-style-name="P7" draw:layer="layout" svg:width="0.261cm" svg:height="2.363cm" svg:x="15.911cm" svg:y="9.795cm" svg:viewBox="0 0 262 2364" draw:points="206,2310 0,2310 0,2364 262,2364 262,0 0,0 0,54 206,54">
            <text:p/>
          </draw:polygon>
        </draw:g>
        <draw:g xml:id="id215" draw:id="id215">
          <svg:title>TexMaths</svg:title>
          <svg:desc>26§display§\left[\  \text {Put } 2^x = \tan \theta §svg§600§FALSE§</svg:desc>
          <draw:polygon draw:style-name="gr2" draw:text-style-name="P6" draw:layer="layout" svg:width="6.281cm" svg:height="0.823cm" svg:x="18.924cm" svg:y="9.891cm" svg:viewBox="0 0 6282 824" draw:points="3141,824 0,824 0,0 6282,0 6282,824">
            <text:p/>
          </draw:polygon>
          <draw:polygon draw:style-name="gr3" draw:text-style-name="P7" draw:layer="layout" svg:width="0.126cm" svg:height="0.914cm" svg:x="18.986cm" svg:y="9.845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469cm" svg:y="9.90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0.089cm" svg:y="10.126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584cm" svg:y="9.968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365cm" svg:height="0.61cm" svg:x="21.273cm" svg:y="9.92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1.714cm" svg:y="9.87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609cm" svg:height="0.215cm" svg:x="22.448cm" svg:y="10.19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3.38cm" svg:y="9.968cm" svg:viewBox="0 0 287 574" svg:d="M141 198h132v-30h-132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23.756cm" svg:y="10.122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4.204cm" svg:y="10.12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4.873cm" svg:y="9.88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216" draw:id="id216">
          <svg:title>TexMaths</svg:title>
          <svg:desc>26§display§\therefore  \left \ \ \theta = \tan^{-1} ( 2^x ) \ \right]


§svg§600§FALSE§</svg:desc>
          <draw:polygon draw:style-name="gr2" draw:text-style-name="P6" draw:layer="layout" svg:width="7.595cm" svg:height="1.03cm" svg:x="18.944cm" svg:y="11.288cm" svg:viewBox="0 0 7596 1031" draw:points="3797,1031 0,1031 0,0 7596,0 7596,1031">
            <text:p/>
          </draw:polygon>
          <draw:path draw:style-name="gr3" draw:text-style-name="P7" draw:layer="layout" svg:width="0.554cm" svg:height="0.494cm" svg:x="18.925cm" svg:y="11.62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7" draw:layer="layout" svg:width="0.378cm" svg:height="0.656cm" svg:x="20.519cm" svg:y="11.4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  <draw:path draw:style-name="gr3" draw:text-style-name="P7" draw:layer="layout" svg:width="0.609cm" svg:height="0.215cm" svg:x="21.24cm" svg:y="11.70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2.17cm" svg:y="11.481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2.547cm" svg:y="11.635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2.994cm" svg:y="11.639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7" draw:layer="layout" svg:width="0.434cm" svg:height="0.032cm" svg:x="23.541cm" svg:y="11.49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113cm" svg:y="11.242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213cm" svg:height="0.914cm" svg:x="24.544cm" svg:y="11.358cm" svg:viewBox="0 0 214 915" svg:d="M214 907c0-2 0-4-16-21-115-114-144-287-144-428 0-159 35-319 148-433 12-10 12-13 12-17 0-6-4-8-10-8-8 0-92 62-146 179-48 100-58 202-58 279 0 72 10 183 60 287 57 112 136 170 144 170 6 0 10-2 10-8z">
            <text:p/>
          </draw:path>
          <draw:path draw:style-name="gr3" draw:text-style-name="P7" draw:layer="layout" svg:width="0.365cm" svg:height="0.61cm" svg:x="24.856cm" svg:y="11.435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5.297cm" svg:y="11.38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213cm" svg:height="0.914cm" svg:x="25.78cm" svg:y="11.3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76cm" svg:height="1.097cm" svg:x="26.408cm" svg:y="11.267cm" svg:viewBox="0 0 177 1098" draw:points="177,1098 177,0 0,0 0,37 141,37 141,1061 0,1061 0,1098">
            <text:p/>
          </draw:polygon>
        </draw:g>
        <draw:g xml:id="id214" draw:id="id214">
          <svg:title>TexMaths</svg:title>
          <svg:desc>28§display§y  = \cos^{-1}\left[ - \frac{ 1 - (2^{x})^2 }{ 1 +  (2^{x})^2 } \right]§svg§600§FALSE§</svg:desc>
          <draw:polygon draw:style-name="gr2" draw:text-style-name="P6" draw:layer="layout" svg:width="9.954cm" svg:height="2.316cm" svg:x="5.848cm" svg:y="6.786cm" svg:viewBox="0 0 9955 2317" draw:points="4977,2317 0,2317 0,0 9955,0 9955,2317">
            <text:p/>
          </draw:polygon>
          <draw:path draw:style-name="gr3" draw:text-style-name="P7" draw:layer="layout" svg:width="0.456cm" svg:height="0.637cm" svg:x="5.828cm" svg:y="7.78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646cm" svg:y="7.8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63cm" svg:y="7.776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8.093cm" svg:y="7.776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8.59cm" svg:y="7.7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2cm" svg:y="7.62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6cm" svg:y="7.353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61cm" svg:height="2.361cm" svg:x="10.413cm" svg:y="6.791cm" svg:viewBox="0 0 262 2362" draw:points="0,2362 262,2362 262,2309 54,2309 54,54 262,54 262,0 0,0">
            <text:p/>
          </draw:polygon>
          <draw:path draw:style-name="gr3" draw:text-style-name="P7" draw:layer="layout" svg:width="0.602cm" svg:height="0.042cm" svg:x="10.767cm" svg:y="7.95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1.656cm" svg:y="6.896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2.362cm" svg:y="7.286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4cm" svg:x="13.361cm" svg:y="6.8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697cm" svg:y="6.89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71cm" svg:height="0.312cm" svg:x="14.172cm" svg:y="6.891cm" svg:viewBox="0 0 372 313" svg:d="M139 233c-7 22-29 60-65 60-2 0-22 0-38-9 29-9 31-33 31-38 0-15-11-27-27-27-20 0-40 18-40 43 0 36 38 51 72 51 33 0 60-20 78-49 18 36 56 49 83 49 81 0 121-87 121-107 0-9-9-9-11-9-9 0-9 5-11 13-16 47-59 83-97 83-27 0-42-18-42-44 0-18 18-81 35-159 16-54 45-70 70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692cm" svg:y="6.81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306cm" svg:height="0.458cm" svg:x="15.061cm" svg:y="6.737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3.89cm" svg:height="0.042cm" svg:x="11.569cm" svg:y="7.951cm" svg:viewBox="0 0 3891 43" draw:points="1947,43 0,43 0,0 3891,0 3891,43">
            <text:p/>
          </draw:polygon>
          <draw:path draw:style-name="gr3" draw:text-style-name="P7" draw:layer="layout" svg:width="0.326cm" svg:height="0.657cm" svg:x="11.656cm" svg:y="8.2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2.335cm" svg:y="8.31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3.361cm" svg:y="8.15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697cm" svg:y="8.23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71cm" svg:height="0.312cm" svg:x="14.172cm" svg:y="8.304cm" svg:viewBox="0 0 372 313" svg:d="M139 233c-7 22-29 60-65 60-2 0-22 0-38-9 29-9 31-33 31-38 0-15-11-27-27-27-20 0-40 18-40 43 0 36 38 51 72 51 33 0 60-20 78-49 18 36 56 49 83 49 81 0 121-87 121-107 0-9-9-9-11-9-9 0-9 5-11 13-16 47-59 83-97 83-27 0-42-18-42-44 0-18 18-81 35-159 16-54 45-70 70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692cm" svg:y="8.15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306cm" svg:height="0.458cm" svg:x="15.061cm" svg:y="8.1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0.261cm" svg:height="2.361cm" svg:x="15.59cm" svg:y="6.791cm" svg:viewBox="0 0 262 2362" draw:points="206,2309 0,2309 0,2362 262,2362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1" anim:sub-item="text" smil:attributeName="visibility" smil:to="visible"/>
                  <anim:animate smil:dur="0.5s" smil:fill="hold" smil:targetElement="id211" anim:sub-item="text" smil:attributeName="width" smil:values="width*0.05;width" smil:keyTimes="0;1"/>
                  <anim:animate smil:dur="0.5s" smil:fill="hold" smil:targetElement="id211" anim:sub-item="text" smil:attributeName="height" smil:values="height;height" smil:keyTimes="0;1"/>
                  <anim:animate smil:dur="0.5s" smil:fill="hold" smil:targetElement="id211" anim:sub-item="text" smil:attributeName="x" smil:values="x-.2;x" smil:keyTimes="0;1"/>
                  <anim:animate smil:dur="0.5s" smil:fill="hold" smil:targetElement="id211" anim:sub-item="text" smil:attributeName="y" smil:values="y;y" smil:keyTimes="0;1"/>
                  <anim:transitionFilter smil:dur="0.5s" smil:targetElement="id2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21" draw:text-style-name="P11" draw:layer="layout" svg:width="26.4cm" svg:height="14.373cm" svg:x="0.8cm" svg:y="0.627cm" presentation:class="title" presentation:user-transformed="true">
          <draw:text-box>
            <text:p text:style-name="P4"><text:span text:style-name="T21"><text:s text:c="11"/></text:span><text:span text:style-name="T4"><text:line-break/></text:span><text:span text:style-name="T3"><text:tab/></text:span><text:span text:style-name="T6"><text:tab/></text:span></text:p>
          </draw:text-box>
        </draw:frame>
        <draw:g xml:id="id222" draw:id="id222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744cm" svg:y="5.98cm" svg:viewBox="0 0 6272 607" draw:points="3136,607 0,607 0,0 6272,0 6272,607">
            <text:p/>
          </draw:polygon>
          <draw:path draw:style-name="gr3" draw:text-style-name="P7" draw:layer="layout" svg:width="0.662cm" svg:height="0.673cm" svg:x="3.728cm" svg:y="5.9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478cm" svg:y="5.9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745cm" svg:y="5.9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379cm" svg:y="6.5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6.033cm" svg:y="6.1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819cm" svg:y="6.5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366cm" svg:y="6.1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838cm" svg:y="6.5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378cm" svg:y="6.0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795cm" svg:y="6.5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339cm" svg:y="6.1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959cm" svg:y="6.52cm" svg:viewBox="0 0 108 108" svg:d="M108 54c0-29-25-54-54-54s-54 25-54 54 25 54 54 54 54-25 54-54z">
            <text:p/>
          </draw:path>
        </draw:g>
        <draw:g xml:id="id219" draw:id="id219">
          <svg:title>TexMaths</svg:title>
          <svg:desc>28§display§y = \cos^{-1}\left[ - \cos 2\theta \right]§svg§600§FALSE§</svg:desc>
          <draw:polygon draw:style-name="gr2" draw:text-style-name="P6" draw:layer="layout" svg:width="8.092cm" svg:height="1.012cm" svg:x="3.744cm" svg:y="1.089cm" svg:viewBox="0 0 8093 1013" draw:points="4047,1013 0,1013 0,0 8093,0 8093,1013">
            <text:p/>
          </draw:polygon>
          <draw:path draw:style-name="gr3" draw:text-style-name="P7" draw:layer="layout" svg:width="0.456cm" svg:height="0.638cm" svg:x="3.724cm" svg:y="1.46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4.542cm" svg:y="1.5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558cm" svg:y="1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5.988cm" svg:y="1.46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486cm" svg:y="1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916cm" svg:y="1.3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7.532cm" svg:y="1.04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8.179cm" svg:y="1.166cm" svg:viewBox="0 0 137 986" draw:points="137,986 137,948 40,948 40,40 137,40 137,0 0,0 0,986">
            <text:p/>
          </draw:polygon>
          <draw:path draw:style-name="gr3" draw:text-style-name="P7" draw:layer="layout" svg:width="0.602cm" svg:height="0.042cm" svg:x="8.416cm" svg:y="1.639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9.299cm" svg:y="1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9.731cm" svg:y="1.464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0.226cm" svg:y="1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93cm" svg:height="0.658cm" svg:x="10.795cm" svg:y="1.2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1.281cm" svg:y="1.2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olygon draw:style-name="gr3" draw:text-style-name="P7" draw:layer="layout" svg:width="0.136cm" svg:height="0.985cm" svg:x="11.749cm" svg:y="1.166cm" svg:viewBox="0 0 137 986" draw:points="137,0 0,0 0,40 96,40 96,948 0,948 0,986 137,986">
            <text:p/>
          </draw:polygon>
        </draw:g>
        <draw:g xml:id="id220" draw:id="id220">
          <svg:title>TexMaths</svg:title>
          <svg:desc>28§display§y = \cos^{-1}\left[ \cos  \left( \pi - 2\theta \right)  \right] = \pi - 2\theta§svg§600§FALSE§</svg:desc>
          <draw:polygon draw:style-name="gr2" draw:text-style-name="P6" draw:layer="layout" svg:width="13.896cm" svg:height="1.012cm" svg:x="3.745cm" svg:y="2.689cm" svg:viewBox="0 0 13897 1013" draw:points="6948,1013 0,1013 0,0 13897,0 13897,1013">
            <text:p/>
          </draw:polygon>
          <draw:path draw:style-name="gr3" draw:text-style-name="P7" draw:layer="layout" svg:width="0.456cm" svg:height="0.638cm" svg:x="3.725cm" svg:y="3.06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4.543cm" svg:y="3.1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56cm" svg:y="3.0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5.99cm" svg:y="3.06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487cm" svg:y="3.0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917cm" svg:y="2.9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7.533cm" svg:y="2.64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8.18cm" svg:y="2.766cm" svg:viewBox="0 0 137 986" draw:points="137,986 137,948 40,948 40,40 137,40 137,0 0,0 0,986">
            <text:p/>
          </draw:polygon>
          <draw:path draw:style-name="gr3" draw:text-style-name="P7" draw:layer="layout" svg:width="0.375cm" svg:height="0.454cm" svg:x="8.371cm" svg:y="3.0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8.803cm" svg:y="3.06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298cm" svg:y="3.0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9.916cm" svg:y="2.76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532cm" svg:height="0.436cm" svg:x="10.228cm" svg:y="3.079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602cm" svg:height="0.042cm" svg:x="11.099cm" svg:y="3.23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2.049cm" svg:y="2.8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2.535cm" svg:y="2.8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ath draw:style-name="gr3" draw:text-style-name="P7" draw:layer="layout" svg:width="0.23cm" svg:height="0.985cm" svg:x="13.039cm" svg:y="2.76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olygon draw:style-name="gr3" draw:text-style-name="P7" draw:layer="layout" svg:width="0.136cm" svg:height="0.985cm" svg:x="13.386cm" svg:y="2.766cm" svg:viewBox="0 0 137 986" draw:points="137,0 0,0 0,40 96,40 96,948 0,948 0,986 137,986">
            <text:p/>
          </draw:polygon>
          <draw:path draw:style-name="gr3" draw:text-style-name="P7" draw:layer="layout" svg:width="0.655cm" svg:height="0.232cm" svg:x="13.966cm" svg:y="3.1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14.976cm" svg:y="3.079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602cm" svg:height="0.042cm" svg:x="15.846cm" svg:y="3.23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6.797cm" svg:y="2.8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7.281cm" svg:y="2.8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</draw:g>
        <draw:g xml:id="id221" draw:id="id221">
          <svg:title>TexMaths</svg:title>
          <svg:desc>28§display§y =  \pi - 2 \tan^{-1}(2^x)§svg§600§FALSE§</svg:desc>
          <draw:polygon draw:style-name="gr2" draw:text-style-name="P6" draw:layer="layout" svg:width="8.322cm" svg:height="1.012cm" svg:x="3.745cm" svg:y="4.291cm" svg:viewBox="0 0 8323 1013" draw:points="4160,1013 0,1013 0,0 8323,0 8323,1013">
            <text:p/>
          </draw:polygon>
          <draw:path draw:style-name="gr3" draw:text-style-name="P7" draw:layer="layout" svg:width="0.456cm" svg:height="0.638cm" svg:x="3.725cm" svg:y="4.6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4.543cm" svg:y="4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5.553cm" svg:y="4.681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602cm" svg:height="0.042cm" svg:x="6.422cm" svg:y="4.841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7.374cm" svg:y="4.45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308cm" svg:height="0.618cm" svg:x="7.999cm" svg:y="4.5cm" svg:viewBox="0 0 309 619" svg:d="M152 213h141v-31h-141v-182h-24c0 81-32 186-128 191v22h85v271c0 124 92 135 128 135 69 0 96-70 96-135v-56h-24v56c0 72-30 110-65 110-68 0-68-90-68-107z">
            <text:p/>
          </draw:path>
          <draw:path draw:style-name="gr3" draw:text-style-name="P7" draw:layer="layout" svg:width="0.445cm" svg:height="0.454cm" svg:x="8.405cm" svg:y="4.666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8.889cm" svg:y="4.67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478cm" svg:y="4.51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094cm" svg:y="4.242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558cm" svg:y="4.36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0.892cm" svg:y="4.45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371cm" svg:height="0.313cm" svg:x="11.367cm" svg:y="4.397cm" svg:viewBox="0 0 372 314" svg:d="M139 233c-7 23-29 61-65 61-2 0-22 0-38-9 29-9 31-34 31-38 0-16-11-27-27-27-20 0-40 18-40 42 0 36 38 52 74 52 31 0 58-20 76-49 18 35 56 49 83 49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5cm" svg:x="11.886cm" svg:y="4.36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23" draw:id="id223">
          <svg:title>TexMaths</svg:title>
          <svg:desc>28§display§\frac{dy}{dx} = \frac{d}{dx}\left[ \pi -  2\tan^{-1} (2^x) \right]§svg§600§FALSE§</svg:desc>
          <draw:polygon draw:style-name="gr2" draw:text-style-name="P6" draw:layer="layout" svg:width="11.187cm" svg:height="1.936cm" svg:x="3.779cm" svg:y="7.38cm" svg:viewBox="0 0 11188 1937" draw:points="5595,1937 0,1937 0,0 11188,0 11188,1937">
            <text:p/>
          </draw:polygon>
          <draw:path draw:style-name="gr3" draw:text-style-name="P7" draw:layer="layout" svg:width="0.469cm" svg:height="0.696cm" svg:x="3.793cm" svg:y="7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292cm" svg:y="7.5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3.73cm" svg:y="8.413cm" svg:viewBox="0 0 1077 43" draw:points="538,43 0,43 0,0 1077,0 1077,43">
            <text:p/>
          </draw:polygon>
          <draw:path draw:style-name="gr3" draw:text-style-name="P7" draw:layer="layout" svg:width="0.469cm" svg:height="0.696cm" svg:x="3.77cm" svg:y="8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27cm" svg:y="8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251cm" svg:y="8.3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673cm" svg:y="7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6.353cm" svg:y="8.413cm" svg:viewBox="0 0 1077 43" draw:points="538,43 0,43 0,0 1077,0 1077,43">
            <text:p/>
          </draw:polygon>
          <draw:path draw:style-name="gr3" draw:text-style-name="P7" draw:layer="layout" svg:width="0.469cm" svg:height="0.696cm" svg:x="6.393cm" svg:y="8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893cm" svg:y="8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7.907cm" svg:y="7.844cm" svg:viewBox="0 0 190 1182" draw:points="0,1182 190,1182 190,1142 40,1142 40,40 190,40 190,0 0,0">
            <text:p/>
          </draw:polygon>
          <draw:path draw:style-name="gr3" draw:text-style-name="P7" draw:layer="layout" svg:width="0.532cm" svg:height="0.436cm" svg:x="8.147cm" svg:y="8.256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602cm" svg:height="0.042cm" svg:x="9.016cm" svg:y="8.41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9.968cm" svg:y="8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08cm" svg:height="0.617cm" svg:x="10.593cm" svg:y="8.07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999cm" svg:y="8.238cm" svg:viewBox="0 0 446 455" svg:d="M289 367c2 41 29 81 76 81 20 0 81-14 81-94v-54h-25v54c0 58-25 65-36 65-31 0-36-45-36-49v-200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1.48cm" svg:y="8.2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69cm" svg:y="8.0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85cm" svg:y="7.8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149cm" svg:y="7.9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485cm" svg:y="8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96cm" svg:y="7.969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479cm" svg:y="7.9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4.827cm" svg:y="7.844cm" svg:viewBox="0 0 190 1182" draw:points="190,1182 190,0 0,0 0,40 152,40 152,1142 0,1142 0,1182">
            <text:p/>
          </draw:polygon>
        </draw:g>
        <draw:g xml:id="id224" draw:id="id224">
          <svg:title>TexMaths</svg:title>
          <svg:desc>28§display§\frac{dy}{dx} = 0 - \frac{2}{1 + (2^x)^2 } \frac{d}{dx}(2^x) = §svg§600§FALSE§</svg:desc>
          <draw:polygon draw:style-name="gr2" draw:text-style-name="P6" draw:layer="layout" svg:width="12.273cm" svg:height="2.171cm" svg:x="3.782cm" svg:y="9.883cm" svg:viewBox="0 0 12274 2172" draw:points="6137,2172 0,2172 0,0 12274,0 12274,2172">
            <text:p/>
          </draw:polygon>
          <draw:path draw:style-name="gr3" draw:text-style-name="P7" draw:layer="layout" svg:width="0.469cm" svg:height="0.696cm" svg:x="3.796cm" svg:y="9.83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295cm" svg:y="10.08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3.733cm" svg:y="10.916cm" svg:viewBox="0 0 1077 43" draw:points="538,43 0,43 0,0 1077,0 1077,43">
            <text:p/>
          </draw:polygon>
          <draw:path draw:style-name="gr3" draw:text-style-name="P7" draw:layer="layout" svg:width="0.469cm" svg:height="0.696cm" svg:x="3.773cm" svg:y="11.1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273cm" svg:y="11.4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254cm" svg:y="10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6.275cm" svg:y="10.5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3" draw:text-style-name="P7" draw:layer="layout" svg:width="0.602cm" svg:height="0.042cm" svg:x="7.03cm" svg:y="10.916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9.799cm" svg:y="9.8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3.89cm" svg:height="0.042cm" svg:x="8.051cm" svg:y="10.916cm" svg:viewBox="0 0 3891 43" draw:points="1946,43 0,43 0,0 3891,0 3891,43">
            <text:p/>
          </draw:polygon>
          <draw:path draw:style-name="gr3" draw:text-style-name="P7" draw:layer="layout" svg:width="0.326cm" svg:height="0.657cm" svg:x="8.139cm" svg:y="11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8.815cm" svg:y="11.2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9.843cm" svg:y="11.1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177cm" svg:y="11.2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0.652cm" svg:y="11.2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172cm" svg:y="11.1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1.541cm" svg:y="11.1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2.495cm" svg:y="9.83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2.175cm" svg:y="10.916cm" svg:viewBox="0 0 1077 43" draw:points="538,43 0,43 0,0 1077,0 1077,43">
            <text:p/>
          </draw:polygon>
          <draw:path draw:style-name="gr3" draw:text-style-name="P7" draw:layer="layout" svg:width="0.469cm" svg:height="0.696cm" svg:x="12.215cm" svg:y="11.1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2.717cm" svg:y="11.4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3.465cm" svg:y="10.4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801cm" svg:y="10.5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4.276cm" svg:y="10.472cm" svg:viewBox="0 0 372 314" svg:d="M139 233c-7 22-29 60-65 60-2 0-22 0-38-9 29-9 31-33 31-38 0-15-11-27-27-27-20 0-40 18-40 43 0 36 38 52 72 52 33 0 60-21 78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4.793cm" svg:y="10.4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15.45cm" svg:y="10.822cm" svg:viewBox="0 0 656 233" svg:d="M623 40c15 0 33 0 33-20s-18-20-31-20h-591c-16 0-34 0-34 20s18 20 34 20zM625 233c13 0 31 0 31-20s-18-20-33-20h-589c-16 0-34 0-34 20s18 20 34 20z">
            <text:p/>
          </draw:path>
        </draw:g>
        <draw:g xml:id="id226" draw:id="id226">
          <svg:title>TexMaths</svg:title>
          <svg:desc>28§display§\frac{dy}{dx} = - \frac{2^{x + 1} \log 2 }{1 + 2^{2x }} §svg§600§FALSE§</svg:desc>
          <draw:polygon draw:style-name="gr2" draw:text-style-name="P6" draw:layer="layout" svg:width="7.365cm" svg:height="2.14cm" svg:x="3.783cm" svg:y="12.782cm" svg:viewBox="0 0 7366 2141" draw:points="3682,2141 0,2141 0,0 7366,0 7366,2141">
            <text:p/>
          </draw:polygon>
          <draw:path draw:style-name="gr3" draw:text-style-name="P7" draw:layer="layout" svg:width="0.469cm" svg:height="0.696cm" svg:x="3.797cm" svg:y="12.86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296cm" svg:y="13.112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olygon draw:style-name="gr3" draw:text-style-name="P7" draw:layer="layout" svg:width="1.076cm" svg:height="0.042cm" svg:x="3.734cm" svg:y="13.947cm" svg:viewBox="0 0 1077 43" draw:points="538,43 0,43 0,0 1077,0 1077,43">
            <text:p/>
          </draw:polygon>
          <draw:path draw:style-name="gr3" draw:text-style-name="P7" draw:layer="layout" svg:width="0.469cm" svg:height="0.696cm" svg:x="3.774cm" svg:y="14.20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274cm" svg:y="14.4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255cm" svg:y="13.8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1cm" svg:height="0.042cm" svg:x="6.321cm" svg:y="13.947cm" svg:viewBox="0 0 602 43" svg:d="M569 43c16 0 33 0 33-23 0-20-17-20-33-20h-535c-16 0-34 0-34 20 0 23 18 23 34 23z">
            <text:p/>
          </draw:path>
          <draw:path draw:style-name="gr3" draw:text-style-name="P7" draw:layer="layout" svg:width="0.393cm" svg:height="0.658cm" svg:x="7.172cm" svg:y="12.8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2 9-92 9z">
            <text:p/>
          </draw:path>
          <draw:path draw:style-name="gr3" draw:text-style-name="P7" draw:layer="layout" svg:width="0.371cm" svg:height="0.313cm" svg:x="7.647cm" svg:y="12.888cm" svg:viewBox="0 0 372 314" svg:d="M139 233c-7 22-29 60-65 60-2 0-22 0-38-9 29-8 31-33 31-38 0-15-11-26-27-26-20 0-40 17-40 42 0 36 38 52 74 52 31 0 58-21 76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ath draw:style-name="gr3" draw:text-style-name="P7" draw:layer="layout" svg:width="0.507cm" svg:height="0.51cm" svg:x="8.108cm" svg:y="12.76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8.74cm" svg:y="12.73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21cm" svg:height="0.684cm" svg:x="9.302cm" svg:y="12.86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571cm" svg:y="13.1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10.063cm" svg:y="13.10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7" draw:layer="layout" svg:width="0.393cm" svg:height="0.658cm" svg:x="10.753cm" svg:y="12.8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olygon draw:style-name="gr3" draw:text-style-name="P7" draw:layer="layout" svg:width="4.075cm" svg:height="0.042cm" svg:x="7.123cm" svg:y="13.947cm" svg:viewBox="0 0 4076 43" draw:points="2038,43 0,43 0,0 4076,0 4076,43">
            <text:p/>
          </draw:polygon>
          <draw:path draw:style-name="gr3" draw:text-style-name="P7" draw:layer="layout" svg:width="0.326cm" svg:height="0.658cm" svg:x="7.71cm" svg:y="14.23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388cm" svg:y="14.31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9.367cm" svg:y="14.23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06cm" svg:height="0.458cm" svg:x="9.853cm" svg:y="14.14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0.234cm" svg:y="14.301cm" svg:viewBox="0 0 372 314" svg:d="M139 233c-7 22-29 60-65 60-2 0-22 0-38-9 29-8 31-33 31-38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</draw:g>
        <draw:g xml:id="id227" draw:id="id227">
          <svg:title>TexMaths</svg:title>
          <svg:desc>28§display§\therefore§svg§600§FALSE§</svg:desc>
          <draw:polygon draw:style-name="gr2" draw:text-style-name="P6" draw:layer="layout" svg:width="0.528cm" svg:height="0.433cm" svg:x="2.05cm" svg:y="13.58cm" svg:viewBox="0 0 529 434" draw:points="265,434 0,434 0,0 529,0 529,434">
            <text:p/>
          </draw:polygon>
          <draw:path draw:style-name="gr3" draw:text-style-name="P7" draw:layer="layout" svg:width="0.598cm" svg:height="0.531cm" svg:x="2.03cm" svg:y="13.53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5" draw:id="id225">
          <svg:title>TexMaths</svg:title>
          <svg:desc>28§display§- \frac{ 2.2^x.\log 2 }{1 + 2^{2x} }§svg§600§FALSE§</svg:desc>
          <draw:polygon draw:style-name="gr2" draw:text-style-name="P6" draw:layer="layout" svg:width="4.903cm" svg:height="2.008cm" svg:x="16.534cm" svg:y="9.883cm" svg:viewBox="0 0 4904 2009" draw:points="2453,2009 0,2009 0,0 4904,0 4904,2009">
            <text:p/>
          </draw:polygon>
          <draw:path draw:style-name="gr3" draw:text-style-name="P7" draw:layer="layout" svg:width="0.602cm" svg:height="0.042cm" svg:x="16.565cm" svg:y="10.916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7.417cm" svg:y="9.8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ath draw:style-name="gr3" draw:text-style-name="P7" draw:layer="layout" svg:width="0.107cm" svg:height="0.107cm" svg:x="17.945cm" svg:y="10.412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8.183cm" svg:y="9.8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ath draw:style-name="gr3" draw:text-style-name="P7" draw:layer="layout" svg:width="0.371cm" svg:height="0.313cm" svg:x="18.66cm" svg:y="9.856cm" svg:viewBox="0 0 372 314" svg:d="M139 233c-7 22-29 60-65 60-2 0-22 0-38-8 29-9 31-34 31-39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3" draw:text-style-name="P7" draw:layer="layout" svg:width="0.107cm" svg:height="0.107cm" svg:x="19.207cm" svg:y="10.412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19.592cm" svg:y="9.834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861cm" svg:y="10.07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20.351cm" svg:y="10.071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21.043cm" svg:y="9.8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olygon draw:style-name="gr3" draw:text-style-name="P7" draw:layer="layout" svg:width="4.119cm" svg:height="0.042cm" svg:x="17.367cm" svg:y="10.916cm" svg:viewBox="0 0 4120 43" draw:points="2061,43 0,43 0,0 4120,0 4120,43">
            <text:p/>
          </draw:polygon>
          <draw:path draw:style-name="gr3" draw:text-style-name="P7" draw:layer="layout" svg:width="0.326cm" svg:height="0.658cm" svg:x="17.977cm" svg:y="11.20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8.655cm" svg:y="11.2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9.634cm" svg:y="11.20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ath draw:style-name="gr3" draw:text-style-name="P7" draw:layer="layout" svg:width="0.306cm" svg:height="0.458cm" svg:x="20.121cm" svg:y="11.11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20.501cm" svg:y="11.27cm" svg:viewBox="0 0 372 314" svg:d="M139 233c-7 22-29 60-65 60-2 0-22 0-38-8 29-9 31-34 31-39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21" draw:text-style-name="P11" draw:layer="layout" svg:width="26.6cm" svg:height="14.373cm" svg:x="0.6cm" svg:y="0.627cm" presentation:class="title" presentation:user-transformed="true">
          <draw:text-box>
            <text:p xml:id="id228" text:id="id228" text:style-name="P4"><text:span text:style-name="T22"><text:tab/></text:span><text:span text:style-name="T22"><text:tab/></text:span><text:span text:style-name="T8"><text:line-break/></text:span><text:span text:style-name="T8"><text:tab/></text:span><text:span text:style-name="T6">(iv) Let,</text:span><text:span text:style-name="T14"> <text:s text:c="2"/></text:span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235" draw:id="id235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5.745cm" svg:y="9.08cm" svg:viewBox="0 0 6272 607" draw:points="3136,607 0,607 0,0 6272,0 6272,607">
            <text:p/>
          </draw:polygon>
          <draw:path draw:style-name="gr3" draw:text-style-name="P7" draw:layer="layout" svg:width="0.662cm" svg:height="0.673cm" svg:x="5.729cm" svg:y="9.0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479cm" svg:y="9.0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746cm" svg:y="9.0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38cm" svg:y="9.6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034cm" svg:y="9.2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82cm" svg:y="9.6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367cm" svg:y="9.2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839cm" svg:y="9.6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379cm" svg:y="9.1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796cm" svg:y="9.6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34cm" svg:y="9.2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1.96cm" svg:y="9.62cm" svg:viewBox="0 0 108 108" svg:d="M108 54c0-29-25-54-54-54s-54 25-54 54 25 54 54 54 54-25 54-54z">
            <text:p/>
          </draw:path>
        </draw:g>
        <draw:g xml:id="id229" draw:id="id229">
          <svg:title>TexMaths</svg:title>
          <svg:desc>28§display§y = \tan^{-1}\left( \frac{2e^x}{1 - e^{2x}} \right)§svg§600§FALSE§</svg:desc>
          <draw:polygon draw:style-name="gr2" draw:text-style-name="P6" draw:layer="layout" svg:width="8.896cm" svg:height="2.263cm" svg:x="6.052cm" svg:y="0.684cm" svg:viewBox="0 0 8897 2264" draw:points="4449,2264 0,2264 0,0 8897,0 8897,2264">
            <text:p/>
          </draw:polygon>
          <draw:path draw:style-name="gr3" draw:text-style-name="P7" draw:layer="layout" svg:width="0.456cm" svg:height="0.637cm" svg:x="6.032cm" svg:y="1.627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3" draw:text-style-name="P7" draw:layer="layout" svg:width="0.655cm" svg:height="0.232cm" svg:x="6.85cm" svg:y="1.70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1cm" svg:height="0.617cm" svg:x="7.851cm" svg:y="1.457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8.257cm" svg:y="1.621cm" svg:viewBox="0 0 446 455" svg:d="M289 367c2 41 29 81 76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738cm" svg:y="1.627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33cm" svg:y="1.46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946cm" svg:y="1.1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681cm" svg:y="0.635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93cm" svg:height="0.658cm" svg:x="12.166cm" svg:y="0.74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1 87-8 9-73 9-94 9z">
            <text:p/>
          </draw:path>
          <draw:path draw:style-name="gr3" draw:text-style-name="P7" draw:layer="layout" svg:width="0.38cm" svg:height="0.447cm" svg:x="12.652cm" svg:y="0.9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71cm" svg:height="0.313cm" svg:x="13.1cm" svg:y="0.736cm" svg:viewBox="0 0 372 314" svg:d="M139 233c-7 22-29 60-65 60-2 0-22 0-38-9 29-9 31-33 31-38 0-15-11-26-27-26-20 0-40 17-40 42 0 36 38 52 72 52 33 0 60-21 78-50 18 36 56 50 83 50 81 0 121-88 121-108 0-9-9-9-11-9-9 0-9 5-11 14-16 47-59 82-97 82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3.041cm" svg:height="0.042cm" svg:x="11.319cm" svg:y="1.795cm" svg:viewBox="0 0 3042 43" draw:points="1521,43 0,43 0,0 3042,0 3042,43">
            <text:p/>
          </draw:polygon>
          <draw:path draw:style-name="gr3" draw:text-style-name="P7" draw:layer="layout" svg:width="0.326cm" svg:height="0.658cm" svg:x="11.407cm" svg:y="2.08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11cm" svg:y="2.472cm" svg:viewBox="0 0 603 43" svg:d="M569 43c16 0 34 0 34-23 0-20-18-20-34-20h-535c-16 0-34 0-34 20 0 23 18 23 34 23z">
            <text:p/>
          </draw:path>
          <draw:path draw:style-name="gr3" draw:text-style-name="P7" draw:layer="layout" svg:width="0.38cm" svg:height="0.447cm" svg:x="13.058cm" svg:y="2.30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06cm" svg:height="0.458cm" svg:x="13.515cm" svg:y="1.9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3.898cm" svg:y="2.149cm" svg:viewBox="0 0 372 314" svg:d="M139 233c-7 22-29 60-65 60-2 0-22 0-38-9 29-9 31-33 31-38 0-15-11-26-27-26-20 0-40 17-40 42 0 36 38 52 74 52 31 0 58-21 76-50 18 36 56 50 83 50 81 0 121-88 121-108 0-9-9-9-9-9-11 0-11 5-13 14-16 47-56 82-97 82-27 0-42-18-42-44 0-18 18-81 36-159 15-54 47-70 69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485cm" svg:height="2.362cm" svg:x="14.512cm" svg:y="0.635cm" svg:viewBox="0 0 486 2363" svg:d="M486 1183c0-388-89-778-340-1073-21-23-56-63-97-99-13-11-15-11-29-11-11 0-20 0-20 9 0 4 4 9 7 11 33 36 101 101 166 208 159 254 233 574 233 952 0 267-36 607-200 901-78 141-161 222-202 264-2 2-4 5-4 9 0 9 9 9 20 9 14 0 16 0 32-16 331-300 434-750 434-1164z">
            <text:p/>
          </draw:path>
        </draw:g>
        <draw:g xml:id="id236" draw:id="id236">
          <svg:title>TexMaths</svg:title>
          <svg:desc>28§display§\frac{dy}{dx} = 2\frac{d}{dx}\left[  \tan^{-1} (e^x) \right] = \frac{2}{1 + (e^x)^2 } \frac{d}{dx}(e^x)§svg§600§FALSE§</svg:desc>
          <draw:polygon draw:style-name="gr2" draw:text-style-name="P6" draw:layer="layout" svg:width="17.725cm" svg:height="2.171cm" svg:x="5.681cm" svg:y="10.18cm" svg:viewBox="0 0 17726 2172" draw:points="8863,2172 0,2172 0,0 17726,0 17726,2172">
            <text:p/>
          </draw:polygon>
          <draw:path draw:style-name="gr3" draw:text-style-name="P7" draw:layer="layout" svg:width="0.469cm" svg:height="0.696cm" svg:x="5.695cm" svg:y="10.131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194cm" svg:y="10.3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5.632cm" svg:y="11.213cm" svg:viewBox="0 0 1077 43" draw:points="538,43 0,43 0,0 1077,0 1077,43">
            <text:p/>
          </draw:polygon>
          <draw:path draw:style-name="gr3" draw:text-style-name="P7" draw:layer="layout" svg:width="0.469cm" svg:height="0.696cm" svg:x="5.672cm" svg:y="11.473cm" svg:viewBox="0 0 470 697" svg:d="M470 11c0-2 0-11-13-11-14 0-108 9-125 11-7 0-14 5-14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172cm" svg:y="11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153cm" svg:y="11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8.185cm" svg:y="10.8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69cm" svg:height="0.696cm" svg:x="9.068cm" svg:y="10.131cm" svg:viewBox="0 0 470 697" svg:d="M470 11c0-2 0-11-13-11-14 0-108 9-125 11-7 0-14 5-14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8.748cm" svg:y="11.213cm" svg:viewBox="0 0 1077 43" draw:points="538,43 0,43 0,0 1077,0 1077,43">
            <text:p/>
          </draw:polygon>
          <draw:path draw:style-name="gr3" draw:text-style-name="P7" draw:layer="layout" svg:width="0.469cm" svg:height="0.696cm" svg:x="8.786cm" svg:y="11.473cm" svg:viewBox="0 0 470 697" svg:d="M470 11c0-2 0-11-13-11-14 0-108 9-125 11-7 0-14 5-14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9.287cm" svg:y="11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0.189cm" svg:height="1.182cm" svg:x="10.302cm" svg:y="10.644cm" svg:viewBox="0 0 190 1183" draw:points="0,1183 190,1183 190,1142 40,1142 40,40 190,40 190,0 0,0">
            <text:p/>
          </draw:polygon>
          <draw:path draw:style-name="gr3" draw:text-style-name="P7" draw:layer="layout" svg:width="0.308cm" svg:height="0.617cm" svg:x="10.533cm" svg:y="10.875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938cm" svg:y="11.0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42cm" svg:y="11.0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09cm" svg:y="10.8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25cm" svg:y="10.6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089cm" svg:y="10.74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8cm" svg:height="0.447cm" svg:x="13.42cm" svg:y="11.04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13.866cm" svg:y="10.769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383cm" svg:y="10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2cm" svg:x="14.733cm" svg:y="10.644cm" svg:viewBox="0 0 190 1183" draw:points="190,1183 190,0 0,0 0,40 152,40 152,1142 0,1142 0,1183">
            <text:p/>
          </draw:polygon>
          <draw:path draw:style-name="gr3" draw:text-style-name="P7" draw:layer="layout" svg:width="0.655cm" svg:height="0.232cm" svg:x="15.449cm" svg:y="11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8.281cm" svg:y="10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3.856cm" svg:height="0.042cm" svg:x="16.551cm" svg:y="11.213cm" svg:viewBox="0 0 3857 43" draw:points="1929,43 0,43 0,0 3857,0 3857,43">
            <text:p/>
          </draw:polygon>
          <draw:path draw:style-name="gr3" draw:text-style-name="P7" draw:layer="layout" svg:width="0.326cm" svg:height="0.657cm" svg:x="16.639cm" svg:y="11.49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7.315cm" svg:y="11.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8.343cm" svg:y="11.41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8cm" svg:height="0.447cm" svg:x="18.673cm" svg:y="11.71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19.118cm" svg:y="11.567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9.638cm" svg:y="11.41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20.008cm" svg:y="11.41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962cm" svg:y="10.131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6cm" svg:height="0.042cm" svg:x="20.641cm" svg:y="11.213cm" svg:viewBox="0 0 1077 43" draw:points="538,43 0,43 0,0 1077,0 1077,43">
            <text:p/>
          </draw:polygon>
          <draw:path draw:style-name="gr3" draw:text-style-name="P7" draw:layer="layout" svg:width="0.469cm" svg:height="0.696cm" svg:x="20.682cm" svg:y="11.473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21.184cm" svg:y="11.7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21.932cm" svg:y="10.74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8cm" svg:height="0.447cm" svg:x="22.263cm" svg:y="11.04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22.709cm" svg:y="10.769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3.226cm" svg:y="10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32" draw:id="id232">
          <svg:title>TexMaths</svg:title>
          <svg:desc>28§display§y = \tan^{-1}\left( \frac{2 \tan \theta}{1 - \tan^2 \theta}} \right)§svg§600§FALSE§</svg:desc>
          <draw:polygon draw:style-name="gr2" draw:text-style-name="P6" draw:layer="layout" svg:width="10.066cm" svg:height="2.263cm" svg:x="5.952cm" svg:y="3.286cm" svg:viewBox="0 0 10067 2264" draw:points="5033,2264 0,2264 0,0 10067,0 10067,2264">
            <text:p/>
          </draw:polygon>
          <draw:path draw:style-name="gr3" draw:text-style-name="P7" draw:layer="layout" svg:width="0.456cm" svg:height="0.637cm" svg:x="5.932cm" svg:y="4.2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75cm" svg:y="4.3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751cm" svg:y="4.05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8.156cm" svg:y="4.223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638cm" svg:y="4.22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229cm" svg:y="4.0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845cm" svg:y="3.7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58cm" svg:y="3.23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2.007cm" svg:y="3.3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8cm" svg:height="0.617cm" svg:x="12.632cm" svg:y="3.394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3.037cm" svg:y="3.5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3.519cm" svg:y="3.5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4.24cm" svg:y="3.30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7" draw:layer="layout" svg:width="4.212cm" svg:height="0.042cm" svg:x="11.218cm" svg:y="4.397cm" svg:viewBox="0 0 4213 43" draw:points="2106,43 0,43 0,0 4213,0 4213,43">
            <text:p/>
          </draw:polygon>
          <draw:path draw:style-name="gr3" draw:text-style-name="P7" draw:layer="layout" svg:width="0.326cm" svg:height="0.658cm" svg:x="11.306cm" svg:y="4.706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009cm" svg:y="5.096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2.93cm" svg:y="4.756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3.335cm" svg:y="4.921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3.819cm" svg:y="4.926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377cm" svg:y="4.5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4.979cm" svg:y="4.668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7" draw:layer="layout" svg:width="0.485cm" svg:height="2.362cm" svg:x="15.582cm" svg:y="3.237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30" draw:id="id230">
          <svg:title>TexMaths</svg:title>
          <svg:desc>26§display§\left[\  \text {Put } e^x = \tan \theta §svg§600§FALSE§</svg:desc>
          <draw:polygon draw:style-name="gr2" draw:text-style-name="P6" draw:layer="layout" svg:width="6.25cm" svg:height="0.823cm" svg:x="18.626cm" svg:y="3.392cm" svg:viewBox="0 0 6251 824" draw:points="3125,824 0,824 0,0 6251,0 6251,824">
            <text:p/>
          </draw:polygon>
          <draw:polygon draw:style-name="gr3" draw:text-style-name="P7" draw:layer="layout" svg:width="0.126cm" svg:height="0.914cm" svg:x="18.688cm" svg:y="3.346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171cm" svg:y="3.406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19.791cm" svg:y="3.627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286cm" svg:y="3.469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353cm" svg:height="0.415cm" svg:x="20.97cm" svg:y="3.62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7" draw:layer="layout" svg:width="0.344cm" svg:height="0.29cm" svg:x="21.384cm" svg:y="3.371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9-77 90-77 21 0 37 10 37 41 0 13-6 46-12 67z">
            <text:p/>
          </draw:path>
          <draw:path draw:style-name="gr3" draw:text-style-name="P7" draw:layer="layout" svg:width="0.609cm" svg:height="0.215cm" svg:x="22.119cm" svg:y="3.69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8cm" svg:height="0.573cm" svg:x="23.051cm" svg:y="3.469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23.427cm" svg:y="3.623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3.875cm" svg:y="3.62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4.544cm" svg:y="3.388cm" svg:viewBox="0 0 379 657" svg:d="M379 187c0-60-15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</draw:g>
        <draw:g xml:id="id231" draw:id="id231">
          <svg:title>TexMaths</svg:title>
          <svg:desc>26§display§\therefore  \left \ \ \theta = \tan^{-1} ( e^x ) \ \right]


§svg§600§FALSE§</svg:desc>
          <draw:polygon draw:style-name="gr2" draw:text-style-name="P6" draw:layer="layout" svg:width="7.563cm" svg:height="1.03cm" svg:x="18.645cm" svg:y="4.789cm" svg:viewBox="0 0 7564 1031" draw:points="3782,1031 0,1031 0,0 7564,0 7564,1031">
            <text:p/>
          </draw:polygon>
          <draw:path draw:style-name="gr3" draw:text-style-name="P7" draw:layer="layout" svg:width="0.554cm" svg:height="0.494cm" svg:x="18.626cm" svg:y="5.121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7" draw:layer="layout" svg:width="0.378cm" svg:height="0.656cm" svg:x="20.219cm" svg:y="4.901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608cm" svg:height="0.215cm" svg:x="20.941cm" svg:y="5.20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6cm" svg:height="0.573cm" svg:x="21.871cm" svg:y="4.982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2.248cm" svg:y="5.136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2.695cm" svg:y="5.1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23.242cm" svg:y="4.99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3.814cm" svg:y="4.743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213cm" svg:height="0.914cm" svg:x="24.245cm" svg:y="4.85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53cm" svg:height="0.415cm" svg:x="24.552cm" svg:y="5.1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7" draw:layer="layout" svg:width="0.344cm" svg:height="0.29cm" svg:x="24.966cm" svg:y="4.886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213cm" svg:height="0.914cm" svg:x="25.449cm" svg:y="4.85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76cm" svg:height="1.097cm" svg:x="26.077cm" svg:y="4.768cm" svg:viewBox="0 0 177 1098" draw:points="177,1098 177,0 0,0 0,37 141,37 141,1061 0,1061 0,1098">
            <text:p/>
          </draw:polygon>
        </draw:g>
        <draw:g xml:id="id233" draw:id="id233">
          <svg:title>TexMaths</svg:title>
          <svg:desc>28§display§y = \tan^{-1}( \tan 2\theta ) = 2\theta§svg§600§FALSE§</svg:desc>
          <draw:polygon draw:style-name="gr2" draw:text-style-name="P6" draw:layer="layout" svg:width="9.794cm" svg:height="1.012cm" svg:x="5.952cm" svg:y="6.087cm" svg:viewBox="0 0 9795 1013" draw:points="4896,1013 0,1013 0,0 9795,0 9795,1013">
            <text:p/>
          </draw:polygon>
          <draw:path draw:style-name="gr3" draw:text-style-name="P7" draw:layer="layout" svg:width="0.456cm" svg:height="0.638cm" svg:x="5.932cm" svg:y="6.46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75cm" svg:y="6.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7.751cm" svg:y="6.296cm" svg:viewBox="0 0 311 619" svg:d="M152 213h141v-31h-141v-182h-24c0 81-32 186-128 191v22h85v271c0 124 92 135 128 135 69 0 98-70 98-135v-56h-27v56c0 72-29 110-65 110-67 0-67-90-67-107z">
            <text:p/>
          </draw:path>
          <draw:path draw:style-name="gr3" draw:text-style-name="P7" draw:layer="layout" svg:width="0.445cm" svg:height="0.454cm" svg:x="8.156cm" svg:y="6.462cm" svg:viewBox="0 0 446 455" svg:d="M289 368c2 40 29 80 76 80 20 0 81-13 81-94v-54h-25v54c0 59-25 65-36 65-31 0-36-45-36-49v-200c0-40 0-78-35-116-39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8.638cm" svg:y="6.46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229cm" svg:y="6.3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845cm" svg:y="6.038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309cm" svg:y="6.16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308cm" svg:height="0.618cm" svg:x="10.611cm" svg:y="6.296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445cm" svg:height="0.454cm" svg:x="11.016cm" svg:y="6.462cm" svg:viewBox="0 0 446 455" svg:d="M289 368c2 40 29 80 76 80 20 0 81-13 81-94v-54h-25v54c0 59-25 65-36 65-31 0-36-45-36-49v-200c0-40 0-78-35-116-39-38-88-54-135-54-83 0-150 47-150 112 0 29 20 47 45 47 29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11.5cm" svg:y="6.46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393cm" svg:height="0.658cm" svg:x="12.228cm" svg:y="6.2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07cm" svg:height="0.707cm" svg:x="12.712cm" svg:y="6.208cm" svg:viewBox="0 0 408 708" svg:d="M408 202c0-65-16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ath draw:style-name="gr3" draw:text-style-name="P7" draw:layer="layout" svg:width="0.23cm" svg:height="0.985cm" svg:x="13.216cm" svg:y="6.16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655cm" svg:height="0.232cm" svg:x="13.87cm" svg:y="6.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4.902cm" svg:y="6.2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07cm" svg:height="0.707cm" svg:x="15.388cm" svg:y="6.208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</draw:g>
        <draw:g xml:id="id234" draw:id="id234">
          <svg:title>TexMaths</svg:title>
          <svg:desc>28§display§y =  2 \tan^{-1} ( e^x )§svg§600§FALSE§</svg:desc>
          <draw:polygon draw:style-name="gr2" draw:text-style-name="P6" draw:layer="layout" svg:width="6.488cm" svg:height="1.012cm" svg:x="5.953cm" svg:y="7.487cm" svg:viewBox="0 0 6489 1013" draw:points="3243,1013 0,1013 0,0 6489,0 6489,1013">
            <text:p/>
          </draw:polygon>
          <draw:path draw:style-name="gr3" draw:text-style-name="P7" draw:layer="layout" svg:width="0.456cm" svg:height="0.638cm" svg:x="5.933cm" svg:y="7.86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751cm" svg:y="7.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7.783cm" svg:y="7.6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08cm" svg:height="0.618cm" svg:x="8.408cm" svg:y="7.696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445cm" svg:height="0.454cm" svg:x="8.813cm" svg:y="7.862cm" svg:viewBox="0 0 446 455" svg:d="M287 368c4 40 31 80 78 80 20 0 81-13 81-94v-54h-25v54c0 59-25 65-36 65-31 0-36-45-36-49v-200c0-40 0-78-35-116-39-38-88-54-135-54-83 0-150 47-150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9.295cm" svg:y="7.86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886cm" svg:y="7.7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5cm" svg:y="7.438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966cm" svg:y="7.56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38cm" svg:height="0.447cm" svg:x="11.295cm" svg:y="7.866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7" draw:layer="layout" svg:width="0.371cm" svg:height="0.313cm" svg:x="11.741cm" svg:y="7.593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5cm" svg:x="12.26cm" svg:y="7.56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238" draw:id="id238">
          <svg:title>TexMaths</svg:title>
          <svg:desc>28§display§\frac{dy}{dx} = \frac{2e^x}{1 + e^{2x}}§svg§600§FALSE§</svg:desc>
          <draw:polygon draw:style-name="gr2" draw:text-style-name="P6" draw:layer="layout" svg:width="5.564cm" svg:height="2.008cm" svg:x="5.68cm" svg:y="12.779cm" svg:viewBox="0 0 5565 2009" draw:points="2784,2009 0,2009 0,0 5565,0 5565,2009">
            <text:p/>
          </draw:polygon>
          <draw:path draw:style-name="gr3" draw:text-style-name="P7" draw:layer="layout" svg:width="0.469cm" svg:height="0.696cm" svg:x="5.694cm" svg:y="12.7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6.193cm" svg:y="12.979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5.631cm" svg:y="13.812cm" svg:viewBox="0 0 1077 43" draw:points="538,43 0,43 0,0 1077,0 1077,43">
            <text:p/>
          </draw:polygon>
          <draw:path draw:style-name="gr3" draw:text-style-name="P7" draw:layer="layout" svg:width="0.469cm" svg:height="0.696cm" svg:x="5.671cm" svg:y="14.072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6.171cm" svg:y="14.31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152cm" svg:y="13.7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1cm" svg:y="12.75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2 9-92 9z">
            <text:p/>
          </draw:path>
          <draw:path draw:style-name="gr3" draw:text-style-name="P7" draw:layer="layout" svg:width="0.38cm" svg:height="0.447cm" svg:x="9.588cm" svg:y="12.97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71cm" svg:height="0.313cm" svg:x="10.034cm" svg:y="12.752cm" svg:viewBox="0 0 372 314" svg:d="M139 233c-7 22-29 60-65 60-2 0-22 0-38-8 29-9 31-34 31-39 0-15-11-26-27-26-20 0-40 17-40 42 0 36 38 52 74 52 31 0 58-21 76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olygon draw:style-name="gr3" draw:text-style-name="P7" draw:layer="layout" svg:width="3.04cm" svg:height="0.042cm" svg:x="8.254cm" svg:y="13.812cm" svg:viewBox="0 0 3041 43" draw:points="1521,43 0,43 0,0 3041,0 3041,43">
            <text:p/>
          </draw:polygon>
          <draw:path draw:style-name="gr3" draw:text-style-name="P7" draw:layer="layout" svg:width="0.326cm" svg:height="0.658cm" svg:x="8.341cm" svg:y="14.09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9.02cm" svg:y="14.17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8cm" svg:height="0.447cm" svg:x="9.994cm" svg:y="14.318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7" draw:layer="layout" svg:width="0.306cm" svg:height="0.458cm" svg:x="10.451cm" svg:y="14.01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0.831cm" svg:y="14.166cm" svg:viewBox="0 0 372 314" svg:d="M139 233c-7 22-29 60-65 60-2 0-22 0-38-8 29-9 31-34 31-39 0-15-11-26-27-26-20 0-40 17-40 42 0 36 38 52 74 52 31 0 58-21 76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 xml:id="id237" draw:id="id237">
          <svg:title>TexMaths</svg:title>
          <svg:desc>28§display§\therefore§svg§600§FALSE§</svg:desc>
          <draw:polygon draw:style-name="gr2" draw:text-style-name="P6" draw:layer="layout" svg:width="0.528cm" svg:height="0.433cm" svg:x="3.751cm" svg:y="13.481cm" svg:viewBox="0 0 529 434" draw:points="265,434 0,434 0,0 529,0 529,434">
            <text:p/>
          </draw:polygon>
          <draw:path draw:style-name="gr3" draw:text-style-name="P7" draw:layer="layout" svg:width="0.598cm" svg:height="0.531cm" svg:x="3.731cm" svg:y="13.4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8" anim:sub-item="text" smil:attributeName="visibility" smil:to="visible"/>
                  <anim:animate smil:dur="0.5s" smil:fill="hold" smil:targetElement="id228" anim:sub-item="text" smil:attributeName="width" smil:values="width*0.05;width" smil:keyTimes="0;1"/>
                  <anim:animate smil:dur="0.5s" smil:fill="hold" smil:targetElement="id228" anim:sub-item="text" smil:attributeName="height" smil:values="height;height" smil:keyTimes="0;1"/>
                  <anim:animate smil:dur="0.5s" smil:fill="hold" smil:targetElement="id228" anim:sub-item="text" smil:attributeName="x" smil:values="x-.2;x" smil:keyTimes="0;1"/>
                  <anim:animate smil:dur="0.5s" smil:fill="hold" smil:targetElement="id228" anim:sub-item="text" smil:attributeName="y" smil:values="y;y" smil:keyTimes="0;1"/>
                  <anim:transitionFilter smil:dur="0.5s" smil:targetElement="id2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21" draw:text-style-name="P11" draw:layer="layout" svg:width="26.4cm" svg:height="14.373cm" svg:x="0.8cm" svg:y="0.627cm" presentation:class="title" presentation:user-transformed="true">
          <draw:text-box>
            <text:p xml:id="id239" text:id="id239" text:style-name="P4"><text:span text:style-name="T23"><text:tab/></text:span><text:span text:style-name="T23"><text:tab/></text:span><text:span text:style-name="T8"><text:line-break/></text:span><text:span text:style-name="T14"> <text:s text:c="6"/></text:span><text:span text:style-name="T14">(v) Let <text:s/></text:span><text:span text:style-name="T6"><text:line-break/></text:span><text:span text:style-name="T14"><text:tab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9"> <text:s text:c="14"/></text:span><text:span text:style-name="T14"><text:line-break/></text:span><text:span text:style-name="T14"> <text:s text:c="8"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240" draw:id="id240">
          <svg:title>TexMaths</svg:title>
          <svg:desc>28§display§y = \tan^{-1}\left( \sqrt{ \frac{3 -  x}{3 + x} } \right)§svg§600§FALSE§</svg:desc>
          <draw:polygon draw:style-name="gr2" draw:text-style-name="P6" draw:layer="layout" svg:width="9.175cm" svg:height="2.852cm" svg:x="5.854cm" svg:y="0.685cm" svg:viewBox="0 0 9176 2853" draw:points="4589,2853 0,2853 0,0 9176,0 9176,2853">
            <text:p/>
          </draw:polygon>
          <draw:path draw:style-name="gr3" draw:text-style-name="P7" draw:layer="layout" svg:width="0.456cm" svg:height="0.637cm" svg:x="5.834cm" svg:y="1.92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652cm" svg:y="1.9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653cm" svg:y="1.754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7" draw:layer="layout" svg:width="0.445cm" svg:height="0.454cm" svg:x="8.058cm" svg:y="1.917cm" svg:viewBox="0 0 446 455" svg:d="M289 367c2 41 29 81 76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54cm" svg:y="1.92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131cm" svg:y="1.76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747cm" svg:y="1.49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10.508cm" svg:y="0.636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1 150 166 284 262 387 9 7 11 9 27 9 15 0 22 0 22-11z">
            <text:p/>
          </draw:path>
          <draw:path draw:style-name="gr3" draw:text-style-name="P7" draw:layer="layout" svg:width="0.895cm" svg:height="2.362cm" svg:x="11.165cm" svg:y="0.813cm" svg:viewBox="0 0 896 2363" svg:d="M349 2168l-212-986-130 202c-7 9-7 11-7 13 0 3 13 14 13 16l68-105 228 1055c31 0 36 0 40-25l545-2298c0-6 2-15 2-20 0-11-7-20-18-20-18 0-20 13-22 27z">
            <text:p/>
          </draw:path>
          <draw:polygon draw:style-name="gr3" draw:text-style-name="P7" draw:layer="layout" svg:width="2.494cm" svg:height="0.042cm" svg:x="12.038cm" svg:y="0.813cm" svg:viewBox="0 0 2495 43" draw:points="1248,43 0,43 0,0 2495,0 2495,43">
            <text:p/>
          </draw:polygon>
          <draw:path draw:style-name="gr3" draw:text-style-name="P7" draw:layer="layout" svg:width="0.409cm" svg:height="0.678cm" svg:x="12.199cm" svg:y="1.037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01cm" svg:height="0.042cm" svg:x="12.95cm" svg:y="1.427cm" svg:viewBox="0 0 602 43" svg:d="M569 43c16 0 33 0 33-23 0-20-17-20-33-20h-535c-16 0-34 0-34 20 0 23 18 23 34 23z">
            <text:p/>
          </draw:path>
          <draw:path draw:style-name="gr3" draw:text-style-name="P7" draw:layer="layout" svg:width="0.492cm" svg:height="0.447cm" svg:x="13.881cm" svg:y="1.25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2.259cm" svg:height="0.042cm" svg:x="12.157cm" svg:y="2.092cm" svg:viewBox="0 0 2260 43" draw:points="1129,43 0,43 0,0 2260,0 2260,43">
            <text:p/>
          </draw:polygon>
          <draw:path draw:style-name="gr3" draw:text-style-name="P7" draw:layer="layout" svg:width="0.409cm" svg:height="0.678cm" svg:x="12.199cm" svg:y="2.37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55cm" svg:height="0.657cm" svg:x="12.923cm" svg:y="2.4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3.881cm" svg:y="2.59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514cm" svg:height="2.953cm" svg:x="14.567cm" svg:y="0.636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243" draw:id="id243">
          <svg:title>TexMaths</svg:title>
          <svg:desc>26§display§y = \tan^{-1}\left( \sqrt{ \frac{3 - 3\cos 2\theta }{3 + 3\cos 2\theta } }\ \right)§svg§600§FALSE§</svg:desc>
          <draw:polygon draw:style-name="gr2" draw:text-style-name="P6" draw:layer="layout" svg:width="11.201cm" svg:height="2.648cm" svg:x="5.753cm" svg:y="3.982cm" svg:viewBox="0 0 11202 2649" draw:points="5602,2649 0,2649 0,0 11202,0 11202,2649">
            <text:p/>
          </draw:polygon>
          <draw:path draw:style-name="gr3" draw:text-style-name="P7" draw:layer="layout" svg:width="0.423cm" svg:height="0.592cm" svg:x="5.734cm" svg:y="5.13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493cm" svg:y="5.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423cm" svg:y="4.974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7.8cm" svg:y="5.126cm" svg:viewBox="0 0 414 422" svg:d="M268 341c2 37 27 75 71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8.247cm" svg:y="5.13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796cm" svg:y="4.98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368cm" svg:y="4.73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77cm" svg:height="2.742cm" svg:x="10.075cm" svg:y="3.936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7" draw:layer="layout" svg:width="0.831cm" svg:height="2.193cm" svg:x="10.685cm" svg:y="4.077cm" svg:viewBox="0 0 832 2194" svg:d="M325 2013l-198-915-121 187c-6 9-6 11-6 13s12 12 12 14l63-98 212 980c29 0 33 0 38-23l505-2134c0-6 2-14 2-18 0-11-6-19-17-19-16 0-18 12-20 25z">
            <text:p/>
          </draw:path>
          <draw:polygon draw:style-name="gr3" draw:text-style-name="P7" draw:layer="layout" svg:width="4.69cm" svg:height="0.039cm" svg:x="11.496cm" svg:y="4.077cm" svg:viewBox="0 0 4691 40" draw:points="2346,40 0,40 0,0 4691,0 4691,40">
            <text:p/>
          </draw:polygon>
          <draw:path draw:style-name="gr3" draw:text-style-name="P7" draw:layer="layout" svg:width="0.38cm" svg:height="0.629cm" svg:x="11.646cm" svg:y="4.30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559cm" svg:height="0.039cm" svg:x="12.343cm" svg:y="4.67cm" svg:viewBox="0 0 560 40" svg:d="M528 40c15 0 32 0 32-21 0-19-17-19-32-19h-497c-14 0-31 0-31 19 0 21 17 21 31 21z">
            <text:p/>
          </draw:path>
          <draw:path draw:style-name="gr3" draw:text-style-name="P7" draw:layer="layout" svg:width="0.38cm" svg:height="0.629cm" svg:x="13.218cm" svg:y="4.30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0.421cm" svg:x="13.822cm" svg:y="4.50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221cm" svg:y="4.50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683cm" svg:y="4.50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211cm" svg:y="4.30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78cm" svg:height="0.656cm" svg:x="15.66cm" svg:y="4.27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olygon draw:style-name="gr3" draw:text-style-name="P7" draw:layer="layout" svg:width="4.471cm" svg:height="0.039cm" svg:x="11.606cm" svg:y="5.288cm" svg:viewBox="0 0 4472 40" draw:points="2236,40 0,40 0,0 4472,0 4472,40">
            <text:p/>
          </draw:polygon>
          <draw:path draw:style-name="gr3" draw:text-style-name="P7" draw:layer="layout" svg:width="0.38cm" svg:height="0.629cm" svg:x="11.646cm" svg:y="5.554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608cm" svg:height="0.61cm" svg:x="12.318cm" svg:y="5.629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8cm" svg:height="0.629cm" svg:x="13.218cm" svg:y="5.55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0.421cm" svg:x="13.822cm" svg:y="5.75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221cm" svg:y="5.75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683cm" svg:y="5.75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211cm" svg:y="5.55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78cm" svg:height="0.656cm" svg:x="15.66cm" svg:y="5.51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477cm" svg:height="2.742cm" svg:x="16.522cm" svg:y="3.936cm" svg:viewBox="0 0 478 2743" svg:d="M478 1370c0-341-43-690-189-1002-66-139-154-264-243-360-9-8-11-8-25-8-13 0-21 0-21 8 0 4 4 9 6 13 88 106 160 222 214 349 121 281 169 607 169 1000 0 389-46 732-181 1032-52 116-123 225-204 322-2 2-4 7-4 9 0 10 8 10 21 10 12 0 14 0 16-2 3-2 59-56 129-158 161-225 242-493 283-765 21-148 29-298 29-448z">
            <text:p/>
          </draw:path>
        </draw:g>
        <draw:g xml:id="id244" draw:id="id244">
          <svg:title>TexMaths</svg:title>
          <svg:desc>26§display§y = \tan^{-1}\left( \sqrt{ \frac{3( 1 - \cos 2\theta ) }{3( 1 + \cos 2\theta ) } }\ \right)§svg§600§FALSE§</svg:desc>
          <draw:polygon draw:style-name="gr2" draw:text-style-name="P6" draw:layer="layout" svg:width="11.76cm" svg:height="2.732cm" svg:x="5.754cm" svg:y="7.183cm" svg:viewBox="0 0 11761 2733" draw:points="5880,2733 0,2733 0,0 11761,0 11761,2733">
            <text:p/>
          </draw:polygon>
          <draw:path draw:style-name="gr3" draw:text-style-name="P7" draw:layer="layout" svg:width="0.423cm" svg:height="0.592cm" svg:x="5.735cm" svg:y="8.41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7" draw:layer="layout" svg:width="0.608cm" svg:height="0.215cm" svg:x="6.494cm" svg:y="8.4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424cm" svg:y="8.256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7.8cm" svg:y="8.408cm" svg:viewBox="0 0 414 422" svg:d="M268 341c2 37 27 75 71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8.248cm" svg:y="8.41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797cm" svg:y="8.264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369cm" svg:y="8.015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77cm" svg:height="2.742cm" svg:x="10.076cm" svg:y="7.218cm" svg:viewBox="0 0 478 2743" svg:d="M478 2733c0-3 0-5-6-11-87-106-160-222-214-351-121-279-169-605-169-1001 0-388 44-730 181-1029 52-116 123-225 204-324 2-2 4-5 4-9 0-8-6-8-20-8-13 0-15 0-17 2-2 0-58 56-129 156-160 225-241 493-283 765-21 148-29 298-29 447 0 341 44 691 189 1005 67 139 154 264 244 360 8 6 10 8 25 8 14 0 20 0 20-10z">
            <text:p/>
          </draw:path>
          <draw:path draw:style-name="gr3" draw:text-style-name="P7" draw:layer="layout" svg:width="0.831cm" svg:height="2.742cm" svg:x="10.685cm" svg:y="7.137cm" svg:viewBox="0 0 832 2743" svg:d="M127 1370l-121 240c-6 8-6 10-6 12s12 13 12 15l63-121 212 1227c27 0 33 0 37-23l508-2701c0-11-6-19-17-19-16 0-18 12-20 27l-471 2491z">
            <text:p/>
          </draw:path>
          <draw:polygon draw:style-name="gr3" draw:text-style-name="P7" draw:layer="layout" svg:width="5.249cm" svg:height="0.039cm" svg:x="11.497cm" svg:y="7.137cm" svg:viewBox="0 0 5250 40" draw:points="2625,40 0,40 0,0 5250,0 5250,40">
            <text:p/>
          </draw:polygon>
          <draw:path draw:style-name="gr3" draw:text-style-name="P7" draw:layer="layout" svg:width="0.38cm" svg:height="0.629cm" svg:x="11.646cm" svg:y="7.59cm" svg:viewBox="0 0 381 630" svg:d="M229 287c75-23 127-87 127-160 0-75-79-127-169-127-91 0-162 54-162 125 0 29 21 48 46 48 29 0 48-21 48-48 0-46-44-46-57-46 27-44 88-56 121-56 37 0 89 21 89 102 0 12-2 64-27 106-27 43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213cm" svg:height="0.914cm" svg:x="12.154cm" svg:y="7.513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03cm" svg:height="0.61cm" svg:x="12.501cm" svg:y="7.59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3.157cm" svg:y="7.952cm" svg:viewBox="0 0 560 40" svg:d="M528 40c15 0 32 0 32-21 0-19-17-19-32-19h-497c-14 0-31 0-31 19 0 21 17 21 31 21z">
            <text:p/>
          </draw:path>
          <draw:path draw:style-name="gr3" draw:text-style-name="P7" draw:layer="layout" svg:width="0.348cm" svg:height="0.421cm" svg:x="14.024cm" svg:y="7.79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425cm" svg:y="7.79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887cm" svg:y="7.7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415cm" svg:y="7.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78cm" svg:height="0.656cm" svg:x="15.865cm" svg:y="7.555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6.333cm" svg:y="7.513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olygon draw:style-name="gr3" draw:text-style-name="P7" draw:layer="layout" svg:width="5.031cm" svg:height="0.039cm" svg:x="11.607cm" svg:y="8.57cm" svg:viewBox="0 0 5032 40" draw:points="2515,40 0,40 0,0 5032,0 5032,40">
            <text:p/>
          </draw:polygon>
          <draw:path draw:style-name="gr3" draw:text-style-name="P7" draw:layer="layout" svg:width="0.38cm" svg:height="0.629cm" svg:x="11.646cm" svg:y="8.836cm" svg:viewBox="0 0 381 630" svg:d="M229 287c75-23 127-87 127-160 0-75-79-127-169-127-91 0-162 54-162 125 0 29 21 48 46 48 29 0 48-21 48-48 0-46-44-46-57-46 27-44 88-56 121-56 37 0 89 21 89 102 0 12-2 64-27 106-27 43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213cm" svg:height="0.914cm" svg:x="12.154cm" svg:y="8.759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03cm" svg:height="0.61cm" svg:x="12.501cm" svg:y="8.83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3.132cm" svg:y="8.91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48cm" svg:height="0.421cm" svg:x="14.024cm" svg:y="9.03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425cm" svg:y="9.0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887cm" svg:y="9.0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415cm" svg:y="8.83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78cm" svg:height="0.656cm" svg:x="15.865cm" svg:y="8.801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6.333cm" svg:y="8.759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7" draw:layer="layout" svg:width="0.477cm" svg:height="2.742cm" svg:x="17.082cm" svg:y="7.218cm" svg:viewBox="0 0 478 2743" svg:d="M478 1370c0-341-43-690-189-1002-66-139-154-264-243-360-9-8-11-8-25-8-13 0-21 0-21 8 0 4 4 9 6 13 88 106 160 222 214 349 121 281 169 607 169 1000 0 389-46 732-181 1032-52 116-123 224-204 322-2 2-4 6-4 9 0 10 8 10 21 10 12 0 14 0 16-2 3-2 59-56 129-158 161-225 242-493 283-765 21-148 29-298 29-448z">
            <text:p/>
          </draw:path>
        </draw:g>
        <draw:g xml:id="id241" draw:id="id241">
          <svg:title>TexMaths</svg:title>
          <svg:desc>26§display§\left[\  \text {Put } x = 3\cos 2\theta §svg§600§FALSE§</svg:desc>
          <draw:polygon draw:style-name="gr2" draw:text-style-name="P6" draw:layer="layout" svg:width="6.853cm" svg:height="0.822cm" svg:x="18.725cm" svg:y="3.893cm" svg:viewBox="0 0 6854 823" draw:points="3427,823 0,823 0,0 6854,0 6854,823">
            <text:p/>
          </draw:polygon>
          <draw:polygon draw:style-name="gr3" draw:text-style-name="P7" draw:layer="layout" svg:width="0.126cm" svg:height="0.914cm" svg:x="18.787cm" svg:y="3.847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27cm" svg:y="3.907cm" svg:viewBox="0 0 541 626" svg:d="M177 337h154c110 0 210-75 210-166 0-90-92-171-217-171h-324v29h23c71 0 71 11 71 42v484c0 34 0 42-71 42h-23v29c31-2 100-2 135-2 36 0 104 0 135 2v-29h-20c-71 0-73-8-73-42zM173 312v-248c0-29 2-35 45-35h81c146 0 146 96 146 142 0 43 0 141-146 141z">
            <text:p/>
          </draw:path>
          <draw:path draw:style-name="gr3" draw:text-style-name="P7" draw:layer="layout" svg:width="0.461cm" svg:height="0.415cm" svg:x="19.89cm" svg:y="4.128cm" svg:viewBox="0 0 462 416" svg:d="M329 333v83l133-10v-30c-65 0-71-6-71-50v-326l-135 10v30c64 0 70 6 70 49v165c0 79-43 141-110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384cm" svg:y="3.97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57cm" svg:height="0.415cm" svg:x="21.054cm" svg:y="4.128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7" draw:layer="layout" svg:width="0.608cm" svg:height="0.215cm" svg:x="21.855cm" svg:y="4.1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22.805cm" svg:y="3.92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s-108-16-141-71c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0.421cm" svg:x="23.408cm" svg:y="4.124cm" svg:viewBox="0 0 349 422" svg:d="M77 212c0-150 75-189 123-189 8 0 66 0 99 33-39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23.807cm" svg:y="4.12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24.269cm" svg:y="4.124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65cm" svg:height="0.61cm" svg:x="24.797cm" svg:y="3.9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77cm" svg:height="0.656cm" svg:x="25.247cm" svg:y="3.889cm" svg:viewBox="0 0 378 657" svg:d="M378 187c0-60-16-187-110-187-127 0-268 258-268 468 0 87 27 189 110 189 129 0 268-264 268-470zM98 314c14-58 33-133 70-198 25-45 59-95 100-95 46 0 50 58 50 110 0 46-6 92-29 183zM281 343c-11 42-29 121-65 185-31 63-66 108-106 108-31 0-50-27-50-112 0-37 7-91 29-181z">
            <text:p/>
          </draw:path>
        </draw:g>
        <draw:g xml:id="id242" draw:id="id242">
          <svg:title>TexMaths</svg:title>
          <svg:desc>26§display§\therefore  \left \ \ \theta = \frac{1}{2}  \cos^{-1}\left( \frac{x}{3} \right) \right]§svg§600§FALSE§</svg:desc>
          <draw:polygon draw:style-name="gr2" draw:text-style-name="P6" draw:layer="layout" svg:width="8.434cm" svg:height="2.101cm" svg:x="18.748cm" svg:y="5.089cm" svg:viewBox="0 0 8435 2102" draw:points="4218,2102 0,2102 0,0 8435,0 8435,2102">
            <text:p/>
          </draw:polygon>
          <draw:path draw:style-name="gr3" draw:text-style-name="P7" draw:layer="layout" svg:width="0.554cm" svg:height="0.494cm" svg:x="18.729cm" svg:y="5.943cm" svg:viewBox="0 0 555 495" svg:d="M327 48c0-25-23-48-48-48-27 0-50 23-50 48 0 27 23 50 50 50 25 0 48-21 48-50zM555 445c0-25-21-48-48-48s-49 23-49 48c0 27 22 50 49 50s48-23 48-50zM98 445c0-25-23-48-50-48-25 0-48 23-48 48 0 27 23 50 48 50 27 0 50-23 50-50z">
            <text:p/>
          </draw:path>
          <draw:path draw:style-name="gr3" draw:text-style-name="P7" draw:layer="layout" svg:width="0.378cm" svg:height="0.656cm" svg:x="20.322cm" svg:y="5.72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608cm" svg:height="0.215cm" svg:x="21.044cm" svg:y="6.03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cm" svg:x="22.148cm" svg:y="5.14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459cm" svg:height="0.039cm" svg:x="22.065cm" svg:y="6.12cm" svg:viewBox="0 0 460 40" draw:points="229,40 0,40 0,0 460,0 460,40">
            <text:p/>
          </draw:polygon>
          <draw:path draw:style-name="gr3" draw:text-style-name="P7" draw:layer="layout" svg:width="0.365cm" svg:height="0.61cm" svg:x="22.111cm" svg:y="6.38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8cm" svg:height="0.421cm" svg:x="22.816cm" svg:y="5.958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407cm" svg:height="0.421cm" svg:x="23.217cm" svg:y="5.95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3.677cm" svg:y="5.958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434cm" svg:height="0.032cm" svg:x="24.076cm" svg:y="5.81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648cm" svg:y="5.565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348cm" svg:height="1.644cm" svg:x="25.305cm" svg:y="5.318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7" draw:layer="layout" svg:width="0.457cm" svg:height="0.415cm" svg:x="25.823cm" svg:y="5.34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olygon draw:style-name="gr3" draw:text-style-name="P7" draw:layer="layout" svg:width="0.523cm" svg:height="0.039cm" svg:x="25.796cm" svg:y="6.12cm" svg:viewBox="0 0 524 40" draw:points="262,40 0,40 0,0 524,0 524,40">
            <text:p/>
          </draw:polygon>
          <draw:path draw:style-name="gr3" draw:text-style-name="P7" draw:layer="layout" svg:width="0.38cm" svg:height="0.629cm" svg:x="25.867cm" svg:y="6.38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1.644cm" svg:x="26.461cm" svg:y="5.318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  <draw:polygon draw:style-name="gr3" draw:text-style-name="P7" draw:layer="layout" svg:width="0.242cm" svg:height="2.193cm" svg:x="26.988cm" svg:y="5.043cm" svg:viewBox="0 0 243 2194" draw:points="191,2144 0,2144 0,2194 243,2194 243,0 0,0 0,50 191,50">
            <text:p/>
          </draw:polygon>
        </draw:g>
        <draw:g xml:id="id245" draw:id="id245">
          <svg:title>TexMaths</svg:title>
          <svg:desc>26§display§y = \tan^{-1}\left( \sqrt{ \frac{ 2\sin^2 \theta }{ 2\cos^2 \theta } }\ \right)§svg§600§FALSE§</svg:desc>
          <draw:polygon draw:style-name="gr2" draw:text-style-name="P6" draw:layer="layout" svg:width="9.682cm" svg:height="3.199cm" svg:x="5.756cm" svg:y="10.482cm" svg:viewBox="0 0 9683 3200" draw:points="4840,3200 0,3200 0,0 9683,0 9683,3200">
            <text:p/>
          </draw:polygon>
          <draw:path draw:style-name="gr3" draw:text-style-name="P7" draw:layer="layout" svg:width="0.423cm" svg:height="0.592cm" svg:x="5.737cm" svg:y="11.905cm" svg:viewBox="0 0 424 593" svg:d="M420 56c4-12 4-14 4-21 0-16-14-25-27-25-10 0-25 5-33 19-2 4-8 33-12 50-7 23-13 48-19 73l-42 166c-2 13-41 77-102 77-48 0-58-39-58-75 0-41 17-97 48-178 14-38 17-48 17-67 0-42-30-75-75-75-88 0-121 133-121 142 0 8 8 8 10 8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7" draw:layer="layout" svg:width="0.608cm" svg:height="0.215cm" svg:x="6.496cm" svg:y="11.97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426cm" svg:y="11.747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7.802cm" svg:y="11.899cm" svg:viewBox="0 0 414 422" svg:d="M268 341c2 38 27 75 71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461cm" svg:height="0.405cm" svg:x="8.25cm" svg:y="11.905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8.799cm" svg:y="11.75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371cm" svg:y="11.508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7" draw:layer="layout" svg:width="0.504cm" svg:height="1.655cm" svg:x="10.128cm" svg:y="10.436cm" svg:viewBox="0 0 505 1656" svg:d="M77 1656c19 0 25 0 25-12 2-643 77-1176 397-1623 6-9 6-11 6-13 0-8-6-8-20-8-15 0-17 0-19 2-4 2-121 135-212 321-123 241-198 518-231 851-4 29-23 218-23 437v35c0 10 6 10 25 10z">
            <text:p/>
          </draw:path>
          <draw:path draw:style-name="gr3" draw:text-style-name="P7" draw:layer="layout" svg:width="0.504cm" svg:height="1.655cm" svg:x="10.128cm" svg:y="12.072cm" svg:viewBox="0 0 505 1656" svg:d="M25 0c-19 0-25 0-25 10v36c0 560 100 886 129 980 62 202 164 416 316 605 15 17 19 21 23 23 0 0 2 2 17 2 14 0 20 0 20-10 0-2 0-2-6-10-303-425-397-933-397-1624 0-12-6-12-25-12z">
            <text:p/>
          </draw:path>
          <draw:path draw:style-name="gr3" draw:text-style-name="P7" draw:layer="layout" svg:width="0.831cm" svg:height="2.744cm" svg:x="10.764cm" svg:y="10.459cm" svg:viewBox="0 0 832 2745" svg:d="M127 1371l-121 240c-6 8-6 10-6 12s12 13 12 15l63-121 212 1228c27 0 33 0 37-23l508-2703c0-11-6-19-17-19-16 0-18 12-20 27l-471 2493z">
            <text:p/>
          </draw:path>
          <draw:polygon draw:style-name="gr3" draw:text-style-name="P7" draw:layer="layout" svg:width="3.069cm" svg:height="0.039cm" svg:x="11.576cm" svg:y="10.459cm" svg:viewBox="0 0 3070 40" draw:points="1535,40 0,40 0,0 3070,0 3070,40">
            <text:p/>
          </draw:polygon>
          <draw:path draw:style-name="gr3" draw:text-style-name="P7" draw:layer="layout" svg:width="0.365cm" svg:height="0.611cm" svg:x="11.782cm" svg:y="11.081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301cm" svg:height="0.421cm" svg:x="12.376cm" svg:y="11.281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97cm" svg:height="0.613cm" svg:x="12.736cm" svg:y="11.07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2.988cm" svg:y="11.28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4cm" svg:height="0.426cm" svg:x="13.508cm" svg:y="10.88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78cm" svg:height="0.657cm" svg:x="14.068cm" svg:y="11.046cm" svg:viewBox="0 0 379 658" svg:d="M379 187c0-60-15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olygon draw:style-name="gr3" draw:text-style-name="P7" draw:layer="layout" svg:width="2.851cm" svg:height="0.039cm" svg:x="11.686cm" svg:y="12.063cm" svg:viewBox="0 0 2852 40" draw:points="1425,40 0,40 0,0 2852,0 2852,40">
            <text:p/>
          </draw:polygon>
          <draw:path draw:style-name="gr3" draw:text-style-name="P7" draw:layer="layout" svg:width="0.365cm" svg:height="0.611cm" svg:x="11.732cm" svg:y="12.32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348cm" svg:height="0.421cm" svg:x="12.327cm" svg:y="12.527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07cm" svg:height="0.421cm" svg:x="12.72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1cm" svg:height="0.421cm" svg:x="13.18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4cm" svg:height="0.426cm" svg:x="13.558cm" svg:y="12.24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78cm" svg:height="0.657cm" svg:x="14.12cm" svg:y="12.292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7" draw:layer="layout" svg:width="0.504cm" svg:height="1.655cm" svg:x="14.979cm" svg:y="10.436cm" svg:viewBox="0 0 505 1656" svg:d="M505 1611c0-560-99-887-129-980-62-204-164-419-316-606-14-17-18-21-20-23-3-2-5-2-19-2-13 0-21 0-21 8 0 2 0 4 12 21 319 445 392 995 392 1615 0 12 6 12 24 12h52c19 0 25 0 25-10z">
            <text:p/>
          </draw:path>
          <draw:path draw:style-name="gr3" draw:text-style-name="P7" draw:layer="layout" svg:width="0.504cm" svg:height="1.655cm" svg:x="14.979cm" svg:y="12.072cm" svg:viewBox="0 0 505 1656" svg:d="M505 10c0-10-6-10-25-10h-52c-18 0-24 0-24 12 0 94 0 313-25 542-50 472-171 801-373 1082-6 8-6 8-6 10 0 10 8 10 21 10 14 0 16 0 19-2 4-2 120-137 212-320 122-242 197-520 233-853 2-27 20-219 20-4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9" anim:sub-item="text" smil:attributeName="visibility" smil:to="visible"/>
                  <anim:animate smil:dur="0.5s" smil:fill="hold" smil:targetElement="id239" anim:sub-item="text" smil:attributeName="width" smil:values="width*0.05;width" smil:keyTimes="0;1"/>
                  <anim:animate smil:dur="0.5s" smil:fill="hold" smil:targetElement="id239" anim:sub-item="text" smil:attributeName="height" smil:values="height;height" smil:keyTimes="0;1"/>
                  <anim:animate smil:dur="0.5s" smil:fill="hold" smil:targetElement="id239" anim:sub-item="text" smil:attributeName="x" smil:values="x-.2;x" smil:keyTimes="0;1"/>
                  <anim:animate smil:dur="0.5s" smil:fill="hold" smil:targetElement="id239" anim:sub-item="text" smil:attributeName="y" smil:values="y;y" smil:keyTimes="0;1"/>
                  <anim:transitionFilter smil:dur="0.5s" smil:targetElement="id2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text:style-name="P4"><text:span text:style-name="T19"><text:tab/></text:span><text:span text:style-name="T19"><text:tab/></text:span><text:span text:style-name="T14"><text:line-break/></text:span><text:span text:style-name="T6"><text:tab/></text:span><text:span text:style-name="T6"> <text:s text:c="2"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246" draw:id="id246">
          <svg:title>TexMaths</svg:title>
          <svg:desc>28§display§y = \tan^{-1}\left( \sqrt{ \tan^2 \theta }\ \right) = \tan^{-1}\left( \tan \theta \right)§svg§600§FALSE§</svg:desc>
          <draw:polygon draw:style-name="gr2" draw:text-style-name="P6" draw:layer="layout" svg:width="16.072cm" svg:height="1.672cm" svg:x="2.657cm" svg:y="0.687cm" svg:viewBox="0 0 16073 1673" draw:points="8037,1673 0,1673 0,0 16073,0 16073,1673">
            <text:p/>
          </draw:polygon>
          <draw:path draw:style-name="gr3" draw:text-style-name="P7" draw:layer="layout" svg:width="0.456cm" svg:height="0.637cm" svg:x="2.637cm" svg:y="1.335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3" draw:text-style-name="P7" draw:layer="layout" svg:width="0.655cm" svg:height="0.232cm" svg:x="3.455cm" svg:y="1.4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456cm" svg:y="1.16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4.861cm" svg:y="1.328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5-90-85 0-54 43-136 204-141z">
            <text:p/>
          </draw:path>
          <draw:path draw:style-name="gr3" draw:text-style-name="P7" draw:layer="layout" svg:width="0.496cm" svg:height="0.436cm" svg:x="5.343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5.934cm" svg:y="1.17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55cm" svg:y="0.90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375cm" svg:height="1.771cm" svg:x="7.256cm" svg:y="0.638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3" draw:text-style-name="P7" draw:layer="layout" svg:width="0.897cm" svg:height="1.182cm" svg:x="7.775cm" svg:y="0.685cm" svg:viewBox="0 0 898 1183" svg:d="M309 1183c31 0 31 0 43-20l539-1125c7-13 7-16 7-18 0-11-9-20-20-20-13 0-16 9-22 20l-509 1060-210-489-137 106 16 15 69-53z">
            <text:p/>
          </draw:path>
          <draw:polygon draw:style-name="gr3" draw:text-style-name="P7" draw:layer="layout" svg:width="2.517cm" svg:height="0.042cm" svg:x="8.651cm" svg:y="0.685cm" svg:viewBox="0 0 2518 43" draw:points="1259,43 0,43 0,0 2518,0 2518,43">
            <text:p/>
          </draw:polygon>
          <draw:path draw:style-name="gr3" draw:text-style-name="P7" draw:layer="layout" svg:width="0.308cm" svg:height="0.617cm" svg:x="8.669cm" svg:y="1.16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9.074cm" svg:y="1.32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9.558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0.116cm" svg:y="0.949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0.718cm" svg:y="1.07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7" draw:layer="layout" svg:width="0.375cm" svg:height="1.771cm" svg:x="11.532cm" svg:y="0.638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3" draw:text-style-name="P7" draw:layer="layout" svg:width="0.655cm" svg:height="0.232cm" svg:x="12.412cm" svg:y="1.4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3.413cm" svg:y="1.16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3.818cm" svg:y="1.32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14.302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4.891cm" svg:y="1.17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5.507cm" svg:y="0.90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6.134cm" svg:y="1.0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08cm" svg:height="0.617cm" svg:x="16.439cm" svg:y="1.16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6.845cm" svg:y="1.32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17.326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8.047cm" svg:y="1.07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7" draw:layer="layout" svg:width="0.23cm" svg:height="0.985cm" svg:x="18.551cm" svg:y="1.032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</draw:g>
        <draw:g xml:id="id248" draw:id="id24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2.645cm" svg:y="4.881cm" svg:viewBox="0 0 6272 607" draw:points="3136,607 0,607 0,0 6272,0 6272,607">
            <text:p/>
          </draw:polygon>
          <draw:path draw:style-name="gr3" draw:text-style-name="P7" draw:layer="layout" svg:width="0.662cm" svg:height="0.673cm" svg:x="2.629cm" svg:y="4.8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3.379cm" svg:y="4.8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3.646cm" svg:y="4.8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28cm" svg:y="5.4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4.934cm" svg:y="5.0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72cm" svg:y="5.4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267cm" svg:y="5.0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739cm" svg:y="5.4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279cm" svg:y="4.9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696cm" svg:y="5.4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24cm" svg:y="5.0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8.86cm" svg:y="5.421cm" svg:viewBox="0 0 108 108" svg:d="M108 54c0-29-25-54-54-54s-54 25-54 54 25 54 54 54 54-25 54-54z">
            <text:p/>
          </draw:path>
        </draw:g>
        <draw:g xml:id="id249" draw:id="id249">
          <svg:title>TexMaths</svg:title>
          <svg:desc>28§display§\frac{dy}{dx} = \frac{1}{2} \frac{d}{dx}\left[ \cos^{-1}\left( \frac{x}{3}  \right) \right] = §svg§600§FALSE§</svg:desc>
          <draw:polygon draw:style-name="gr2" draw:text-style-name="P6" draw:layer="layout" svg:width="11.036cm" svg:height="1.947cm" svg:x="2.752cm" svg:y="6.225cm" svg:viewBox="0 0 11037 1948" draw:points="5518,1948 0,1948 0,0 11037,0 11037,1948">
            <text:p/>
          </draw:polygon>
          <draw:path draw:style-name="gr3" draw:text-style-name="P7" draw:layer="layout" svg:width="0.469cm" svg:height="0.696cm" svg:x="2.766cm" svg:y="6.17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65cm" svg:y="6.42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2.703cm" svg:y="7.258cm" svg:viewBox="0 0 1078 43" draw:points="538,43 0,43 0,0 1078,0 1078,43">
            <text:p/>
          </draw:polygon>
          <draw:path draw:style-name="gr3" draw:text-style-name="P7" draw:layer="layout" svg:width="0.469cm" svg:height="0.696cm" svg:x="2.743cm" svg:y="7.518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43cm" svg:y="7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24cm" svg:y="7.1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5.414cm" svg:y="6.20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5.326cm" svg:y="7.258cm" svg:viewBox="0 0 495 43" draw:points="246,43 0,43 0,0 495,0 495,43">
            <text:p/>
          </draw:polygon>
          <draw:path draw:style-name="gr3" draw:text-style-name="P7" draw:layer="layout" svg:width="0.393cm" svg:height="0.657cm" svg:x="5.376cm" svg:y="7.54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69cm" svg:height="0.696cm" svg:x="6.375cm" svg:y="6.176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7cm" svg:height="0.042cm" svg:x="6.054cm" svg:y="7.258cm" svg:viewBox="0 0 1078 43" draw:points="538,43 0,43 0,0 1078,0 1078,43">
            <text:p/>
          </draw:polygon>
          <draw:path draw:style-name="gr3" draw:text-style-name="P7" draw:layer="layout" svg:width="0.469cm" svg:height="0.696cm" svg:x="6.095cm" svg:y="7.518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6.594cm" svg:y="7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225cm" svg:height="1.771cm" svg:x="7.634cm" svg:y="6.393cm" svg:viewBox="0 0 226 1772" draw:points="0,1772 226,1772 226,1727 47,1727 47,47 226,47 226,0 0,0">
            <text:p/>
          </draw:polygon>
          <draw:path draw:style-name="gr3" draw:text-style-name="P7" draw:layer="layout" svg:width="0.375cm" svg:height="0.454cm" svg:x="7.909cm" svg:y="7.08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342cm" svg:y="7.0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839cm" svg:y="7.08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269cm" svg:y="6.92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885cm" svg:y="6.66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375cm" svg:height="1.771cm" svg:x="10.591cm" svg:y="6.393cm" svg:viewBox="0 0 376 1772" svg:d="M332 1763c2 0 11 9 11 9h22c2 0 11 0 11-9 0-5-2-7-4-9-36-36-90-90-150-197-108-191-146-435-146-670 0-437 123-694 298-869 2-2 2-7 2-9 0-9-6-9-18-9-13 0-15 0-24 9-94 81-200 217-269 425-43 130-65 287-65 451 0 235 43 499 197 728 27 38 65 78 65 78 9 13 23 29 31 36z">
            <text:p/>
          </draw:path>
          <draw:path draw:style-name="gr3" draw:text-style-name="P7" draw:layer="layout" svg:width="0.492cm" svg:height="0.447cm" svg:x="11.149cm" svg:y="6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564cm" svg:height="0.042cm" svg:x="11.119cm" svg:y="7.258cm" svg:viewBox="0 0 565 43" draw:points="282,43 0,43 0,0 565,0 565,43">
            <text:p/>
          </draw:polygon>
          <draw:path draw:style-name="gr3" draw:text-style-name="P7" draw:layer="layout" svg:width="0.409cm" svg:height="0.678cm" svg:x="11.198cm" svg:y="7.54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75cm" svg:height="1.771cm" svg:x="11.836cm" svg:y="6.393cm" svg:viewBox="0 0 376 1772" svg:d="M376 885c0-283-67-583-262-804-13-16-49-54-74-74-6-7-9-7-22-7-9 0-18 0-18 9 0 4 4 9 7 11 33 34 87 88 148 197 107 188 145 432 145 668 0 427-119 689-296 869-2 2-4 6-4 9 0 9 9 9 18 9 13 0 16 0 25-7 94-81 199-217 268-426 43-134 65-295 65-454z">
            <text:p/>
          </draw:path>
          <draw:polygon draw:style-name="gr3" draw:text-style-name="P7" draw:layer="layout" svg:width="0.225cm" svg:height="1.771cm" svg:x="12.405cm" svg:y="6.393cm" svg:viewBox="0 0 226 1772" draw:points="179,1727 0,1727 0,1772 226,1772 226,0 0,0 0,47 179,47">
            <text:p/>
          </draw:polygon>
          <draw:path draw:style-name="gr3" draw:text-style-name="P7" draw:layer="layout" svg:width="0.655cm" svg:height="0.232cm" svg:x="13.183cm" svg:y="7.164cm" svg:viewBox="0 0 656 233" svg:d="M623 40c15 0 33 0 33-20s-18-20-31-20h-591c-16 0-34 0-34 20s18 20 34 20zM625 233c13 0 31 0 31-20s-18-20-33-20h-589c-16 0-34 0-34 20s18 20 34 20z">
            <text:p/>
          </draw:path>
        </draw:g>
        <draw:g xml:id="id247" draw:id="id247">
          <svg:title>TexMaths</svg:title>
          <svg:desc>28§display§y = \theta = \frac{1}{2}  \cos^{-1}\left( \frac{x}{3} \right)§svg§600§FALSE§</svg:desc>
          <draw:polygon draw:style-name="gr2" draw:text-style-name="P6" draw:layer="layout" svg:width="8.761cm" svg:height="1.922cm" svg:x="2.658cm" svg:y="2.588cm" svg:viewBox="0 0 8762 1923" draw:points="4382,1923 0,1923 0,0 8762,0 8762,1923">
            <text:p/>
          </draw:polygon>
          <draw:path draw:style-name="gr3" draw:text-style-name="P7" draw:layer="layout" svg:width="0.456cm" svg:height="0.638cm" svg:x="2.638cm" svg:y="3.42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4 0 204-90 231-202z">
            <text:p/>
          </draw:path>
          <draw:path draw:style-name="gr3" draw:text-style-name="P7" draw:layer="layout" svg:width="0.655cm" svg:height="0.232cm" svg:x="3.456cm" svg:y="3.5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7cm" svg:height="0.707cm" svg:x="4.479cm" svg:y="3.167cm" svg:viewBox="0 0 408 708" svg:d="M408 202c0-65-18-202-119-202-137 0-289 278-289 504 0 95 29 204 119 204 139 0 289-284 289-506zM105 338c16-62 36-143 76-212 27-50 63-104 108-104 49 0 54 63 54 119 0 50-7 99-32 197zM302 370c-11 45-31 130-69 199-34 68-72 117-114 117-34 0-54-29-54-121 0-40 7-99 31-195z">
            <text:p/>
          </draw:path>
          <draw:path draw:style-name="gr3" draw:text-style-name="P7" draw:layer="layout" svg:width="0.655cm" svg:height="0.232cm" svg:x="5.257cm" svg:y="3.5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6.446cm" svg:y="2.539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0.494cm" svg:height="0.042cm" svg:x="6.359cm" svg:y="3.595cm" svg:viewBox="0 0 495 43" draw:points="246,43 0,43 0,0 495,0 495,43">
            <text:p/>
          </draw:polygon>
          <draw:path draw:style-name="gr3" draw:text-style-name="P7" draw:layer="layout" svg:width="0.393cm" svg:height="0.658cm" svg:x="6.408cm" svg:y="3.88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7" draw:layer="layout" svg:width="0.375cm" svg:height="0.454cm" svg:x="7.166cm" svg:y="3.42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7.598cm" svg:y="3.42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8.095cm" svg:y="3.4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8.525cm" svg:y="3.26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9.141cm" svg:y="2.996cm" svg:viewBox="0 0 253 460" svg:d="M157 20c0-20-2-20-20-20-45 43-108 45-137 45v24c16 0 63 0 101-20v355c0 22 0 31-70 31h-27v25c14 0 99-3 124-3 22 0 109 3 125 3v-25h-27c-69 0-69-9-69-31z">
            <text:p/>
          </draw:path>
          <draw:path draw:style-name="gr3" draw:text-style-name="P7" draw:layer="layout" svg:width="0.375cm" svg:height="1.772cm" svg:x="9.849cm" svg:y="2.73cm" svg:viewBox="0 0 376 1773" svg:d="M332 1764c2 0 11 9 11 9h22c2 0 11 0 11-9 0-4-2-7-4-9-36-36-90-89-150-197-108-191-146-435-146-670 0-437 123-695 298-870 2-2 2-7 2-9 0-9-6-9-18-9-13 0-15 0-24 9-94 81-200 217-269 426-43 130-65 287-65 450 0 236 43 500 197 729 27 38 65 78 65 78 9 14 23 30 31 36z">
            <text:p/>
          </draw:path>
          <draw:path draw:style-name="gr3" draw:text-style-name="P7" draw:layer="layout" svg:width="0.492cm" svg:height="0.447cm" svg:x="10.405cm" svg:y="2.7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3 7-43 18-88z">
            <text:p/>
          </draw:path>
          <draw:polygon draw:style-name="gr3" draw:text-style-name="P7" draw:layer="layout" svg:width="0.564cm" svg:height="0.042cm" svg:x="10.378cm" svg:y="3.595cm" svg:viewBox="0 0 565 43" draw:points="282,43 0,43 0,0 565,0 565,43">
            <text:p/>
          </draw:polygon>
          <draw:path draw:style-name="gr3" draw:text-style-name="P7" draw:layer="layout" svg:width="0.409cm" svg:height="0.678cm" svg:x="10.454cm" svg:y="3.8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375cm" svg:height="1.772cm" svg:x="11.093cm" svg:y="2.73cm" svg:viewBox="0 0 376 1773" svg:d="M376 885c0-282-67-582-262-804-13-16-49-54-74-74-6-7-9-7-22-7-9 0-18 0-18 9 0 4 4 9 7 11 33 34 87 88 148 197 107 189 145 433 145 668 0 429-119 691-296 870-2 2-4 7-4 9 0 9 9 9 18 9 13 0 16 0 25-7 94-80 199-217 268-425 43-135 65-296 65-456z">
            <text:p/>
          </draw:path>
        </draw:g>
        <draw:g xml:id="id251" draw:id="id251">
          <svg:title>TexMaths</svg:title>
          <svg:desc>28§display§\frac{dy}{dx} = - \frac{1}{2} \times \frac{1}{ \sqrt{ \frac{9 - x^2}{9}} } \times \frac{1}{3} = §svg§600§FALSE§</svg:desc>
          <draw:polygon draw:style-name="gr2" draw:text-style-name="P6" draw:layer="layout" svg:width="11.31cm" svg:height="2.952cm" svg:x="2.752cm" svg:y="9.526cm" svg:viewBox="0 0 11311 2953" draw:points="5656,2953 0,2953 0,0 11311,0 11311,2953">
            <text:p/>
          </draw:polygon>
          <draw:path draw:style-name="gr3" draw:text-style-name="P7" draw:layer="layout" svg:width="0.469cm" svg:height="0.695cm" svg:x="2.766cm" svg:y="9.477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3.265cm" svg:y="9.72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olygon draw:style-name="gr3" draw:text-style-name="P7" draw:layer="layout" svg:width="1.076cm" svg:height="0.042cm" svg:x="2.703cm" svg:y="10.559cm" svg:viewBox="0 0 1077 43" draw:points="538,43 0,43 0,0 1077,0 1077,43">
            <text:p/>
          </draw:polygon>
          <draw:path draw:style-name="gr3" draw:text-style-name="P7" draw:layer="layout" svg:width="0.469cm" svg:height="0.695cm" svg:x="2.743cm" svg:y="10.818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3.243cm" svg:y="11.0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7" draw:layer="layout" svg:width="0.655cm" svg:height="0.232cm" svg:x="4.224cm" svg:y="10.4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5.29cm" svg:y="10.559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6.179cm" svg:y="9.50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6.092cm" svg:y="10.559cm" svg:viewBox="0 0 495 43" draw:points="246,43 0,43 0,0 495,0 495,43">
            <text:p/>
          </draw:polygon>
          <draw:path draw:style-name="gr3" draw:text-style-name="P7" draw:layer="layout" svg:width="0.393cm" svg:height="0.657cm" svg:x="6.141cm" svg:y="10.84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7" draw:layer="layout" svg:width="0.476cm" svg:height="0.476cm" svg:x="7.064cm" svg:y="10.341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7" draw:layer="layout" svg:width="0.326cm" svg:height="0.657cm" svg:x="9.394cm" svg:y="9.50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059cm" svg:height="0.042cm" svg:x="8.023cm" svg:y="10.559cm" svg:viewBox="0 0 3060 43" draw:points="1530,43 0,43 0,0 3060,0 3060,43">
            <text:p/>
          </draw:polygon>
          <draw:path draw:style-name="gr3" draw:text-style-name="P7" draw:layer="layout" svg:width="0.897cm" svg:height="1.772cm" svg:x="8.13cm" svg:y="10.756cm" svg:viewBox="0 0 898 1773" svg:d="M349 1626l-212-739-137 161 16 13 67-78 226 790c34 0 34 0 43-24l542-1709c4-15 4-20 4-20 0-11-9-20-20-20-16 0-18 13-22 25z">
            <text:p/>
          </draw:path>
          <draw:polygon draw:style-name="gr3" draw:text-style-name="P7" draw:layer="layout" svg:width="2.075cm" svg:height="0.042cm" svg:x="9.006cm" svg:y="10.756cm" svg:viewBox="0 0 2076 43" draw:points="1037,43 0,43 0,0 2076,0 2076,43">
            <text:p/>
          </draw:polygon>
          <draw:path draw:style-name="gr3" draw:text-style-name="P7" draw:layer="layout" svg:width="0.317cm" svg:height="0.471cm" svg:x="9.161cm" svg:y="11.123cm" svg:viewBox="0 0 318 472" svg:d="M253 253c0 172-85 197-128 197-15 0-51 0-71-22 29-3 31-25 31-32 0-18-11-33-31-33-23 0-34 13-34 33 0 47 38 76 105 76 101 0 193-91 193-239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3" draw:text-style-name="P7" draw:layer="layout" svg:width="0.467cm" svg:height="0.035cm" svg:x="9.591cm" svg:y="11.389cm" svg:viewBox="0 0 468 36" svg:d="M441 36c9 0 27 0 27-18s-16-18-27-18h-414c-11 0-27 0-27 18s16 18 27 18z">
            <text:p/>
          </draw:path>
          <draw:path draw:style-name="gr3" draw:text-style-name="P7" draw:layer="layout" svg:width="0.371cm" svg:height="0.312cm" svg:x="10.164cm" svg:y="11.275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45cm" svg:height="0.328cm" svg:x="10.623cm" svg:y="11.056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  <draw:polygon draw:style-name="gr3" draw:text-style-name="P7" draw:layer="layout" svg:width="1.838cm" svg:height="0.042cm" svg:x="9.125cm" svg:y="11.701cm" svg:viewBox="0 0 1839 43" draw:points="921,43 0,43 0,0 1839,0 1839,43">
            <text:p/>
          </draw:polygon>
          <draw:path draw:style-name="gr3" draw:text-style-name="P7" draw:layer="layout" svg:width="0.317cm" svg:height="0.471cm" svg:x="9.884cm" svg:y="11.848cm" svg:viewBox="0 0 318 472" svg:d="M253 253c0 172-85 197-128 197-15 0-51 0-71-22 29-3 31-25 31-32 0-18-11-33-31-33-23 0-34 13-34 33 0 47 38 76 105 76 101 0 193-91 193-239 0-173-76-233-157-233-22 0-69 4-109 43-25 22-52 49-52 112 0 87 69 152 152 152 54 0 85-36 101-67zM155 289c-27 0-52-9-72-43-16-24-16-53-16-91 0-41 0-68 20-97 16-24 38-38 74-38s59 23 70 40c18 30 20 77 20 101 0 90-52 128-96 128z">
            <text:p/>
          </draw:path>
          <draw:path draw:style-name="gr3" draw:text-style-name="P7" draw:layer="layout" svg:width="0.476cm" svg:height="0.476cm" svg:x="11.562cm" svg:y="10.341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7" draw:layer="layout" svg:width="0.326cm" svg:height="0.657cm" svg:x="12.606cm" svg:y="9.50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2.518cm" svg:y="10.559cm" svg:viewBox="0 0 495 43" draw:points="246,43 0,43 0,0 495,0 495,43">
            <text:p/>
          </draw:polygon>
          <draw:path draw:style-name="gr3" draw:text-style-name="P7" draw:layer="layout" svg:width="0.409cm" svg:height="0.677cm" svg:x="12.561cm" svg:y="10.845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655cm" svg:height="0.232cm" svg:x="13.457cm" svg:y="10.464cm" svg:viewBox="0 0 656 233" svg:d="M623 40c15 0 33 0 33-20s-18-20-31-20h-591c-16 0-34 0-34 20s18 20 34 20zM625 233c13 0 31 0 31-20s-18-20-33-20h-589c-16 0-34 0-34 20s18 20 34 20z">
            <text:p/>
          </draw:path>
        </draw:g>
        <draw:g xml:id="id253" draw:id="id253">
          <svg:title>TexMaths</svg:title>
          <svg:desc>28§display§\frac{dy}{dx} = - \frac{1}{ 2 \sqrt{ 9 - x^2 }}§svg§600§FALSE§</svg:desc>
          <draw:polygon draw:style-name="gr2" draw:text-style-name="P6" draw:layer="layout" svg:width="7.301cm" svg:height="2.168cm" svg:x="2.853cm" svg:y="12.727cm" svg:viewBox="0 0 7302 2169" draw:points="3651,2169 0,2169 0,0 7302,0 7302,2169">
            <text:p/>
          </draw:polygon>
          <draw:path draw:style-name="gr3" draw:text-style-name="P7" draw:layer="layout" svg:width="0.469cm" svg:height="0.696cm" svg:x="2.867cm" svg:y="12.67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3.366cm" svg:y="12.927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2.804cm" svg:y="13.76cm" svg:viewBox="0 0 1077 43" draw:points="538,43 0,43 0,0 1077,0 1077,43">
            <text:p/>
          </draw:polygon>
          <draw:path draw:style-name="gr3" draw:text-style-name="P7" draw:layer="layout" svg:width="0.469cm" svg:height="0.696cm" svg:x="2.844cm" svg:y="14.0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3.344cm" svg:y="14.2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325cm" svg:y="13.6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5.391cm" svg:y="13.7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8.039cm" svg:y="12.7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013cm" svg:height="0.042cm" svg:x="6.193cm" svg:y="13.76cm" svg:viewBox="0 0 4014 43" draw:points="2007,43 0,43 0,0 4014,0 4014,43">
            <text:p/>
          </draw:polygon>
          <draw:path draw:style-name="gr3" draw:text-style-name="P7" draw:layer="layout" svg:width="0.393cm" svg:height="0.658cm" svg:x="6.242cm" svg:y="14.1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3" draw:text-style-name="P7" draw:layer="layout" svg:width="0.77cm" svg:height="0.985cm" svg:x="6.755cm" svg:y="13.957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7cm" svg:height="0.042cm" svg:x="7.503cm" svg:y="13.957cm" svg:viewBox="0 0 2701 43" draw:points="1351,43 0,43 0,0 2701,0 2701,43">
            <text:p/>
          </draw:polygon>
          <draw:path draw:style-name="gr3" draw:text-style-name="P7" draw:layer="layout" svg:width="0.409cm" svg:height="0.678cm" svg:x="7.546cm" svg:y="14.161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602cm" svg:height="0.042cm" svg:x="8.296cm" svg:y="14.551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9.228cm" svg:y="14.38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9.804cm" svg:y="14.07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50" draw:id="id250">
          <svg:title>TexMaths</svg:title>
          <svg:desc>28§display§\frac{1}{2} \left[ - \frac{1}{ \sqrt{ 1 -  \left( \frac{x}{3} \right)^2 } } \right] \frac{d}{dx}\left( \frac{x}{3} \right)§svg§600§FALSE§</svg:desc>
          <draw:polygon draw:style-name="gr2" draw:text-style-name="P6" draw:layer="layout" svg:width="11.128cm" svg:height="3.621cm" svg:x="14.353cm" svg:y="5.526cm" svg:viewBox="0 0 11129 3622" draw:points="5566,3622 0,3622 0,0 11129,0 11129,3622">
            <text:p/>
          </draw:polygon>
          <draw:path draw:style-name="gr3" draw:text-style-name="P7" draw:layer="layout" svg:width="0.326cm" svg:height="0.658cm" svg:x="14.391cm" svg:y="6.171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0.494cm" svg:height="0.042cm" svg:x="14.304cm" svg:y="7.229cm" svg:viewBox="0 0 495 43" draw:points="246,43 0,43 0,0 495,0 495,43">
            <text:p/>
          </draw:polygon>
          <draw:path draw:style-name="gr3" draw:text-style-name="P7" draw:layer="layout" svg:width="0.393cm" svg:height="0.658cm" svg:x="14.353cm" svg:y="7.51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4 9-94 9z">
            <text:p/>
          </draw:path>
          <draw:polygon draw:style-name="gr3" draw:text-style-name="P7" draw:layer="layout" svg:width="0.328cm" svg:height="1.771cm" svg:x="15.399cm" svg:y="5.477cm" svg:viewBox="0 0 329 1772" draw:points="0,1772 69,1772 69,67 329,67 329,0 0,0">
            <text:p/>
          </draw:polygon>
          <draw:polygon draw:style-name="gr3" draw:text-style-name="P7" draw:layer="layout" svg:width="0.328cm" svg:height="1.771cm" svg:x="15.399cm" svg:y="7.247cm" svg:viewBox="0 0 329 1772" draw:points="0,1772 329,1772 329,1705 69,1705 69,0 0,0">
            <text:p/>
          </draw:polygon>
          <draw:path draw:style-name="gr3" draw:text-style-name="P7" draw:layer="layout" svg:width="0.601cm" svg:height="0.042cm" svg:x="15.816cm" svg:y="7.229cm" svg:viewBox="0 0 602 43" svg:d="M569 43c16 0 33 0 33-23 0-20-17-20-33-20h-535c-16 0-34 0-34 20 0 23 18 23 34 23z">
            <text:p/>
          </draw:path>
          <draw:path draw:style-name="gr3" draw:text-style-name="P7" draw:layer="layout" svg:width="0.326cm" svg:height="0.658cm" svg:x="18.81cm" svg:y="6.17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705cm" svg:height="0.042cm" svg:x="16.618cm" svg:y="7.229cm" svg:viewBox="0 0 4706 43" draw:points="2354,43 0,43 0,0 4706,0 4706,43">
            <text:p/>
          </draw:polygon>
          <draw:path draw:style-name="gr3" draw:text-style-name="P7" draw:layer="layout" svg:width="0.897cm" svg:height="1.773cm" svg:x="16.725cm" svg:y="7.424cm" svg:viewBox="0 0 898 1774" svg:d="M349 1626l-212-739-137 161 16 14 67-79 226 791c34 0 34 0 43-24l542-1710c4-15 4-20 4-20 0-11-9-20-20-20-16 0-18 13-22 25z">
            <text:p/>
          </draw:path>
          <draw:polygon draw:style-name="gr3" draw:text-style-name="P7" draw:layer="layout" svg:width="3.722cm" svg:height="0.042cm" svg:x="17.601cm" svg:y="7.424cm" svg:viewBox="0 0 3723 43" draw:points="1861,43 0,43 0,0 3723,0 3723,43">
            <text:p/>
          </draw:polygon>
          <draw:path draw:style-name="gr3" draw:text-style-name="P7" draw:layer="layout" svg:width="0.326cm" svg:height="0.658cm" svg:x="17.688cm" svg:y="8.04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1cm" svg:height="0.042cm" svg:x="18.394cm" svg:y="8.436cm" svg:viewBox="0 0 602 43" svg:d="M569 43c16 0 33 0 33-23 0-20-17-20-33-20h-535c-16 0-34 0-34 20 0 23 18 23 34 23z">
            <text:p/>
          </draw:path>
          <draw:path draw:style-name="gr3" draw:text-style-name="P7" draw:layer="layout" svg:width="0.259cm" svg:height="1.182cm" svg:x="19.447cm" svg:y="7.865cm" svg:viewBox="0 0 260 1183" svg:d="M260 1172c0-3-2-5-5-9-47-47-114-128-154-289-23-90-32-191-32-283 0-259 61-441 182-569 9-9 9-11 9-13 0-9-9-9-14-9-13 0-67 58-80 74-101 119-166 298-166 517 0 139 25 339 155 504 11 12 73 88 91 88 5 0 14 0 14-11z">
            <text:p/>
          </draw:path>
          <draw:path draw:style-name="gr3" draw:text-style-name="P7" draw:layer="layout" svg:width="0.371cm" svg:height="0.313cm" svg:x="19.899cm" svg:y="8.011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9.865cm" svg:y="8.436cm" svg:viewBox="0 0 448 43" draw:points="224,43 0,43 0,0 448,0 448,43">
            <text:p/>
          </draw:polygon>
          <draw:path draw:style-name="gr3" draw:text-style-name="P7" draw:layer="layout" svg:width="0.317cm" svg:height="0.472cm" svg:x="19.93cm" svg:y="8.58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7" draw:layer="layout" svg:width="0.259cm" svg:height="1.182cm" svg:x="20.472cm" svg:y="7.865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306cm" svg:height="0.458cm" svg:x="20.925cm" svg:y="7.6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0.328cm" svg:height="1.771cm" svg:x="21.447cm" svg:y="5.477cm" svg:viewBox="0 0 329 1772" draw:points="262,1772 329,1772 329,0 0,0 0,67 262,67">
            <text:p/>
          </draw:polygon>
          <draw:polygon draw:style-name="gr3" draw:text-style-name="P7" draw:layer="layout" svg:width="0.328cm" svg:height="1.771cm" svg:x="21.447cm" svg:y="7.247cm" svg:viewBox="0 0 329 1772" draw:points="262,1705 0,1705 0,1772 329,1772 329,0 262,0">
            <text:p/>
          </draw:polygon>
          <draw:path draw:style-name="gr3" draw:text-style-name="P7" draw:layer="layout" svg:width="0.469cm" svg:height="0.696cm" svg:x="22.699cm" svg:y="6.14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7" draw:layer="layout" svg:width="1.076cm" svg:height="0.042cm" svg:x="22.378cm" svg:y="7.229cm" svg:viewBox="0 0 1077 43" draw:points="538,43 0,43 0,0 1077,0 1077,43">
            <text:p/>
          </draw:polygon>
          <draw:path draw:style-name="gr3" draw:text-style-name="P7" draw:layer="layout" svg:width="0.469cm" svg:height="0.696cm" svg:x="22.416cm" svg:y="7.486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3" draw:text-style-name="P7" draw:layer="layout" svg:width="0.492cm" svg:height="0.447cm" svg:x="22.918cm" svg:y="7.73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75cm" svg:height="1.771cm" svg:x="23.913cm" svg:y="6.362cm" svg:viewBox="0 0 376 1772" svg:d="M331 1763c3 0 12 9 12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3" draw:text-style-name="P7" draw:layer="layout" svg:width="0.492cm" svg:height="0.447cm" svg:x="24.468cm" svg:y="6.39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563cm" svg:height="0.042cm" svg:x="24.441cm" svg:y="7.229cm" svg:viewBox="0 0 564 43" draw:points="282,43 0,43 0,0 564,0 564,43">
            <text:p/>
          </draw:polygon>
          <draw:path draw:style-name="gr3" draw:text-style-name="P7" draw:layer="layout" svg:width="0.409cm" svg:height="0.678cm" svg:x="24.517cm" svg:y="7.513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375cm" svg:height="1.771cm" svg:x="25.156cm" svg:y="6.3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</draw:g>
        <draw:g xml:id="id252" draw:id="id252">
          <svg:title>TexMaths</svg:title>
          <svg:desc>28§display§- \frac{1}{2} \times  \frac{1}{ \frac{ \sqrt{ 9 - x^2 } }{3} } \times \frac{1}{3}§svg§600§FALSE§</svg:desc>
          <draw:polygon draw:style-name="gr2" draw:text-style-name="P6" draw:layer="layout" svg:width="7.37cm" svg:height="2.496cm" svg:x="14.503cm" svg:y="9.527cm" svg:viewBox="0 0 7371 2497" draw:points="3685,2497 0,2497 0,0 7371,0 7371,2497">
            <text:p/>
          </draw:polygon>
          <draw:path draw:style-name="gr3" draw:text-style-name="P7" draw:layer="layout" svg:width="0.602cm" svg:height="0.042cm" svg:x="14.534cm" svg:y="10.53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5.426cm" svg:y="9.478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5.336cm" svg:y="10.533cm" svg:viewBox="0 0 495 43" draw:points="246,43 0,43 0,0 495,0 495,43">
            <text:p/>
          </draw:polygon>
          <draw:path draw:style-name="gr3" draw:text-style-name="P7" draw:layer="layout" svg:width="0.393cm" svg:height="0.657cm" svg:x="15.386cm" svg:y="10.819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1 87-8 9-73 9-94 9z">
            <text:p/>
          </draw:path>
          <draw:path draw:style-name="gr3" draw:text-style-name="P7" draw:layer="layout" svg:width="0.476cm" svg:height="0.476cm" svg:x="16.311cm" svg:y="10.315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  <draw:path draw:style-name="gr3" draw:text-style-name="P7" draw:layer="layout" svg:width="0.326cm" svg:height="0.657cm" svg:x="18.471cm" svg:y="9.478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721cm" svg:height="0.042cm" svg:x="17.268cm" svg:y="10.533cm" svg:viewBox="0 0 2722 43" draw:points="1362,43 0,43 0,0 2722,0 2722,43">
            <text:p/>
          </draw:polygon>
          <draw:path draw:style-name="gr3" draw:text-style-name="P7" draw:layer="layout" svg:width="0.599cm" svg:height="0.691cm" svg:x="17.451cm" svg:y="10.723cm" svg:viewBox="0 0 600 692" svg:d="M242 616l-137-269c-2-7-4-11-11-11-2 0-4 0-11 4l-74 50c-9 6-9 11-9 13s4 9 9 9c4 0 4 0 13-7 9-4 30-20 36-24l153 297c4 12 6 14 15 14 7 0 14 0 20-14l348-647c6-9 6-11 6-13 0-11-9-18-15-18-11 0-16 7-18 13z">
            <text:p/>
          </draw:path>
          <draw:polygon draw:style-name="gr3" draw:text-style-name="P7" draw:layer="layout" svg:width="1.838cm" svg:height="0.035cm" svg:x="18.034cm" svg:y="10.723cm" svg:viewBox="0 0 1839 36" draw:points="921,36 0,36 0,0 1839,0 1839,36">
            <text:p/>
          </draw:polygon>
          <draw:path draw:style-name="gr3" draw:text-style-name="P7" draw:layer="layout" svg:width="0.317cm" svg:height="0.471cm" svg:x="18.07cm" svg:y="10.864cm" svg:viewBox="0 0 318 472" svg:d="M253 253c0 172-85 197-128 197-15 0-51 0-71-22 29-3 31-25 31-32 0-18-11-33-31-33-23 0-34 13-34 33 0 47 38 76 105 76 101 0 193-91 193-239 0-173-76-233-157-233-22 0-69 4-109 43-25 22-52 49-52 112 0 87 69 152 152 152 54 0 85-36 101-67zM155 289c-27 0-52-9-72-43-16-24-16-53-16-91 0-41 0-68 20-97 16-24 38-38 74-38s59 23 70 40c18 30 20 77 20 101 0 90-52 128-96 128z">
            <text:p/>
          </draw:path>
          <draw:path draw:style-name="gr3" draw:text-style-name="P7" draw:layer="layout" svg:width="0.467cm" svg:height="0.035cm" svg:x="18.5cm" svg:y="11.133cm" svg:viewBox="0 0 468 36" svg:d="M441 36c9 0 27 0 27-18s-15-18-27-18h-414c-11 0-27 0-27 18s16 18 27 18z">
            <text:p/>
          </draw:path>
          <draw:path draw:style-name="gr3" draw:text-style-name="P7" draw:layer="layout" svg:width="0.371cm" svg:height="0.312cm" svg:x="19.073cm" svg:y="11.019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45cm" svg:height="0.328cm" svg:x="19.533cm" svg:y="10.797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7" draw:layer="layout" svg:width="2.486cm" svg:height="0.042cm" svg:x="17.386cm" svg:y="11.453cm" svg:viewBox="0 0 2487 43" draw:points="1243,43 0,43 0,0 2487,0 2487,43">
            <text:p/>
          </draw:polygon>
          <draw:path draw:style-name="gr3" draw:text-style-name="P7" draw:layer="layout" svg:width="0.317cm" svg:height="0.471cm" svg:x="18.471cm" svg:y="11.59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476cm" svg:height="0.476cm" svg:x="20.471cm" svg:y="10.315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  <draw:path draw:style-name="gr3" draw:text-style-name="P7" draw:layer="layout" svg:width="0.326cm" svg:height="0.657cm" svg:x="21.515cm" svg:y="9.47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21.428cm" svg:y="10.533cm" svg:viewBox="0 0 495 43" draw:points="246,43 0,43 0,0 495,0 495,43">
            <text:p/>
          </draw:polygon>
          <draw:path draw:style-name="gr3" draw:text-style-name="P7" draw:layer="layout" svg:width="0.409cm" svg:height="0.677cm" svg:x="21.47cm" svg:y="10.819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20" draw:text-style-name="P11" draw:layer="layout" svg:width="26.4cm" svg:height="14.573cm" svg:x="0.8cm" svg:y="0.627cm" presentation:class="title" presentation:user-transformed="true">
          <draw:text-box>
            <text:p xml:id="id254" text:id="id254" text:style-name="P4"><text:span text:style-name="T24"><text:s text:c="11"/></text:span><text:span text:style-name="T4"><text:line-break/></text:span><text:span text:style-name="T25"><text:tab/></text:span><text:span text:style-name="T25">(vi) Let <text:s/></text:span><text:span text:style-name="T26"><text:s/></text:span><text:span text:style-name="T27"><text:line-break/></text:span><text:span text:style-name="T27"> <text:s text:c="25"/></text:span><text:span text:style-name="T27"><text:line-break/></text:span><text:span text:style-name="T25"><text:tab/></text:span><text:span text:style-name="T25"><text:tab/></text:span><text:span text:style-name="T25"> </text:span><text:span text:style-name="T27"><text:line-break/></text:span><text:span text:style-name="T27"> <text:s text:c="20"/></text:span><text:span text:style-name="T27"><text:line-break/></text:span><text:span text:style-name="T25"><text:tab/></text:span><text:span text:style-name="T25"> <text:s text:c="22"/></text:span><text:span text:style-name="T27"><text:s text:c="24"/></text:span><text:span text:style-name="T27"><text:line-break/></text:span><text:span text:style-name="T27"><text:tab/></text:span><text:span text:style-name="T27"> <text:s/></text:span><text:span text:style-name="T25"><text:s/></text:span><text:span text:style-name="T14"><text:tab/></text:span><text:span text:style-name="T14"><text:line-break/></text:span><text:span text:style-name="T14"> <text:s text:c="15"/></text:span><text:span text:style-name="T14"><text:line-break/></text:span><text:span text:style-name="T14"><text:tab/></text:span><text:span text:style-name="T14"> <text:s text:c="3"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55" draw:id="id255">
          <svg:title>TexMaths</svg:title>
          <svg:desc>26§display§y= \sin^{-1}\left( \frac{ 2^{x + 1} }{1 + 4^x} \right)  = \sin^{-1}\left( \frac{ 2.2^x }{1 + (2^x)^2} \right)§svg§600§FALSE§</svg:desc>
          <draw:polygon draw:style-name="gr2" draw:text-style-name="P6" draw:layer="layout" svg:width="16.377cm" svg:height="2.151cm" svg:x="5.45cm" svg:y="0.778cm" svg:viewBox="0 0 16378 2152" draw:points="8189,2152 0,2152 0,0 16378,0 16378,2152">
            <text:p/>
          </draw:polygon>
          <draw:path draw:style-name="gr3" draw:text-style-name="P7" draw:layer="layout" svg:width="0.423cm" svg:height="0.592cm" svg:x="5.431cm" svg:y="1.7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19cm" svg:y="1.7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132cm" svg:y="1.69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7.494cm" svg:y="1.49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746cm" svg:y="1.7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295cm" svg:y="1.54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8.865cm" svg:y="1.298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9.549cm" svg:y="0.782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10.51cm" svg:y="0.8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344cm" svg:height="0.29cm" svg:x="10.953cm" svg:y="0.87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3cm" svg:x="11.382cm" svg:y="0.761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7" draw:layer="layout" svg:width="0.234cm" svg:height="0.425cm" svg:x="11.966cm" svg:y="0.732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7" draw:layer="layout" svg:width="2.491cm" svg:height="0.039cm" svg:x="10.14cm" svg:y="1.859cm" svg:viewBox="0 0 2492 40" draw:points="1246,40 0,40 0,0 2492,0 2492,40">
            <text:p/>
          </draw:polygon>
          <draw:path draw:style-name="gr3" draw:text-style-name="P7" draw:layer="layout" svg:width="0.303cm" svg:height="0.61cm" svg:x="10.221cm" svg:y="2.12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0.851cm" svg:y="2.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07cm" svg:height="0.619cm" svg:x="11.739cm" svg:y="2.11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344cm" svg:height="0.29cm" svg:x="12.201cm" svg:y="2.18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45cm" svg:height="2.193cm" svg:x="12.773cm" svg:y="0.782cm" svg:viewBox="0 0 451 2194" svg:d="M451 1098c0-360-83-722-316-996-16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7" draw:layer="layout" svg:width="0.608cm" svg:height="0.215cm" svg:x="13.72cm" svg:y="1.7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14.662cm" svg:y="1.69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5.022cm" svg:y="1.49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5.275cm" svg:y="1.7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5.822cm" svg:y="1.54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6.394cm" svg:y="1.29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7.077cm" svg:y="0.782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18.707cm" svg:y="0.8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099cm" svg:height="0.099cm" svg:x="19.196cm" svg:y="1.391cm" svg:viewBox="0 0 100 100" svg:d="M100 50c0-27-23-50-50-50s-50 23-50 50 23 50 50 50 50-23 50-50z">
            <text:p/>
          </draw:path>
          <draw:path draw:style-name="gr3" draw:text-style-name="P7" draw:layer="layout" svg:width="0.365cm" svg:height="0.61cm" svg:x="19.419cm" svg:y="0.8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4cm" svg:height="0.29cm" svg:x="19.86cm" svg:y="0.87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olygon draw:style-name="gr3" draw:text-style-name="P7" draw:layer="layout" svg:width="3.612cm" svg:height="0.039cm" svg:x="17.669cm" svg:y="1.859cm" svg:viewBox="0 0 3613 40" draw:points="1807,40 0,40 0,0 3613,0 3613,40">
            <text:p/>
          </draw:polygon>
          <draw:path draw:style-name="gr3" draw:text-style-name="P7" draw:layer="layout" svg:width="0.303cm" svg:height="0.61cm" svg:x="17.751cm" svg:y="2.12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8.381cm" svg:y="2.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13cm" svg:height="0.914cm" svg:x="19.333cm" svg:y="2.04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9.643cm" svg:y="2.12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4cm" svg:height="0.29cm" svg:x="20.086cm" svg:y="2.188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213cm" svg:height="0.914cm" svg:x="20.567cm" svg:y="2.048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7" draw:layer="layout" svg:width="0.284cm" svg:height="0.425cm" svg:x="20.912cm" svg:y="2.04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45cm" svg:height="2.193cm" svg:x="21.422cm" svg:y="0.782cm" svg:viewBox="0 0 451 2194" svg:d="M451 1098c0-360-83-722-316-996-19-21-52-58-89-92-13-10-15-10-27-10-11 0-19 0-19 8 0 4 4 9 6 11 31 33 94 93 154 193 148 235 214 533 214 884 0 247-31 564-183 836-72 131-149 206-187 245-2 3-4 5-4 9 0 8 8 8 19 8 12 0 14 0 29-14 308-279 403-697 403-1082z">
            <text:p/>
          </draw:path>
        </draw:g>
        <draw:g xml:id="id258" draw:id="id258">
          <svg:title>TexMaths</svg:title>
          <svg:desc>26§display§y=  \sin^{-1}\left( \frac{ 2\tan \theta }{1 + \tan^2 \theta} \right)§svg§600§FALSE§</svg:desc>
          <draw:polygon draw:style-name="gr2" draw:text-style-name="P6" draw:layer="layout" svg:width="9.147cm" svg:height="2.101cm" svg:x="5.45cm" svg:y="3.278cm" svg:viewBox="0 0 9148 2102" draw:points="4574,2102 0,2102 0,0 9148,0 9148,2102">
            <text:p/>
          </draw:polygon>
          <draw:path draw:style-name="gr3" draw:text-style-name="P7" draw:layer="layout" svg:width="0.423cm" svg:height="0.592cm" svg:x="5.431cm" svg:y="4.1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19cm" svg:y="4.2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132cm" svg:y="4.1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494cm" svg:y="3.94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746cm" svg:y="4.15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295cm" svg:y="3.99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8.865cm" svg:y="3.748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9.549cm" svg:y="3.232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10.874cm" svg:y="3.3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86cm" svg:height="0.573cm" svg:x="11.454cm" svg:y="3.37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11.831cm" svg:y="3.529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12.278cm" svg:y="3.5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12.948cm" svg:y="3.294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olygon draw:style-name="gr3" draw:text-style-name="P7" draw:layer="layout" svg:width="3.911cm" svg:height="0.039cm" svg:x="10.14cm" svg:y="4.309cm" svg:viewBox="0 0 3912 40" draw:points="1955,40 0,40 0,0 3912,0 3912,40">
            <text:p/>
          </draw:polygon>
          <draw:path draw:style-name="gr3" draw:text-style-name="P7" draw:layer="layout" svg:width="0.303cm" svg:height="0.61cm" svg:x="10.221cm" svg:y="4.59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0.851cm" svg:y="4.67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88cm" svg:height="0.573cm" svg:x="11.731cm" svg:y="4.642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12.108cm" svg:y="4.79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2.557cm" svg:y="4.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4cm" svg:height="0.425cm" svg:x="13.075cm" svg:y="4.44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378cm" svg:height="0.656cm" svg:x="13.634cm" svg:y="4.561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45cm" svg:height="2.193cm" svg:x="14.192cm" svg:y="3.232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56" draw:id="id256">
          <svg:title>TexMaths</svg:title>
          <svg:desc>26§display§\left[\  \text {Put } 2^x = \tan \theta §svg§600§FALSE§</svg:desc>
          <draw:polygon draw:style-name="gr2" draw:text-style-name="P6" draw:layer="layout" svg:width="6.281cm" svg:height="0.823cm" svg:x="18.925cm" svg:y="3.691cm" svg:viewBox="0 0 6282 824" draw:points="3141,824 0,824 0,0 6282,0 6282,824">
            <text:p/>
          </draw:polygon>
          <draw:polygon draw:style-name="gr3" draw:text-style-name="P7" draw:layer="layout" svg:width="0.126cm" svg:height="0.914cm" svg:x="18.987cm" svg:y="3.645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47cm" svg:y="3.70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0.09cm" svg:y="3.926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585cm" svg:y="3.768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365cm" svg:height="0.61cm" svg:x="21.274cm" svg:y="3.72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1.715cm" svg:y="3.67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609cm" svg:height="0.215cm" svg:x="22.449cm" svg:y="3.99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3.381cm" svg:y="3.768cm" svg:viewBox="0 0 287 574" svg:d="M141 198h132v-30h-132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23.757cm" svg:y="3.922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4.205cm" svg:y="3.92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4.874cm" svg:y="3.68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257" draw:id="id257">
          <svg:title>TexMaths</svg:title>
          <svg:desc>26§display§\therefore  \left \ \ \theta = \tan^{-1} ( 2^x ) \ \right]


§svg§600§FALSE§</svg:desc>
          <draw:polygon draw:style-name="gr2" draw:text-style-name="P6" draw:layer="layout" svg:width="7.595cm" svg:height="1.03cm" svg:x="18.945cm" svg:y="4.788cm" svg:viewBox="0 0 7596 1031" draw:points="3797,1031 0,1031 0,0 7596,0 7596,1031">
            <text:p/>
          </draw:polygon>
          <draw:path draw:style-name="gr3" draw:text-style-name="P7" draw:layer="layout" svg:width="0.554cm" svg:height="0.494cm" svg:x="18.926cm" svg:y="5.12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7" draw:layer="layout" svg:width="0.378cm" svg:height="0.656cm" svg:x="20.52cm" svg:y="4.9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  <draw:path draw:style-name="gr3" draw:text-style-name="P7" draw:layer="layout" svg:width="0.609cm" svg:height="0.215cm" svg:x="21.241cm" svg:y="5.20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2.171cm" svg:y="4.981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2.548cm" svg:y="5.135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2.995cm" svg:y="5.139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7" draw:layer="layout" svg:width="0.434cm" svg:height="0.032cm" svg:x="23.542cm" svg:y="4.99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114cm" svg:y="4.742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213cm" svg:height="0.914cm" svg:x="24.545cm" svg:y="4.858cm" svg:viewBox="0 0 214 915" svg:d="M214 907c0-2 0-4-16-21-115-114-144-287-144-428 0-159 35-319 148-433 12-10 12-13 12-17 0-6-4-8-10-8-8 0-92 62-146 179-48 100-58 202-58 279 0 72 10 183 60 287 57 112 136 170 144 170 6 0 10-2 10-8z">
            <text:p/>
          </draw:path>
          <draw:path draw:style-name="gr3" draw:text-style-name="P7" draw:layer="layout" svg:width="0.365cm" svg:height="0.61cm" svg:x="24.857cm" svg:y="4.935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5.298cm" svg:y="4.88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213cm" svg:height="0.914cm" svg:x="25.781cm" svg:y="4.8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76cm" svg:height="1.097cm" svg:x="26.409cm" svg:y="4.767cm" svg:viewBox="0 0 177 1098" draw:points="177,1098 177,0 0,0 0,37 141,37 141,1061 0,1061 0,1098">
            <text:p/>
          </draw:polygon>
        </draw:g>
        <draw:g xml:id="id259" draw:id="id259">
          <svg:title>TexMaths</svg:title>
          <svg:desc>28§display§y = \sin^{-1}( \sin 2\theta) = 2 \theta §svg§600§FALSE§</svg:desc>
          <draw:polygon draw:style-name="gr2" draw:text-style-name="P6" draw:layer="layout" svg:width="9.368cm" svg:height="1.02cm" svg:x="5.348cm" svg:y="5.885cm" svg:viewBox="0 0 9369 1021" draw:points="4683,1021 0,1021 0,0 9369,0 9369,1021">
            <text:p/>
          </draw:polygon>
          <draw:path draw:style-name="gr3" draw:text-style-name="P7" draw:layer="layout" svg:width="0.456cm" svg:height="0.637cm" svg:x="5.328cm" svg:y="6.27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146cm" svg:y="6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16cm" svg:y="6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7.55cm" svg:y="6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821cm" svg:y="6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412cm" svg:y="6.10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026cm" svg:y="5.8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489cm" svg:y="5.97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3" draw:text-style-name="P7" draw:layer="layout" svg:width="0.324cm" svg:height="0.454cm" svg:x="9.807cm" svg:y="6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0.197cm" svg:y="6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468cm" svg:y="6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93cm" svg:height="0.658cm" svg:x="11.196cm" svg:y="6.05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1.682cm" svg:y="6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2.186cm" svg:y="5.97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3" draw:text-style-name="P7" draw:layer="layout" svg:width="0.655cm" svg:height="0.232cm" svg:x="12.84cm" svg:y="6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3.873cm" svg:y="6.05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4.356cm" svg:y="6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</draw:g>
        <draw:g xml:id="id260" draw:id="id260">
          <svg:title>TexMaths</svg:title>
          <svg:desc>28§display§y =  2 \tan^{-1} ( 2^x )§svg§600§FALSE§</svg:desc>
          <draw:polygon draw:style-name="gr2" draw:text-style-name="P6" draw:layer="layout" svg:width="6.521cm" svg:height="1.012cm" svg:x="5.349cm" svg:y="7.386cm" svg:viewBox="0 0 6522 1013" draw:points="3261,1013 0,1013 0,0 6522,0 6522,1013">
            <text:p/>
          </draw:polygon>
          <draw:path draw:style-name="gr3" draw:text-style-name="P7" draw:layer="layout" svg:width="0.456cm" svg:height="0.638cm" svg:x="5.329cm" svg:y="7.76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146cm" svg:y="7.8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7.179cm" svg:y="7.54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08cm" svg:height="0.618cm" svg:x="7.804cm" svg:y="7.595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445cm" svg:height="0.454cm" svg:x="8.209cm" svg:y="7.761cm" svg:viewBox="0 0 446 455" svg:d="M287 368c4 40 31 80 78 80 20 0 81-13 81-94v-54h-25v54c0 59-25 65-36 65-31 0-36-45-36-49v-200c0-40 0-78-35-116-39-38-88-54-135-54-83 0-150 47-150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8.691cm" svg:y="7.76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282cm" svg:y="7.60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895cm" svg:y="7.33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361cm" svg:y="7.46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393cm" svg:height="0.658cm" svg:x="10.695cm" svg:y="7.54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71cm" svg:height="0.313cm" svg:x="11.17cm" svg:y="7.492cm" svg:viewBox="0 0 372 314" svg:d="M139 233c-7 23-29 61-65 61-2 0-22 0-38-9 29-9 31-34 31-38 0-16-11-27-27-27-20 0-40 18-40 42 0 36 38 52 74 52 31 0 58-20 76-49 18 35 56 49 83 49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ath draw:style-name="gr3" draw:text-style-name="P7" draw:layer="layout" svg:width="0.23cm" svg:height="0.985cm" svg:x="11.689cm" svg:y="7.46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261" draw:id="id261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5.445cm" svg:y="8.881cm" svg:viewBox="0 0 6272 607" draw:points="3136,607 0,607 0,0 6272,0 6272,607">
            <text:p/>
          </draw:polygon>
          <draw:path draw:style-name="gr3" draw:text-style-name="P7" draw:layer="layout" svg:width="0.662cm" svg:height="0.673cm" svg:x="5.429cm" svg:y="8.8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179cm" svg:y="8.8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446cm" svg:y="8.8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08cm" svg:y="9.4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734cm" svg:y="9.0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52cm" svg:y="9.4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067cm" svg:y="9.0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539cm" svg:y="9.4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079cm" svg:y="8.9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496cm" svg:y="9.4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04cm" svg:y="9.0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1.66cm" svg:y="9.421cm" svg:viewBox="0 0 108 108" svg:d="M108 54c0-29-25-54-54-54s-54 25-54 54 25 54 54 54 54-25 54-54z">
            <text:p/>
          </draw:path>
        </draw:g>
        <draw:g xml:id="id262" draw:id="id262">
          <svg:title>TexMaths</svg:title>
          <svg:desc>28§display§\frac{dy}{dx} = 2\frac{d}{dx}\left[  \tan^{-1} (2^x) \right] = §svg§600§FALSE§</svg:desc>
          <draw:polygon draw:style-name="gr2" draw:text-style-name="P6" draw:layer="layout" svg:width="10.408cm" svg:height="1.936cm" svg:x="5.382cm" svg:y="10.082cm" svg:viewBox="0 0 10409 1937" draw:points="5204,1937 0,1937 0,0 10409,0 10409,1937">
            <text:p/>
          </draw:polygon>
          <draw:path draw:style-name="gr3" draw:text-style-name="P7" draw:layer="layout" svg:width="0.469cm" svg:height="0.696cm" svg:x="5.396cm" svg:y="10.0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95cm" svg:y="10.2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5.333cm" svg:y="11.115cm" svg:viewBox="0 0 1077 43" draw:points="538,43 0,43 0,0 1077,0 1077,43">
            <text:p/>
          </draw:polygon>
          <draw:path draw:style-name="gr3" draw:text-style-name="P7" draw:layer="layout" svg:width="0.469cm" svg:height="0.696cm" svg:x="5.373cm" svg:y="11.37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73cm" svg:y="11.6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854cm" svg:y="11.0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7.887cm" svg:y="10.72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69cm" svg:height="0.696cm" svg:x="8.769cm" svg:y="10.033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8.449cm" svg:y="11.115cm" svg:viewBox="0 0 1077 43" draw:points="538,43 0,43 0,0 1077,0 1077,43">
            <text:p/>
          </draw:polygon>
          <draw:path draw:style-name="gr3" draw:text-style-name="P7" draw:layer="layout" svg:width="0.469cm" svg:height="0.696cm" svg:x="8.487cm" svg:y="11.374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8.989cm" svg:y="11.6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0.189cm" svg:height="1.181cm" svg:x="10.003cm" svg:y="10.546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0.234cm" svg:y="10.777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64cm" svg:y="10.94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121cm" svg:y="10.94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1.71cm" svg:y="10.78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326cm" svg:y="10.51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2.79cm" svg:y="10.6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124cm" svg:y="10.72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601cm" svg:y="10.671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4cm" svg:x="14.118cm" svg:y="10.6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4.468cm" svg:y="10.546cm" svg:viewBox="0 0 190 1182" draw:points="190,1182 190,0 0,0 0,40 152,40 152,1142 0,1142 0,1182">
            <text:p/>
          </draw:polygon>
          <draw:path draw:style-name="gr3" draw:text-style-name="P7" draw:layer="layout" svg:width="0.655cm" svg:height="0.232cm" svg:x="15.185cm" svg:y="11.021cm" svg:viewBox="0 0 656 233" svg:d="M623 40c15 0 33 0 33-20s-18-20-31-20h-591c-16 0-34 0-34 20s18 20 34 20zM625 233c13 0 31 0 31-20s-18-20-33-20h-589c-16 0-34 0-34 20s18 20 34 20z">
            <text:p/>
          </draw:path>
        </draw:g>
        <draw:g xml:id="id264" draw:id="id264">
          <svg:title>TexMaths</svg:title>
          <svg:desc>28§display§\frac{dy}{dx} = \frac{2}{1 + 2^{2x} } ( 2^x \log 2 )  = \frac{2^{x + 1} \log 2}{1 + 4^x }§svg§600§FALSE§</svg:desc>
          <draw:polygon draw:style-name="gr2" draw:text-style-name="P6" draw:layer="layout" svg:width="15.068cm" svg:height="2.14cm" svg:x="5.381cm" svg:y="12.78cm" svg:viewBox="0 0 15069 2141" draw:points="7534,2141 0,2141 0,0 15069,0 15069,2141">
            <text:p/>
          </draw:polygon>
          <draw:path draw:style-name="gr3" draw:text-style-name="P7" draw:layer="layout" svg:width="0.469cm" svg:height="0.696cm" svg:x="5.395cm" svg:y="12.86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94cm" svg:y="13.1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olygon draw:style-name="gr3" draw:text-style-name="P7" draw:layer="layout" svg:width="1.077cm" svg:height="0.042cm" svg:x="5.332cm" svg:y="13.945cm" svg:viewBox="0 0 1078 43" draw:points="538,43 0,43 0,0 1078,0 1078,43">
            <text:p/>
          </draw:polygon>
          <draw:path draw:style-name="gr3" draw:text-style-name="P7" draw:layer="layout" svg:width="0.469cm" svg:height="0.696cm" svg:x="5.372cm" svg:y="14.20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72cm" svg:y="14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6.853cm" svg:y="1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295cm" svg:y="12.8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olygon draw:style-name="gr3" draw:text-style-name="P7" draw:layer="layout" svg:width="3.077cm" svg:height="0.042cm" svg:x="7.955cm" svg:y="13.945cm" svg:viewBox="0 0 3078 43" draw:points="1539,43 0,43 0,0 3078,0 3078,43">
            <text:p/>
          </draw:polygon>
          <draw:path draw:style-name="gr3" draw:text-style-name="P7" draw:layer="layout" svg:width="0.326cm" svg:height="0.658cm" svg:x="8.043cm" svg:y="14.23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721cm" svg:y="14.31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9.7cm" svg:y="14.23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  <draw:path draw:style-name="gr3" draw:text-style-name="P7" draw:layer="layout" svg:width="0.306cm" svg:height="0.458cm" svg:x="10.186cm" svg:y="14.14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0.567cm" svg:y="14.299cm" svg:viewBox="0 0 372 314" svg:d="M139 233c-7 22-29 60-65 60-2 0-22 0-38-9 29-8 31-33 31-38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11.246cm" svg:y="13.4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1.58cm" svg:y="13.55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7" draw:layer="layout" svg:width="0.371cm" svg:height="0.313cm" svg:x="12.057cm" svg:y="13.502cm" svg:viewBox="0 0 372 314" svg:d="M139 233c-7 22-29 60-65 60-2 0-22 0-38-9 29-8 31-33 31-38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12.716cm" svg:y="13.52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984cm" svg:y="13.7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13.475cm" svg:y="13.766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14.167cm" svg:y="13.55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7" draw:layer="layout" svg:width="0.23cm" svg:height="0.985cm" svg:x="14.667cm" svg:y="13.47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7" draw:layer="layout" svg:width="0.655cm" svg:height="0.232cm" svg:x="15.321cm" svg:y="1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6.472cm" svg:y="12.8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7" draw:layer="layout" svg:width="0.371cm" svg:height="0.313cm" svg:x="16.947cm" svg:y="12.886cm" svg:viewBox="0 0 372 314" svg:d="M139 233c-7 22-29 60-65 60-2 0-22 0-38-9 29-8 31-33 31-38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508cm" svg:height="0.51cm" svg:x="17.409cm" svg:y="12.76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18.04cm" svg:y="12.7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21cm" svg:height="0.684cm" svg:x="18.603cm" svg:y="12.863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8.871cm" svg:y="13.1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2cm" svg:height="0.651cm" svg:x="19.364cm" svg:y="13.101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20.054cm" svg:y="12.8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olygon draw:style-name="gr3" draw:text-style-name="P7" draw:layer="layout" svg:width="4.076cm" svg:height="0.042cm" svg:x="16.423cm" svg:y="13.945cm" svg:viewBox="0 0 4077 43" draw:points="2039,43 0,43 0,0 4077,0 4077,43">
            <text:p/>
          </draw:polygon>
          <draw:path draw:style-name="gr3" draw:text-style-name="P7" draw:layer="layout" svg:width="0.326cm" svg:height="0.658cm" svg:x="17.207cm" svg:y="14.23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7.886cm" svg:y="14.31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18.842cm" svg:y="14.221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371cm" svg:height="0.313cm" svg:x="19.34cm" svg:y="14.299cm" svg:viewBox="0 0 372 314" svg:d="M139 233c-7 22-29 60-65 60-2 0-22 0-38-9 29-8 31-33 31-38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draw:g xml:id="id263" draw:id="id263">
          <svg:title>TexMaths</svg:title>
          <svg:desc>28§display§\frac{2}{1 + (2^x)^2 } \frac{d}{dx}(2^x)§svg§600§FALSE§</svg:desc>
          <draw:polygon draw:style-name="gr2" draw:text-style-name="P6" draw:layer="layout" svg:width="6.875cm" svg:height="2.171cm" svg:x="16.383cm" svg:y="10.084cm" svg:viewBox="0 0 6876 2172" draw:points="3438,2172 0,2172 0,0 6876,0 6876,2172">
            <text:p/>
          </draw:polygon>
          <draw:path draw:style-name="gr3" draw:text-style-name="P7" draw:layer="layout" svg:width="0.393cm" svg:height="0.657cm" svg:x="18.081cm" svg:y="10.0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3.89cm" svg:height="0.042cm" svg:x="16.334cm" svg:y="11.117cm" svg:viewBox="0 0 3891 43" draw:points="1946,43 0,43 0,0 3891,0 3891,43">
            <text:p/>
          </draw:polygon>
          <draw:path draw:style-name="gr3" draw:text-style-name="P7" draw:layer="layout" svg:width="0.326cm" svg:height="0.657cm" svg:x="16.421cm" svg:y="11.40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7.1cm" svg:y="11.4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8.126cm" svg:y="11.32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8.46cm" svg:y="11.4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8.937cm" svg:y="11.47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9.454cm" svg:y="11.32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9.826cm" svg:y="11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78cm" svg:y="10.035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6cm" svg:height="0.042cm" svg:x="20.46cm" svg:y="11.117cm" svg:viewBox="0 0 1077 43" draw:points="538,43 0,43 0,0 1077,0 1077,43">
            <text:p/>
          </draw:polygon>
          <draw:path draw:style-name="gr3" draw:text-style-name="P7" draw:layer="layout" svg:width="0.469cm" svg:height="0.696cm" svg:x="20.498cm" svg:y="11.377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21cm" svg:y="11.6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21.75cm" svg:y="10.64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2.084cm" svg:y="10.7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22.559cm" svg:y="10.673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4cm" svg:x="23.078cm" svg:y="10.6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4" anim:sub-item="text" smil:attributeName="visibility" smil:to="visible"/>
                  <anim:animate smil:dur="0.5s" smil:fill="hold" smil:targetElement="id254" anim:sub-item="text" smil:attributeName="width" smil:values="width*0.05;width" smil:keyTimes="0;1"/>
                  <anim:animate smil:dur="0.5s" smil:fill="hold" smil:targetElement="id254" anim:sub-item="text" smil:attributeName="height" smil:values="height;height" smil:keyTimes="0;1"/>
                  <anim:animate smil:dur="0.5s" smil:fill="hold" smil:targetElement="id254" anim:sub-item="text" smil:attributeName="x" smil:values="x-.2;x" smil:keyTimes="0;1"/>
                  <anim:animate smil:dur="0.5s" smil:fill="hold" smil:targetElement="id254" anim:sub-item="text" smil:attributeName="y" smil:values="y;y" smil:keyTimes="0;1"/>
                  <anim:transitionFilter smil:dur="0.5s" smil:targetElement="id2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22" draw:text-style-name="P17" draw:layer="layout" svg:width="26.4cm" svg:height="14.517cm" svg:x="0.8cm" svg:y="0.8cm" presentation:class="subtitle" presentation:user-transformed="true">
          <draw:text-box>
            <text:p text:style-name="P4"><text:span text:style-name="T28"><text:s text:c="30"/></text:span></text:p>
            <text:p xml:id="id265" text:id="id265" text:style-name="P4"><text:span text:style-name="T14"><text:tab/></text:span><text:span text:style-name="T14">(2) Differentiate the following <text:s text:c="21"/></text:span></text:p>
            <text:p text:style-name="P4"><text:span text:style-name="T28"><text:s text:c="20"/></text:span></text:p>
            <text:p xml:id="id267" text:id="id267" text:style-name="P4"><text:span text:style-name="T14"><text:tab/></text:span><text:span text:style-name="T14">(i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6"/>(ii) <text:s text:c="28"/></text:span></text:p>
            <text:p text:style-name="P4"><text:span text:style-name="T28"><text:s text:c="11"/></text:span></text:p>
            <text:p text:style-name="P4"><text:span text:style-name="T14"><text:s text:c="4"/></text:span></text:p>
            <text:p xml:id="id270" text:id="id270" text:style-name="P9"><text:span text:style-name="T14"><text:s text:c="3"/></text:span><text:span text:style-name="T14">(iii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10"/>(iv) <text:s text:c="31"/></text:span></text:p>
            <text:p text:style-name="P9"><text:span text:style-name="T14"><text:s text:c="2"/></text:span></text:p>
            <text:p xml:id="id273" text:id="id273" text:style-name="P9"><text:span text:style-name="T27"><text:tab/></text:span><text:span text:style-name="T27">Solutions : </text:span></text:p>
            <text:p xml:id="id274" text:id="id274" text:style-name="P9"><text:span text:style-name="T25"><text:s text:c="14"/></text:span><text:span text:style-name="T25">(i) Let </text:span><text:span text:style-name="T14"><text:s text:c="26"/></text:span></text:p>
            <text:p text:style-name="P4"><text:span text:style-name="T14"><text:s text:c="37"/></text:span></text:p>
            <text:p text:style-name="P4"><text:span text:style-name="T27"/></text:p>
            <text:p text:style-name="P4"><text:span text:style-name="T14"><text:s text:c="4"/></text:span><text:span text:style-name="T14"><text:tab/></text:span><text:span text:style-name="T14"><text:tab/></text:span></text:p>
          </draw:text-box>
        </draw:frame>
        <draw:g xml:id="id266" draw:id="id266">
          <svg:title>TexMaths</svg:title>
          <svg:desc>28§display§w. \ r. \ t. \ x .§svg§600§FALSE§</svg:desc>
          <draw:polygon draw:style-name="gr2" draw:text-style-name="P6" draw:layer="layout" svg:width="3.962cm" svg:height="0.53cm" svg:x="14.44cm" svg:y="1.774cm" svg:viewBox="0 0 3963 531" draw:points="1980,531 0,531 0,0 3963,0 3963,531">
            <text:p/>
          </draw:polygon>
          <draw:path draw:style-name="gr3" draw:text-style-name="P7" draw:layer="layout" svg:width="0.653cm" svg:height="0.447cm" svg:x="14.42cm" svg:y="1.907cm" svg:viewBox="0 0 654 448" svg:d="M428 101c4-20 13-58 13-63 0-18-13-27-27-27-13 0-31 7-38 27-2 7-49 197-56 222-6 29-9 47-9 65 0 11 0 14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7 0-54-27-70-45-70-24 0-49 25-49 47 0 14 7 20 16 27 11 11 36 36 36 85 0 34-30 130-54 180-27 53-61 87-110 87-47 0-72-29-72-85 0-27 7-59 9-72z">
            <text:p/>
          </draw:path>
          <draw:path draw:style-name="gr3" draw:text-style-name="P7" draw:layer="layout" svg:width="0.107cm" svg:height="0.107cm" svg:x="15.206cm" svg:y="2.236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5.753cm" svg:y="1.907cm" svg:viewBox="0 0 403 448" svg:d="M58 379c-2 16-9 38-9 42 0 18 14 27 29 27 12 0 30-9 36-27 2-4 36-139 41-156 6-34 24-104 31-130 4-12 31-59 56-81 7-7 36-32 78-32 27 0 41 12 43 12-31 4-52 29-52 53 0 16 12 36 38 36 25 0 54-22 54-58s-31-65-83-65c-65 0-107 49-125 76-9-45-45-76-92-76-45 0-63 38-72 56-18 34-31 94-31 96 0 9 9 9 11 9 11 0 11 0 18-22 16-69 36-117 72-117 18 0 31 7 31 45 0 20-4 32-16 83z">
            <text:p/>
          </draw:path>
          <draw:path draw:style-name="gr3" draw:text-style-name="P7" draw:layer="layout" svg:width="0.107cm" svg:height="0.107cm" svg:x="16.225cm" svg:y="2.236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6.763cm" svg:y="1.725cm" svg:viewBox="0 0 305 630" svg:d="M181 224h95c17 0 29 0 29-20 0-11-12-11-29-11h-88c36-141 43-159 43-166 0-18-14-27-29-27-5 0-32 0-41 36l-38 157h-94c-20 0-29 0-29 18 0 13 9 13 27 13h87c-71 280-74 296-74 314 0 54 38 92 90 92 103 0 159-146 159-152 0-9-9-9-13-9-9 0-9 2-14 13-42 103-96 126-130 126-20 0-29-14-29-45 0-25 0-32 5-47z">
            <text:p/>
          </draw:path>
          <draw:path draw:style-name="gr3" draw:text-style-name="P7" draw:layer="layout" svg:width="0.107cm" svg:height="0.107cm" svg:x="17.182cm" svg:y="2.236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7.726cm" svg:y="1.9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107cm" svg:height="0.107cm" svg:x="18.344cm" svg:y="2.236cm" svg:viewBox="0 0 108 108" svg:d="M108 54c0-29-25-54-54-54s-54 25-54 54 25 54 54 54 54-25 54-54z">
            <text:p/>
          </draw:path>
        </draw:g>
        <draw:g xml:id="id269" draw:id="id269">
          <svg:title>TexMaths</svg:title>
          <svg:desc>28§display§\tan^{-1}\left( \frac{7x}{1 -  12x^2} \right)§svg§600§FALSE§</svg:desc>
          <draw:polygon draw:style-name="gr2" draw:text-style-name="P6" draw:layer="layout" svg:width="7.708cm" svg:height="2.263cm" svg:x="15.551cm" svg:y="2.68cm" svg:viewBox="0 0 7709 2264" draw:points="3854,2264 0,2264 0,0 7709,0 7709,2264">
            <text:p/>
          </draw:polygon>
          <draw:path draw:style-name="gr3" draw:text-style-name="P7" draw:layer="layout" svg:width="0.31cm" svg:height="0.617cm" svg:x="15.52cm" svg:y="3.453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15.926cm" svg:y="3.617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29 0 81 96 106 159 106 65 0 110-41 128-88zM280 206v99c0 94-69 127-114 127-49 0-90-36-90-85 0-54 43-136 204-141z">
            <text:p/>
          </draw:path>
          <draw:path draw:style-name="gr3" draw:text-style-name="P7" draw:layer="layout" svg:width="0.496cm" svg:height="0.436cm" svg:x="16.409cm" svg:y="3.62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6.999cm" svg:y="3.46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7.615cm" svg:y="3.19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8.35cm" svg:y="2.631cm" svg:viewBox="0 0 486 2363" svg:d="M486 2354c0-4-2-7-4-9-36-38-103-103-168-210-159-254-231-574-231-952 0-267 34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22cm" svg:height="0.689cm" svg:x="20.357cm" svg:y="2.727cm" svg:viewBox="0 0 423 690" svg:d="M414 67c9-13 9-15 9-36h-239c-121 0-124-13-126-31h-24l-34 204h25c2-16 11-79 24-90 7-6 85-6 97-6h206c-11 15-90 123-112 156-88 132-121 269-121 370 0 11 0 56 45 56 47 0 47-45 47-56v-49c0-54 2-110 9-162 4-22 17-107 62-170z">
            <text:p/>
          </draw:path>
          <draw:path draw:style-name="gr3" draw:text-style-name="P7" draw:layer="layout" svg:width="0.492cm" svg:height="0.447cm" svg:x="20.823cm" svg:y="2.958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7" draw:layer="layout" svg:width="3.685cm" svg:height="0.042cm" svg:x="18.988cm" svg:y="3.791cm" svg:viewBox="0 0 3686 43" draw:points="1844,43 0,43 0,0 3686,0 3686,43">
            <text:p/>
          </draw:polygon>
          <draw:path draw:style-name="gr3" draw:text-style-name="P7" draw:layer="layout" svg:width="0.326cm" svg:height="0.658cm" svg:x="19.076cm" svg:y="4.07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9.779cm" svg:y="4.468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20.769cm" svg:y="4.07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393cm" svg:height="0.658cm" svg:x="21.224cm" svg:y="4.078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0 87-9 9-74 9-95 9z">
            <text:p/>
          </draw:path>
          <draw:path draw:style-name="gr3" draw:text-style-name="P7" draw:layer="layout" svg:width="0.492cm" svg:height="0.447cm" svg:x="21.695cm" svg:y="4.29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306cm" svg:height="0.458cm" svg:x="22.273cm" svg:y="3.9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22.824cm" svg:y="2.631cm" svg:viewBox="0 0 486 2363" svg:d="M486 1183c0-388-89-778-340-1073-18-23-56-63-97-99-13-11-15-11-29-11-11 0-20 0-20 9 0 4 4 9 7 11 33 36 101 101 166 208 159 254 233 574 233 952 0 267-36 607-200 901-78 141-161 222-202 264-2 2-4 5-4 9 0 9 9 9 20 9 14 0 16 0 32-16 331-300 434-750 434-1164z">
            <text:p/>
          </draw:path>
        </draw:g>
        <draw:g xml:id="id268" draw:id="id268">
          <svg:title>TexMaths</svg:title>
          <svg:desc>28§display§\tan^{-1}\left( \frac{4x}{1 + 21x^2} \right)§svg§600§FALSE§</svg:desc>
          <draw:polygon draw:style-name="gr2" draw:text-style-name="P6" draw:layer="layout" svg:width="7.708cm" svg:height="2.263cm" svg:x="3.452cm" svg:y="2.682cm" svg:viewBox="0 0 7709 2264" draw:points="3854,2264 0,2264 0,0 7709,0 7709,2264">
            <text:p/>
          </draw:polygon>
          <draw:path draw:style-name="gr3" draw:text-style-name="P7" draw:layer="layout" svg:width="0.31cm" svg:height="0.617cm" svg:x="3.421cm" svg:y="3.455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3.827cm" svg:y="3.619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29 0 81 96 106 159 106 65 0 110-41 128-88zM280 206v99c0 94-69 127-114 127-49 0-90-36-90-85 0-54 43-136 204-141z">
            <text:p/>
          </draw:path>
          <draw:path draw:style-name="gr3" draw:text-style-name="P7" draw:layer="layout" svg:width="0.496cm" svg:height="0.436cm" svg:x="4.31cm" svg:y="3.62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4.9cm" svg:y="3.46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516cm" svg:y="3.19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251cm" svg:y="2.633cm" svg:viewBox="0 0 486 2363" svg:d="M486 2354c0-4-2-7-4-9-36-38-103-103-168-210-159-254-231-574-231-952 0-267 34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38cm" svg:height="0.666cm" svg:x="8.231cm" svg:y="2.727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8.724cm" svg:y="2.9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7" draw:layer="layout" svg:width="3.685cm" svg:height="0.042cm" svg:x="6.889cm" svg:y="3.793cm" svg:viewBox="0 0 3686 43" draw:points="1844,43 0,43 0,0 3686,0 3686,43">
            <text:p/>
          </draw:polygon>
          <draw:path draw:style-name="gr3" draw:text-style-name="P7" draw:layer="layout" svg:width="0.326cm" svg:height="0.658cm" svg:x="6.977cm" svg:y="4.0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7.653cm" svg:y="4.161cm" svg:viewBox="0 0 656 659" svg:d="M350 349h275c14 0 31 0 31-20s-17-20-31-20h-275v-275c0-16 0-34-21-34-20 0-20 18-20 34v275h-275c-16 0-34 0-34 20s18 20 34 20h275v276c0 13 0 34 20 34 21 0 21-21 21-34z">
            <text:p/>
          </draw:path>
          <draw:path draw:style-name="gr3" draw:text-style-name="P7" draw:layer="layout" svg:width="0.393cm" svg:height="0.658cm" svg:x="8.632cm" svg:y="4.08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0 87-9 9-74 9-95 9z">
            <text:p/>
          </draw:path>
          <draw:path draw:style-name="gr3" draw:text-style-name="P7" draw:layer="layout" svg:width="0.326cm" svg:height="0.658cm" svg:x="9.163cm" svg:y="4.0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92cm" svg:height="0.447cm" svg:x="9.596cm" svg:y="4.29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306cm" svg:height="0.458cm" svg:x="10.174cm" svg:y="3.9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0.725cm" svg:y="2.633cm" svg:viewBox="0 0 486 2363" svg:d="M486 1183c0-388-89-778-340-1073-18-23-56-63-97-99-13-11-15-11-29-11-11 0-20 0-20 9 0 4 4 9 7 11 33 36 101 101 166 208 159 254 233 574 233 952 0 267-36 607-200 901-78 141-161 222-202 264-2 2-4 5-4 9 0 9 9 9 20 9 14 0 16 0 32-16 331-300 434-750 434-1164z">
            <text:p/>
          </draw:path>
        </draw:g>
        <draw:g xml:id="id271" draw:id="id271">
          <svg:title>TexMaths</svg:title>
          <svg:desc>28§display§\tan^{-1}\left( \frac{ 5x + 1 }{ 3 - x - 6x^2 } \right)§svg§600§FALSE§</svg:desc>
          <draw:polygon draw:style-name="gr2" draw:text-style-name="P6" draw:layer="layout" svg:width="8.979cm" svg:height="2.263cm" svg:x="3.453cm" svg:y="5.484cm" svg:viewBox="0 0 8980 2264" draw:points="4491,2264 0,2264 0,0 8980,0 8980,2264">
            <text:p/>
          </draw:polygon>
          <draw:path draw:style-name="gr3" draw:text-style-name="P7" draw:layer="layout" svg:width="0.31cm" svg:height="0.617cm" svg:x="3.422cm" svg:y="6.25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3.827cm" svg:y="6.42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311cm" svg:y="6.427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4.9cm" svg:y="6.2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5.516cm" svg:y="5.9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251cm" svg:y="5.4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78cm" svg:x="8.041cm" svg:y="5.54cm" svg:viewBox="0 0 394 679" svg:d="M394 459c0-116-80-217-188-217-47 0-90 16-125 51v-192c20 7 53 13 85 13 121 0 190-89 190-103 0-7-2-11-9-11-2 0-4 0-9 2-20 9-67 29-134 29-40 0-85-6-132-27-7-4-9-4-12-4-8 0-8 9-8 25v291c0 18 0 27 13 27 7 0 9-3 13-9 9-16 47-70 126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492cm" svg:height="0.447cm" svg:x="8.514cm" svg:y="5.76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8cm" svg:x="9.32cm" svg:y="5.6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10.337cm" svg:y="5.5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956cm" svg:height="0.042cm" svg:x="6.89cm" svg:y="6.595cm" svg:viewBox="0 0 4957 43" draw:points="2480,43 0,43 0,0 4957,0 4957,43">
            <text:p/>
          </draw:polygon>
          <draw:path draw:style-name="gr3" draw:text-style-name="P7" draw:layer="layout" svg:width="0.409cm" svg:height="0.678cm" svg:x="6.93cm" svg:y="6.88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02cm" svg:height="0.042cm" svg:x="7.68cm" svg:y="7.272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8.612cm" svg:y="7.1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9.445cm" svg:y="7.27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0.391cm" svg:y="6.882cm" svg:viewBox="0 0 410 679" svg:d="M90 334v-25c0-249 123-284 172-284 25 0 65 6 87 40-15 0-53 0-53 43 0 31 22 47 44 47 16 0 45-9 45-47 0-61-42-108-125-108-126 0-260 128-260 345 0 264 114 334 206 334 110 0 204-92 204-222 0-126-87-222-197-222-67 0-103 52-123 99zM206 652c-60 0-92-61-96-74-18-47-18-126-18-143 0-77 31-177 121-177 15 0 60 0 92 62 18 36 18 88 18 135s0 96-18 132c-29 60-77 65-99 65z">
            <text:p/>
          </draw:path>
          <draw:path draw:style-name="gr3" draw:text-style-name="P7" draw:layer="layout" svg:width="0.492cm" svg:height="0.447cm" svg:x="10.87cm" svg:y="7.1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446cm" svg:y="6.7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1.997cm" svg:y="5.435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72" draw:id="id272">
          <svg:title>TexMaths</svg:title>
          <svg:desc>28§display§\tan^{-1}\left( \frac{ 2^x }{1 + 2^{2x + 1} } \right)§svg§600§FALSE§</svg:desc>
          <draw:polygon draw:style-name="gr2" draw:text-style-name="P6" draw:layer="layout" svg:width="8.094cm" svg:height="2.263cm" svg:x="15.353cm" svg:y="5.485cm" svg:viewBox="0 0 8095 2264" draw:points="4048,2264 0,2264 0,0 8095,0 8095,2264">
            <text:p/>
          </draw:polygon>
          <draw:path draw:style-name="gr3" draw:text-style-name="P7" draw:layer="layout" svg:width="0.31cm" svg:height="0.617cm" svg:x="15.322cm" svg:y="6.258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15.727cm" svg:y="6.42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211cm" svg:y="6.42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6.8cm" svg:y="6.26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7.416cm" svg:y="5.99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8.151cm" svg:y="5.436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20.38cm" svg:y="5.54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0.855cm" svg:y="5.537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4.071cm" svg:height="0.042cm" svg:x="18.79cm" svg:y="6.596cm" svg:viewBox="0 0 4072 43" draw:points="2036,43 0,43 0,0 4072,0 4072,43">
            <text:p/>
          </draw:polygon>
          <draw:path draw:style-name="gr3" draw:text-style-name="P7" draw:layer="layout" svg:width="0.326cm" svg:height="0.658cm" svg:x="18.877cm" svg:y="6.88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9.553cm" svg:y="6.96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20.532cm" svg:y="6.88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21.018cm" svg:y="6.79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21.401cm" svg:y="6.95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507cm" svg:height="0.51cm" svg:x="21.863cm" svg:y="6.82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22.492cm" svg:y="6.7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3.012cm" svg:y="5.43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75" draw:id="id275">
          <svg:title>TexMaths</svg:title>
          <svg:desc>28§display§y = \tan^{-1}\left( \frac{4x}{1 + 21x^2} \right)§svg§600§FALSE§</svg:desc>
          <draw:polygon draw:style-name="gr2" draw:text-style-name="P6" draw:layer="layout" svg:width="9.537cm" svg:height="2.263cm" svg:x="7.642cm" svg:y="8.584cm" svg:viewBox="0 0 9538 2264" draw:points="4769,2264 0,2264 0,0 9538,0 9538,2264">
            <text:p/>
          </draw:polygon>
          <draw:path draw:style-name="gr3" draw:text-style-name="P7" draw:layer="layout" svg:width="0.456cm" svg:height="0.637cm" svg:x="7.622cm" svg:y="9.5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8.44cm" svg:y="9.6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9.441cm" svg:y="9.35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846cm" svg:y="9.521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0.328cm" svg:y="9.527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919cm" svg:y="9.3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1.535cm" svg:y="9.0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27cm" svg:y="8.5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38cm" svg:height="0.666cm" svg:x="14.248cm" svg:y="8.62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4.743cm" svg:y="8.8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3.684cm" svg:height="0.042cm" svg:x="12.908cm" svg:y="9.695cm" svg:viewBox="0 0 3685 43" draw:points="1843,43 0,43 0,0 3685,0 3685,43">
            <text:p/>
          </draw:polygon>
          <draw:path draw:style-name="gr3" draw:text-style-name="P7" draw:layer="layout" svg:width="0.326cm" svg:height="0.658cm" svg:x="12.996cm" svg:y="9.98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3.672cm" svg:y="10.06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4.651cm" svg:y="9.98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26cm" svg:height="0.658cm" svg:x="15.182cm" svg:y="9.98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92cm" svg:height="0.447cm" svg:x="15.614cm" svg:y="10.2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6.192cm" svg:y="9.8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6.743cm" svg:y="8.53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76" draw:id="id276">
          <svg:title>TexMaths</svg:title>
          <svg:desc>28§display§y = \tan^{-1}\left( \frac{7x - 3x}{1 + (7x)(3x) } \right)§svg§600§FALSE§</svg:desc>
          <draw:polygon draw:style-name="gr2" draw:text-style-name="P6" draw:layer="layout" svg:width="11.189cm" svg:height="2.263cm" svg:x="7.644cm" svg:y="11.486cm" svg:viewBox="0 0 11190 2264" draw:points="5596,2264 0,2264 0,0 11190,0 11190,2264">
            <text:p/>
          </draw:polygon>
          <draw:path draw:style-name="gr3" draw:text-style-name="P7" draw:layer="layout" svg:width="0.456cm" svg:height="0.637cm" svg:x="7.624cm" svg:y="12.429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8.442cm" svg:y="12.5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9.443cm" svg:y="12.25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848cm" svg:y="12.423cm" svg:viewBox="0 0 446 455" svg:d="M289 367c2 41 29 81 76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0.33cm" svg:y="12.429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922cm" svg:y="12.268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1.538cm" svg:y="11.9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272cm" svg:y="11.437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22cm" svg:height="0.689cm" svg:x="13.977cm" svg:y="11.533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4.441cm" svg:y="11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602cm" svg:height="0.042cm" svg:x="15.276cm" svg:y="11.93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219cm" svg:y="11.542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6.699cm" svg:y="11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5.337cm" svg:height="0.042cm" svg:x="12.911cm" svg:y="12.597cm" svg:viewBox="0 0 5338 43" draw:points="2668,43 0,43 0,0 5338,0 5338,43">
            <text:p/>
          </draw:polygon>
          <draw:path draw:style-name="gr3" draw:text-style-name="P7" draw:layer="layout" svg:width="0.326cm" svg:height="0.658cm" svg:x="12.998cm" svg:y="12.8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3.675cm" svg:y="12.9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23cm" svg:height="0.985cm" svg:x="14.703cm" svg:y="12.8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22cm" svg:height="0.689cm" svg:x="15.043cm" svg:y="12.873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5.507cm" svg:y="13.1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6.098cm" svg:y="12.8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23cm" svg:height="0.985cm" svg:x="16.522cm" svg:y="12.8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6.849cm" svg:y="12.884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7.328cm" svg:y="13.1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7.917cm" svg:y="12.8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485cm" svg:height="2.362cm" svg:x="18.397cm" svg:y="11.43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anim:sub-item="text" smil:attributeName="visibility" smil:to="visible"/>
                  <anim:animate smil:dur="0.5s" smil:fill="hold" smil:targetElement="id267" anim:sub-item="text" smil:attributeName="width" smil:values="width*0.05;width" smil:keyTimes="0;1"/>
                  <anim:animate smil:dur="0.5s" smil:fill="hold" smil:targetElement="id267" anim:sub-item="text" smil:attributeName="height" smil:values="height;height" smil:keyTimes="0;1"/>
                  <anim:animate smil:dur="0.5s" smil:fill="hold" smil:targetElement="id267" anim:sub-item="text" smil:attributeName="x" smil:values="x-.2;x" smil:keyTimes="0;1"/>
                  <anim:animate smil:dur="0.5s" smil:fill="hold" smil:targetElement="id267" anim:sub-item="text" smil:attributeName="y" smil:values="y;y" smil:keyTimes="0;1"/>
                  <anim:transitionFilter smil:dur="0.5s" smil:targetElement="id26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0" anim:sub-item="text" smil:attributeName="visibility" smil:to="visible"/>
                  <anim:animate smil:dur="0.5s" smil:fill="hold" smil:targetElement="id270" anim:sub-item="text" smil:attributeName="width" smil:values="width*0.05;width" smil:keyTimes="0;1"/>
                  <anim:animate smil:dur="0.5s" smil:fill="hold" smil:targetElement="id270" anim:sub-item="text" smil:attributeName="height" smil:values="height;height" smil:keyTimes="0;1"/>
                  <anim:animate smil:dur="0.5s" smil:fill="hold" smil:targetElement="id270" anim:sub-item="text" smil:attributeName="x" smil:values="x-.2;x" smil:keyTimes="0;1"/>
                  <anim:animate smil:dur="0.5s" smil:fill="hold" smil:targetElement="id270" anim:sub-item="text" smil:attributeName="y" smil:values="y;y" smil:keyTimes="0;1"/>
                  <anim:transitionFilter smil:dur="0.5s" smil:targetElement="id27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anim:sub-item="text" smil:attributeName="visibility" smil:to="visible"/>
                  <anim:animate smil:dur="0.5s" smil:fill="hold" smil:targetElement="id273" anim:sub-item="text" smil:attributeName="width" smil:values="width*0.05;width" smil:keyTimes="0;1"/>
                  <anim:animate smil:dur="0.5s" smil:fill="hold" smil:targetElement="id273" anim:sub-item="text" smil:attributeName="height" smil:values="height;height" smil:keyTimes="0;1"/>
                  <anim:animate smil:dur="0.5s" smil:fill="hold" smil:targetElement="id273" anim:sub-item="text" smil:attributeName="x" smil:values="x-.2;x" smil:keyTimes="0;1"/>
                  <anim:animate smil:dur="0.5s" smil:fill="hold" smil:targetElement="id273" anim:sub-item="text" smil:attributeName="y" smil:values="y;y" smil:keyTimes="0;1"/>
                  <anim:transitionFilter smil:dur="0.5s" smil:targetElement="id2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4" anim:sub-item="text" smil:attributeName="visibility" smil:to="visible"/>
                  <anim:animate smil:dur="0.5s" smil:fill="hold" smil:targetElement="id274" anim:sub-item="text" smil:attributeName="width" smil:values="width*0.05;width" smil:keyTimes="0;1"/>
                  <anim:animate smil:dur="0.5s" smil:fill="hold" smil:targetElement="id274" anim:sub-item="text" smil:attributeName="height" smil:values="height;height" smil:keyTimes="0;1"/>
                  <anim:animate smil:dur="0.5s" smil:fill="hold" smil:targetElement="id274" anim:sub-item="text" smil:attributeName="x" smil:values="x-.2;x" smil:keyTimes="0;1"/>
                  <anim:animate smil:dur="0.5s" smil:fill="hold" smil:targetElement="id274" anim:sub-item="text" smil:attributeName="y" smil:values="y;y" smil:keyTimes="0;1"/>
                  <anim:transitionFilter smil:dur="0.5s" smil:targetElement="id2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text:style-name="P4"><text:span text:style-name="T29"><text:s text:c="9"/></text:span><text:span text:style-name="T29"><text:line-break/></text:span><text:span text:style-name="T29"><text:tab/></text:span><text:span text:style-name="T29"> <text:s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30"> <text:s text:c="18"/></text:span><text:span text:style-name="T29"><text:line-break/></text:span><text:span text:style-name="T14"><text:tab/></text:span><text:span text:style-name="T14"> <text:s text:c="4"/></text:span><text:span text:style-name="T6"><text:s/></text:span><text:span text:style-name="T6"><text:tab/></text:span><text:span text:style-name="T6"><text:tab/></text:span><text:span text:style-name="T6"><text:line-break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77" draw:id="id277">
          <svg:title>TexMaths</svg:title>
          <svg:desc>28§display§y = \tan^{-1}\left( 7x \right) - \tan^{-1}\left( 3x \right)§svg§600§FALSE§</svg:desc>
          <draw:polygon draw:style-name="gr2" draw:text-style-name="P6" draw:layer="layout" svg:width="11.763cm" svg:height="1.012cm" svg:x="7.351cm" svg:y="1.282cm" svg:viewBox="0 0 11764 1013" draw:points="5881,1013 0,1013 0,0 11764,0 11764,1013">
            <text:p/>
          </draw:polygon>
          <draw:path draw:style-name="gr3" draw:text-style-name="P7" draw:layer="layout" svg:width="0.456cm" svg:height="0.638cm" svg:x="7.331cm" svg:y="1.661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8.149cm" svg:y="1.7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9.15cm" svg:y="1.491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9.556cm" svg:y="1.657cm" svg:viewBox="0 0 446 455" svg:d="M289 368c2 40 29 80 76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10.037cm" svg:y="1.66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0.629cm" svg:y="1.50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1.245cm" svg:y="1.233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872cm" svg:y="1.35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22cm" svg:height="0.69cm" svg:x="12.213cm" svg:y="1.433cm" svg:viewBox="0 0 423 691" svg:d="M414 67c9-13 9-15 9-36h-239c-121 0-124-13-126-31h-24l-34 204h25c2-16 11-78 24-90 7-6 85-6 97-6h206c-11 15-90 123-112 157-88 132-121 269-121 369 0 12 0 57 45 57 47 0 47-45 47-57v-49c0-54 2-110 11-161 2-23 15-108 60-171z">
            <text:p/>
          </draw:path>
          <draw:path draw:style-name="gr3" draw:text-style-name="P7" draw:layer="layout" svg:width="0.492cm" svg:height="0.447cm" svg:x="12.678cm" svg:y="1.6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7" draw:layer="layout" svg:width="0.23cm" svg:height="0.985cm" svg:x="13.268cm" svg:y="1.35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02cm" svg:height="0.042cm" svg:x="13.895cm" svg:y="1.832cm" svg:viewBox="0 0 603 43" svg:d="M569 43c16 0 34 0 34-23 0-20-18-20-34-20h-535c-16 0-34 0-34 20 0 23 18 23 34 23z">
            <text:p/>
          </draw:path>
          <draw:path draw:style-name="gr3" draw:text-style-name="P7" draw:layer="layout" svg:width="0.31cm" svg:height="0.618cm" svg:x="14.816cm" svg:y="1.491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15.221cm" svg:y="1.657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5.703cm" svg:y="1.66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6.294cm" svg:y="1.50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6.908cm" svg:y="1.233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7.538cm" svg:y="1.35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7.865cm" svg:y="1.44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18.344cm" svg:y="1.66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23cm" svg:height="0.985cm" svg:x="18.933cm" svg:y="1.35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78" draw:id="id27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7.347cm" svg:y="2.981cm" svg:viewBox="0 0 6272 607" draw:points="3136,607 0,607 0,0 6272,0 6272,607">
            <text:p/>
          </draw:polygon>
          <draw:path draw:style-name="gr3" draw:text-style-name="P7" draw:layer="layout" svg:width="0.662cm" svg:height="0.673cm" svg:x="7.331cm" svg:y="2.9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8.081cm" svg:y="2.9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8.348cm" svg:y="2.9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982cm" svg:y="3.5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636cm" svg:y="3.1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0.422cm" svg:y="3.5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969cm" svg:y="3.1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1.441cm" svg:y="3.5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981cm" svg:y="3.0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2.398cm" svg:y="3.5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942cm" svg:y="3.1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562cm" svg:y="3.521cm" svg:viewBox="0 0 108 108" svg:d="M108 54c0-29-25-54-54-54s-54 25-54 54 25 54 54 54 54-25 54-54z">
            <text:p/>
          </draw:path>
        </draw:g>
        <draw:g xml:id="id279" draw:id="id279">
          <svg:title>TexMaths</svg:title>
          <svg:desc>28§display§\frac{dy}{dx} = \frac{d}{dx}\left[ \tan^{-1} (7x) - \tan^{-1} (3x) \right] §svg§600§FALSE§</svg:desc>
          <draw:polygon draw:style-name="gr2" draw:text-style-name="P6" draw:layer="layout" svg:width="14.3cm" svg:height="1.936cm" svg:x="7.381cm" svg:y="4.481cm" svg:viewBox="0 0 14301 1937" draw:points="7150,1937 0,1937 0,0 14301,0 14301,1937">
            <text:p/>
          </draw:polygon>
          <draw:path draw:style-name="gr3" draw:text-style-name="P7" draw:layer="layout" svg:width="0.469cm" svg:height="0.696cm" svg:x="7.395cm" svg:y="4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7.894cm" svg:y="4.6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332cm" svg:y="5.514cm" svg:viewBox="0 0 1077 43" draw:points="538,43 0,43 0,0 1077,0 1077,43">
            <text:p/>
          </draw:polygon>
          <draw:path draw:style-name="gr3" draw:text-style-name="P7" draw:layer="layout" svg:width="0.469cm" svg:height="0.696cm" svg:x="7.372cm" svg:y="5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872cm" svg:y="6.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853cm" svg:y="5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275cm" svg:y="4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9.955cm" svg:y="5.514cm" svg:viewBox="0 0 1077 43" draw:points="538,43 0,43 0,0 1077,0 1077,43">
            <text:p/>
          </draw:polygon>
          <draw:path draw:style-name="gr3" draw:text-style-name="P7" draw:layer="layout" svg:width="0.469cm" svg:height="0.696cm" svg:x="9.995cm" svg:y="5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495cm" svg:y="6.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11.509cm" svg:y="4.945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11.74cm" svg:y="5.17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2.145cm" svg:y="5.3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2.627cm" svg:y="5.3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3.216cm" svg:y="5.1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3.832cm" svg:y="4.9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4.296cm" svg:y="5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4.636cm" svg:y="5.115cm" svg:viewBox="0 0 423 690" svg:d="M414 67c9-13 9-15 9-36h-239c-121 0-124-13-126-31h-24l-34 204h25c2-16 11-79 24-90 7-7 85-7 97-7h206c-12 16-90 124-112 157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5.102cm" svg:y="5.3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5.693cm" svg:y="5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6.318cm" svg:y="5.514cm" svg:viewBox="0 0 603 43" svg:d="M569 43c16 0 34 0 34-23 0-20-18-20-34-20h-535c-16 0-34 0-34 20 0 23 18 23 34 23z">
            <text:p/>
          </draw:path>
          <draw:path draw:style-name="gr3" draw:text-style-name="P7" draw:layer="layout" svg:width="0.31cm" svg:height="0.617cm" svg:x="17.241cm" svg:y="5.17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7.647cm" svg:y="5.3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8.128cm" svg:y="5.3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8.717cm" svg:y="5.1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9.333cm" svg:y="4.918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9.797cm" svg:y="5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0.124cm" svg:y="5.126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0.603cm" svg:y="5.3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21.192cm" svg:y="5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1.542cm" svg:y="4.945cm" svg:viewBox="0 0 190 1182" draw:points="190,1182 190,0 0,0 0,40 152,40 152,1142 0,1142 0,1182">
            <text:p/>
          </draw:polygon>
        </draw:g>
        <draw:g xml:id="id280" draw:id="id280">
          <svg:title>TexMaths</svg:title>
          <svg:desc>28§display§ = \frac{d}{dx}\left[ \tan^{-1} (7x) \right] - \frac{d}{dx}\left[ \tan^{-1} (3x) \right] §svg§600§FALSE§</svg:desc>
          <draw:polygon draw:style-name="gr2" draw:text-style-name="P6" draw:layer="layout" svg:width="15.132cm" svg:height="1.936cm" svg:x="8.832cm" svg:y="6.981cm" svg:viewBox="0 0 15133 1937" draw:points="7565,1937 0,1937 0,0 15133,0 15133,1937">
            <text:p/>
          </draw:polygon>
          <draw:path draw:style-name="gr3" draw:text-style-name="P7" draw:layer="layout" svg:width="0.655cm" svg:height="0.232cm" svg:x="8.839cm" svg:y="7.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261cm" svg:y="6.9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9.939cm" svg:y="8.014cm" svg:viewBox="0 0 1078 43" draw:points="538,43 0,43 0,0 1078,0 1078,43">
            <text:p/>
          </draw:polygon>
          <draw:path draw:style-name="gr3" draw:text-style-name="P7" draw:layer="layout" svg:width="0.469cm" svg:height="0.696cm" svg:x="9.979cm" svg:y="8.2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481cm" svg:y="8.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89cm" svg:height="1.181cm" svg:x="11.496cm" svg:y="7.445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1.726cm" svg:y="7.676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2.13cm" svg:y="7.83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2.613cm" svg:y="7.8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3.203cm" svg:y="7.6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3.819cm" svg:y="7.4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4.282cm" svg:y="7.5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4.623cm" svg:y="7.615cm" svg:viewBox="0 0 423 690" svg:d="M414 67c9-13 9-15 9-36h-239c-121 0-124-13-126-31h-24l-34 204h25c2-16 11-79 24-90 7-7 85-7 97-7h206c-11 16-90 124-112 157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5.089cm" svg:y="7.8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5.678cm" svg:y="7.5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6.028cm" svg:y="7.445cm" svg:viewBox="0 0 190 1182" draw:points="190,1182 190,0 0,0 0,40 152,40 152,1142 0,1142 0,1182">
            <text:p/>
          </draw:polygon>
          <draw:path draw:style-name="gr3" draw:text-style-name="P7" draw:layer="layout" svg:width="0.602cm" svg:height="0.042cm" svg:x="16.715cm" svg:y="8.014cm" svg:viewBox="0 0 603 43" svg:d="M569 43c16 0 34 0 34-23 0-20-18-20-34-20h-535c-16 0-34 0-34 20 0 23 18 23 34 23z">
            <text:p/>
          </draw:path>
          <draw:path draw:style-name="gr3" draw:text-style-name="P7" draw:layer="layout" svg:width="0.469cm" svg:height="0.696cm" svg:x="18.057cm" svg:y="6.93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7cm" svg:height="0.042cm" svg:x="17.737cm" svg:y="8.014cm" svg:viewBox="0 0 1078 43" draw:points="538,43 0,43 0,0 1078,0 1078,43">
            <text:p/>
          </draw:polygon>
          <draw:path draw:style-name="gr3" draw:text-style-name="P7" draw:layer="layout" svg:width="0.469cm" svg:height="0.696cm" svg:x="17.775cm" svg:y="8.273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18.277cm" svg:y="8.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89cm" svg:height="1.181cm" svg:x="19.292cm" svg:y="7.445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9.522cm" svg:y="7.676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9.928cm" svg:y="7.83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20.409cm" svg:y="7.8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20.999cm" svg:y="7.6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1.615cm" svg:y="7.4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22.078cm" svg:y="7.5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2.406cm" svg:y="7.62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2.885cm" svg:y="7.8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23cm" svg:height="0.984cm" svg:x="23.474cm" svg:y="7.5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3.824cm" svg:y="7.445cm" svg:viewBox="0 0 190 1182" draw:points="190,1182 190,0 0,0 0,40 152,40 152,1142 0,1142 0,1182">
            <text:p/>
          </draw:polygon>
        </draw:g>
        <draw:g xml:id="id281" draw:id="id281">
          <svg:title>TexMaths</svg:title>
          <svg:desc>28§display§= \frac{1}{ 1 + (7x)^2}.\frac{d}{dx}(7x) - \frac{1}{ 1 + (3x)^2}.\frac{d}{dx}(3x)§svg§600§FALSE§</svg:desc>
          <draw:polygon draw:style-name="gr2" draw:text-style-name="P6" draw:layer="layout" svg:width="17.237cm" svg:height="2.171cm" svg:x="8.833cm" svg:y="9.583cm" svg:viewBox="0 0 17238 2172" draw:points="8619,2172 0,2172 0,0 17238,0 17238,2172">
            <text:p/>
          </draw:polygon>
          <draw:path draw:style-name="gr3" draw:text-style-name="P7" draw:layer="layout" svg:width="0.655cm" svg:height="0.232cm" svg:x="8.84cm" svg:y="10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1.76cm" svg:y="9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9.939cm" svg:y="10.616cm" svg:viewBox="0 0 3958 43" draw:points="1980,43 0,43 0,0 3958,0 3958,43">
            <text:p/>
          </draw:polygon>
          <draw:path draw:style-name="gr3" draw:text-style-name="P7" draw:layer="layout" svg:width="0.326cm" svg:height="0.657cm" svg:x="10.029cm" svg:y="10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0.705cm" svg:y="10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1.734cm" svg:y="10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2.074cm" svg:y="10.89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2.538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13.129cm" svg:y="10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3.499cm" svg:y="10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4.099cm" svg:y="10.779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4.726cm" svg:y="9.53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4.406cm" svg:y="10.616cm" svg:viewBox="0 0 1077 43" draw:points="538,43 0,43 0,0 1077,0 1077,43">
            <text:p/>
          </draw:polygon>
          <draw:path draw:style-name="gr3" draw:text-style-name="P7" draw:layer="layout" svg:width="0.469cm" svg:height="0.696cm" svg:x="14.446cm" svg:y="10.8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4.945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15.696cm" svg:y="10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6.036cm" svg:y="10.217cm" svg:viewBox="0 0 423 690" svg:d="M414 67c9-13 9-15 9-36h-239c-121 0-124-13-126-31h-24l-34 204h25c2-16 11-79 24-90 7-6 85-6 97-6h206c-12 15-90 123-112 156-88 132-121 269-121 370 0 11 0 56 45 56 47 0 47-45 47-56v-49c0-54 2-110 9-162 4-22 17-107 62-170z">
            <text:p/>
          </draw:path>
          <draw:path draw:style-name="gr3" draw:text-style-name="P7" draw:layer="layout" svg:width="0.492cm" svg:height="0.447cm" svg:x="16.502cm" svg:y="10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7.091cm" svg:y="10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7.718cm" svg:y="10.61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20.559cm" svg:y="9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18.74cm" svg:y="10.616cm" svg:viewBox="0 0 3958 43" draw:points="1980,43 0,43 0,0 3958,0 3958,43">
            <text:p/>
          </draw:polygon>
          <draw:path draw:style-name="gr3" draw:text-style-name="P7" draw:layer="layout" svg:width="0.326cm" svg:height="0.657cm" svg:x="18.827cm" svg:y="10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9.506cm" svg:y="10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20.532cm" svg:y="10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0.859cm" svg:y="10.90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1.338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1.927cm" svg:y="10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22.297cm" svg:y="10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22.897cm" svg:y="10.779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23.524cm" svg:y="9.534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23.204cm" svg:y="10.616cm" svg:viewBox="0 0 1077 43" draw:points="538,43 0,43 0,0 1077,0 1077,43">
            <text:p/>
          </draw:polygon>
          <draw:path draw:style-name="gr3" draw:text-style-name="P7" draw:layer="layout" svg:width="0.469cm" svg:height="0.696cm" svg:x="23.244cm" svg:y="10.8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23.746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24.494cm" svg:y="10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4.821cm" svg:y="10.22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5.3cm" svg:y="10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25.889cm" svg:y="10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82" draw:id="id282">
          <svg:title>TexMaths</svg:title>
          <svg:desc>28§display§\frac{dy}{dx} = \frac{7}{1 + 49x^2 } - \frac{3}{1 + 9x^2 }§svg§600§FALSE§</svg:desc>
          <draw:polygon draw:style-name="gr2" draw:text-style-name="P6" draw:layer="layout" svg:width="10.84cm" svg:height="2.008cm" svg:x="7.382cm" svg:y="12.38cm" svg:viewBox="0 0 10841 2009" draw:points="5419,2009 0,2009 0,0 10841,0 10841,2009">
            <text:p/>
          </draw:polygon>
          <draw:path draw:style-name="gr3" draw:text-style-name="P7" draw:layer="layout" svg:width="0.469cm" svg:height="0.696cm" svg:x="7.396cm" svg:y="12.331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7.895cm" svg:y="12.5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4 0 204-89 231-201z">
            <text:p/>
          </draw:path>
          <draw:polygon draw:style-name="gr3" draw:text-style-name="P7" draw:layer="layout" svg:width="1.077cm" svg:height="0.042cm" svg:x="7.333cm" svg:y="13.413cm" svg:viewBox="0 0 1078 43" draw:points="538,43 0,43 0,0 1078,0 1078,43">
            <text:p/>
          </draw:polygon>
          <draw:path draw:style-name="gr3" draw:text-style-name="P7" draw:layer="layout" svg:width="0.469cm" svg:height="0.696cm" svg:x="7.373cm" svg:y="13.67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7.873cm" svg:y="13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8.854cm" svg:y="13.3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22cm" svg:height="0.689cm" svg:x="11.607cm" svg:y="12.349cm" svg:viewBox="0 0 423 690" svg:d="M414 67c9-13 9-15 9-36h-239c-121 0-124-13-126-31h-24l-34 204h25c2-16 11-79 24-90 7-6 85-6 97-6h206c-11 15-90 123-112 156-88 133-121 269-121 370 0 11 0 56 45 56 47 0 47-45 47-56v-49c0-54 2-110 9-162 4-22 17-107 62-170z">
            <text:p/>
          </draw:path>
          <draw:polygon draw:style-name="gr3" draw:text-style-name="P7" draw:layer="layout" svg:width="3.684cm" svg:height="0.042cm" svg:x="9.956cm" svg:y="13.413cm" svg:viewBox="0 0 3685 43" draw:points="1844,43 0,43 0,0 3685,0 3685,43">
            <text:p/>
          </draw:polygon>
          <draw:path draw:style-name="gr3" draw:text-style-name="P7" draw:layer="layout" svg:width="0.326cm" svg:height="0.658cm" svg:x="10.044cm" svg:y="13.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0.723cm" svg:y="13.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11.679cm" svg:y="13.689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409cm" svg:height="0.678cm" svg:x="12.185cm" svg:y="13.7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492cm" svg:height="0.447cm" svg:x="12.665cm" svg:y="13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3.241cm" svg:y="13.6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4.058cm" svg:y="13.413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469cm" svg:y="12.35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olygon draw:style-name="gr3" draw:text-style-name="P7" draw:layer="layout" svg:width="3.191cm" svg:height="0.042cm" svg:x="15.078cm" svg:y="13.413cm" svg:viewBox="0 0 3192 43" draw:points="1597,43 0,43 0,0 3192,0 3192,43">
            <text:p/>
          </draw:polygon>
          <draw:path draw:style-name="gr3" draw:text-style-name="P7" draw:layer="layout" svg:width="0.326cm" svg:height="0.658cm" svg:x="15.167cm" svg:y="13.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844cm" svg:y="13.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6.816cm" svg:y="13.7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492cm" svg:height="0.447cm" svg:x="17.293cm" svg:y="13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7.871cm" svg:y="13.6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83" draw:id="id283">
          <svg:title>TexMaths</svg:title>
          <svg:desc>28§display§\therefore§svg§600§FALSE§</svg:desc>
          <draw:polygon draw:style-name="gr2" draw:text-style-name="P6" draw:layer="layout" svg:width="0.528cm" svg:height="0.433cm" svg:x="5.055cm" svg:y="13.18cm" svg:viewBox="0 0 529 434" draw:points="265,434 0,434 0,0 529,0 529,434">
            <text:p/>
          </draw:polygon>
          <draw:path draw:style-name="gr3" draw:text-style-name="P7" draw:layer="layout" svg:width="0.598cm" svg:height="0.531cm" svg:x="5.035cm" svg:y="13.13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xml:id="id284" text:id="id284" text:style-name="P4"><text:span text:style-name="T31"><text:s text:c="9"/></text:span><text:span text:style-name="T29"><text:line-break/></text:span><text:span text:style-name="T29"><text:tab/></text:span><text:span text:style-name="T29"><text:tab/></text:span><text:span text:style-name="T29">(ii) <text:s/>Let, <text:s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32"> <text:s text:c="12"/></text:span><text:span text:style-name="T32"><text:tab/></text:span><text:span text:style-name="T32"><text:tab/></text:span><text:span text:style-name="T29"><text:line-break/></text:span><text:span text:style-name="T14"><text:tab/></text:span><text:span text:style-name="T14"> <text:s text:c="4"/></text:span><text:span text:style-name="T6"><text:s/></text:span><text:span text:style-name="T6"><text:tab/></text:span><text:span text:style-name="T6"><text:tab/></text:span><text:span text:style-name="T6"> <text:s text:c="33"/></text:span><text:span text:style-name="T6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88" draw:id="id28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647cm" svg:y="8.381cm" svg:viewBox="0 0 6272 607" draw:points="3136,607 0,607 0,0 6272,0 6272,607">
            <text:p/>
          </draw:polygon>
          <draw:path draw:style-name="gr3" draw:text-style-name="P7" draw:layer="layout" svg:width="0.662cm" svg:height="0.673cm" svg:x="6.631cm" svg:y="8.3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7.381cm" svg:y="8.3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648cm" svg:y="8.3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282cm" svg:y="8.9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936cm" svg:y="8.5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722cm" svg:y="8.9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269cm" svg:y="8.5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741cm" svg:y="8.9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281cm" svg:y="8.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698cm" svg:y="8.9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242cm" svg:y="8.5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2.862cm" svg:y="8.921cm" svg:viewBox="0 0 108 108" svg:d="M108 54c0-29-25-54-54-54s-54 25-54 54 25 54 54 54 54-25 54-54z">
            <text:p/>
          </draw:path>
        </draw:g>
        <draw:g xml:id="id285" draw:id="id285">
          <svg:title>TexMaths</svg:title>
          <svg:desc>28§display§y = \tan^{-1}\left( \frac{7x}{1 -  12x^2} \right)§svg§600§FALSE§</svg:desc>
          <draw:polygon draw:style-name="gr2" draw:text-style-name="P6" draw:layer="layout" svg:width="9.537cm" svg:height="2.263cm" svg:x="6.944cm" svg:y="0.786cm" svg:viewBox="0 0 9538 2264" draw:points="4769,2264 0,2264 0,0 9538,0 9538,2264">
            <text:p/>
          </draw:polygon>
          <draw:path draw:style-name="gr3" draw:text-style-name="P7" draw:layer="layout" svg:width="0.456cm" svg:height="0.637cm" svg:x="6.924cm" svg:y="1.7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7.742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8.743cm" svg:y="1.55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148cm" svg:y="1.723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9.63cm" svg:y="1.72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221cm" svg:y="1.5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837cm" svg:y="1.2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1.572cm" svg:y="0.73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22cm" svg:height="0.689cm" svg:x="13.579cm" svg:y="0.833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4.045cm" svg:y="1.0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3.684cm" svg:height="0.042cm" svg:x="12.21cm" svg:y="1.897cm" svg:viewBox="0 0 3685 43" draw:points="1843,43 0,43 0,0 3685,0 3685,43">
            <text:p/>
          </draw:polygon>
          <draw:path draw:style-name="gr3" draw:text-style-name="P7" draw:layer="layout" svg:width="0.326cm" svg:height="0.658cm" svg:x="12.298cm" svg:y="2.1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3.001cm" svg:y="2.574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3.991cm" svg:y="2.18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393cm" svg:height="0.658cm" svg:x="14.446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92cm" svg:height="0.447cm" svg:x="14.916cm" svg:y="2.4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5.494cm" svg:y="2.0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6.045cm" svg:y="0.737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86" draw:id="id286">
          <svg:title>TexMaths</svg:title>
          <svg:desc>28§display§y = \tan^{-1}\left( \frac{3x + 4x}{1 - (3x)(4x) } \right)§svg§600§FALSE§</svg:desc>
          <draw:polygon draw:style-name="gr2" draw:text-style-name="P6" draw:layer="layout" svg:width="11.189cm" svg:height="2.263cm" svg:x="6.946cm" svg:y="3.688cm" svg:viewBox="0 0 11190 2264" draw:points="5596,2264 0,2264 0,0 11190,0 11190,2264">
            <text:p/>
          </draw:polygon>
          <draw:path draw:style-name="gr3" draw:text-style-name="P7" draw:layer="layout" svg:width="0.456cm" svg:height="0.637cm" svg:x="6.926cm" svg:y="4.63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7.744cm" svg:y="4.7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8.745cm" svg:y="4.461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15cm" svg:y="4.625cm" svg:viewBox="0 0 446 455" svg:d="M289 367c2 41 29 81 76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9.632cm" svg:y="4.631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224cm" svg:y="4.4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0.84cm" svg:y="4.2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1.574cm" svg:y="3.639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09cm" svg:height="0.678cm" svg:x="13.263cm" svg:y="3.74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743cm" svg:y="3.9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655cm" svg:height="0.658cm" svg:x="14.551cm" svg:y="3.82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5.508cm" svg:y="3.733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6.001cm" svg:y="3.9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5.337cm" svg:height="0.042cm" svg:x="12.213cm" svg:y="4.799cm" svg:viewBox="0 0 5338 43" draw:points="2668,43 0,43 0,0 5338,0 5338,43">
            <text:p/>
          </draw:polygon>
          <draw:path draw:style-name="gr3" draw:text-style-name="P7" draw:layer="layout" svg:width="0.326cm" svg:height="0.658cm" svg:x="12.3cm" svg:y="5.086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3.004cm" svg:y="5.476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5cm" svg:x="14.005cm" svg:y="5.0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4.33cm" svg:y="5.086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4.809cm" svg:y="5.3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5.4cm" svg:y="5.0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23cm" svg:height="0.985cm" svg:x="15.824cm" svg:y="5.0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38cm" svg:height="0.666cm" svg:x="16.138cm" svg:y="5.075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6.63cm" svg:y="5.3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7.219cm" svg:y="5.0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485cm" svg:height="2.362cm" svg:x="17.699cm" svg:y="3.639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87" draw:id="id287">
          <svg:title>TexMaths</svg:title>
          <svg:desc>28§display§y = \tan^{-1}\left( 3x \right) + \tan^{-1}\left( 4x \right)§svg§600§FALSE§</svg:desc>
          <draw:polygon draw:style-name="gr2" draw:text-style-name="P6" draw:layer="layout" svg:width="11.763cm" svg:height="1.012cm" svg:x="6.853cm" svg:y="6.581cm" svg:viewBox="0 0 11764 1013" draw:points="5881,1013 0,1013 0,0 11764,0 11764,1013">
            <text:p/>
          </draw:polygon>
          <draw:path draw:style-name="gr3" draw:text-style-name="P7" draw:layer="layout" svg:width="0.456cm" svg:height="0.638cm" svg:x="6.833cm" svg:y="6.9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7.65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8.652cm" svg:y="6.79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9.058cm" svg:y="6.956cm" svg:viewBox="0 0 446 455" svg:d="M289 368c2 40 29 80 76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9.539cm" svg:y="6.9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0.131cm" svg:y="6.80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747cm" svg:y="6.532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374cm" svg:y="6.6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1.701cm" svg:y="6.741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12.18cm" svg:y="6.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7" draw:layer="layout" svg:width="0.23cm" svg:height="0.985cm" svg:x="12.77cm" svg:y="6.6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55cm" svg:height="0.658cm" svg:x="13.37cm" svg:y="6.82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1cm" svg:height="0.618cm" svg:x="14.318cm" svg:y="6.79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14.723cm" svg:y="6.956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5.205cm" svg:y="6.9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5.796cm" svg:y="6.80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6.41cm" svg:y="6.532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7.04cm" svg:y="6.6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38cm" svg:height="0.667cm" svg:x="17.351cm" svg:y="6.729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7" draw:layer="layout" svg:width="0.492cm" svg:height="0.447cm" svg:x="17.846cm" svg:y="6.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23cm" svg:height="0.985cm" svg:x="18.435cm" svg:y="6.6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89" draw:id="id289">
          <svg:title>TexMaths</svg:title>
          <svg:desc>28§display§\frac{dy}{dx} = \frac{d}{dx}\left[ \tan^{-1} (3x) + \tan^{-1} (4x) \right] §svg§600§FALSE§</svg:desc>
          <draw:polygon draw:style-name="gr2" draw:text-style-name="P6" draw:layer="layout" svg:width="14.3cm" svg:height="1.936cm" svg:x="6.181cm" svg:y="9.68cm" svg:viewBox="0 0 14301 1937" draw:points="7150,1937 0,1937 0,0 14301,0 14301,1937">
            <text:p/>
          </draw:polygon>
          <draw:path draw:style-name="gr3" draw:text-style-name="P7" draw:layer="layout" svg:width="0.469cm" svg:height="0.696cm" svg:x="6.195cm" svg:y="9.6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694cm" svg:y="9.8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6.132cm" svg:y="10.713cm" svg:viewBox="0 0 1077 43" draw:points="538,43 0,43 0,0 1077,0 1077,43">
            <text:p/>
          </draw:polygon>
          <draw:path draw:style-name="gr3" draw:text-style-name="P7" draw:layer="layout" svg:width="0.469cm" svg:height="0.696cm" svg:x="6.172cm" svg:y="10.97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672cm" svg:y="11.2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653cm" svg:y="10.6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075cm" svg:y="9.6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8.755cm" svg:y="10.713cm" svg:viewBox="0 0 1077 43" draw:points="538,43 0,43 0,0 1077,0 1077,43">
            <text:p/>
          </draw:polygon>
          <draw:path draw:style-name="gr3" draw:text-style-name="P7" draw:layer="layout" svg:width="0.469cm" svg:height="0.696cm" svg:x="8.795cm" svg:y="10.97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295cm" svg:y="11.2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10.309cm" svg:y="10.144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10.54cm" svg:y="10.3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0.945cm" svg:y="10.5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427cm" svg:y="10.545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16cm" svg:y="10.3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32cm" svg:y="10.1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096cm" svg:y="10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423cm" svg:y="10.3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902cm" svg:y="10.5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4.493cm" svg:y="10.2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15.094cm" svg:y="10.4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1cm" svg:height="0.617cm" svg:x="16.041cm" svg:y="10.3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6.447cm" svg:y="10.5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928cm" svg:y="10.545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517cm" svg:y="10.3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133cm" svg:y="10.117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8.597cm" svg:y="10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18.91cm" svg:y="10.31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492cm" svg:height="0.447cm" svg:x="19.403cm" svg:y="10.5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9.992cm" svg:y="10.2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0.342cm" svg:y="10.144cm" svg:viewBox="0 0 190 1182" draw:points="190,1182 190,0 0,0 0,40 152,40 152,1142 0,1142 0,1182">
            <text:p/>
          </draw:polygon>
        </draw:g>
        <draw:g xml:id="id290" draw:id="id290">
          <svg:title>TexMaths</svg:title>
          <svg:desc>28§display§ = \frac{d}{dx}\left[ \tan^{-1} (3x) \right] + \frac{d}{dx}\left[ \tan^{-1} (4x) \right] §svg§600§FALSE§</svg:desc>
          <draw:polygon draw:style-name="gr2" draw:text-style-name="P6" draw:layer="layout" svg:width="15.132cm" svg:height="1.936cm" svg:x="7.632cm" svg:y="12.18cm" svg:viewBox="0 0 15133 1937" draw:points="7565,1937 0,1937 0,0 15133,0 15133,1937">
            <text:p/>
          </draw:polygon>
          <draw:path draw:style-name="gr3" draw:text-style-name="P7" draw:layer="layout" svg:width="0.655cm" svg:height="0.232cm" svg:x="7.639cm" svg:y="13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061cm" svg:y="12.1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8.739cm" svg:y="13.213cm" svg:viewBox="0 0 1078 43" draw:points="538,43 0,43 0,0 1078,0 1078,43">
            <text:p/>
          </draw:polygon>
          <draw:path draw:style-name="gr3" draw:text-style-name="P7" draw:layer="layout" svg:width="0.469cm" svg:height="0.696cm" svg:x="8.779cm" svg:y="13.4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281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89cm" svg:height="1.181cm" svg:x="10.296cm" svg:y="12.644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0.526cm" svg:y="12.875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0.93cm" svg:y="13.0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413cm" svg:y="13.0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03cm" svg:y="12.8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2.619cm" svg:y="12.6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082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41cm" svg:y="12.825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889cm" svg:y="13.0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4.478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4.828cm" svg:y="12.644cm" svg:viewBox="0 0 190 1182" draw:points="190,1182 190,0 0,0 0,40 152,40 152,1142 0,1142 0,1182">
            <text:p/>
          </draw:polygon>
          <draw:path draw:style-name="gr3" draw:text-style-name="P7" draw:layer="layout" svg:width="0.655cm" svg:height="0.657cm" svg:x="15.488cm" svg:y="12.9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69cm" svg:height="0.696cm" svg:x="16.857cm" svg:y="12.131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7cm" svg:height="0.042cm" svg:x="16.537cm" svg:y="13.213cm" svg:viewBox="0 0 1078 43" draw:points="538,43 0,43 0,0 1078,0 1078,43">
            <text:p/>
          </draw:polygon>
          <draw:path draw:style-name="gr3" draw:text-style-name="P7" draw:layer="layout" svg:width="0.469cm" svg:height="0.696cm" svg:x="16.575cm" svg:y="13.47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17.077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89cm" svg:height="1.181cm" svg:x="18.092cm" svg:y="12.644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8.322cm" svg:y="12.875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8.728cm" svg:y="13.0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9.209cm" svg:y="13.0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9.799cm" svg:y="12.8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0.415cm" svg:y="12.6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20.878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21.192cm" svg:y="12.814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492cm" svg:height="0.447cm" svg:x="21.685cm" svg:y="13.04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23cm" svg:height="0.984cm" svg:x="22.274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2.624cm" svg:y="12.644cm" svg:viewBox="0 0 190 1182" draw:points="190,1182 190,0 0,0 0,40 152,40 152,1142 0,1142 0,118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anim:sub-item="text" smil:attributeName="visibility" smil:to="visible"/>
                  <anim:animate smil:dur="0.5s" smil:fill="hold" smil:targetElement="id284" anim:sub-item="text" smil:attributeName="width" smil:values="width*0.05;width" smil:keyTimes="0;1"/>
                  <anim:animate smil:dur="0.5s" smil:fill="hold" smil:targetElement="id284" anim:sub-item="text" smil:attributeName="height" smil:values="height;height" smil:keyTimes="0;1"/>
                  <anim:animate smil:dur="0.5s" smil:fill="hold" smil:targetElement="id284" anim:sub-item="text" smil:attributeName="x" smil:values="x-.2;x" smil:keyTimes="0;1"/>
                  <anim:animate smil:dur="0.5s" smil:fill="hold" smil:targetElement="id284" anim:sub-item="text" smil:attributeName="y" smil:values="y;y" smil:keyTimes="0;1"/>
                  <anim:transitionFilter smil:dur="0.5s" smil:targetElement="id2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xml:id="id294" text:id="id294" text:style-name="P4"><text:span text:style-name="T29"><text:s text:c="9"/>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33"><text:tab/></text:span><text:span text:style-name="T33"><text:tab/></text:span><text:span text:style-name="T29"><text:line-break/></text:span><text:span text:style-name="T29"><text:tab/></text:span><text:span text:style-name="T29"><text:tab/></text:span><text:span text:style-name="T14">(iii) Let, <text:s text:c="2"/></text:span><text:span text:style-name="T6"><text:s/></text:span><text:span text:style-name="T6"><text:tab/></text:span><text:span text:style-name="T6"><text:tab/></text:span><text:span text:style-name="T6"> <text:s text:c="33"/></text:span><text:span text:style-name="T6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95" draw:id="id295">
          <svg:title>TexMaths</svg:title>
          <svg:desc>26§display§y = \tan^{-1}\left( \frac{ 5x + 1 }{ 3 - x - 6x^2 } \right)§svg§600§FALSE§</svg:desc>
          <draw:polygon draw:style-name="gr2" draw:text-style-name="P6" draw:layer="layout" svg:width="10.039cm" svg:height="2.101cm" svg:x="7.116cm" svg:y="6.413cm" svg:viewBox="0 0 10040 2102" draw:points="5020,2102 0,2102 0,0 10040,0 10040,2102">
            <text:p/>
          </draw:polygon>
          <draw:path draw:style-name="gr3" draw:text-style-name="P7" draw:layer="layout" svg:width="0.423cm" svg:height="0.592cm" svg:x="7.097cm" svg:y="7.28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9cm" svg:height="0.215cm" svg:x="7.856cm" svg:y="7.35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8cm" svg:height="0.573cm" svg:x="8.786cm" svg:y="7.13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63cm" svg:y="7.282cm" svg:viewBox="0 0 414 422" svg:d="M268 341c2 37 27 75 71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9.61cm" svg:y="7.28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59cm" svg:y="7.1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731cm" svg:y="6.889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45cm" svg:height="2.193cm" svg:x="11.414cm" svg:y="6.367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3.076cm" svg:y="6.46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457cm" svg:height="0.415cm" svg:x="13.513cm" svg:y="6.67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14.264cm" svg:y="6.542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03cm" svg:height="0.61cm" svg:x="15.208cm" svg:y="6.465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4.603cm" svg:height="0.039cm" svg:x="12.006cm" svg:y="7.444cm" svg:viewBox="0 0 4604 40" draw:points="2303,40 0,40 0,0 4604,0 4604,40">
            <text:p/>
          </draw:polygon>
          <draw:path draw:style-name="gr3" draw:text-style-name="P7" draw:layer="layout" svg:width="0.38cm" svg:height="0.629cm" svg:x="12.044cm" svg:y="7.71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559cm" svg:height="0.039cm" svg:x="12.741cm" svg:y="8.072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3.606cm" svg:y="7.91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559cm" svg:height="0.039cm" svg:x="14.38cm" svg:y="8.072cm" svg:viewBox="0 0 560 40" svg:d="M528 40c15 0 32 0 32-21 0-19-17-19-32-19h-497c-14 0-31 0-31 19 0 21 17 21 31 21z">
            <text:p/>
          </draw:path>
          <draw:path draw:style-name="gr3" draw:text-style-name="P7" draw:layer="layout" svg:width="0.38cm" svg:height="0.629cm" svg:x="15.258cm" svg:y="7.71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ath draw:style-name="gr3" draw:text-style-name="P7" draw:layer="layout" svg:width="0.457cm" svg:height="0.415cm" svg:x="15.703cm" svg:y="7.9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6.238cm" svg:y="7.62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45cm" svg:height="2.193cm" svg:x="16.75cm" svg:y="6.367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91" draw:id="id291">
          <svg:title>TexMaths</svg:title>
          <svg:desc>28§display§\frac{ dy }{ dx } = \frac{1}{ 1 + (3x)^2}.\frac{d}{dx}(3x) + \frac{1}{ 1 + (4x)^2}.\frac{d}{dx}(4x)§svg§600§FALSE§</svg:desc>
          <draw:polygon draw:style-name="gr2" draw:text-style-name="P6" draw:layer="layout" svg:width="18.705cm" svg:height="2.171cm" svg:x="7.484cm" svg:y="0.886cm" svg:viewBox="0 0 18706 2172" draw:points="9352,2172 0,2172 0,0 18706,0 18706,2172">
            <text:p/>
          </draw:polygon>
          <draw:path draw:style-name="gr3" draw:text-style-name="P7" draw:layer="layout" svg:width="0.469cm" svg:height="0.696cm" svg:x="7.498cm" svg:y="0.83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7.997cm" svg:y="1.086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435cm" svg:y="1.919cm" svg:viewBox="0 0 1077 43" draw:points="538,43 0,43 0,0 1077,0 1077,43">
            <text:p/>
          </draw:polygon>
          <draw:path draw:style-name="gr3" draw:text-style-name="P7" draw:layer="layout" svg:width="0.469cm" svg:height="0.696cm" svg:x="7.475cm" svg:y="2.17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975cm" svg:y="2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956cm" svg:y="1.8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1.877cm" svg:y="0.86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10.058cm" svg:y="1.919cm" svg:viewBox="0 0 3958 43" draw:points="1980,43 0,43 0,0 3958,0 3958,43">
            <text:p/>
          </draw:polygon>
          <draw:path draw:style-name="gr3" draw:text-style-name="P7" draw:layer="layout" svg:width="0.326cm" svg:height="0.657cm" svg:x="10.145cm" svg:y="2.20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0.824cm" svg:y="2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1.85cm" svg:y="2.1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2.177cm" svg:y="2.20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656cm" svg:y="2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3.246cm" svg:y="2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3.615cm" svg:y="2.1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4.218cm" svg:y="2.082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4.845cm" svg:y="0.83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4.525cm" svg:y="1.919cm" svg:viewBox="0 0 1077 43" draw:points="538,43 0,43 0,0 1077,0 1077,43">
            <text:p/>
          </draw:polygon>
          <draw:path draw:style-name="gr3" draw:text-style-name="P7" draw:layer="layout" svg:width="0.469cm" svg:height="0.696cm" svg:x="14.563cm" svg:y="2.17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5.065cm" svg:y="2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15.815cm" svg:y="1.4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6.14cm" svg:y="1.5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6.619cm" svg:y="1.75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17.21cm" svg:y="1.4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17.811cm" svg:y="1.61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6cm" svg:height="0.657cm" svg:x="20.678cm" svg:y="0.86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18.857cm" svg:y="1.919cm" svg:viewBox="0 0 3958 43" draw:points="1980,43 0,43 0,0 3958,0 3958,43">
            <text:p/>
          </draw:polygon>
          <draw:path draw:style-name="gr3" draw:text-style-name="P7" draw:layer="layout" svg:width="0.326cm" svg:height="0.657cm" svg:x="18.944cm" svg:y="2.20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9.623cm" svg:y="2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20.649cm" svg:y="2.1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20.963cm" svg:y="2.194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21.455cm" svg:y="2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22.044cm" svg:y="2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22.416cm" svg:y="2.1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23.017cm" svg:y="2.082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23.644cm" svg:y="0.83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3.323cm" svg:y="1.919cm" svg:viewBox="0 0 1077 43" draw:points="538,43 0,43 0,0 1077,0 1077,43">
            <text:p/>
          </draw:polygon>
          <draw:path draw:style-name="gr3" draw:text-style-name="P7" draw:layer="layout" svg:width="0.469cm" svg:height="0.696cm" svg:x="23.362cm" svg:y="2.179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3.863cm" svg:y="2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24.614cm" svg:y="1.4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24.925cm" svg:y="1.52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25.418cm" svg:y="1.7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26.009cm" svg:y="1.4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92" draw:id="id292">
          <svg:title>TexMaths</svg:title>
          <svg:desc>28§display§\frac{dy}{dx} = \frac{3}{1 + 9x^2 } + \frac{4}{1 + 16x^2 }§svg§600§FALSE§</svg:desc>
          <draw:polygon draw:style-name="gr2" draw:text-style-name="P6" draw:layer="layout" svg:width="10.837cm" svg:height="2.008cm" svg:x="7.384cm" svg:y="3.681cm" svg:viewBox="0 0 10838 2009" draw:points="5418,2009 0,2009 0,0 10838,0 10838,2009">
            <text:p/>
          </draw:polygon>
          <draw:path draw:style-name="gr3" draw:text-style-name="P7" draw:layer="layout" svg:width="0.469cm" svg:height="0.696cm" svg:x="7.398cm" svg:y="3.632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7.897cm" svg:y="3.88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7.335cm" svg:y="4.714cm" svg:viewBox="0 0 1077 43" draw:points="538,43 0,43 0,0 1077,0 1077,43">
            <text:p/>
          </draw:polygon>
          <draw:path draw:style-name="gr3" draw:text-style-name="P7" draw:layer="layout" svg:width="0.469cm" svg:height="0.696cm" svg:x="7.375cm" svg:y="4.974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7.875cm" svg:y="5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856cm" svg:y="4.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1.349cm" svg:y="3.659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olygon draw:style-name="gr3" draw:text-style-name="P7" draw:layer="layout" svg:width="3.191cm" svg:height="0.042cm" svg:x="9.958cm" svg:y="4.714cm" svg:viewBox="0 0 3192 43" draw:points="1597,43 0,43 0,0 3192,0 3192,43">
            <text:p/>
          </draw:polygon>
          <draw:path draw:style-name="gr3" draw:text-style-name="P7" draw:layer="layout" svg:width="0.326cm" svg:height="0.658cm" svg:x="10.045cm" svg:y="5.0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0.724cm" svg:y="5.0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1.694cm" svg:y="5.001cm" svg:viewBox="0 0 410 679" svg:d="M323 343v31c0 233-103 278-162 278-18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492cm" svg:height="0.447cm" svg:x="12.173cm" svg:y="5.2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751cm" svg:y="4.9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539cm" svg:y="4.40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16.209cm" svg:y="3.648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olygon draw:style-name="gr3" draw:text-style-name="P7" draw:layer="layout" svg:width="3.683cm" svg:height="0.042cm" svg:x="14.588cm" svg:y="4.714cm" svg:viewBox="0 0 3684 43" draw:points="1843,43 0,43 0,0 3684,0 3684,43">
            <text:p/>
          </draw:polygon>
          <draw:path draw:style-name="gr3" draw:text-style-name="P7" draw:layer="layout" svg:width="0.326cm" svg:height="0.658cm" svg:x="14.675cm" svg:y="5.0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354cm" svg:y="5.0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16.368cm" svg:y="5.0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6.816cm" svg:y="5.001cm" svg:viewBox="0 0 410 679" svg:d="M90 334v-25c0-249 123-284 172-284 25 0 65 6 87 40-15 0-53 0-53 43 0 31 22 47 44 47 16 0 45-9 45-47 0-61-42-108-125-108-126 0-260 128-260 345 0 264 114 334 206 334 110 0 204-92 204-222 0-125-87-222-197-222-67 0-103 52-123 99zM206 652c-60 0-92-61-96-74-18-47-18-125-18-143 0-77 31-177 121-177 15 0 60 0 92 62 18 36 18 88 18 135s0 96-18 132c-30 60-77 65-99 65z">
            <text:p/>
          </draw:path>
          <draw:path draw:style-name="gr3" draw:text-style-name="P7" draw:layer="layout" svg:width="0.492cm" svg:height="0.447cm" svg:x="17.293cm" svg:y="5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7.871cm" svg:y="4.9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96" draw:id="id296">
          <svg:title>TexMaths</svg:title>
          <svg:desc>26§display§= \tan^{-1}\left( \frac{ 5x + 1 }{ 1 + 2 - x - 6x^2 } \right)§svg§600§FALSE§</svg:desc>
          <draw:polygon draw:style-name="gr2" draw:text-style-name="P6" draw:layer="layout" svg:width="10.878cm" svg:height="2.101cm" svg:x="7.698cm" svg:y="8.913cm" svg:viewBox="0 0 10879 2102" draw:points="5440,2102 0,2102 0,0 10879,0 10879,2102">
            <text:p/>
          </draw:polygon>
          <draw:path draw:style-name="gr3" draw:text-style-name="P7" draw:layer="layout" svg:width="0.608cm" svg:height="0.215cm" svg:x="7.704cm" svg:y="9.8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34cm" svg:y="9.63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011cm" svg:y="9.782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458cm" svg:y="9.78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007cm" svg:y="9.6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577cm" svg:y="9.38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261cm" svg:y="8.867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3.71cm" svg:y="8.965cm" svg:viewBox="0 0 366 630" svg:d="M366 426c0-108-75-201-175-201-43 0-83 14-116 47v-178c19 6 50 12 79 12 112 0 177-83 177-96 0-6-2-10-9-10-2 0-4 0-8 2-19 8-62 27-125 27-37 0-79-6-122-25-7-4-9-4-11-4-8 0-8 8-8 23v270c0 17 0 25 12 25 7 0 9-2 13-8 8-15 43-65 116-65 48 0 73 42 79 59 15 35 17 70 17 116 0 31 0 87-23 125-21 35-56 60-98 60-66 0-118-48-135-102 2 0 6 0 17 0 29 0 46-23 46-43 0-23-17-46-46-46-15 0-46 6-46 50 0 77 64 166 166 166 107 0 200-87 200-204z">
            <text:p/>
          </draw:path>
          <draw:path draw:style-name="gr3" draw:text-style-name="P7" draw:layer="layout" svg:width="0.457cm" svg:height="0.415cm" svg:x="14.149cm" svg:y="9.171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8cm" svg:height="0.61cm" svg:x="14.897cm" svg:y="9.04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03cm" svg:height="0.61cm" svg:x="15.842cm" svg:y="8.965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6.177cm" svg:height="0.039cm" svg:x="11.852cm" svg:y="9.944cm" svg:viewBox="0 0 6178 40" draw:points="3089,40 0,40 0,0 6178,0 6178,40">
            <text:p/>
          </draw:polygon>
          <draw:path draw:style-name="gr3" draw:text-style-name="P7" draw:layer="layout" svg:width="0.303cm" svg:height="0.61cm" svg:x="11.933cm" svg:y="10.21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2.564cm" svg:y="10.28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3.473cm" svg:y="10.2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559cm" svg:height="0.039cm" svg:x="14.163cm" svg:y="10.572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5.026cm" svg:y="10.4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7" draw:layer="layout" svg:width="0.559cm" svg:height="0.039cm" svg:x="15.802cm" svg:y="10.572cm" svg:viewBox="0 0 560 40" svg:d="M528 40c15 0 32 0 32-21 0-19-17-19-32-19h-497c-14 0-31 0-31 19 0 21 17 21 31 21z">
            <text:p/>
          </draw:path>
          <draw:path draw:style-name="gr3" draw:text-style-name="P7" draw:layer="layout" svg:width="0.38cm" svg:height="0.629cm" svg:x="16.678cm" svg:y="10.21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71 60-92 60z">
            <text:p/>
          </draw:path>
          <draw:path draw:style-name="gr3" draw:text-style-name="P7" draw:layer="layout" svg:width="0.457cm" svg:height="0.415cm" svg:x="17.123cm" svg:y="10.4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284cm" svg:height="0.425cm" svg:x="17.66cm" svg:y="10.12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45cm" svg:height="2.193cm" svg:x="18.17cm" svg:y="8.867cm" svg:viewBox="0 0 451 2194" svg:d="M451 1098c0-360-83-722-316-996-16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97" draw:id="id297">
          <svg:title>TexMaths</svg:title>
          <svg:desc>26§display§= \tan^{-1}\left( \frac{ 5x + 1 }{ 1 - ( 6x^2 + x - 2 ) } \right)§svg§600§FALSE§</svg:desc>
          <draw:polygon draw:style-name="gr2" draw:text-style-name="P6" draw:layer="layout" svg:width="11.585cm" svg:height="2.101cm" svg:x="7.699cm" svg:y="11.713cm" svg:viewBox="0 0 11586 2102" draw:points="5794,2102 0,2102 0,0 11586,0 11586,2102">
            <text:p/>
          </draw:polygon>
          <draw:path draw:style-name="gr3" draw:text-style-name="P7" draw:layer="layout" svg:width="0.608cm" svg:height="0.215cm" svg:x="7.705cm" svg:y="12.6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35cm" svg:y="12.43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011cm" svg:y="12.58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9.458cm" svg:y="12.58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008cm" svg:y="12.4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577cm" svg:y="12.18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262cm" svg:y="11.667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7" draw:layer="layout" svg:width="0.365cm" svg:height="0.629cm" svg:x="14.065cm" svg:y="11.76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457cm" svg:height="0.415cm" svg:x="14.502cm" svg:y="11.97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61cm" svg:x="15.253cm" svg:y="11.84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6.197cm" svg:y="11.765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6.887cm" svg:height="0.039cm" svg:x="11.852cm" svg:y="12.744cm" svg:viewBox="0 0 6888 40" draw:points="3444,40 0,40 0,0 6888,0 6888,40">
            <text:p/>
          </draw:polygon>
          <draw:path draw:style-name="gr3" draw:text-style-name="P7" draw:layer="layout" svg:width="0.303cm" svg:height="0.61cm" svg:x="11.933cm" svg:y="13.01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8cm" svg:height="0.039cm" svg:x="12.588cm" svg:y="13.372cm" svg:viewBox="0 0 559 40" svg:d="M528 40c15 0 31 0 31-21 0-19-16-19-31-19h-497c-14 0-31 0-31 19 0 21 17 21 31 21z">
            <text:p/>
          </draw:path>
          <draw:path draw:style-name="gr3" draw:text-style-name="P7" draw:layer="layout" svg:width="0.213cm" svg:height="0.914cm" svg:x="13.516cm" svg:y="12.933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7" draw:layer="layout" svg:width="0.38cm" svg:height="0.629cm" svg:x="13.82cm" svg:y="13.01cm" svg:viewBox="0 0 381 630" svg:d="M83 310v-23c0-231 115-264 160-264 23 0 61 6 81 37-14 0-49 0-49 40 0 29 20 43 41 43 15 0 42-8 42-43 0-56-40-100-117-100-116 0-241 119-241 320 0 246 106 310 191 310 102 0 190-85 190-206 0-116-82-206-183-206-63 0-96 48-115 92zM191 605c-56 0-85-56-89-68-17-44-17-117-17-134 0-70 29-164 113-164 14 0 56 0 85 58 16 34 16 81 16 125s0 90-16 123c-27 56-71 60-92 60z">
            <text:p/>
          </draw:path>
          <draw:path draw:style-name="gr3" draw:text-style-name="P7" draw:layer="layout" svg:width="0.457cm" svg:height="0.415cm" svg:x="14.265cm" svg:y="13.21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6 0-50-29-50-60 0-21 6-40 17-81z">
            <text:p/>
          </draw:path>
          <draw:path draw:style-name="gr3" draw:text-style-name="P7" draw:layer="layout" svg:width="0.284cm" svg:height="0.425cm" svg:x="14.801cm" svg:y="12.92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08cm" svg:height="0.61cm" svg:x="15.425cm" svg:y="13.0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57cm" svg:height="0.415cm" svg:x="16.313cm" svg:y="13.21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7" draw:layer="layout" svg:width="0.558cm" svg:height="0.039cm" svg:x="17.089cm" svg:y="13.372cm" svg:viewBox="0 0 559 40" svg:d="M528 40c15 0 31 0 31-21 0-19-16-19-31-19h-497c-14 0-31 0-31 19 0 21 17 21 31 21z">
            <text:p/>
          </draw:path>
          <draw:path draw:style-name="gr3" draw:text-style-name="P7" draw:layer="layout" svg:width="0.365cm" svg:height="0.61cm" svg:x="17.973cm" svg:y="13.0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13cm" svg:height="0.914cm" svg:x="18.435cm" svg:y="12.93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18.88cm" svg:y="11.66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93" draw:id="id293">
          <svg:title>TexMaths</svg:title>
          <svg:desc>28§display§\therefore§svg§600§FALSE§</svg:desc>
          <draw:polygon draw:style-name="gr2" draw:text-style-name="P6" draw:layer="layout" svg:width="0.528cm" svg:height="0.433cm" svg:x="5.356cm" svg:y="4.581cm" svg:viewBox="0 0 529 434" draw:points="265,434 0,434 0,0 529,0 529,434">
            <text:p/>
          </draw:polygon>
          <draw:path draw:style-name="gr3" draw:text-style-name="P7" draw:layer="layout" svg:width="0.598cm" svg:height="0.531cm" svg:x="5.336cm" svg:y="4.5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anim:sub-item="text" smil:attributeName="visibility" smil:to="visible"/>
                  <anim:animate smil:dur="0.5s" smil:fill="hold" smil:targetElement="id294" anim:sub-item="text" smil:attributeName="width" smil:values="width*0.05;width" smil:keyTimes="0;1"/>
                  <anim:animate smil:dur="0.5s" smil:fill="hold" smil:targetElement="id294" anim:sub-item="text" smil:attributeName="height" smil:values="height;height" smil:keyTimes="0;1"/>
                  <anim:animate smil:dur="0.5s" smil:fill="hold" smil:targetElement="id294" anim:sub-item="text" smil:attributeName="x" smil:values="x-.2;x" smil:keyTimes="0;1"/>
                  <anim:animate smil:dur="0.5s" smil:fill="hold" smil:targetElement="id294" anim:sub-item="text" smil:attributeName="y" smil:values="y;y" smil:keyTimes="0;1"/>
                  <anim:transitionFilter smil:dur="0.5s" smil:targetElement="id2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21" draw:text-style-name="P18" draw:layer="layout" svg:width="26.4cm" svg:height="14.373cm" svg:x="0.8cm" svg:y="0.627cm" presentation:class="title" presentation:user-transformed="true">
          <draw:text-box>
            <text:p text:style-name="P4"><text:span text:style-name="T19"><text:tab/></text:span><text:span text:style-name="T19"><text:tab/></text:span><text:span text:style-name="T14"><text:line-break/></text:span><text:span text:style-name="T14"><text:tab/></text:span><text:span text:style-name="T14"> <text:s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tab/></text:span></text:p>
          </draw:text-box>
        </draw:frame>
        <draw:g xml:id="id298" draw:id="id298">
          <svg:title>TexMaths</svg:title>
          <svg:desc>26§display§y = \tan^{-1}\left( \frac{ 5x + 1 }{ 1 - ( 6x^2 + 4x - 3x - 2 ) } \right)§svg§600§FALSE§</svg:desc>
          <draw:polygon draw:style-name="gr2" draw:text-style-name="P6" draw:layer="layout" svg:width="14.875cm" svg:height="2.101cm" svg:x="7.019cm" svg:y="0.812cm" svg:viewBox="0 0 14876 2102" draw:points="7438,2102 0,2102 0,0 14876,0 14876,2102">
            <text:p/>
          </draw:polygon>
          <draw:path draw:style-name="gr3" draw:text-style-name="P7" draw:layer="layout" svg:width="0.423cm" svg:height="0.592cm" svg:x="7cm" svg:y="1.68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7.759cm" svg:y="1.7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89cm" svg:y="1.5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065cm" svg:y="1.681cm" svg:viewBox="0 0 414 422" svg:d="M268 341c2 37 27 75 71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9.513cm" svg:y="1.6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062cm" svg:y="1.5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34cm" svg:y="1.2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16cm" svg:y="0.7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5.397cm" svg:y="0.864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457cm" svg:height="0.415cm" svg:x="15.833cm" svg:y="1.0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6.584cm" svg:y="0.9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7.529cm" svg:y="0.86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9.44cm" svg:height="0.039cm" svg:x="11.909cm" svg:y="1.843cm" svg:viewBox="0 0 9441 40" draw:points="4721,40 0,40 0,0 9441,0 9441,40">
            <text:p/>
          </draw:polygon>
          <draw:path draw:style-name="gr3" draw:text-style-name="P7" draw:layer="layout" svg:width="0.303cm" svg:height="0.61cm" svg:x="11.99cm" svg:y="2.109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558cm" svg:height="0.039cm" svg:x="12.643cm" svg:y="2.471cm" svg:viewBox="0 0 559 40" svg:d="M528 40c15 0 31 0 31-21 0-19-16-19-31-19h-497c-14 0-31 0-31 19 0 21 17 21 31 21z">
            <text:p/>
          </draw:path>
          <draw:path draw:style-name="gr3" draw:text-style-name="P7" draw:layer="layout" svg:width="0.213cm" svg:height="0.914cm" svg:x="13.573cm" svg:y="2.0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3.874cm" svg:y="2.109cm" svg:viewBox="0 0 381 630" svg:d="M83 310v-23c0-231 115-264 160-264 23 0 61 6 81 37-14 0-49 0-49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ath draw:style-name="gr3" draw:text-style-name="P7" draw:layer="layout" svg:width="0.457cm" svg:height="0.415cm" svg:x="14.319cm" svg:y="2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84cm" svg:height="0.425cm" svg:x="14.856cm" svg:y="2.02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08cm" svg:height="0.61cm" svg:x="15.48cm" svg:y="2.1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07cm" svg:height="0.619cm" svg:x="16.368cm" svg:y="2.09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457cm" svg:height="0.415cm" svg:x="16.825cm" svg:y="2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558cm" svg:height="0.039cm" svg:x="17.601cm" svg:y="2.471cm" svg:viewBox="0 0 559 40" svg:d="M528 40c15 0 31 0 31-21 0-19-16-19-31-19h-497c-14 0-31 0-31 19 0 21 17 21 31 21z">
            <text:p/>
          </draw:path>
          <draw:path draw:style-name="gr3" draw:text-style-name="P7" draw:layer="layout" svg:width="0.38cm" svg:height="0.629cm" svg:x="18.477cm" svg:y="2.1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8.922cm" svg:y="2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558cm" svg:height="0.039cm" svg:x="19.696cm" svg:y="2.471cm" svg:viewBox="0 0 559 40" svg:d="M528 40c15 0 31 0 31-21 0-19-16-19-31-19h-497c-14 0-31 0-31 19 0 21 17 21 31 21z">
            <text:p/>
          </draw:path>
          <draw:path draw:style-name="gr3" draw:text-style-name="P7" draw:layer="layout" svg:width="0.365cm" svg:height="0.61cm" svg:x="20.58cm" svg:y="2.1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13cm" svg:height="0.914cm" svg:x="21.044cm" svg:y="2.0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21.489cm" svg:y="0.766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99" draw:id="id299">
          <svg:title>TexMaths</svg:title>
          <svg:desc>26§display§= \tan^{-1}\left( \frac{ 5x + 1 }{ 1 - [ 2x(3x + 2) - (3x + 2) ] } \right)§svg§600§FALSE§</svg:desc>
          <draw:polygon draw:style-name="gr2" draw:text-style-name="P6" draw:layer="layout" svg:width="15.405cm" svg:height="2.101cm" svg:x="7.801cm" svg:y="3.312cm" svg:viewBox="0 0 15406 2102" draw:points="7702,2102 0,2102 0,0 15406,0 15406,2102">
            <text:p/>
          </draw:polygon>
          <draw:path draw:style-name="gr3" draw:text-style-name="P7" draw:layer="layout" svg:width="0.608cm" svg:height="0.215cm" svg:x="7.807cm" svg:y="4.2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737cm" svg:y="4.0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13cm" svg:y="4.18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561cm" svg:y="4.1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1cm" svg:y="4.0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8cm" svg:y="3.7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64cm" svg:y="3.2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6.077cm" svg:y="3.364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7" draw:layer="layout" svg:width="0.457cm" svg:height="0.415cm" svg:x="16.514cm" svg:y="3.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17.265cm" svg:y="3.4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8.209cm" svg:y="3.364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7" draw:layer="layout" svg:width="10.705cm" svg:height="0.039cm" svg:x="11.955cm" svg:y="4.343cm" svg:viewBox="0 0 10706 40" draw:points="5354,40 0,40 0,0 10706,0 10706,40">
            <text:p/>
          </draw:polygon>
          <draw:path draw:style-name="gr3" draw:text-style-name="P7" draw:layer="layout" svg:width="0.303cm" svg:height="0.61cm" svg:x="12.036cm" svg:y="4.6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691cm" svg:y="4.971cm" svg:viewBox="0 0 560 40" svg:d="M528 40c15 0 32 0 32-21 0-19-17-19-32-19h-497c-14 0-31 0-31 19 0 21 17 21 31 21z">
            <text:p/>
          </draw:path>
          <draw:polygon draw:style-name="gr3" draw:text-style-name="P7" draw:layer="layout" svg:width="0.126cm" svg:height="0.914cm" svg:x="13.637cm" svg:y="4.532cm" svg:viewBox="0 0 127 915" draw:points="127,915 127,880 37,880 37,37 127,37 127,0 0,0 0,915">
            <text:p/>
          </draw:polygon>
          <draw:path draw:style-name="gr3" draw:text-style-name="P7" draw:layer="layout" svg:width="0.365cm" svg:height="0.61cm" svg:x="13.829cm" svg:y="4.6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57cm" svg:height="0.415cm" svg:x="14.266cm" svg:y="4.8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7" draw:layer="layout" svg:width="0.213cm" svg:height="0.914cm" svg:x="14.852cm" svg:y="4.5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5.156cm" svg:y="4.6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5.601cm" svg:y="4.81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6.352cm" svg:y="4.6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17.259cm" svg:y="4.6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13cm" svg:height="0.914cm" svg:x="17.722cm" svg:y="4.5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59cm" svg:height="0.039cm" svg:x="18.305cm" svg:y="4.971cm" svg:viewBox="0 0 560 40" svg:d="M528 40c15 0 32 0 32-21 0-19-17-19-32-19h-497c-14 0-31 0-31 19 0 21 17 21 31 21z">
            <text:p/>
          </draw:path>
          <draw:path draw:style-name="gr3" draw:text-style-name="P7" draw:layer="layout" svg:width="0.213cm" svg:height="0.914cm" svg:x="19.232cm" svg:y="4.5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9.536cm" svg:y="4.6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9.981cm" svg:y="4.8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20.732cm" svg:y="4.6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21.639cm" svg:y="4.6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213cm" svg:height="0.914cm" svg:x="22.103cm" svg:y="4.5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26cm" svg:height="0.914cm" svg:x="22.425cm" svg:y="4.532cm" svg:viewBox="0 0 127 915" draw:points="127,0 0,0 0,37 89,37 89,880 0,880 0,915 127,915">
            <text:p/>
          </draw:polygon>
          <draw:path draw:style-name="gr3" draw:text-style-name="P7" draw:layer="layout" svg:width="0.45cm" svg:height="2.193cm" svg:x="22.802cm" svg:y="3.266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</draw:g>
        <draw:g xml:id="id300" draw:id="id300">
          <svg:title>TexMaths</svg:title>
          <svg:desc>26§display§= \tan^{-1}\left( \frac{ 5x + 1 }{ 1 - (3x + 2)(2x - 1) } \right)§svg§600§FALSE§</svg:desc>
          <draw:polygon draw:style-name="gr2" draw:text-style-name="P6" draw:layer="layout" svg:width="12.802cm" svg:height="2.101cm" svg:x="7.802cm" svg:y="5.912cm" svg:viewBox="0 0 12803 2102" draw:points="6403,2102 0,2102 0,0 12803,0 12803,2102">
            <text:p/>
          </draw:polygon>
          <draw:path draw:style-name="gr3" draw:text-style-name="P7" draw:layer="layout" svg:width="0.608cm" svg:height="0.215cm" svg:x="7.808cm" svg:y="6.8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738cm" svg:y="6.6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15cm" svg:y="6.78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562cm" svg:y="6.7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11cm" svg:y="6.6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81cm" svg:y="6.3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65cm" svg:y="5.8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4.777cm" svg:y="5.964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457cm" svg:height="0.415cm" svg:x="15.214cm" svg:y="6.1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08cm" svg:height="0.61cm" svg:x="15.964cm" svg:y="6.0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03cm" svg:height="0.61cm" svg:x="16.909cm" svg:y="5.96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8.103cm" svg:height="0.039cm" svg:x="11.956cm" svg:y="6.943cm" svg:viewBox="0 0 8104 40" draw:points="4052,40 0,40 0,0 8104,0 8104,40">
            <text:p/>
          </draw:polygon>
          <draw:path draw:style-name="gr3" draw:text-style-name="P7" draw:layer="layout" svg:width="0.303cm" svg:height="0.61cm" svg:x="12.037cm" svg:y="7.2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692cm" svg:y="7.571cm" svg:viewBox="0 0 560 40" svg:d="M528 40c15 0 32 0 32-21 0-19-17-19-32-19h-497c-14 0-31 0-31 19 0 21 17 21 31 21z">
            <text:p/>
          </draw:path>
          <draw:path draw:style-name="gr3" draw:text-style-name="P7" draw:layer="layout" svg:width="0.213cm" svg:height="0.914cm" svg:x="13.62cm" svg:y="7.1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3.924cm" svg:y="7.2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4.369cm" svg:y="7.4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08cm" svg:height="0.61cm" svg:x="15.12cm" svg:y="7.284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6.027cm" svg:y="7.2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213cm" svg:height="0.914cm" svg:x="16.491cm" svg:y="7.1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13cm" svg:height="0.914cm" svg:x="16.884cm" svg:y="7.1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7.196cm" svg:y="7.2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57cm" svg:height="0.415cm" svg:x="17.633cm" svg:y="7.4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559cm" svg:height="0.039cm" svg:x="18.409cm" svg:y="7.571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19.328cm" svg:y="7.2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9.754cm" svg:y="7.1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20.2cm" svg:y="5.866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301" draw:id="id301">
          <svg:title>TexMaths</svg:title>
          <svg:desc>26§display§= \tan^{-1}\left( \frac{ (3x + 2) + (2x - 1) }{ 1 - (3x + 2)(2x - 1) } \right)§svg§600§FALSE§</svg:desc>
          <draw:polygon draw:style-name="gr2" draw:text-style-name="P6" draw:layer="layout" svg:width="12.802cm" svg:height="2.101cm" svg:x="7.804cm" svg:y="8.512cm" svg:viewBox="0 0 12803 2102" draw:points="6403,2102 0,2102 0,0 12803,0 12803,2102">
            <text:p/>
          </draw:polygon>
          <draw:path draw:style-name="gr3" draw:text-style-name="P7" draw:layer="layout" svg:width="0.608cm" svg:height="0.215cm" svg:x="7.81cm" svg:y="9.4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74cm" svg:y="9.2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17cm" svg:y="9.38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564cm" svg:y="9.3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13cm" svg:y="9.2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83cm" svg:y="8.9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67cm" svg:y="8.4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213cm" svg:height="0.914cm" svg:x="12.278cm" svg:y="8.487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2.58cm" svg:y="8.56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3.025cm" svg:y="8.7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8cm" svg:height="0.61cm" svg:x="13.776cm" svg:y="8.6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4.685cm" svg:y="8.5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15.147cm" svg:y="8.48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15.704cm" svg:y="8.6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213cm" svg:height="0.914cm" svg:x="16.659cm" svg:y="8.487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6.969cm" svg:y="8.5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57cm" svg:height="0.415cm" svg:x="17.406cm" svg:y="8.7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7" draw:layer="layout" svg:width="0.559cm" svg:height="0.039cm" svg:x="18.182cm" svg:y="8.926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19.101cm" svg:y="8.56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9.528cm" svg:y="8.48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8.103cm" svg:height="0.039cm" svg:x="11.958cm" svg:y="9.543cm" svg:viewBox="0 0 8104 40" draw:points="4052,40 0,40 0,0 8104,0 8104,40">
            <text:p/>
          </draw:polygon>
          <draw:path draw:style-name="gr3" draw:text-style-name="P7" draw:layer="layout" svg:width="0.303cm" svg:height="0.61cm" svg:x="12.039cm" svg:y="9.8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694cm" svg:y="10.171cm" svg:viewBox="0 0 560 40" svg:d="M528 40c15 0 32 0 32-21 0-19-17-19-32-19h-497c-14 0-31 0-31 19 0 21 17 21 31 21z">
            <text:p/>
          </draw:path>
          <draw:path draw:style-name="gr3" draw:text-style-name="P7" draw:layer="layout" svg:width="0.213cm" svg:height="0.914cm" svg:x="13.622cm" svg:y="9.7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3.926cm" svg:y="9.8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4.371cm" svg:y="10.0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08cm" svg:height="0.61cm" svg:x="15.122cm" svg:y="9.884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6.029cm" svg:y="9.8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213cm" svg:height="0.914cm" svg:x="16.493cm" svg:y="9.7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13cm" svg:height="0.914cm" svg:x="16.886cm" svg:y="9.7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7.198cm" svg:y="9.8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57cm" svg:height="0.415cm" svg:x="17.635cm" svg:y="10.0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559cm" svg:height="0.039cm" svg:x="18.411cm" svg:y="10.171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19.33cm" svg:y="9.8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9.756cm" svg:y="9.7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20.202cm" svg:y="8.466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302" draw:id="id302">
          <svg:title>TexMaths</svg:title>
          <svg:desc>26§display§y = \tan^{-1}( 3x + 2 ) + \tan^{-1}( 2x - 1 )§svg§600§FALSE§</svg:desc>
          <draw:polygon draw:style-name="gr2" draw:text-style-name="P6" draw:layer="layout" svg:width="13.761cm" svg:height="0.939cm" svg:x="7.021cm" svg:y="11.412cm" svg:viewBox="0 0 13762 940" draw:points="6882,940 0,940 0,0 13762,0 13762,940">
            <text:p/>
          </draw:polygon>
          <draw:path draw:style-name="gr3" draw:text-style-name="P7" draw:layer="layout" svg:width="0.423cm" svg:height="0.592cm" svg:x="7.002cm" svg:y="11.76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7" draw:layer="layout" svg:width="0.608cm" svg:height="0.215cm" svg:x="7.761cm" svg:y="11.8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91cm" svg:y="11.60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9.067cm" svg:y="11.759cm" svg:viewBox="0 0 414 422" svg:d="M268 341c2 38 27 75 71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20-81zM260 191v92c0 87-64 119-106 119-46 0-83-34-83-79 0-50 39-127 189-132z">
            <text:p/>
          </draw:path>
          <draw:path draw:style-name="gr3" draw:text-style-name="P7" draw:layer="layout" svg:width="0.461cm" svg:height="0.405cm" svg:x="9.514cm" svg:y="11.76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10.064cm" svg:y="11.616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0.636cm" svg:y="11.366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11.066cm" svg:y="11.48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8cm" svg:height="0.629cm" svg:x="11.368cm" svg:y="11.5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7" draw:layer="layout" svg:width="0.457cm" svg:height="0.415cm" svg:x="11.813cm" svg:y="11.76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7" draw:layer="layout" svg:width="0.608cm" svg:height="0.611cm" svg:x="12.564cm" svg:y="11.63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65cm" svg:height="0.611cm" svg:x="13.472cm" svg:y="11.56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213cm" svg:height="0.914cm" svg:x="13.934cm" svg:y="11.48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611cm" svg:x="14.492cm" svg:y="11.63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286cm" svg:height="0.573cm" svg:x="15.373cm" svg:y="11.6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5.748cm" svg:y="11.759cm" svg:viewBox="0 0 414 422" svg:d="M266 341c4 38 29 75 73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6.197cm" svg:y="11.76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16.744cm" svg:y="11.616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7.316cm" svg:y="11.366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17.747cm" svg:y="11.48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65cm" svg:height="0.611cm" svg:x="18.056cm" svg:y="11.56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7" draw:layer="layout" svg:width="0.457cm" svg:height="0.415cm" svg:x="18.495cm" svg:y="11.76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558cm" svg:height="0.039cm" svg:x="19.269cm" svg:y="11.922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20.188cm" svg:y="11.5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4cm" svg:x="20.617cm" svg:y="11.48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</draw:g>
        <draw:g xml:id="id303" draw:id="id30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948cm" svg:y="13.481cm" svg:viewBox="0 0 6272 607" draw:points="3136,607 0,607 0,0 6272,0 6272,607">
            <text:p/>
          </draw:polygon>
          <draw:path draw:style-name="gr3" draw:text-style-name="P7" draw:layer="layout" svg:width="0.662cm" svg:height="0.673cm" svg:x="6.932cm" svg:y="13.4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7.682cm" svg:y="13.4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949cm" svg:y="13.4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583cm" svg:y="14.0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237cm" svg:y="13.6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0.023cm" svg:y="14.0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57cm" svg:y="13.6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1.042cm" svg:y="14.0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582cm" svg:y="13.5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999cm" svg:y="14.0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543cm" svg:y="13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163cm" svg:y="14.021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21" draw:text-style-name="P19" draw:layer="layout" svg:width="26.4cm" svg:height="14.373cm" svg:x="0.8cm" svg:y="0.627cm" presentation:class="title" presentation:user-transformed="true">
          <draw:text-box>
            <text:p xml:id="id308" text:id="id308" text:style-name="P4"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5"> <text:s text:c="18"/></text:span><text:span text:style-name="T34"><text:line-break/></text:span><text:span text:style-name="T14"><text:tab/></text:span><text:span text:style-name="T14">(iv) Let, <text:s text:c="2"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304" draw:id="id304">
          <svg:title>TexMaths</svg:title>
          <svg:desc>28§display§\frac{dy}{dx} = \frac{d}{dx}\left[ \tan^{-1}( 3x + 2 ) + \tan^{-1}( 2x - 1 ) \right] §svg§600§FALSE§</svg:desc>
          <draw:polygon draw:style-name="gr2" draw:text-style-name="P6" draw:layer="layout" svg:width="17.691cm" svg:height="1.936cm" svg:x="2.382cm" svg:y="0.88cm" svg:viewBox="0 0 17692 1937" draw:points="8846,1937 0,1937 0,0 17692,0 17692,1937">
            <text:p/>
          </draw:polygon>
          <draw:path draw:style-name="gr3" draw:text-style-name="P7" draw:layer="layout" svg:width="0.469cm" svg:height="0.696cm" svg:x="2.396cm" svg:y="0.8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895cm" svg:y="1.0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333cm" svg:y="1.913cm" svg:viewBox="0 0 1077 43" draw:points="538,43 0,43 0,0 1077,0 1077,43">
            <text:p/>
          </draw:polygon>
          <draw:path draw:style-name="gr3" draw:text-style-name="P7" draw:layer="layout" svg:width="0.469cm" svg:height="0.696cm" svg:x="2.373cm" svg:y="2.1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873cm" svg:y="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3.854cm" svg:y="1.8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277cm" svg:y="0.8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4.956cm" svg:y="1.913cm" svg:viewBox="0 0 1077 43" draw:points="538,43 0,43 0,0 1077,0 1077,43">
            <text:p/>
          </draw:polygon>
          <draw:path draw:style-name="gr3" draw:text-style-name="P7" draw:layer="layout" svg:width="0.469cm" svg:height="0.696cm" svg:x="4.996cm" svg:y="2.1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496cm" svg:y="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189cm" svg:height="1.181cm" svg:x="6.511cm" svg:y="1.344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6.742cm" svg:y="1.5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7.147cm" svg:y="1.7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7.629cm" svg:y="1.7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218cm" svg:y="1.5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8.834cm" svg:y="1.3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298cm" svg:y="1.4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9.625cm" svg:y="1.5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104cm" svg:y="1.7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655cm" svg:height="0.657cm" svg:x="10.913cm" svg:y="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1.889cm" svg:y="1.5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23cm" svg:height="0.984cm" svg:x="12.389cm" svg:y="1.4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12.989cm" svg:y="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08cm" svg:height="0.617cm" svg:x="13.937cm" svg:y="1.57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4.342cm" svg:y="1.7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824cm" svg:y="1.7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415cm" svg:y="1.5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6.031cm" svg:y="1.3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6.495cm" svg:y="1.4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6.829cm" svg:y="1.5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7.299cm" svg:y="1.7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602cm" svg:height="0.042cm" svg:x="18.135cm" svg:y="1.91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9.125cm" svg:y="1.52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19.584cm" svg:y="1.4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9.934cm" svg:y="1.344cm" svg:viewBox="0 0 190 1182" draw:points="190,1182 190,0 0,0 0,40 152,40 152,1142 0,1142 0,1182">
            <text:p/>
          </draw:polygon>
        </draw:g>
        <draw:g xml:id="id305" draw:id="id305">
          <svg:title>TexMaths</svg:title>
          <svg:desc>28§display§\frac{dy}{dx}  = \frac{d}{dx}\left[ \tan^{-1} (3x + 2) \right] + \frac{d}{dx}\left[ \tan^{-1} (2x - 1) \right] §svg§600§FALSE§</svg:desc>
          <draw:polygon draw:style-name="gr2" draw:text-style-name="P6" draw:layer="layout" svg:width="19.987cm" svg:height="1.936cm" svg:x="2.383cm" svg:y="3.38cm" svg:viewBox="0 0 19988 1937" draw:points="9993,1937 0,1937 0,0 19988,0 19988,1937">
            <text:p/>
          </draw:polygon>
          <draw:path draw:style-name="gr3" draw:text-style-name="P7" draw:layer="layout" svg:width="0.469cm" svg:height="0.696cm" svg:x="2.397cm" svg:y="3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896cm" svg:y="3.5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334cm" svg:y="4.413cm" svg:viewBox="0 0 1077 43" draw:points="538,43 0,43 0,0 1077,0 1077,43">
            <text:p/>
          </draw:polygon>
          <draw:path draw:style-name="gr3" draw:text-style-name="P7" draw:layer="layout" svg:width="0.469cm" svg:height="0.696cm" svg:x="2.374cm" svg:y="4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874cm" svg:y="4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855cm" svg:y="4.3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277cm" svg:y="3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4.957cm" svg:y="4.413cm" svg:viewBox="0 0 1077 43" draw:points="538,43 0,43 0,0 1077,0 1077,43">
            <text:p/>
          </draw:polygon>
          <draw:path draw:style-name="gr3" draw:text-style-name="P7" draw:layer="layout" svg:width="0.469cm" svg:height="0.696cm" svg:x="4.997cm" svg:y="4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497cm" svg:y="4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6.512cm" svg:y="3.844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6.742cm" svg:y="4.0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7.148cm" svg:y="4.2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7.629cm" svg:y="4.2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219cm" svg:y="4.0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8.835cm" svg:y="3.8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298cm" svg:y="3.9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9.625cm" svg:y="4.0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105cm" svg:y="4.2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10.913cm" svg:y="4.1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1.89cm" svg:y="4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23cm" svg:height="0.984cm" svg:x="12.389cm" svg:y="3.9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2.739cm" svg:y="3.844cm" svg:viewBox="0 0 190 1182" draw:points="190,1182 190,0 0,0 0,40 152,40 152,1142 0,1142 0,1182">
            <text:p/>
          </draw:polygon>
          <draw:path draw:style-name="gr3" draw:text-style-name="P7" draw:layer="layout" svg:width="0.655cm" svg:height="0.657cm" svg:x="13.4cm" svg:y="4.1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69cm" svg:height="0.696cm" svg:x="14.768cm" svg:y="3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4.448cm" svg:y="4.413cm" svg:viewBox="0 0 1077 43" draw:points="538,43 0,43 0,0 1077,0 1077,43">
            <text:p/>
          </draw:polygon>
          <draw:path draw:style-name="gr3" draw:text-style-name="P7" draw:layer="layout" svg:width="0.469cm" svg:height="0.696cm" svg:x="14.486cm" svg:y="4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4.988cm" svg:y="4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0.189cm" svg:height="1.181cm" svg:x="16.003cm" svg:y="3.844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6.233cm" svg:y="4.07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6.639cm" svg:y="4.2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7.12cm" svg:y="4.2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709cm" svg:y="4.0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325cm" svg:y="3.8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8.789cm" svg:y="3.9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9.125cm" svg:y="4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9.596cm" svg:y="4.2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20.429cm" svg:y="4.41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21.419cm" svg:y="4.02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21.88cm" svg:y="3.9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2.228cm" svg:y="3.844cm" svg:viewBox="0 0 190 1182" draw:points="190,1182 190,0 0,0 0,40 152,40 152,1142 0,1142 0,1182">
            <text:p/>
          </draw:polygon>
        </draw:g>
        <draw:g xml:id="id306" draw:id="id306">
          <svg:title>TexMaths</svg:title>
          <svg:desc>26§display§\frac{dy}{dx}  = \frac{1}{ 1 + (3x + 2)^2}.\frac{d}{dx}(3x + 2) + \frac{1}{ 1 + (2x - 1)^2}.\frac{d}{dx}(2x - 1)§svg§600§FALSE§</svg:desc>
          <draw:polygon draw:style-name="gr2" draw:text-style-name="P6" draw:layer="layout" svg:width="23.663cm" svg:height="2.016cm" svg:x="2.48cm" svg:y="5.979cm" svg:viewBox="0 0 23664 2017" draw:points="11833,2017 0,2017 0,0 23664,0 23664,2017">
            <text:p/>
          </draw:polygon>
          <draw:path draw:style-name="gr3" draw:text-style-name="P7" draw:layer="layout" svg:width="0.436cm" svg:height="0.646cm" svg:x="2.492cm" svg:y="5.93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2.956cm" svg:y="6.1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7" draw:layer="layout" svg:width="0.999cm" svg:height="0.039cm" svg:x="2.434cm" svg:y="6.938cm" svg:viewBox="0 0 1000 40" draw:points="499,40 0,40 0,0 1000,0 1000,40">
            <text:p/>
          </draw:polygon>
          <draw:path draw:style-name="gr3" draw:text-style-name="P7" draw:layer="layout" svg:width="0.436cm" svg:height="0.646cm" svg:x="2.471cm" svg:y="7.17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2.935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3.846cm" svg:y="6.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cm" svg:x="7.347cm" svg:y="5.95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5.249cm" svg:height="0.039cm" svg:x="4.87cm" svg:y="6.938cm" svg:viewBox="0 0 5250 40" draw:points="2625,40 0,40 0,0 5250,0 5250,40">
            <text:p/>
          </draw:polygon>
          <draw:path draw:style-name="gr3" draw:text-style-name="P7" draw:layer="layout" svg:width="0.303cm" svg:height="0.61cm" svg:x="4.951cm" svg:y="7.20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5.581cm" svg:y="7.2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13cm" svg:height="0.914cm" svg:x="6.534cm" svg:y="7.12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6.837cm" svg:y="7.20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57cm" svg:height="0.415cm" svg:x="7.283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8.031cm" svg:y="7.2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8.94cm" svg:y="7.20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213cm" svg:height="0.914cm" svg:x="9.404cm" svg:y="7.12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284cm" svg:height="0.425cm" svg:x="9.747cm" svg:y="7.12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099cm" svg:height="0.099cm" svg:x="10.305cm" svg:y="7.089cm" svg:viewBox="0 0 100 100" svg:d="M100 50c0-27-23-50-50-50s-50 23-50 50 23 50 50 50 50-23 50-50z">
            <text:p/>
          </draw:path>
          <draw:path draw:style-name="gr3" draw:text-style-name="P7" draw:layer="layout" svg:width="0.436cm" svg:height="0.646cm" svg:x="10.887cm" svg:y="5.93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olygon draw:style-name="gr3" draw:text-style-name="P7" draw:layer="layout" svg:width="0.999cm" svg:height="0.039cm" svg:x="10.59cm" svg:y="6.938cm" svg:viewBox="0 0 1000 40" draw:points="499,40 0,40 0,0 1000,0 1000,40">
            <text:p/>
          </draw:polygon>
          <draw:path draw:style-name="gr3" draw:text-style-name="P7" draw:layer="layout" svg:width="0.436cm" svg:height="0.646cm" svg:x="10.627cm" svg:y="7.17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11.093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11.788cm" svg:y="6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2.092cm" svg:y="6.578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57cm" svg:height="0.415cm" svg:x="12.537cm" svg:y="6.7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3.286cm" svg:y="6.65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14.194cm" svg:y="6.578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213cm" svg:height="0.914cm" svg:x="14.658cm" svg:y="6.5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61cm" svg:x="15.216cm" svg:y="6.65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8.664cm" svg:y="5.95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5.249cm" svg:height="0.039cm" svg:x="16.187cm" svg:y="6.938cm" svg:viewBox="0 0 5250 40" draw:points="2625,40 0,40 0,0 5250,0 5250,40">
            <text:p/>
          </draw:polygon>
          <draw:path draw:style-name="gr3" draw:text-style-name="P7" draw:layer="layout" svg:width="0.303cm" svg:height="0.61cm" svg:x="16.268cm" svg:y="7.20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6.899cm" svg:y="7.2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13cm" svg:height="0.914cm" svg:x="17.851cm" svg:y="7.12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8.163cm" svg:y="7.20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457cm" svg:height="0.415cm" svg:x="18.6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559cm" svg:height="0.039cm" svg:x="19.376cm" svg:y="7.566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20.295cm" svg:y="7.20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20.722cm" svg:y="7.12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284cm" svg:height="0.425cm" svg:x="21.065cm" svg:y="7.12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099cm" svg:height="0.099cm" svg:x="21.624cm" svg:y="7.089cm" svg:viewBox="0 0 100 100" svg:d="M100 50c0-27-23-50-50-50s-50 23-50 50 23 50 50 50 50-23 50-50z">
            <text:p/>
          </draw:path>
          <draw:path draw:style-name="gr3" draw:text-style-name="P7" draw:layer="layout" svg:width="0.436cm" svg:height="0.646cm" svg:x="22.207cm" svg:y="5.93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olygon draw:style-name="gr3" draw:text-style-name="P7" draw:layer="layout" svg:width="0.999cm" svg:height="0.039cm" svg:x="21.909cm" svg:y="6.938cm" svg:viewBox="0 0 1000 40" draw:points="499,40 0,40 0,0 1000,0 1000,40">
            <text:p/>
          </draw:polygon>
          <draw:path draw:style-name="gr3" draw:text-style-name="P7" draw:layer="layout" svg:width="0.436cm" svg:height="0.646cm" svg:x="21.945cm" svg:y="7.17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22.411cm" svg:y="7.40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213cm" svg:height="0.914cm" svg:x="23.107cm" svg:y="6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23.417cm" svg:y="6.578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7" draw:layer="layout" svg:width="0.457cm" svg:height="0.415cm" svg:x="23.854cm" svg:y="6.7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7" draw:layer="layout" svg:width="0.559cm" svg:height="0.039cm" svg:x="24.63cm" svg:y="6.938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25.549cm" svg:y="6.57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25.976cm" svg:y="6.5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draw:g xml:id="id307" draw:id="id307">
          <svg:title>TexMaths</svg:title>
          <svg:desc>28§display§\frac{dy}{dx} = \frac{3}{1 + (3x + 2)^2 } + \frac{2}{1 + (2x - 1)^2 }§svg§600§FALSE§</svg:desc>
          <draw:polygon draw:style-name="gr2" draw:text-style-name="P6" draw:layer="layout" svg:width="15.266cm" svg:height="2.171cm" svg:x="2.385cm" svg:y="8.582cm" svg:viewBox="0 0 15267 2172" draw:points="7634,2172 0,2172 0,0 15267,0 15267,2172">
            <text:p/>
          </draw:polygon>
          <draw:path draw:style-name="gr3" draw:text-style-name="P7" draw:layer="layout" svg:width="0.469cm" svg:height="0.696cm" svg:x="2.399cm" svg:y="8.533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898cm" svg:y="8.7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336cm" svg:y="9.615cm" svg:viewBox="0 0 1077 43" draw:points="538,43 0,43 0,0 1077,0 1077,43">
            <text:p/>
          </draw:polygon>
          <draw:path draw:style-name="gr3" draw:text-style-name="P7" draw:layer="layout" svg:width="0.469cm" svg:height="0.696cm" svg:x="2.376cm" svg:y="9.875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876cm" svg:y="10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857cm" svg:y="9.5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7.58cm" svg:y="8.5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5.653cm" svg:height="0.042cm" svg:x="4.959cm" svg:y="9.615cm" svg:viewBox="0 0 5654 43" draw:points="2827,43 0,43 0,0 5654,0 5654,43">
            <text:p/>
          </draw:polygon>
          <draw:path draw:style-name="gr3" draw:text-style-name="P7" draw:layer="layout" svg:width="0.326cm" svg:height="0.657cm" svg:x="5.046cm" svg:y="9.90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5.725cm" svg:y="9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6.751cm" svg:y="9.819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7.078cm" svg:y="9.90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7.557cm" svg:y="10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8.364cm" svg:y="9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9.343cm" svg:y="9.90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23cm" svg:height="0.984cm" svg:x="9.842cm" svg:y="9.81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0.212cm" svg:y="9.8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1.002cm" svg:y="9.3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4.678cm" svg:y="8.5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5.653cm" svg:height="0.042cm" svg:x="12.048cm" svg:y="9.615cm" svg:viewBox="0 0 5654 43" draw:points="2827,43 0,43 0,0 5654,0 5654,43">
            <text:p/>
          </draw:polygon>
          <draw:path draw:style-name="gr3" draw:text-style-name="P7" draw:layer="layout" svg:width="0.326cm" svg:height="0.657cm" svg:x="12.136cm" svg:y="9.90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2.814cm" svg:y="9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3.84cm" svg:y="9.819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4.176cm" svg:y="9.90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4.647cm" svg:y="10.1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5.48cm" svg:y="10.29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6.47cm" svg:y="9.90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16.931cm" svg:y="9.81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7.301cm" svg:y="9.8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309" draw:id="id309">
          <svg:title>TexMaths</svg:title>
          <svg:desc>28§display§y = \tan^{-1}\left( \frac{ 2^{x}}{1 + 2^{2x + 1} } \right)  = \tan^{-1}\left( \frac{ 2^x }{1 + 2(2^x)^2 } \right)§svg§600§FALSE§</svg:desc>
          <draw:polygon draw:style-name="gr2" draw:text-style-name="P6" draw:layer="layout" svg:width="19.944cm" svg:height="2.263cm" svg:x="5.818cm" svg:y="11.218cm" svg:viewBox="0 0 19945 2264" draw:points="9972,2264 0,2264 0,0 19945,0 19945,2264">
            <text:p/>
          </draw:polygon>
          <draw:path draw:style-name="gr3" draw:text-style-name="P7" draw:layer="layout" svg:width="0.456cm" svg:height="0.637cm" svg:x="5.798cm" svg:y="12.1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616cm" svg:y="12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617cm" svg:y="11.991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8.022cm" svg:y="12.155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504cm" svg:y="12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095cm" svg:y="1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711cm" svg:y="11.7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446cm" svg:y="11.1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2.675cm" svg:y="11.27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13.15cm" svg:y="11.27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4.071cm" svg:height="0.042cm" svg:x="11.084cm" svg:y="12.329cm" svg:viewBox="0 0 4072 43" draw:points="2036,43 0,43 0,0 4072,0 4072,43">
            <text:p/>
          </draw:polygon>
          <draw:path draw:style-name="gr3" draw:text-style-name="P7" draw:layer="layout" svg:width="0.326cm" svg:height="0.658cm" svg:x="11.172cm" svg:y="12.616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1.848cm" svg:y="12.6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2.827cm" svg:y="12.61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13.313cm" svg:y="12.5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3.696cm" svg:y="12.683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507cm" svg:height="0.51cm" svg:x="14.158cm" svg:y="12.5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14.787cm" svg:y="12.52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5.307cm" svg:y="11.169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3" draw:text-style-name="P7" draw:layer="layout" svg:width="0.655cm" svg:height="0.232cm" svg:x="16.326cm" svg:y="12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7.327cm" svg:y="11.9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7.732cm" svg:y="12.1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8.214cm" svg:y="12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8.805cm" svg:y="1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9.419cm" svg:y="11.7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156cm" svg:y="11.169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22.539cm" svg:y="11.27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3.014cm" svg:y="11.27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4.383cm" svg:height="0.042cm" svg:x="20.792cm" svg:y="12.329cm" svg:viewBox="0 0 4384 43" draw:points="2191,43 0,43 0,0 4384,0 4384,43">
            <text:p/>
          </draw:polygon>
          <draw:path draw:style-name="gr3" draw:text-style-name="P7" draw:layer="layout" svg:width="0.326cm" svg:height="0.658cm" svg:x="20.88cm" svg:y="12.61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21.558cm" svg:y="12.6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22.537cm" svg:y="12.61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23cm" svg:height="0.985cm" svg:x="23.077cm" svg:y="12.5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3.411cm" svg:y="12.61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3.888cm" svg:y="12.683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24.405cm" svg:y="12.5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306cm" svg:height="0.458cm" svg:x="24.777cm" svg:y="12.5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25.326cm" svg:y="11.169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8" anim:sub-item="text" smil:attributeName="visibility" smil:to="visible"/>
                  <anim:animate smil:dur="0.5s" smil:fill="hold" smil:targetElement="id308" anim:sub-item="text" smil:attributeName="width" smil:values="width*0.05;width" smil:keyTimes="0;1"/>
                  <anim:animate smil:dur="0.5s" smil:fill="hold" smil:targetElement="id308" anim:sub-item="text" smil:attributeName="height" smil:values="height;height" smil:keyTimes="0;1"/>
                  <anim:animate smil:dur="0.5s" smil:fill="hold" smil:targetElement="id308" anim:sub-item="text" smil:attributeName="x" smil:values="x-.2;x" smil:keyTimes="0;1"/>
                  <anim:animate smil:dur="0.5s" smil:fill="hold" smil:targetElement="id308" anim:sub-item="text" smil:attributeName="y" smil:values="y;y" smil:keyTimes="0;1"/>
                  <anim:transitionFilter smil:dur="0.5s" smil:targetElement="id3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20" draw:text-style-name="P19" draw:layer="layout" svg:width="26.2cm" svg:height="14.573cm" svg:x="0.8cm" svg:y="0.627cm" presentation:class="title" presentation:user-transformed="true">
          <draw:text-box>
            <text:p text:style-name="P4"><text:span text:style-name="T19"><text:tab/></text:span><text:span text:style-name="T19"><text:tab/></text:span><text:span text:style-name="T34"><text:line-break/></text:span><text:span text:style-name="T34"> <text:s text:c="2"/></text:span><text:span text:style-name="T34"><text:line-break/></text:span><text:span text:style-name="T34"><text:tab/></text:span><text:span text:style-name="T34"><text:line-break/></text:span><text:span text:style-name="T34"><text:tab/></text:span><text:span text:style-name="T34"><text:tab/></text:span><text:span text:style-name="T34"><text:line-break/></text:span><text:span text:style-name="T6"><text:tab/></text:span><text:span text:style-name="T6"><text:tab/></text:span><text:span text:style-name="T34"><text:line-break/></text:span><text:span text:style-name="T20"> <text:s text:c="20"/></text:span><text:span text:style-name="T34"><text:line-break/></text:span><text:span text:style-name="T34"><text:tab/></text:span><text:span text:style-name="T34"> <text:s text:c="4"/></text:span><text:span text:style-name="T34"><text:tab/></text:span><text:span text:style-name="T34"><text:line-break/></text:span><text:span text:style-name="T34"><text:tab/></text:span><text:span text:style-name="T34"><text:tab/></text:span><text:span text:style-name="T34"> <text:s text:c="2"/></text:span><text:span text:style-name="T34"><text:line-break/></text:span><text:span text:style-name="T17"><text:tab/></text:span><text:span text:style-name="T17"><text:tab/></text:span><text:span text:style-name="T34"><text:line-break/></text:span><text:span text:style-name="T34"><text:tab/></text:span><text:span text:style-name="T34"><text:tab/></text:span><text:span text:style-name="T34"> </text:span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tab/></text:span></text:p>
          </draw:text-box>
        </draw:frame>
        <draw:g xml:id="id310" draw:id="id310">
          <svg:title>TexMaths</svg:title>
          <svg:desc>28§display§y  = \tan^{-1}\left( \frac{ 2.2^x - 2^x }{1 +  (2.2^x)(2^x) } \right)§svg§600§FALSE§</svg:desc>
          <draw:polygon draw:style-name="gr2" draw:text-style-name="P6" draw:layer="layout" svg:width="11.819cm" svg:height="2.263cm" svg:x="2.62cm" svg:y="0.919cm" svg:viewBox="0 0 11820 2264" draw:points="5911,2264 0,2264 0,0 11820,0 11820,2264">
            <text:p/>
          </draw:polygon>
          <draw:path draw:style-name="gr3" draw:text-style-name="P7" draw:layer="layout" svg:width="0.456cm" svg:height="0.637cm" svg:x="2.6cm" svg:y="1.862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3.418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419cm" svg:y="1.692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4.824cm" svg:y="1.856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306cm" svg:y="1.862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5.897cm" svg:y="1.70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513cm" svg:y="1.43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7.248cm" svg:y="0.8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8.945cm" svg:y="0.97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107cm" svg:height="0.107cm" svg:x="9.472cm" svg:y="1.526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9.711cm" svg:y="0.97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0.186cm" svg:y="0.971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0.95cm" svg:y="1.365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1.9cm" svg:y="0.97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2.377cm" svg:y="0.971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5.966cm" svg:height="0.042cm" svg:x="7.886cm" svg:y="2.03cm" svg:viewBox="0 0 5967 43" draw:points="2983,43 0,43 0,0 5967,0 5967,43">
            <text:p/>
          </draw:polygon>
          <draw:path draw:style-name="gr3" draw:text-style-name="P7" draw:layer="layout" svg:width="0.326cm" svg:height="0.658cm" svg:x="7.973cm" svg:y="2.31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65cm" svg:y="2.3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23cm" svg:height="0.985cm" svg:x="9.678cm" svg:y="2.23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0.012cm" svg:y="2.31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107cm" svg:height="0.107cm" svg:x="10.538cm" svg:y="2.868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0.778cm" svg:y="2.31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1.252cm" svg:y="2.384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11.772cm" svg:y="2.23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23cm" svg:height="0.985cm" svg:x="12.195cm" svg:y="2.23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2.529cm" svg:y="2.31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3.006cm" svg:y="2.384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13.524cm" svg:y="2.23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485cm" svg:height="2.362cm" svg:x="14.003cm" svg:y="0.87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311" draw:id="id311">
          <svg:title>TexMaths</svg:title>
          <svg:desc>28§display§y = \tan^{-1}(2.2^x) - \tan^{-1}(2^x)§svg§600§FALSE§</svg:desc>
          <draw:polygon draw:style-name="gr2" draw:text-style-name="P6" draw:layer="layout" svg:width="12.065cm" svg:height="1.012cm" svg:x="2.621cm" svg:y="3.919cm" svg:viewBox="0 0 12066 1013" draw:points="6033,1013 0,1013 0,0 12066,0 12066,1013">
            <text:p/>
          </draw:polygon>
          <draw:path draw:style-name="gr3" draw:text-style-name="P7" draw:layer="layout" svg:width="0.456cm" svg:height="0.638cm" svg:x="2.601cm" svg:y="4.298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3.419cm" svg:y="4.3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4.42cm" svg:y="4.128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4.825cm" svg:y="4.294cm" svg:viewBox="0 0 446 455" svg:d="M289 368c2 40 29 80 76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5.307cm" svg:y="4.29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5.899cm" svg:y="4.13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6.515cm" svg:y="3.8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6.978cm" svg:y="3.9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7.312cm" svg:y="4.0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107cm" svg:height="0.107cm" svg:x="7.839cm" svg:y="4.63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8.078cm" svg:y="4.0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371cm" svg:height="0.313cm" svg:x="8.553cm" svg:y="4.025cm" svg:viewBox="0 0 372 314" svg:d="M139 233c-7 23-29 61-65 61-2 0-22 0-38-9 29-9 31-34 31-38 0-16-11-27-27-27-20 0-40 18-40 42 0 36 38 52 74 52 31 0 58-20 76-49 18 35 56 49 83 49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9.073cm" svg:y="3.9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02cm" svg:height="0.042cm" svg:x="9.7cm" svg:y="4.469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8cm" svg:x="10.621cm" svg:y="4.128cm" svg:viewBox="0 0 309 619" svg:d="M152 213h141v-31h-141v-182h-24c0 81-32 186-128 191v22h85v271c0 124 92 135 128 135 69 0 96-70 96-135v-56h-24v56c0 72-30 110-65 110-68 0-68-90-68-107z">
            <text:p/>
          </draw:path>
          <draw:path draw:style-name="gr3" draw:text-style-name="P7" draw:layer="layout" svg:width="0.445cm" svg:height="0.454cm" svg:x="11.026cm" svg:y="4.294cm" svg:viewBox="0 0 446 455" svg:d="M287 368c4 40 31 80 78 80 20 0 81-13 81-94v-54h-25v54c0 59-24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1.508cm" svg:y="4.29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2.097cm" svg:y="4.13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2.713cm" svg:y="3.8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3.177cm" svg:y="3.9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3.511cm" svg:y="4.0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7" draw:layer="layout" svg:width="0.371cm" svg:height="0.313cm" svg:x="13.988cm" svg:y="4.025cm" svg:viewBox="0 0 372 314" svg:d="M139 233c-7 23-29 61-65 61-2 0-22 0-38-9 29-9 31-34 31-38 0-16-11-27-27-27-20 0-40 18-40 42 0 36 38 52 74 52 31 0 58-20 76-49 18 35 56 49 83 49 81 0 121-88 121-108 0-9-9-9-9-9-11 0-11 5-13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14.505cm" svg:y="3.9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312" draw:id="id312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2.749cm" svg:y="5.681cm" svg:viewBox="0 0 6272 607" draw:points="3136,607 0,607 0,0 6272,0 6272,607">
            <text:p/>
          </draw:polygon>
          <draw:path draw:style-name="gr3" draw:text-style-name="P7" draw:layer="layout" svg:width="0.662cm" svg:height="0.673cm" svg:x="2.733cm" svg:y="5.6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3.483cm" svg:y="5.6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3.75cm" svg:y="5.6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384cm" svg:y="6.2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038cm" svg:y="5.8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824cm" svg:y="6.2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371cm" svg:y="5.8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843cm" svg:y="6.2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383cm" svg:y="5.7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8cm" svg:y="6.2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344cm" svg:y="5.8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8.964cm" svg:y="6.221cm" svg:viewBox="0 0 108 108" svg:d="M108 54c0-29-25-54-54-54s-54 25-54 54 25 54 54 54 54-25 54-54z">
            <text:p/>
          </draw:path>
        </draw:g>
        <draw:g xml:id="id313" draw:id="id313">
          <svg:title>TexMaths</svg:title>
          <svg:desc>28§display§\frac{dy}{dx} = \frac{d}{dx} [\ \tan^{-1}(2.2^x)\  - \ \tan^{-1}(2^x)\ ]§svg§600§FALSE§</svg:desc>
          <draw:polygon draw:style-name="gr2" draw:text-style-name="P6" draw:layer="layout" svg:width="15.888cm" svg:height="1.936cm" svg:x="2.784cm" svg:y="7.181cm" svg:viewBox="0 0 15889 1937" draw:points="7945,1937 0,1937 0,0 15889,0 15889,1937">
            <text:p/>
          </draw:polygon>
          <draw:path draw:style-name="gr3" draw:text-style-name="P7" draw:layer="layout" svg:width="0.469cm" svg:height="0.696cm" svg:x="2.798cm" svg:y="7.1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7cm" svg:y="7.3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735cm" svg:y="8.214cm" svg:viewBox="0 0 1077 43" draw:points="538,43 0,43 0,0 1077,0 1077,43">
            <text:p/>
          </draw:polygon>
          <draw:path draw:style-name="gr3" draw:text-style-name="P7" draw:layer="layout" svg:width="0.469cm" svg:height="0.696cm" svg:x="2.775cm" svg:y="8.4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5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256cm" svg:y="8.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678cm" svg:y="7.1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358cm" svg:y="8.214cm" svg:viewBox="0 0 1077 43" draw:points="538,43 0,43 0,0 1077,0 1077,43">
            <text:p/>
          </draw:polygon>
          <draw:path draw:style-name="gr3" draw:text-style-name="P7" draw:layer="layout" svg:width="0.469cm" svg:height="0.696cm" svg:x="5.398cm" svg:y="8.4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98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36cm" svg:height="0.984cm" svg:x="6.666cm" svg:y="7.743cm" svg:viewBox="0 0 137 985" draw:points="137,985 137,947 40,947 40,40 137,40 137,0 0,0 0,985">
            <text:p/>
          </draw:polygon>
          <draw:path draw:style-name="gr3" draw:text-style-name="P7" draw:layer="layout" svg:width="0.308cm" svg:height="0.617cm" svg:x="7.17cm" svg:y="7.8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7.575cm" svg:y="8.0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8.057cm" svg:y="8.0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648cm" svg:y="7.8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264cm" svg:y="7.6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728cm" svg:y="7.7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062cm" svg:y="7.8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6cm" svg:x="10.588cm" svg:y="8.377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0.828cm" svg:y="7.8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371cm" svg:height="0.313cm" svg:x="11.302cm" svg:y="7.7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822cm" svg:y="7.7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2.776cm" svg:y="8.214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4.026cm" svg:y="7.8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4.431cm" svg:y="8.0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913cm" svg:y="8.0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502cm" svg:y="7.8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6.118cm" svg:y="7.6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6.582cm" svg:y="7.7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6.915cm" svg:y="7.8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7.393cm" svg:y="7.77cm" svg:viewBox="0 0 372 314" svg:d="M139 233c-7 22-29 60-65 60-2 0-22 0-38-9 29-9 31-33 31-38 0-15-11-27-27-27-20 0-40 18-40 43 0 36 38 52 74 52 31 0 58-21 76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7.91cm" svg:y="7.7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8.586cm" svg:y="7.743cm" svg:viewBox="0 0 137 985" draw:points="137,0 0,0 0,40 96,40 96,947 0,947 0,985 137,985">
            <text:p/>
          </draw:polygon>
        </draw:g>
        <draw:g xml:id="id314" draw:id="id314">
          <svg:title>TexMaths</svg:title>
          <svg:desc>28§display§\frac{dy}{dx} = \frac{d}{dx} [\ \tan^{-1}(2.2^x)\ ] - \frac{d}{dx} [\ \tan^{-1}(2^x)\ ]§svg§600§FALSE§</svg:desc>
          <draw:polygon draw:style-name="gr2" draw:text-style-name="P6" draw:layer="layout" svg:width="17.747cm" svg:height="1.936cm" svg:x="2.785cm" svg:y="9.881cm" svg:viewBox="0 0 17748 1937" draw:points="8875,1937 0,1937 0,0 17748,0 17748,1937">
            <text:p/>
          </draw:polygon>
          <draw:path draw:style-name="gr3" draw:text-style-name="P7" draw:layer="layout" svg:width="0.469cm" svg:height="0.696cm" svg:x="2.799cm" svg:y="9.8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8cm" svg:y="10.08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736cm" svg:y="10.914cm" svg:viewBox="0 0 1077 43" draw:points="538,43 0,43 0,0 1077,0 1077,43">
            <text:p/>
          </draw:polygon>
          <draw:path draw:style-name="gr3" draw:text-style-name="P7" draw:layer="layout" svg:width="0.469cm" svg:height="0.696cm" svg:x="2.776cm" svg:y="11.1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6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57cm" svg:y="10.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68cm" svg:y="9.8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359cm" svg:y="10.914cm" svg:viewBox="0 0 1077 43" draw:points="538,43 0,43 0,0 1077,0 1077,43">
            <text:p/>
          </draw:polygon>
          <draw:path draw:style-name="gr3" draw:text-style-name="P7" draw:layer="layout" svg:width="0.469cm" svg:height="0.696cm" svg:x="5.399cm" svg:y="11.1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99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136cm" svg:height="0.984cm" svg:x="6.667cm" svg:y="10.443cm" svg:viewBox="0 0 137 985" draw:points="137,985 137,947 40,947 40,40 137,40 137,0 0,0 0,985">
            <text:p/>
          </draw:polygon>
          <draw:path draw:style-name="gr3" draw:text-style-name="P7" draw:layer="layout" svg:width="0.308cm" svg:height="0.617cm" svg:x="7.171cm" svg:y="10.5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7.577cm" svg:y="10.73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8.059cm" svg:y="10.74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65cm" svg:y="10.5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266cm" svg:y="10.3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73cm" svg:y="10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063cm" svg:y="10.5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6cm" svg:x="10.59cm" svg:y="11.077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0.83cm" svg:y="10.5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371cm" svg:height="0.313cm" svg:x="11.304cm" svg:y="10.4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824cm" svg:y="10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2.498cm" svg:y="10.443cm" svg:viewBox="0 0 137 985" draw:points="137,0 0,0 0,40 96,40 96,947 0,947 0,985 137,985">
            <text:p/>
          </draw:polygon>
          <draw:path draw:style-name="gr3" draw:text-style-name="P7" draw:layer="layout" svg:width="0.602cm" svg:height="0.042cm" svg:x="13.052cm" svg:y="10.914cm" svg:viewBox="0 0 603 43" svg:d="M569 43c16 0 34 0 34-23 0-20-18-20-34-20h-535c-16 0-34 0-34 20 0 23 18 23 34 23z">
            <text:p/>
          </draw:path>
          <draw:path draw:style-name="gr3" draw:text-style-name="P7" draw:layer="layout" svg:width="0.469cm" svg:height="0.696cm" svg:x="14.394cm" svg:y="9.8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4.073cm" svg:y="10.914cm" svg:viewBox="0 0 1077 43" draw:points="538,43 0,43 0,0 1077,0 1077,43">
            <text:p/>
          </draw:polygon>
          <draw:path draw:style-name="gr3" draw:text-style-name="P7" draw:layer="layout" svg:width="0.469cm" svg:height="0.696cm" svg:x="14.111cm" svg:y="11.1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4.613cm" svg:y="11.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olygon draw:style-name="gr3" draw:text-style-name="P7" draw:layer="layout" svg:width="0.136cm" svg:height="0.984cm" svg:x="15.381cm" svg:y="10.443cm" svg:viewBox="0 0 137 985" draw:points="137,985 137,947 40,947 40,40 137,40 137,0 0,0 0,985">
            <text:p/>
          </draw:polygon>
          <draw:path draw:style-name="gr3" draw:text-style-name="P7" draw:layer="layout" svg:width="0.308cm" svg:height="0.617cm" svg:x="15.885cm" svg:y="10.5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6.291cm" svg:y="10.739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773cm" svg:y="10.74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362cm" svg:y="10.5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7.978cm" svg:y="10.3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8.441cm" svg:y="10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8.777cm" svg:y="10.5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371cm" svg:height="0.313cm" svg:x="19.252cm" svg:y="10.47cm" svg:viewBox="0 0 372 314" svg:d="M139 233c-7 22-29 60-65 60-2 0-22 0-38-9 29-9 31-33 31-38 0-15-11-27-27-27-20 0-40 18-40 43 0 36 38 52 74 52 31 0 58-21 76-50 18 36 56 50 83 50 81 0 121-88 121-108 0-9-9-9-9-9-11 0-11 5-13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4cm" svg:x="19.77cm" svg:y="10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20.446cm" svg:y="10.443cm" svg:viewBox="0 0 137 985" draw:points="137,0 0,0 0,40 96,40 96,947 0,947 0,985 137,985">
            <text:p/>
          </draw:polygon>
        </draw:g>
        <draw:g xml:id="id315" draw:id="id315">
          <svg:title>TexMaths</svg:title>
          <svg:desc>28§display§\frac{dy}{dx} = \frac{1}{ 1 + ( 2.2^x )^2 }.2.\frac{d}{dx}(2^x) - \frac{1}{ 1 + ( 2^x )^2 } \frac{d}{dx}(2^x)§svg§600§FALSE§</svg:desc>
          <draw:polygon draw:style-name="gr2" draw:text-style-name="P6" draw:layer="layout" svg:width="19.694cm" svg:height="2.171cm" svg:x="2.786cm" svg:y="12.583cm" svg:viewBox="0 0 19695 2172" draw:points="9848,2172 0,2172 0,0 19695,0 19695,2172">
            <text:p/>
          </draw:polygon>
          <draw:path draw:style-name="gr3" draw:text-style-name="P7" draw:layer="layout" svg:width="0.469cm" svg:height="0.696cm" svg:x="2.8cm" svg:y="12.53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9cm" svg:y="12.783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2.737cm" svg:y="13.616cm" svg:viewBox="0 0 1078 43" draw:points="538,43 0,43 0,0 1078,0 1078,43">
            <text:p/>
          </draw:polygon>
          <draw:path draw:style-name="gr3" draw:text-style-name="P7" draw:layer="layout" svg:width="0.469cm" svg:height="0.696cm" svg:x="2.777cm" svg:y="13.87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7cm" svg:y="14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58cm" svg:y="13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529cm" svg:y="12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656cm" svg:height="0.042cm" svg:x="5.36cm" svg:y="13.616cm" svg:viewBox="0 0 4657 43" draw:points="2327,43 0,43 0,0 4657,0 4657,43">
            <text:p/>
          </draw:polygon>
          <draw:path draw:style-name="gr3" draw:text-style-name="P7" draw:layer="layout" svg:width="0.326cm" svg:height="0.657cm" svg:x="5.448cm" svg:y="13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6.126cm" svg:y="13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7.152cm" svg:y="13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7.486cm" svg:y="13.9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7cm" svg:x="8.015cm" svg:y="14.453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8.252cm" svg:y="13.9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8.729cm" svg:y="13.9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9.247cm" svg:y="13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9.616cm" svg:y="13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0.217cm" svg:y="13.779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10.456cm" svg:y="13.2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107cm" svg:height="0.107cm" svg:x="10.983cm" svg:y="13.779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1.61cm" svg:y="12.534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1.29cm" svg:y="13.616cm" svg:viewBox="0 0 1078 43" draw:points="538,43 0,43 0,0 1078,0 1078,43">
            <text:p/>
          </draw:polygon>
          <draw:path draw:style-name="gr3" draw:text-style-name="P7" draw:layer="layout" svg:width="0.469cm" svg:height="0.696cm" svg:x="11.33cm" svg:y="13.876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1.83cm" svg:y="14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12.58cm" svg:y="13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2.914cm" svg:y="13.2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391cm" svg:y="13.172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3.909cm" svg:y="13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4.536cm" svg:y="13.61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7.343cm" svg:y="12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89cm" svg:height="0.042cm" svg:x="15.557cm" svg:y="13.616cm" svg:viewBox="0 0 3891 43" draw:points="1947,43 0,43 0,0 3891,0 3891,43">
            <text:p/>
          </draw:polygon>
          <draw:path draw:style-name="gr3" draw:text-style-name="P7" draw:layer="layout" svg:width="0.326cm" svg:height="0.657cm" svg:x="15.645cm" svg:y="13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6.323cm" svg:y="13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7.349cm" svg:y="13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7.683cm" svg:y="13.9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8.16cm" svg:y="13.9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8.678cm" svg:y="13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9.047cm" svg:y="13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004cm" svg:y="12.534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9.681cm" svg:y="13.616cm" svg:viewBox="0 0 1078 43" draw:points="538,43 0,43 0,0 1078,0 1078,43">
            <text:p/>
          </draw:polygon>
          <draw:path draw:style-name="gr3" draw:text-style-name="P7" draw:layer="layout" svg:width="0.469cm" svg:height="0.696cm" svg:x="19.722cm" svg:y="13.876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0.223cm" svg:y="14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20.972cm" svg:y="13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1.308cm" svg:y="13.2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21.783cm" svg:y="13.172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2.302cm" svg:y="13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presentation:style-name="pr20" draw:text-style-name="P11" draw:layer="layout" svg:width="26.4cm" svg:height="14.573cm" svg:x="0.8cm" svg:y="0.627cm" presentation:class="title" presentation:user-transformed="true">
          <draw:text-box>
            <text:p xml:id="id319" text:id="id319" text:style-name="P4"><text:span text:style-name="T22"><text:tab/></text:span><text:span text:style-name="T22"><text:tab/></text:span><text:span text:style-name="T8"><text:line-break/></text:span><text:span text:style-name="T8"> <text:s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#####</text:span><text:span text:style-name="T6"><text:tab/></text:span><text:span text:style-name="T6"><text:tab/></text:span><text:span text:style-name="T6">DONE</text:span><text:span text:style-name="T6"><text:tab/></text:span><text:span text:style-name="T6"><text:tab/></text:span><text:span text:style-name="T6">#####</text:span><text:span text:style-name="T6"><text:line-break/></text:span><text:span text:style-name="T6"><text:tab/></text:span><text:span text:style-name="T6"> <text:s text:c="2"/></text:span><text:span text:style-name="T6"><text:tab/></text:span><text:span text:style-name="T6"><text:tab/></text:span></text:p>
          </draw:text-box>
        </draw:frame>
        <draw:g xml:id="id316" draw:id="id316">
          <svg:title>TexMaths</svg:title>
          <svg:desc>28§display§\frac{dy}{dx} = \frac{1}{ 1 + ( 2.2^x )^2 }.2.\frac{d}{dx}(2^x) - \frac{1}{ 1 + ( 2^x )^2 } \frac{d}{dx}(2^x)§svg§600§FALSE§</svg:desc>
          <draw:polygon draw:style-name="gr2" draw:text-style-name="P6" draw:layer="layout" svg:width="19.694cm" svg:height="2.171cm" svg:x="2.786cm" svg:y="0.984cm" svg:viewBox="0 0 19695 2172" draw:points="9848,2172 0,2172 0,0 19695,0 19695,2172">
            <text:p/>
          </draw:polygon>
          <draw:path draw:style-name="gr3" draw:text-style-name="P7" draw:layer="layout" svg:width="0.469cm" svg:height="0.696cm" svg:x="2.8cm" svg:y="0.935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9cm" svg:y="1.18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2.737cm" svg:y="2.017cm" svg:viewBox="0 0 1078 43" draw:points="538,43 0,43 0,0 1078,0 1078,43">
            <text:p/>
          </draw:polygon>
          <draw:path draw:style-name="gr3" draw:text-style-name="P7" draw:layer="layout" svg:width="0.469cm" svg:height="0.696cm" svg:x="2.777cm" svg:y="2.27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7cm" svg:y="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58cm" svg:y="1.9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529cm" svg:y="0.96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656cm" svg:height="0.042cm" svg:x="5.36cm" svg:y="2.017cm" svg:viewBox="0 0 4657 43" draw:points="2327,43 0,43 0,0 4657,0 4657,43">
            <text:p/>
          </draw:polygon>
          <draw:path draw:style-name="gr3" draw:text-style-name="P7" draw:layer="layout" svg:width="0.326cm" svg:height="0.657cm" svg:x="5.448cm" svg:y="2.30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6.126cm" svg:y="2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7.152cm" svg:y="2.22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7.486cm" svg:y="2.3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7cm" svg:x="8.015cm" svg:y="2.854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8.252cm" svg:y="2.3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8.729cm" svg:y="2.371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9.247cm" svg:y="2.22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9.616cm" svg:y="2.2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0.217cm" svg:y="2.18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10.456cm" svg:y="1.6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107cm" svg:height="0.107cm" svg:x="10.983cm" svg:y="2.18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1.61cm" svg:y="0.935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1.29cm" svg:y="2.017cm" svg:viewBox="0 0 1078 43" draw:points="538,43 0,43 0,0 1078,0 1078,43">
            <text:p/>
          </draw:polygon>
          <draw:path draw:style-name="gr3" draw:text-style-name="P7" draw:layer="layout" svg:width="0.469cm" svg:height="0.696cm" svg:x="11.33cm" svg:y="2.27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1.83cm" svg:y="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12.58cm" svg:y="1.54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2.914cm" svg:y="1.6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391cm" svg:y="1.573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3.909cm" svg:y="1.5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4.536cm" svg:y="2.01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7.343cm" svg:y="0.96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89cm" svg:height="0.042cm" svg:x="15.557cm" svg:y="2.017cm" svg:viewBox="0 0 3891 43" draw:points="1947,43 0,43 0,0 3891,0 3891,43">
            <text:p/>
          </draw:polygon>
          <draw:path draw:style-name="gr3" draw:text-style-name="P7" draw:layer="layout" svg:width="0.326cm" svg:height="0.657cm" svg:x="15.645cm" svg:y="2.30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6.323cm" svg:y="2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7.349cm" svg:y="2.22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7.683cm" svg:y="2.3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8.16cm" svg:y="2.371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8.678cm" svg:y="2.22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9.047cm" svg:y="2.2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004cm" svg:y="0.935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9.681cm" svg:y="2.017cm" svg:viewBox="0 0 1078 43" draw:points="538,43 0,43 0,0 1078,0 1078,43">
            <text:p/>
          </draw:polygon>
          <draw:path draw:style-name="gr3" draw:text-style-name="P7" draw:layer="layout" svg:width="0.469cm" svg:height="0.696cm" svg:x="19.722cm" svg:y="2.27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0.223cm" svg:y="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20.972cm" svg:y="1.54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1.308cm" svg:y="1.6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21.783cm" svg:y="1.573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2.302cm" svg:y="1.5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317" draw:id="id317">
          <svg:title>TexMaths</svg:title>
          <svg:desc>28§display§\frac{dy}{dx} = \frac{1}{ 1 +  4.2^{2x} }.2.2^x. \log 2 + \frac{1}{ 1 + 2^{2x} } 2^x. \log 2§svg§600§FALSE§</svg:desc>
          <draw:polygon draw:style-name="gr2" draw:text-style-name="P6" draw:layer="layout" svg:width="18.688cm" svg:height="2.008cm" svg:x="2.787cm" svg:y="3.885cm" svg:viewBox="0 0 18689 2009" draw:points="9345,2009 0,2009 0,0 18689,0 18689,2009">
            <text:p/>
          </draw:polygon>
          <draw:path draw:style-name="gr3" draw:text-style-name="P7" draw:layer="layout" svg:width="0.469cm" svg:height="0.696cm" svg:x="2.801cm" svg:y="3.836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3.3cm" svg:y="4.085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2.738cm" svg:y="4.918cm" svg:viewBox="0 0 1077 43" draw:points="538,43 0,43 0,0 1077,0 1077,43">
            <text:p/>
          </draw:polygon>
          <draw:path draw:style-name="gr3" draw:text-style-name="P7" draw:layer="layout" svg:width="0.469cm" svg:height="0.696cm" svg:x="2.778cm" svg:y="5.178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3.278cm" svg:y="5.4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259cm" svg:y="4.8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7.121cm" svg:y="3.8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84cm" svg:height="0.042cm" svg:x="5.361cm" svg:y="4.918cm" svg:viewBox="0 0 3841 43" draw:points="1922,43 0,43 0,0 3841,0 3841,43">
            <text:p/>
          </draw:polygon>
          <draw:path draw:style-name="gr3" draw:text-style-name="P7" draw:layer="layout" svg:width="0.326cm" svg:height="0.658cm" svg:x="5.448cm" svg:y="5.20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6.127cm" svg:y="5.2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7.083cm" svg:y="5.194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107cm" svg:height="0.107cm" svg:x="7.632cm" svg:y="5.756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7.87cm" svg:y="5.20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306cm" svg:height="0.458cm" svg:x="8.356cm" svg:y="5.11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8.739cm" svg:y="5.272cm" svg:viewBox="0 0 372 314" svg:d="M139 233c-7 22-29 60-65 60-2 0-22 0-38-8 29-9 31-34 31-39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107cm" svg:height="0.107cm" svg:x="9.404cm" svg:y="5.082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9.641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107cm" svg:height="0.107cm" svg:x="10.168cm" svg:y="5.082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0.407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371cm" svg:height="0.313cm" svg:x="10.882cm" svg:y="4.474cm" svg:viewBox="0 0 372 314" svg:d="M139 233c-7 22-29 60-65 60-2 0-22 0-38-8 29-9 31-34 31-39 0-15-11-26-27-26-20 0-40 17-40 42 0 36 38 52 74 52 31 0 58-21 76-50 18 36 56 50 83 50 81 0 121-88 121-108 0-9-9-9-11-9-9 0-9 5-11 14-16 47-56 82-97 82-27 0-42-17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107cm" svg:height="0.107cm" svg:x="11.429cm" svg:y="5.082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11.814cm" svg:y="4.5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083cm" svg:y="4.7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2.575cm" svg:y="4.7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7 0 197 85 0 52-71 101-167 101z">
            <text:p/>
          </draw:path>
          <draw:path draw:style-name="gr3" draw:text-style-name="P7" draw:layer="layout" svg:width="0.393cm" svg:height="0.658cm" svg:x="13.265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655cm" svg:height="0.658cm" svg:x="13.982cm" svg:y="4.6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16.408cm" svg:y="3.8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077cm" svg:height="0.042cm" svg:x="15.03cm" svg:y="4.918cm" svg:viewBox="0 0 3078 43" draw:points="1539,43 0,43 0,0 3078,0 3078,43">
            <text:p/>
          </draw:polygon>
          <draw:path draw:style-name="gr3" draw:text-style-name="P7" draw:layer="layout" svg:width="0.326cm" svg:height="0.658cm" svg:x="15.118cm" svg:y="5.20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796cm" svg:y="5.2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6.773cm" svg:y="5.20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ath draw:style-name="gr3" draw:text-style-name="P7" draw:layer="layout" svg:width="0.306cm" svg:height="0.458cm" svg:x="17.259cm" svg:y="5.11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7.642cm" svg:y="5.272cm" svg:viewBox="0 0 372 314" svg:d="M139 233c-7 22-29 60-65 60-2 0-22 0-38-8 29-9 31-34 31-39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393cm" svg:height="0.658cm" svg:x="18.271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ath draw:style-name="gr3" draw:text-style-name="P7" draw:layer="layout" svg:width="0.371cm" svg:height="0.313cm" svg:x="18.749cm" svg:y="4.474cm" svg:viewBox="0 0 372 314" svg:d="M139 233c-7 22-29 60-65 60-2 0-22 0-38-8 29-9 31-34 31-39 0-15-11-26-27-26-20 0-40 17-40 42 0 36 38 52 74 52 31 0 58-21 76-50 18 36 56 50 83 50 81 0 121-88 121-108 0-9-9-9-11-9-9 0-9 5-11 14-16 47-56 82-97 82-27 0-42-17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107cm" svg:height="0.107cm" svg:x="19.295cm" svg:y="5.082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19.68cm" svg:y="4.5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949cm" svg:y="4.7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20.44cm" svg:y="4.7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7 0 197 85 0 52-71 101-167 101z">
            <text:p/>
          </draw:path>
          <draw:path draw:style-name="gr3" draw:text-style-name="P7" draw:layer="layout" svg:width="0.393cm" svg:height="0.658cm" svg:x="21.132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</draw:g>
        <draw:g xml:id="id318" draw:id="id318">
          <svg:title>TexMaths</svg:title>
          <svg:desc>28§display§\frac{dy}{dx} = 2^x.\log 2 \left[ \frac{2}{ 1 +  4.2^{2x} } - \frac{1}{ 1 + 2^{2x} } \right]§svg§600§FALSE§</svg:desc>
          <draw:polygon draw:style-name="gr2" draw:text-style-name="P6" draw:layer="layout" svg:width="15.304cm" svg:height="2.263cm" svg:x="2.787cm" svg:y="6.686cm" svg:viewBox="0 0 15305 2264" draw:points="7654,2264 0,2264 0,0 15305,0 15305,2264">
            <text:p/>
          </draw:polygon>
          <draw:path draw:style-name="gr3" draw:text-style-name="P7" draw:layer="layout" svg:width="0.469cm" svg:height="0.696cm" svg:x="2.801cm" svg:y="6.715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3cm" svg:y="6.96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2.738cm" svg:y="7.797cm" svg:viewBox="0 0 1077 43" draw:points="538,43 0,43 0,0 1077,0 1077,43">
            <text:p/>
          </draw:polygon>
          <draw:path draw:style-name="gr3" draw:text-style-name="P7" draw:layer="layout" svg:width="0.469cm" svg:height="0.696cm" svg:x="2.778cm" svg:y="8.055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8cm" svg:y="8.3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259cm" svg:y="7.7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5.291cm" svg:y="7.40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5.769cm" svg:y="7.354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7cm" svg:x="6.315cm" svg:y="7.958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6.7cm" svg:y="7.38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6.969cm" svg:y="7.6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7.46cm" svg:y="7.61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7" draw:layer="layout" svg:width="0.393cm" svg:height="0.658cm" svg:x="8.152cm" svg:y="7.40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0.261cm" svg:height="2.362cm" svg:x="9.005cm" svg:y="6.637cm" svg:viewBox="0 0 262 2363" draw:points="0,2363 262,2363 262,2309 54,2309 54,54 262,54 262,0 0,0">
            <text:p/>
          </draw:polygon>
          <draw:path draw:style-name="gr3" draw:text-style-name="P7" draw:layer="layout" svg:width="0.393cm" svg:height="0.658cm" svg:x="11.12cm" svg:y="6.7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3.84cm" svg:height="0.042cm" svg:x="9.395cm" svg:y="7.797cm" svg:viewBox="0 0 3841 43" draw:points="1922,43 0,43 0,0 3841,0 3841,43">
            <text:p/>
          </draw:polygon>
          <draw:path draw:style-name="gr3" draw:text-style-name="P7" draw:layer="layout" svg:width="0.326cm" svg:height="0.658cm" svg:x="9.485cm" svg:y="8.08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0.161cm" svg:y="8.1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1.117cm" svg:y="8.07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107cm" svg:height="0.107cm" svg:x="11.668cm" svg:y="8.635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1.906cm" svg:y="8.0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12.392cm" svg:y="7.9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2.773cm" svg:y="8.1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3.655cm" svg:y="7.79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6.054cm" svg:y="6.7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077cm" svg:height="0.042cm" svg:x="14.674cm" svg:y="7.797cm" svg:viewBox="0 0 3078 43" draw:points="1539,43 0,43 0,0 3078,0 3078,43">
            <text:p/>
          </draw:polygon>
          <draw:path draw:style-name="gr3" draw:text-style-name="P7" draw:layer="layout" svg:width="0.326cm" svg:height="0.658cm" svg:x="14.762cm" svg:y="8.08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44cm" svg:y="8.1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6.419cm" svg:y="8.0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16.905cm" svg:y="7.9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7.286cm" svg:y="8.1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261cm" svg:height="2.362cm" svg:x="17.882cm" svg:y="6.637cm" svg:viewBox="0 0 262 2363" draw:points="206,2309 0,2309 0,2363 262,2363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19" anim:sub-item="text" smil:attributeName="visibility" smil:to="visible"/>
                  <anim:animate smil:dur="1s" smil:fill="hold" smil:targetElement="id319" anim:sub-item="text" smil:attributeName="width" smil:values="0;width" smil:keyTimes="0;1"/>
                  <anim:animate smil:dur="1s" smil:fill="hold" smil:targetElement="id319" anim:sub-item="text" smil:attributeName="height" smil:values="0;height" smil:keyTimes="0;1"/>
                  <anim:animate smil:dur="1s" smil:fill="hold" smil:targetElement="id319" anim:sub-item="text" smil:attributeName="x" smil:values="0;1" smil:keyTimes="0;1" anim:formula="x+(cos(-2*pi*(1-$))*-x-sin(-2*pi*(1-$))*(1-y))*(1-$)"/>
                  <anim:animate smil:dur="1s" smil:fill="hold" smil:targetElement="id319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9">
        <office:forms form:automatic-focus="false" form:apply-design-mode="false"/>
        <draw:frame presentation:style-name="pr23" draw:text-style-name="P20" draw:layer="layout" svg:width="25.199cm" svg:height="2.629cm" draw:transform="rotate (0.430049127691403) translate (1.999cm 11.536cm)" presentation:class="title" presentation:user-transformed="true">
          <draw:text-box>
            <text:p xml:id="id320" text:id="id320"><text:span text:style-name="T36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20" anim:sub-item="text" smil:attributeName="visibility" smil:to="visible"/>
                  <anim:transitionFilter smil:dur="2s" smil:targetElement="id320" anim:sub-item="text" smil:type="fade" smil:subtype="crossfade"/>
                  <anim:animate smil:dur="2s" smil:fill="hold" smil:targetElement="id320" anim:sub-item="text" smil:attributeName="rotate" smil:values="720;0" smil:keyTimes="0;1"/>
                  <anim:animate smil:dur="2s" smil:fill="hold" smil:targetElement="id320" anim:sub-item="text" smil:attributeName="height" smil:values="0;height" smil:keyTimes="0;1"/>
                  <anim:animate smil:dur="2s" smil:fill="hold" smil:targetElement="id320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9">
        <office:forms form:automatic-focus="false" form:apply-design-mode="false"/>
        <draw:frame presentation:style-name="pr24" draw:text-style-name="P21" draw:layer="layout" svg:width="25.201cm" svg:height="9.999cm" draw:transform="rotate (0.00314159265358979) translate (1.383cm 1.839cm)" presentation:class="title" presentation:user-transformed="true">
          <draw:text-box>
            <text:p xml:id="id321" text:id="id321"><text:span text:style-name="T37">This is a presentation in</text:span><text:span text:style-name="T37"><text:line-break/></text:span><text:span text:style-name="T38">LI</text:span><text:span text:style-name="T38"><text:tab/></text:span><text:span text:style-name="T38">BREOFFICE – IMPRESS</text:span><text:span text:style-name="T37"><text:line-break/></text:span><text:span text:style-name="T37">By</text:span><text:span text:style-name="T37"><text:line-break/></text:span><text:span text:style-name="T39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21" anim:sub-item="text" smil:attributeName="visibility" smil:to="visible"/>
                  <anim:transitionFilter smil:dur="0.8s" smil:decelerate="1" smil:targetElement="id321" anim:sub-item="text" smil:type="fade" smil:subtype="crossfade"/>
                  <anim:animate smil:dur="0.8s" smil:fill="hold" smil:decelerate="1" smil:targetElement="id321" anim:sub-item="text" smil:attributeName="rotate" smil:values="-90;0" smil:keyTimes="0;1"/>
                  <anim:animate smil:dur="0.8s" smil:fill="hold" smil:decelerate="1" smil:targetElement="id321" anim:sub-item="text" smil:attributeName="x" smil:values="x+0.4;x-0.05" smil:keyTimes="0;1"/>
                  <anim:animate smil:dur="0.8s" smil:fill="hold" smil:decelerate="1" smil:targetElement="id321" anim:sub-item="text" smil:attributeName="y" smil:values="y-0.4;y+0.1" smil:keyTimes="0;1"/>
                  <anim:animate smil:begin="0.8s" smil:dur="0.2s" smil:fill="hold" smil:accelerate="1" smil:targetElement="id321" anim:sub-item="text" smil:attributeName="x" smil:values="x-0.05;x" smil:keyTimes="0;1"/>
                  <anim:animate smil:begin="0.8s" smil:dur="0.2s" smil:fill="hold" smil:accelerate="1" smil:targetElement="id321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9-15T21:09:28.297593982</dc:date>
    <meta:editing-duration>P1DT7H3M39S</meta:editing-duration>
    <meta:editing-cycles>653</meta:editing-cycles>
    <meta:generator>LibreOffice/6.0.7.3$Linux_X86_64 LibreOffice_project/00m0$Build-3</meta:generator>
    <meta:document-statistic meta:object-count="4974"/>
  </office:meta>
</office:document-meta>
</file>